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Corbel1" svg:font-family="Corbel, sans-serif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6in" fo:margin-left="-0.075in" fo:margin-top="0in" fo:margin-bottom="0in" table:align="left" style:writing-mode="page"/>
    </style:style>
    <style:style style:name="Table1.A" style:family="table-column">
      <style:table-column-properties style:column-width="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7" style:family="table-row">
      <style:table-row-properties style:min-row-height="0.3688in" fo:keep-together="auto"/>
    </style:style>
    <style:style style:name="Table2" style:family="table">
      <style:table-properties style:width="6in" fo:margin-left="-0.075in" fo:margin-top="0in" fo:margin-bottom="0in" table:align="left" style:writing-mode="page"/>
    </style:style>
    <style:style style:name="Table2.A" style:family="table-column">
      <style:table-column-properties style:column-width="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5.7118in" table:align="left"/>
    </style:style>
    <style:style style:name="Table3.A" style:family="table-column">
      <style:table-column-properties style:column-width="1.9132in"/>
    </style:style>
    <style:style style:name="Table3.B" style:family="table-column">
      <style:table-column-properties style:column-width="1.8688in"/>
    </style:style>
    <style:style style:name="Table3.C" style:family="table-column">
      <style:table-column-properties style:column-width="1.929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266in" fo:margin-left="-0.075in" fo:margin-top="0in" fo:margin-bottom="0in" table:align="left" style:writing-mode="page"/>
    </style:style>
    <style:style style:name="Table4.A" style:family="table-column">
      <style:table-column-properties style:column-width="2in"/>
    </style:style>
    <style:style style:name="Table4.C" style:family="table-column">
      <style:table-column-properties style:column-width="3.266in"/>
    </style:style>
    <style:style style:name="Table4.1" style:family="table-row">
      <style:table-row-properties style:min-row-height="0.2in"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7" style:family="table">
      <style:table-properties style:width="7.2486in" fo:margin-left="-0.075in" fo:margin-top="0in" fo:margin-bottom="0in" table:align="left" style:writing-mode="page"/>
    </style:style>
    <style:style style:name="Table7.A" style:family="table-column">
      <style:table-column-properties style:column-width="2in"/>
    </style:style>
    <style:style style:name="Table7.C" style:family="table-column">
      <style:table-column-properties style:column-width="3.248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7.5" style:family="table-row">
      <style:table-row-properties style:min-row-height="0.3375in" fo:keep-together="auto"/>
    </style:style>
    <style:style style:name="Table8" style:family="table">
      <style:table-properties style:width="7.1875in" fo:margin-left="-0.0139in" fo:margin-top="0in" fo:margin-bottom="0in" table:align="left" style:writing-mode="page"/>
    </style:style>
    <style:style style:name="Table8.A" style:family="table-column">
      <style:table-column-properties style:column-width="1.9361in"/>
    </style:style>
    <style:style style:name="Table8.B" style:family="table-column">
      <style:table-column-properties style:column-width="2.0049in"/>
    </style:style>
    <style:style style:name="Table8.C" style:family="table-column">
      <style:table-column-properties style:column-width="3.246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7.2486in" fo:margin-left="-0.075in" fo:margin-top="0in" fo:margin-bottom="0in" table:align="left" style:writing-mode="page"/>
    </style:style>
    <style:style style:name="Table5.A" style:family="table-column">
      <style:table-column-properties style:column-width="2in"/>
    </style:style>
    <style:style style:name="Table5.C" style:family="table-column">
      <style:table-column-properties style:column-width="3.248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17" style:family="table">
      <style:table-properties style:width="7.2646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7.A" style:family="table-column">
      <style:table-column-properties style:column-width="2.4215in"/>
    </style:style>
    <style:style style:name="Table17.1" style:family="table-row">
      <style:table-row-properties fo:background-color="transparent" fo:keep-together="auto">
        <style:background-image/>
      </style:table-row-properties>
    </style:style>
    <style:style style:name="Table17.A1" style:family="table-cell">
      <style:table-cell-properties style:vertical-align="middle" fo:background-color="transparent" fo:padding="0.0194in" fo:border="none" style:writing-mode="page">
        <style:background-image/>
      </style:table-cell-properties>
    </style:style>
    <style:style style:name="Table15" style:family="table">
      <style:table-properties style:width="7.2646in" table:align="left"/>
    </style:style>
    <style:style style:name="Table15.A" style:family="table-column">
      <style:table-column-properties style:column-width="2.4215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7.1611in" fo:margin-left="0.0472in" table:align="left"/>
    </style:style>
    <style:style style:name="Table16.A" style:family="table-column">
      <style:table-column-properties style:column-width="2.1069in"/>
    </style:style>
    <style:style style:name="Table16.B" style:family="table-column">
      <style:table-column-properties style:column-width="1.9882in"/>
    </style:style>
    <style:style style:name="Table16.C" style:family="table-column">
      <style:table-column-properties style:column-width="3.066in"/>
    </style:style>
    <style:style style:name="Table16.A1" style:family="table-cell">
      <style:table-cell-properties style:vertical-align="middle" fo:padding="0.0194in" fo:border="none"/>
    </style:style>
    <style:style style:name="Table16.6" style:family="table-row">
      <style:table-row-properties style:min-row-height="0.3819in"/>
    </style:style>
    <style:style style:name="Table18" style:family="table">
      <style:table-properties style:width="7.2028in" table:align="left"/>
    </style:style>
    <style:style style:name="Table18.A" style:family="table-column">
      <style:table-column-properties style:column-width="1.8007in"/>
    </style:style>
    <style:style style:name="Table18.A1" style:family="table-cell">
      <style:table-cell-properties style:vertical-align="middle" fo:padding="0.0194in" fo:border="none"/>
    </style:style>
    <style:style style:name="Table6" style:family="table">
      <style:table-properties style:width="7.0125in" table:align="left"/>
    </style:style>
    <style:style style:name="Table6.A" style:family="table-column">
      <style:table-column-properties style:column-width="2.3375in"/>
    </style:style>
    <style:style style:name="Table6.A1" style:family="table-cell">
      <style:table-cell-properties style:vertical-align="middle" fo:padding="0.0194in" fo:border="none"/>
    </style:style>
    <style:style style:name="Table9" style:family="table">
      <style:table-properties style:width="7.0354in" table:align="left"/>
    </style:style>
    <style:style style:name="Table9.A" style:family="table-column">
      <style:table-column-properties style:column-width="1.9229in"/>
    </style:style>
    <style:style style:name="Table9.B" style:family="table-column">
      <style:table-column-properties style:column-width="1.8417in"/>
    </style:style>
    <style:style style:name="Table9.C" style:family="table-column">
      <style:table-column-properties style:column-width="1.7771in"/>
    </style:style>
    <style:style style:name="Table9.D" style:family="table-column">
      <style:table-column-properties style:column-width="1.4938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2.6875in" table:align="left"/>
    </style:style>
    <style:style style:name="Table10.A" style:family="table-column">
      <style:table-column-properties style:column-width="0.5903in"/>
    </style:style>
    <style:style style:name="Table10.B" style:family="table-column">
      <style:table-column-properties style:column-width="2.0972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7.125in" table:align="left"/>
    </style:style>
    <style:style style:name="Table11.A" style:family="table-column">
      <style:table-column-properties style:column-width="1.7813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7.2486in" table:align="left"/>
    </style:style>
    <style:style style:name="Table12.A" style:family="table-column">
      <style:table-column-properties style:column-width="0.9326in"/>
    </style:style>
    <style:style style:name="Table12.B" style:family="table-column">
      <style:table-column-properties style:column-width="1.1757in"/>
    </style:style>
    <style:style style:name="Table12.C" style:family="table-column">
      <style:table-column-properties style:column-width="1.6639in"/>
    </style:style>
    <style:style style:name="Table12.D" style:family="table-column">
      <style:table-column-properties style:column-width="1.6292in"/>
    </style:style>
    <style:style style:name="Table12.E" style:family="table-column">
      <style:table-column-properties style:column-width="1.8472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7.2646in" table:align="left"/>
    </style:style>
    <style:style style:name="Table13.A" style:family="table-column">
      <style:table-column-properties style:column-width="2.4215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7.2479in" table:align="left"/>
    </style:style>
    <style:style style:name="Table14.A" style:family="table-column">
      <style:table-column-properties style:column-width="2.416in"/>
    </style:style>
    <style:style style:name="Table14.A1" style:family="table-cell">
      <style:table-cell-properties style:vertical-align="middle" fo:padding="0.0194in" fo:border="none"/>
    </style:style>
    <style:style style:name="Table19" style:family="table">
      <style:table-properties style:width="7.2479in" table:align="left"/>
    </style:style>
    <style:style style:name="Table19.A" style:family="table-column">
      <style:table-column-properties style:column-width="2.416in"/>
    </style:style>
    <style:style style:name="Table19.A1" style:family="table-cell">
      <style:table-cell-properties style:vertical-align="middle" fo:padding="0.0194in" fo:border="none"/>
    </style:style>
    <style:style style:name="Table20" style:family="table">
      <style:table-properties style:width="7.0139in" table:align="left"/>
    </style:style>
    <style:style style:name="Table20.A" style:family="table-column">
      <style:table-column-properties style:column-width="3.5069in"/>
    </style:style>
    <style:style style:name="Table20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2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d190c" style:font-size-asian="12pt" style:font-size-complex="12pt"/>
    </style:style>
    <style:style style:name="P3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39f59c" style:font-size-asian="12pt" style:font-size-complex="12pt"/>
    </style:style>
    <style:style style:name="P4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5" style:family="paragraph" style:parent-style-name="Heading_20_2">
      <style:paragraph-properties fo:margin-top="0in" fo:margin-bottom="0.1in" style:contextual-spacing="false" fo:keep-with-next="always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6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7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8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9" style:family="paragraph" style:parent-style-name="Heading_20_2">
      <style:paragraph-properties fo:keep-with-next="always"/>
      <style:text-properties style:use-window-font-color="true" loext:opacity="0%" style:font-name="Corbel" fo:font-size="12pt" fo:language="fr" fo:country="FR" officeooo:paragraph-rsid="0039f59c" style:font-size-asian="12pt" style:font-size-complex="12pt"/>
    </style:style>
    <style:style style:name="P10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3675cd" officeooo:paragraph-rsid="0039f59c" style:font-size-asian="12pt" style:font-size-complex="12pt"/>
    </style:style>
    <style:style style:name="P11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paragraph-rsid="002968be" style:font-size-asian="12pt" style:font-weight-asian="bold" style:font-size-complex="12pt" style:font-weight-complex="bold"/>
    </style:style>
    <style:style style:name="P12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3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4" style:family="paragraph" style:parent-style-name="Standard">
      <style:paragraph-properties fo:margin-top="0in" fo:margin-bottom="0.1in" style:contextual-spacing="false"/>
      <style:text-properties officeooo:paragraph-rsid="002968be"/>
    </style:style>
    <style:style style:name="P15" style:family="paragraph" style:parent-style-name="Heading_20_1">
      <style:paragraph-properties fo:margin-top="0in" fo:margin-bottom="0.1in" style:contextual-spacing="false"/>
      <style:text-properties officeooo:paragraph-rsid="002968be"/>
    </style:style>
    <style:style style:name="P16" style:family="paragraph" style:parent-style-name="Standard">
      <style:paragraph-properties fo:margin-top="0in" fo:margin-bottom="0in" style:contextual-spacing="false"/>
      <style:text-properties officeooo:paragraph-rsid="002968be"/>
    </style:style>
    <style:style style:name="P17" style:family="paragraph" style:parent-style-name="Text_20_body">
      <style:text-properties officeooo:paragraph-rsid="002d190c"/>
    </style:style>
    <style:style style:name="P18" style:family="paragraph" style:parent-style-name="Standard">
      <style:text-properties officeooo:paragraph-rsid="0039f59c"/>
    </style:style>
    <style:style style:name="P19" style:family="paragraph" style:parent-style-name="Standard">
      <style:paragraph-properties fo:margin-top="0in" fo:margin-bottom="0.1in" style:contextual-spacing="false"/>
      <style:text-properties officeooo:paragraph-rsid="0039f59c"/>
    </style:style>
    <style:style style:name="P20" style:family="paragraph" style:parent-style-name="Standard">
      <style:paragraph-properties fo:margin-top="0in" fo:margin-bottom="0.1in" style:contextual-spacing="false"/>
      <style:text-properties officeooo:paragraph-rsid="003a1ac1"/>
    </style:style>
    <style:style style:name="P21" style:family="paragraph" style:parent-style-name="Heading_20_2">
      <style:paragraph-properties fo:margin-top="0in" fo:margin-bottom="0.1in" style:contextual-spacing="false" fo:keep-with-next="always"/>
      <style:text-properties officeooo:paragraph-rsid="003a1ac1"/>
    </style:style>
    <style:style style:name="P22" style:family="paragraph" style:parent-style-name="Heading_20_3">
      <style:paragraph-properties fo:margin-top="0in" fo:margin-bottom="0.1in" style:contextual-spacing="false" fo:keep-with-next="always"/>
      <style:text-properties officeooo:paragraph-rsid="003a1ac1"/>
    </style:style>
    <style:style style:name="P23" style:family="paragraph" style:parent-style-name="Heading_20_3">
      <style:paragraph-properties fo:margin-top="0in" fo:margin-bottom="0.1in" style:contextual-spacing="false"/>
      <style:text-properties officeooo:paragraph-rsid="003a1ac1"/>
    </style:style>
    <style:style style:name="P24" style:family="paragraph" style:parent-style-name="Text_20_body">
      <style:paragraph-properties fo:margin-top="0in" fo:margin-bottom="0.1in" style:contextual-spacing="false"/>
      <style:text-properties officeooo:paragraph-rsid="003a1ac1"/>
    </style:style>
    <style:style style:name="P25" style:family="paragraph" style:parent-style-name="Standard">
      <style:paragraph-properties fo:margin-top="0in" fo:margin-bottom="0in" style:contextual-spacing="false"/>
      <style:text-properties officeooo:paragraph-rsid="003a1ac1"/>
    </style:style>
    <style:style style:name="P26" style:family="paragraph" style:parent-style-name="Standard">
      <style:paragraph-properties fo:margin-top="0in" fo:margin-bottom="0.0799in" style:contextual-spacing="false"/>
      <style:text-properties officeooo:paragraph-rsid="003a1ac1"/>
    </style:style>
    <style:style style:name="P27" style:family="paragraph" style:parent-style-name="Standard">
      <style:paragraph-properties fo:margin-top="0in" fo:margin-bottom="0.1in" style:contextual-spacing="false"/>
      <style:text-properties officeooo:paragraph-rsid="003b81e9"/>
    </style:style>
    <style:style style:name="P28" style:family="paragraph" style:parent-style-name="Heading_20_2">
      <style:text-properties style:font-name="Corbel" fo:language="fr" fo:country="FR" officeooo:paragraph-rsid="0039f59c"/>
    </style:style>
    <style:style style:name="P29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9f59c"/>
    </style:style>
    <style:style style:name="P30" style:family="paragraph" style:parent-style-name="Standard">
      <style:paragraph-properties fo:margin-top="0in" fo:margin-bottom="0.1201in" style:contextual-spacing="false"/>
      <style:text-properties style:font-name="Corbel" fo:language="fr" fo:country="FR" officeooo:paragraph-rsid="0039f59c"/>
    </style:style>
    <style:style style:name="P31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39f59c"/>
    </style:style>
    <style:style style:name="P32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a1ac1"/>
    </style:style>
    <style:style style:name="P33" style:family="paragraph" style:parent-style-name="Standard">
      <style:paragraph-properties fo:margin-top="0in" fo:margin-bottom="0in" style:contextual-spacing="false"/>
      <style:text-properties style:font-name="Corbel" fo:language="fr" fo:country="FR" officeooo:paragraph-rsid="003a1ac1"/>
    </style:style>
    <style:style style:name="P34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54dea2"/>
    </style:style>
    <style:style style:name="P35" style:family="paragraph" style:parent-style-name="Standard">
      <style:paragraph-properties fo:margin-top="0in" fo:margin-bottom="0.1402in" style:contextual-spacing="false"/>
      <style:text-properties style:font-name="Corbel" fo:language="fr" fo:country="FR" officeooo:paragraph-rsid="0054dea2"/>
    </style:style>
    <style:style style:name="P36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581b2c"/>
    </style:style>
    <style:style style:name="P37" style:family="paragraph" style:parent-style-name="Heading_20_3">
      <style:paragraph-properties fo:margin-top="0in" fo:margin-bottom="0.0799in" style:contextual-spacing="false"/>
      <style:text-properties style:font-name="Corbel" fo:language="fr" fo:country="FR"/>
    </style:style>
    <style:style style:name="P38" style:family="paragraph" style:parent-style-name="Table_20_Contents">
      <style:paragraph-properties fo:margin-top="0in" fo:margin-bottom="0.0799in" style:contextual-spacing="false"/>
      <style:text-properties style:font-name="Corbel" fo:language="fr" fo:country="FR"/>
    </style:style>
    <style:style style:name="P39" style:family="paragraph" style:parent-style-name="Table_20_Heading">
      <style:paragraph-properties fo:margin-top="0in" fo:margin-bottom="0.0799in" style:contextual-spacing="false"/>
      <style:text-properties style:font-name="Corbel" fo:language="fr" fo:country="FR"/>
    </style:style>
    <style:style style:name="P40" style:family="paragraph" style:parent-style-name="Heading_20_2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2" style:family="paragraph" style:parent-style-name="Text_20_body">
      <style:paragraph-properties fo:margin-top="0in" fo:margin-bottom="0.0598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3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668ad" style:font-size-asian="11pt" style:language-asian="zxx" style:country-asian="none" style:font-size-complex="11pt" style:language-complex="zxx" style:country-complex="none"/>
    </style:style>
    <style:style style:name="P44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80175" style:font-size-asian="11pt" style:language-asian="zxx" style:country-asian="none" style:font-size-complex="11pt" style:language-complex="zxx" style:country-complex="none"/>
    </style:style>
    <style:style style:name="P45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9b562" style:font-size-asian="11pt" style:language-asian="zxx" style:country-asian="none" style:font-size-complex="11pt" style:language-complex="zxx" style:country-complex="none"/>
    </style:style>
    <style:style style:name="P46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ab148" style:font-size-asian="11pt" style:language-asian="zxx" style:country-asian="none" style:font-size-complex="11pt" style:language-complex="zxx" style:country-complex="none"/>
    </style:style>
    <style:style style:name="P47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ac447" style:font-size-asian="11pt" style:language-asian="zxx" style:country-asian="none" style:font-size-complex="11pt" style:language-complex="zxx" style:country-complex="none"/>
    </style:style>
    <style:style style:name="P48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694f9" style:font-size-asian="11pt" style:language-asian="zxx" style:country-asian="none" style:font-size-complex="11pt" style:language-complex="zxx" style:country-complex="none"/>
    </style:style>
    <style:style style:name="P49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9e75c" style:font-size-asian="11pt" style:language-asian="zxx" style:country-asian="none" style:font-size-complex="11pt" style:language-complex="zxx" style:country-complex="none"/>
    </style:style>
    <style:style style:name="P50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a25ae" style:font-size-asian="11pt" style:language-asian="zxx" style:country-asian="none" style:font-size-complex="11pt" style:language-complex="zxx" style:country-complex="none"/>
    </style:style>
    <style:style style:name="P5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a84c5" style:font-size-asian="11pt" style:language-asian="zxx" style:country-asian="none" style:font-size-complex="11pt" style:language-complex="zxx" style:country-complex="none"/>
    </style:style>
    <style:style style:name="P52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d0571" style:font-size-asian="11pt" style:language-asian="zxx" style:country-asian="none" style:font-size-complex="11pt" style:language-complex="zxx" style:country-complex="none"/>
    </style:style>
    <style:style style:name="P53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bbc30" officeooo:paragraph-rsid="009bbc30" style:font-size-asian="11pt" style:language-asian="zxx" style:country-asian="none" style:font-size-complex="11pt" style:language-complex="zxx" style:country-complex="none"/>
    </style:style>
    <style:style style:name="P54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f4be7" officeooo:paragraph-rsid="009f4be7" style:font-size-asian="11pt" style:language-asian="zxx" style:country-asian="none" style:font-size-complex="11pt" style:language-complex="zxx" style:country-complex="none"/>
    </style:style>
    <style:style style:name="P55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3ddfc" officeooo:paragraph-rsid="00a3ddfc" style:font-size-asian="11pt" style:language-asian="zxx" style:country-asian="none" style:font-size-complex="11pt" style:language-complex="zxx" style:country-complex="none"/>
    </style:style>
    <style:style style:name="P56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4e01f" officeooo:paragraph-rsid="00a4e01f" style:font-size-asian="11pt" style:language-asian="zxx" style:country-asian="none" style:font-size-complex="11pt" style:language-complex="zxx" style:country-complex="none"/>
    </style:style>
    <style:style style:name="P57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4e01f" officeooo:paragraph-rsid="00ad0571" style:font-size-asian="11pt" style:language-asian="zxx" style:country-asian="none" style:font-size-complex="11pt" style:language-complex="zxx" style:country-complex="none"/>
    </style:style>
    <style:style style:name="P58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a84c5" officeooo:paragraph-rsid="00aa84c5" style:font-size-asian="11pt" style:language-asian="zxx" style:country-asian="none" style:font-size-complex="11pt" style:language-complex="zxx" style:country-complex="none"/>
    </style:style>
    <style:style style:name="P59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f91dc" officeooo:paragraph-rsid="00af91dc" style:font-size-asian="11pt" style:language-asian="zxx" style:country-asian="none" style:font-size-complex="11pt" style:language-complex="zxx" style:country-complex="none"/>
    </style:style>
    <style:style style:name="P60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b2a24d" officeooo:paragraph-rsid="00b2a24d" style:font-size-asian="11pt" style:language-asian="zxx" style:country-asian="none" style:font-size-complex="11pt" style:language-complex="zxx" style:country-complex="none"/>
    </style:style>
    <style:style style:name="P6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b313bb" officeooo:paragraph-rsid="00b313bb" style:font-size-asian="11pt" style:language-asian="zxx" style:country-asian="none" style:font-size-complex="11pt" style:language-complex="zxx" style:country-complex="none"/>
    </style:style>
    <style:style style:name="P62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fo:font-weight="normal" officeooo:rsid="00a3ddfc" officeooo:paragraph-rsid="00a3ddfc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63" style:family="paragraph" style:parent-style-name="Standard">
      <style:paragraph-properties fo:margin-top="0in" fo:margin-bottom="0.1in" style:contextual-spacing="false"/>
      <style:text-properties officeooo:paragraph-rsid="0054dea2"/>
    </style:style>
    <style:style style:name="P64" style:family="paragraph" style:parent-style-name="Heading_20_1">
      <style:paragraph-properties fo:margin-top="0in" fo:margin-bottom="0.1in" style:contextual-spacing="false"/>
      <style:text-properties officeooo:paragraph-rsid="0054dea2"/>
    </style:style>
    <style:style style:name="P65" style:family="paragraph" style:parent-style-name="Quotations">
      <style:text-properties fo:language="fr" fo:country="FR"/>
    </style:style>
    <style:style style:name="P66" style:family="paragraph" style:parent-style-name="Standard">
      <style:paragraph-properties fo:margin-top="0in" fo:margin-bottom="0in" style:contextual-spacing="false"/>
      <style:text-properties fo:language="fr" fo:country="FR" officeooo:paragraph-rsid="003a1ac1"/>
    </style:style>
    <style:style style:name="P67" style:family="paragraph" style:parent-style-name="Text_20_body">
      <style:paragraph-properties fo:margin-top="0in" fo:margin-bottom="0.1in" style:contextual-spacing="false"/>
      <style:text-properties officeooo:paragraph-rsid="0059e3bf"/>
    </style:style>
    <style:style style:name="P68" style:family="paragraph" style:parent-style-name="Text_20_body">
      <style:paragraph-properties fo:margin-top="0in" fo:margin-bottom="0.1in" style:contextual-spacing="false"/>
      <style:text-properties officeooo:paragraph-rsid="005b4864"/>
    </style:style>
    <style:style style:name="P69" style:family="paragraph" style:parent-style-name="Text_20_body">
      <style:paragraph-properties fo:margin-top="0in" fo:margin-bottom="0.1in" style:contextual-spacing="false"/>
      <style:text-properties officeooo:paragraph-rsid="005c64bb"/>
    </style:style>
    <style:style style:name="P70" style:family="paragraph" style:parent-style-name="Quotations">
      <style:text-properties fo:color="#808080" loext:opacity="100%" style:font-name="Corbel" fo:language="fr" fo:country="FR" officeooo:rsid="005b4864"/>
    </style:style>
    <style:style style:name="P71" style:family="paragraph" style:parent-style-name="Standard">
      <style:paragraph-properties fo:margin-top="0in" fo:margin-bottom="0.0799in" style:contextual-spacing="false"/>
      <style:text-properties fo:color="#c9211e" loext:opacity="100%" style:font-name="Corbel" fo:language="fr" fo:country="FR" officeooo:paragraph-rsid="0054dea2"/>
    </style:style>
    <style:style style:name="P72" style:family="paragraph" style:parent-style-name="Text_20_body">
      <style:paragraph-properties fo:margin-top="0in" fo:margin-bottom="0.1in" style:contextual-spacing="false"/>
      <style:text-properties officeooo:paragraph-rsid="005d8ad7"/>
    </style:style>
    <style:style style:name="P73" style:family="paragraph" style:parent-style-name="Text_20_body">
      <style:paragraph-properties fo:margin-top="0in" fo:margin-bottom="0.1in" style:contextual-spacing="false"/>
      <style:text-properties officeooo:paragraph-rsid="005f2294"/>
    </style:style>
    <style:style style:name="P74" style:family="paragraph" style:parent-style-name="Text_20_body">
      <style:paragraph-properties fo:margin-top="0in" fo:margin-bottom="0.0201in" style:contextual-spacing="false"/>
      <style:text-properties officeooo:paragraph-rsid="005f2294"/>
    </style:style>
    <style:style style:name="P75" style:family="paragraph" style:parent-style-name="Text_20_body">
      <style:paragraph-properties fo:margin-top="0in" fo:margin-bottom="0.0201in" style:contextual-spacing="false"/>
      <style:text-properties officeooo:paragraph-rsid="005f647a"/>
    </style:style>
    <style:style style:name="P76" style:family="paragraph" style:parent-style-name="Text_20_body">
      <style:paragraph-properties fo:margin-top="0in" fo:margin-bottom="0.1in" style:contextual-spacing="false"/>
      <style:text-properties officeooo:paragraph-rsid="005f647a"/>
    </style:style>
    <style:style style:name="P77" style:family="paragraph" style:parent-style-name="Text_20_body">
      <style:paragraph-properties fo:margin-top="0in" fo:margin-bottom="0.1in" style:contextual-spacing="false"/>
      <style:text-properties officeooo:paragraph-rsid="006377fd"/>
    </style:style>
    <style:style style:name="P78" style:family="paragraph" style:parent-style-name="Text_20_body">
      <style:paragraph-properties fo:margin-top="0in" fo:margin-bottom="0.1in" style:contextual-spacing="false"/>
      <style:text-properties officeooo:paragraph-rsid="006a06f4"/>
    </style:style>
    <style:style style:name="P79" style:family="paragraph" style:parent-style-name="Text_20_body">
      <style:paragraph-properties fo:margin-top="0in" fo:margin-bottom="0.1in" style:contextual-spacing="false"/>
      <style:text-properties officeooo:paragraph-rsid="006d6feb"/>
    </style:style>
    <style:style style:name="P80" style:family="paragraph" style:parent-style-name="Text_20_body">
      <style:paragraph-properties fo:margin-top="0in" fo:margin-bottom="0.0201in" style:contextual-spacing="false"/>
      <style:text-properties officeooo:paragraph-rsid="006d6feb"/>
    </style:style>
    <style:style style:name="P81" style:family="paragraph" style:parent-style-name="Text_20_body">
      <style:paragraph-properties fo:margin-top="0in" fo:margin-bottom="0.0201in" style:contextual-spacing="false"/>
      <style:text-properties officeooo:paragraph-rsid="006ea128"/>
    </style:style>
    <style:style style:name="P82" style:family="paragraph" style:parent-style-name="Text_20_body">
      <style:paragraph-properties fo:margin-top="0in" fo:margin-bottom="0.1in" style:contextual-spacing="false"/>
      <style:text-properties officeooo:paragraph-rsid="00706502"/>
    </style:style>
    <style:style style:name="P83" style:family="paragraph" style:parent-style-name="Text_20_body">
      <style:paragraph-properties fo:margin-top="0in" fo:margin-bottom="0.1in" style:contextual-spacing="false"/>
      <style:text-properties officeooo:paragraph-rsid="0071e1cb"/>
    </style:style>
    <style:style style:name="P84" style:family="paragraph" style:parent-style-name="Text_20_body">
      <style:paragraph-properties fo:margin-top="0in" fo:margin-bottom="0.1in" style:contextual-spacing="false"/>
      <style:text-properties officeooo:paragraph-rsid="007396aa"/>
    </style:style>
    <style:style style:name="P85" style:family="paragraph" style:parent-style-name="Text_20_body">
      <style:paragraph-properties fo:margin-top="0in" fo:margin-bottom="0.1in" style:contextual-spacing="false"/>
      <style:text-properties officeooo:paragraph-rsid="0074d2a7"/>
    </style:style>
    <style:style style:name="P86" style:family="paragraph" style:parent-style-name="Text_20_body">
      <style:paragraph-properties fo:margin-top="0in" fo:margin-bottom="0.1in" style:contextual-spacing="false"/>
      <style:text-properties officeooo:paragraph-rsid="00756637"/>
    </style:style>
    <style:style style:name="P87" style:family="paragraph" style:parent-style-name="Heading_20_1">
      <style:paragraph-properties fo:margin-top="0in" fo:margin-bottom="0.1in" style:contextual-spacing="false"/>
      <style:text-properties officeooo:paragraph-rsid="007b9466"/>
    </style:style>
    <style:style style:name="P88" style:family="paragraph" style:parent-style-name="Text_20_body">
      <style:paragraph-properties fo:margin-top="0in" fo:margin-bottom="0.1in" style:contextual-spacing="false"/>
      <style:text-properties officeooo:paragraph-rsid="0075b743"/>
    </style:style>
    <style:style style:name="P89" style:family="paragraph" style:parent-style-name="Text_20_body">
      <style:paragraph-properties fo:margin-top="0in" fo:margin-bottom="0.1in" style:contextual-spacing="false"/>
      <style:text-properties officeooo:paragraph-rsid="007682bd"/>
    </style:style>
    <style:style style:name="P90" style:family="paragraph" style:parent-style-name="Text_20_body">
      <style:paragraph-properties fo:margin-top="0in" fo:margin-bottom="0.1in" style:contextual-spacing="false"/>
      <style:text-properties officeooo:paragraph-rsid="00773f16"/>
    </style:style>
    <style:style style:name="P9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92" style:family="paragraph" style:parent-style-name="Heading_20_3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9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da528" style:font-size-asian="11pt" style:language-asian="zxx" style:country-asian="none" style:font-size-complex="11pt" style:language-complex="zxx" style:country-complex="none"/>
    </style:style>
    <style:style style:name="P9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49e96" style:font-size-asian="11pt" style:language-asian="zxx" style:country-asian="none" style:font-size-complex="11pt" style:language-complex="zxx" style:country-complex="none"/>
    </style:style>
    <style:style style:name="P9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f4be7" style:font-size-asian="11pt" style:language-asian="zxx" style:country-asian="none" style:font-size-complex="11pt" style:language-complex="zxx" style:country-complex="none"/>
    </style:style>
    <style:style style:name="P9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5b4864" style:font-size-asian="11pt" style:language-asian="zxx" style:country-asian="none" style:font-size-complex="11pt" style:language-complex="zxx" style:country-complex="none"/>
    </style:style>
    <style:style style:name="P9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668ad" style:font-size-asian="11pt" style:language-asian="zxx" style:country-asian="none" style:font-size-complex="11pt" style:language-complex="zxx" style:country-complex="none"/>
    </style:style>
    <style:style style:name="P9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53dbc" style:font-size-asian="11pt" style:language-asian="zxx" style:country-asian="none" style:font-size-complex="11pt" style:language-complex="zxx" style:country-complex="none"/>
    </style:style>
    <style:style style:name="P99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66bf7" style:font-size-asian="11pt" style:language-asian="zxx" style:country-asian="none" style:font-size-complex="11pt" style:language-complex="zxx" style:country-complex="none"/>
    </style:style>
    <style:style style:name="P10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81299" style:font-size-asian="11pt" style:language-asian="zxx" style:country-asian="none" style:font-size-complex="11pt" style:language-complex="zxx" style:country-complex="none"/>
    </style:style>
    <style:style style:name="P10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9368e" style:font-size-asian="11pt" style:language-asian="zxx" style:country-asian="none" style:font-size-complex="11pt" style:language-complex="zxx" style:country-complex="none"/>
    </style:style>
    <style:style style:name="P10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08884" style:font-size-asian="11pt" style:language-asian="zxx" style:country-asian="none" style:font-size-complex="11pt" style:language-complex="zxx" style:country-complex="none"/>
    </style:style>
    <style:style style:name="P10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501ac" style:font-size-asian="11pt" style:language-asian="zxx" style:country-asian="none" style:font-size-complex="11pt" style:language-complex="zxx" style:country-complex="none"/>
    </style:style>
    <style:style style:name="P10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98b58" style:font-size-asian="11pt" style:language-asian="zxx" style:country-asian="none" style:font-size-complex="11pt" style:language-complex="zxx" style:country-complex="none"/>
    </style:style>
    <style:style style:name="P10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06" style:family="paragraph" style:parent-style-name="Standard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07" style:family="paragraph" style:parent-style-name="Standard">
      <style:paragraph-properties fo:margin-top="0.0402in" fo:margin-bottom="0.0402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08" style:family="paragraph" style:parent-style-name="Text_20_body">
      <style:paragraph-properties fo:margin-top="0in" fo:margin-bottom="0.0799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09" style:family="paragraph" style:parent-style-name="Text_20_body">
      <style:paragraph-properties fo:margin-top="0in" fo:margin-bottom="0.1201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1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76b07" style:font-size-asian="11pt" style:language-asian="zxx" style:country-asian="none" style:font-size-complex="11pt" style:language-complex="zxx" style:country-complex="none"/>
    </style:style>
    <style:style style:name="P11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8d8d7" style:font-size-asian="11pt" style:language-asian="zxx" style:country-asian="none" style:font-size-complex="11pt" style:language-complex="zxx" style:country-complex="none"/>
    </style:style>
    <style:style style:name="P11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aed3e" style:font-size-asian="11pt" style:language-asian="zxx" style:country-asian="none" style:font-size-complex="11pt" style:language-complex="zxx" style:country-complex="none"/>
    </style:style>
    <style:style style:name="P11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e4249" style:font-size-asian="11pt" style:language-asian="zxx" style:country-asian="none" style:font-size-complex="11pt" style:language-complex="zxx" style:country-complex="none"/>
    </style:style>
    <style:style style:name="P114" style:family="paragraph" style:parent-style-name="Text_20_body">
      <style:paragraph-properties fo:margin-top="0in" fo:margin-bottom="0.0799in" style:contextual-spacing="false"/>
      <style:text-properties style:font-name="Ubuntu" fo:font-size="11pt" fo:language="zxx" fo:country="none" officeooo:rsid="00f0730f" officeooo:paragraph-rsid="00f0730f" style:font-size-asian="11pt" style:language-asian="zxx" style:country-asian="none" style:font-size-complex="11pt" style:language-complex="zxx" style:country-complex="none"/>
    </style:style>
    <style:style style:name="P115" style:family="paragraph" style:parent-style-name="Text_20_body">
      <style:paragraph-properties fo:margin-top="0in" fo:margin-bottom="0.1201in" style:contextual-spacing="false"/>
      <style:text-properties style:font-name="Ubuntu" fo:font-size="11pt" fo:language="zxx" fo:country="none" officeooo:rsid="00ec6477" officeooo:paragraph-rsid="00ec6477" style:font-size-asian="11pt" style:language-asian="zxx" style:country-asian="none" style:font-size-complex="11pt" style:language-complex="zxx" style:country-complex="none"/>
    </style:style>
    <style:style style:name="P116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none" officeooo:rsid="00bb9963" officeooo:paragraph-rsid="00929ce7" style:font-size-asian="11pt" style:language-asian="zxx" style:country-asian="none" style:font-size-complex="11pt" style:language-complex="zxx" style:country-complex="none"/>
    </style:style>
    <style:style style:name="P117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paragraph-rsid="00929ce7" style:font-size-asian="11pt" style:language-asian="zxx" style:country-asian="none" style:font-size-complex="11pt" style:language-complex="zxx" style:country-complex="none"/>
    </style:style>
    <style:style style:name="P118" style:family="paragraph" style:parent-style-name="Standard">
      <style:paragraph-properties fo:margin-top="0in" fo:margin-bottom="0.0201in" style:contextual-spacing="false"/>
      <style:text-properties style:font-name="Ubuntu" fo:font-size="11pt" fo:language="zxx" fo:country="none" fo:font-style="normal" style:text-underline-style="solid" style:text-underline-width="auto" style:text-underline-color="font-color" fo:font-weight="bold" officeooo:rsid="008b6fec" officeooo:paragraph-rsid="00e67afb" style:font-size-asian="11pt" style:language-asian="zxx" style:country-asian="none" style:font-style-asian="normal" style:font-weight-asian="bold" style:font-size-complex="11pt" style:language-complex="zxx" style:country-complex="none" style:font-style-complex="normal" style:font-weight-complex="bold"/>
    </style:style>
    <style:style style:name="P119" style:family="paragraph" style:parent-style-name="Text_20_body">
      <style:paragraph-properties fo:margin-top="0in" fo:margin-bottom="0.0402in" style:contextual-spacing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20" style:family="paragraph" style:parent-style-name="Text_20_body">
      <style:paragraph-properties fo:margin-top="0in" fo:margin-bottom="0.0598in" style:contextual-spacing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21" style:family="paragraph" style:parent-style-name="Text_20_body">
      <style:paragraph-properties fo:margin-top="0in" fo:margin-bottom="0.0598in" style:contextual-spacing="false" fo:text-align="center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22" style:family="paragraph" style:parent-style-name="Text_20_body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23" style:family="paragraph" style:parent-style-name="Standard">
      <style:paragraph-properties fo:margin-top="0in" fo:margin-bottom="0.0201in" style:contextual-spacing="false"/>
      <style:text-properties style:font-name="Ubuntu" fo:font-size="11pt" fo:language="fr" fo:country="FR" officeooo:rsid="00efc941" officeooo:paragraph-rsid="00efc941" style:font-size-asian="11pt" style:language-asian="zxx" style:country-asian="none" style:font-size-complex="11pt" style:language-complex="zxx" style:country-complex="none"/>
    </style:style>
    <style:style style:name="P124" style:family="paragraph" style:parent-style-name="Standard">
      <style:paragraph-properties fo:margin-top="0in" fo:margin-bottom="0.1201in" style:contextual-spacing="false"/>
      <style:text-properties style:font-name="Ubuntu" fo:font-size="11pt" fo:language="fr" fo:country="FR" officeooo:rsid="00efc941" officeooo:paragraph-rsid="00efc941" style:font-size-asian="11pt" style:language-asian="zxx" style:country-asian="none" style:font-size-complex="11pt" style:language-complex="zxx" style:country-complex="none"/>
    </style:style>
    <style:style style:name="P125" style:family="paragraph" style:parent-style-name="Standard">
      <style:paragraph-properties fo:margin-top="0in" fo:margin-bottom="0.1201in" style:contextual-spacing="false"/>
      <style:text-properties style:font-name="Ubuntu" fo:font-size="11pt" fo:language="fr" fo:country="FR" officeooo:rsid="00ec6477" officeooo:paragraph-rsid="00ec6477" style:font-size-asian="11pt" style:language-asian="zxx" style:country-asian="none" style:font-size-complex="11pt" style:language-complex="zxx" style:country-complex="none"/>
    </style:style>
    <style:style style:name="P126" style:family="paragraph" style:parent-style-name="Standard">
      <style:paragraph-properties fo:margin-top="0in" fo:margin-bottom="0.1201in" style:contextual-spacing="false"/>
      <style:text-properties style:font-name="Ubuntu" fo:font-size="11pt" fo:language="fr" fo:country="FR" officeooo:rsid="00ee4249" officeooo:paragraph-rsid="00ee4249" style:font-size-asian="11pt" style:language-asian="zxx" style:country-asian="none" style:font-size-complex="11pt" style:language-complex="zxx" style:country-complex="none"/>
    </style:style>
    <style:style style:name="P127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28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0730f" officeooo:paragraph-rsid="00f0730f" style:font-size-asian="11pt" style:language-asian="zxx" style:country-asian="none" style:font-size-complex="11pt" style:language-complex="zxx" style:country-complex="none"/>
    </style:style>
    <style:style style:name="P129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1b2cc" officeooo:paragraph-rsid="00f1b2cc" style:font-size-asian="11pt" style:language-asian="zxx" style:country-asian="none" style:font-size-complex="11pt" style:language-complex="zxx" style:country-complex="none"/>
    </style:style>
    <style:style style:name="P130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1b2cc" officeooo:paragraph-rsid="00f24c4d" style:font-size-asian="11pt" style:language-asian="zxx" style:country-asian="none" style:font-size-complex="11pt" style:language-complex="zxx" style:country-complex="none"/>
    </style:style>
    <style:style style:name="P131" style:family="paragraph" style:parent-style-name="Standard">
      <style:paragraph-properties fo:margin-top="0in" fo:margin-bottom="0.0799in" style:contextual-spacing="false"/>
      <style:text-properties style:font-name="Ubuntu" fo:font-size="11pt" fo:language="fr" fo:country="FR" officeooo:rsid="00f24c4d" officeooo:paragraph-rsid="00f24c4d" style:font-size-asian="11pt" style:language-asian="zxx" style:country-asian="none" style:font-size-complex="11pt" style:language-complex="zxx" style:country-complex="none"/>
    </style:style>
    <style:style style:name="P132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24c4d" officeooo:paragraph-rsid="00f24c4d" style:font-size-asian="11pt" style:language-asian="zxx" style:country-asian="none" style:font-size-complex="11pt" style:language-complex="zxx" style:country-complex="none"/>
    </style:style>
    <style:style style:name="P133" style:family="paragraph" style:parent-style-name="Standard">
      <style:paragraph-properties fo:margin-top="0in" fo:margin-bottom="0.0799in" style:contextual-spacing="false"/>
      <style:text-properties style:font-name="Ubuntu" fo:font-size="11pt" fo:language="fr" fo:country="FR" officeooo:rsid="00f24c4d" officeooo:paragraph-rsid="00f69a86" style:font-size-asian="11pt" style:language-asian="zxx" style:country-asian="none" style:font-size-complex="11pt" style:language-complex="zxx" style:country-complex="none"/>
    </style:style>
    <style:style style:name="P134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4ac93" officeooo:paragraph-rsid="00f4ac93" style:font-size-asian="11pt" style:language-asian="zxx" style:country-asian="none" style:font-size-complex="11pt" style:language-complex="zxx" style:country-complex="none"/>
    </style:style>
    <style:style style:name="P135" style:family="paragraph" style:parent-style-name="Standard">
      <style:paragraph-properties fo:margin-top="0in" fo:margin-bottom="0.0799in" style:contextual-spacing="false"/>
      <style:text-properties style:font-name="Ubuntu" fo:font-size="11pt" fo:language="fr" fo:country="FR" officeooo:rsid="00f583a8" officeooo:paragraph-rsid="00f583a8" style:font-size-asian="11pt" style:language-asian="zxx" style:country-asian="none" style:font-size-complex="11pt" style:language-complex="zxx" style:country-complex="none"/>
    </style:style>
    <style:style style:name="P136" style:family="paragraph" style:parent-style-name="Standard">
      <style:paragraph-properties fo:margin-top="0in" fo:margin-bottom="0.0799in" style:contextual-spacing="false"/>
      <style:text-properties style:font-name="Ubuntu" fo:font-size="11pt" fo:language="fr" fo:country="FR" officeooo:rsid="00f946ed" officeooo:paragraph-rsid="00f946ed" style:font-size-asian="11pt" style:language-asian="zxx" style:country-asian="none" style:font-size-complex="11pt" style:language-complex="zxx" style:country-complex="none"/>
    </style:style>
    <style:style style:name="P137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946ed" officeooo:paragraph-rsid="00f946ed" style:font-size-asian="11pt" style:language-asian="zxx" style:country-asian="none" style:font-size-complex="11pt" style:language-complex="zxx" style:country-complex="none"/>
    </style:style>
    <style:style style:name="P138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e7574" officeooo:paragraph-rsid="00fe7574" style:font-size-asian="11pt" style:language-asian="zxx" style:country-asian="none" style:font-size-complex="11pt" style:language-complex="zxx" style:country-complex="none"/>
    </style:style>
    <style:style style:name="P139" style:family="paragraph" style:parent-style-name="Text_20_body">
      <style:paragraph-properties fo:margin-top="0in" fo:margin-bottom="0.1in" style:contextual-spacing="false"/>
      <style:text-properties style:font-name="Ubuntu" fo:font-size="11pt" fo:language="fr" fo:country="FR" style:text-underline-style="none" officeooo:rsid="00bb9963" officeooo:paragraph-rsid="00929ce7" style:font-size-asian="11pt" style:language-asian="zxx" style:country-asian="none" style:font-size-complex="11pt" style:language-complex="zxx" style:country-complex="none"/>
    </style:style>
    <style:style style:name="P140" style:family="paragraph" style:parent-style-name="Text_20_body">
      <style:paragraph-properties fo:margin-top="0in" fo:margin-bottom="0.1in" style:contextual-spacing="false"/>
      <style:text-properties officeooo:paragraph-rsid="007826c5"/>
    </style:style>
    <style:style style:name="P141" style:family="paragraph" style:parent-style-name="Text_20_body">
      <style:paragraph-properties fo:margin-top="0in" fo:margin-bottom="0.1in" style:contextual-spacing="false"/>
      <style:text-properties officeooo:paragraph-rsid="0079b233"/>
    </style:style>
    <style:style style:name="P142" style:family="paragraph" style:parent-style-name="Text_20_body">
      <style:paragraph-properties fo:margin-top="0in" fo:margin-bottom="0.1in" style:contextual-spacing="false"/>
      <style:text-properties officeooo:paragraph-rsid="007a9881"/>
    </style:style>
    <style:style style:name="P143" style:family="paragraph" style:parent-style-name="Text_20_body">
      <style:paragraph-properties fo:margin-top="0in" fo:margin-bottom="0.1in" style:contextual-spacing="false"/>
      <style:text-properties officeooo:paragraph-rsid="007beef8"/>
    </style:style>
    <style:style style:name="P144" style:family="paragraph" style:parent-style-name="Text_20_body">
      <style:paragraph-properties fo:margin-top="0in" fo:margin-bottom="0.1in" style:contextual-spacing="false"/>
      <style:text-properties officeooo:paragraph-rsid="007d1708"/>
    </style:style>
    <style:style style:name="P145" style:family="paragraph" style:parent-style-name="Text_20_body">
      <style:paragraph-properties fo:margin-top="0in" fo:margin-bottom="0.1in" style:contextual-spacing="false"/>
      <style:text-properties officeooo:paragraph-rsid="0080de16"/>
    </style:style>
    <style:style style:name="P146" style:family="paragraph" style:parent-style-name="Text_20_body">
      <style:paragraph-properties fo:margin-top="0in" fo:margin-bottom="0.1in" style:contextual-spacing="false"/>
      <style:text-properties officeooo:paragraph-rsid="0081f4ad"/>
    </style:style>
    <style:style style:name="P147" style:family="paragraph" style:parent-style-name="Text_20_body">
      <style:paragraph-properties fo:margin-top="0in" fo:margin-bottom="0.1in" style:contextual-spacing="false"/>
      <style:text-properties officeooo:paragraph-rsid="0081fa8f"/>
    </style:style>
    <style:style style:name="P148" style:family="paragraph" style:parent-style-name="Text_20_body">
      <style:paragraph-properties fo:margin-top="0in" fo:margin-bottom="0.1in" style:contextual-spacing="false"/>
      <style:text-properties officeooo:paragraph-rsid="00832da5"/>
    </style:style>
    <style:style style:name="P149" style:family="paragraph" style:parent-style-name="Text_20_body">
      <style:paragraph-properties fo:margin-top="0in" fo:margin-bottom="0.1in" style:contextual-spacing="false"/>
      <style:text-properties officeooo:paragraph-rsid="0085cc6f"/>
    </style:style>
    <style:style style:name="P150" style:family="paragraph" style:parent-style-name="Text_20_body">
      <style:paragraph-properties fo:margin-top="0in" fo:margin-bottom="0.1in" style:contextual-spacing="false"/>
      <style:text-properties officeooo:paragraph-rsid="00862e6f"/>
    </style:style>
    <style:style style:name="P151" style:family="paragraph" style:parent-style-name="Text_20_body">
      <style:paragraph-properties fo:margin-top="0in" fo:margin-bottom="0.1in" style:contextual-spacing="false"/>
      <style:text-properties officeooo:paragraph-rsid="0087e15e"/>
    </style:style>
    <style:style style:name="P152" style:family="paragraph" style:parent-style-name="Text_20_body">
      <style:paragraph-properties fo:margin-top="0in" fo:margin-bottom="0.1in" style:contextual-spacing="false"/>
      <style:text-properties officeooo:paragraph-rsid="008b35f1"/>
    </style:style>
    <style:style style:name="P153" style:family="paragraph" style:parent-style-name="Text_20_body">
      <style:paragraph-properties fo:margin-top="0in" fo:margin-bottom="0.1in" style:contextual-spacing="false"/>
      <style:text-properties officeooo:paragraph-rsid="008da528"/>
    </style:style>
    <style:style style:name="P154" style:family="paragraph" style:parent-style-name="Heading_20_3">
      <style:paragraph-properties fo:margin-top="0in" fo:margin-bottom="0.0799in" style:contextual-spacing="false"/>
    </style:style>
    <style:style style:name="P155" style:family="paragraph" style:parent-style-name="Text_20_body">
      <style:paragraph-properties fo:margin-top="0in" fo:margin-bottom="0.1in" style:contextual-spacing="false"/>
      <style:text-properties officeooo:paragraph-rsid="009187c9"/>
    </style:style>
    <style:style style:name="P156" style:family="paragraph" style:parent-style-name="Text_20_body">
      <style:paragraph-properties fo:margin-top="0in" fo:margin-bottom="0.1in" style:contextual-spacing="false"/>
      <style:text-properties officeooo:paragraph-rsid="0090b7d5"/>
    </style:style>
    <style:style style:name="P157" style:family="paragraph" style:parent-style-name="Text_20_body">
      <style:paragraph-properties fo:margin-top="0in" fo:margin-bottom="0.1in" style:contextual-spacing="false"/>
      <style:text-properties officeooo:paragraph-rsid="0091dc13"/>
    </style:style>
    <style:style style:name="P158" style:family="paragraph" style:parent-style-name="Text_20_body">
      <style:paragraph-properties fo:margin-top="0in" fo:margin-bottom="0.1in" style:contextual-spacing="false"/>
      <style:text-properties officeooo:paragraph-rsid="00929ce7"/>
    </style:style>
    <style:style style:name="P159" style:family="paragraph" style:parent-style-name="Text_20_body">
      <style:paragraph-properties fo:margin-top="0in" fo:margin-bottom="0.0598in" style:contextual-spacing="false"/>
      <style:text-properties officeooo:paragraph-rsid="00929ce7"/>
    </style:style>
    <style:style style:name="P160" style:family="paragraph" style:parent-style-name="Text_20_body">
      <style:paragraph-properties fo:margin-top="0in" fo:margin-bottom="0.1in" style:contextual-spacing="false"/>
      <style:text-properties officeooo:paragraph-rsid="00949e96"/>
    </style:style>
    <style:style style:name="P161" style:family="paragraph" style:parent-style-name="Heading_20_1">
      <style:paragraph-properties fo:margin-top="0in" fo:margin-bottom="0.1in" style:contextual-spacing="false"/>
      <style:text-properties officeooo:paragraph-rsid="00980175"/>
    </style:style>
    <style:style style:name="P162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9ab148"/>
    </style:style>
    <style:style style:name="P163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11e84"/>
    </style:style>
    <style:style style:name="P164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694f9"/>
    </style:style>
    <style:style style:name="P165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9668ad"/>
    </style:style>
    <style:style style:name="P166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9e75c"/>
    </style:style>
    <style:style style:name="P167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b4a66a"/>
    </style:style>
    <style:style style:name="P168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b4c428"/>
    </style:style>
    <style:style style:name="P169" style:family="paragraph" style:parent-style-name="Text_20_body">
      <style:paragraph-properties fo:margin-top="0in" fo:margin-bottom="0.0799in" style:contextual-spacing="false" fo:text-align="start" style:justify-single-word="false"/>
      <style:text-properties officeooo:rsid="00a3ddfc" officeooo:paragraph-rsid="00a3ddfc"/>
    </style:style>
    <style:style style:name="P170" style:family="paragraph" style:parent-style-name="Text_20_body">
      <style:paragraph-properties fo:margin-top="0in" fo:margin-bottom="0.1in" style:contextual-spacing="false"/>
      <style:text-properties officeooo:paragraph-rsid="00b53dbc"/>
    </style:style>
    <style:style style:name="P171" style:family="paragraph" style:parent-style-name="Standard">
      <style:paragraph-properties fo:margin-top="0in" fo:margin-bottom="0.0201in" style:contextual-spacing="false"/>
      <style:text-properties officeooo:paragraph-rsid="00b53dbc"/>
    </style:style>
    <style:style style:name="P172" style:family="paragraph" style:parent-style-name="Heading_20_1">
      <style:paragraph-properties fo:margin-top="0in" fo:margin-bottom="0.1in" style:contextual-spacing="false"/>
      <style:text-properties officeooo:paragraph-rsid="00b98953"/>
    </style:style>
    <style:style style:name="P173" style:family="paragraph" style:parent-style-name="Standard">
      <style:paragraph-properties fo:margin-top="0in" fo:margin-bottom="0.1in" style:contextual-spacing="false"/>
      <style:text-properties officeooo:paragraph-rsid="00b98953"/>
    </style:style>
    <style:style style:name="P174" style:family="paragraph" style:parent-style-name="Text_20_body">
      <style:paragraph-properties fo:margin-top="0in" fo:margin-bottom="0.0201in" style:contextual-spacing="false"/>
      <style:text-properties officeooo:paragraph-rsid="00b98953"/>
    </style:style>
    <style:style style:name="P175" style:family="paragraph" style:parent-style-name="Heading_20_1">
      <style:paragraph-properties fo:margin-top="0in" fo:margin-bottom="0.0201in" style:contextual-spacing="false"/>
      <style:text-properties officeooo:paragraph-rsid="00b98953"/>
    </style:style>
    <style:style style:name="P176" style:family="paragraph" style:parent-style-name="Text_20_body">
      <style:paragraph-properties fo:margin-top="0in" fo:margin-bottom="0.0201in" style:contextual-spacing="false"/>
      <style:text-properties officeooo:paragraph-rsid="00b9e0d4"/>
    </style:style>
    <style:style style:name="P177" style:family="paragraph" style:parent-style-name="Text_20_body">
      <style:paragraph-properties fo:margin-top="0in" fo:margin-bottom="0.0201in" style:contextual-spacing="false"/>
      <style:text-properties officeooo:paragraph-rsid="00ba7ab7"/>
    </style:style>
    <style:style style:name="P178" style:family="paragraph" style:parent-style-name="Text_20_body">
      <style:paragraph-properties fo:margin-top="0in" fo:margin-bottom="0.0201in" style:contextual-spacing="false"/>
      <style:text-properties officeooo:paragraph-rsid="00bbbc91"/>
    </style:style>
    <style:style style:name="P179" style:family="paragraph" style:parent-style-name="Text_20_body">
      <style:paragraph-properties fo:margin-top="0in" fo:margin-bottom="0.0799in" style:contextual-spacing="false"/>
      <style:text-properties officeooo:paragraph-rsid="00bbbc91"/>
    </style:style>
    <style:style style:name="P180" style:family="paragraph" style:parent-style-name="Text_20_body">
      <style:paragraph-properties fo:margin-top="0in" fo:margin-bottom="0.0201in" style:contextual-spacing="false"/>
      <style:text-properties officeooo:paragraph-rsid="00bc06be"/>
    </style:style>
    <style:style style:name="P181" style:family="paragraph" style:parent-style-name="Text_20_body">
      <style:paragraph-properties fo:margin-top="0in" fo:margin-bottom="0.0799in" style:contextual-spacing="false"/>
      <style:text-properties officeooo:paragraph-rsid="00bebb26"/>
    </style:style>
    <style:style style:name="P182" style:family="paragraph" style:parent-style-name="Text_20_body">
      <style:paragraph-properties fo:margin-top="0in" fo:margin-bottom="0.0201in" style:contextual-spacing="false"/>
      <style:text-properties officeooo:paragraph-rsid="00c08884"/>
    </style:style>
    <style:style style:name="P183" style:family="paragraph" style:parent-style-name="Text_20_body">
      <style:paragraph-properties fo:margin-top="0in" fo:margin-bottom="0.0201in" style:contextual-spacing="false"/>
      <style:text-properties officeooo:paragraph-rsid="00c11130"/>
    </style:style>
    <style:style style:name="P184" style:family="paragraph" style:parent-style-name="Text_20_body">
      <style:paragraph-properties fo:margin-top="0in" fo:margin-bottom="0.0201in" style:contextual-spacing="false"/>
      <style:text-properties officeooo:paragraph-rsid="00c501ac"/>
    </style:style>
    <style:style style:name="P185" style:family="paragraph" style:parent-style-name="Text_20_body">
      <style:paragraph-properties fo:margin-top="0in" fo:margin-bottom="0.0201in" style:contextual-spacing="false"/>
      <style:text-properties officeooo:paragraph-rsid="00c6a144"/>
    </style:style>
    <style:style style:name="P186" style:family="paragraph" style:parent-style-name="Text_20_body">
      <style:paragraph-properties fo:margin-top="0in" fo:margin-bottom="0.0201in" style:contextual-spacing="false"/>
      <style:text-properties officeooo:paragraph-rsid="00c98b58"/>
    </style:style>
    <style:style style:name="P187" style:family="paragraph" style:parent-style-name="Text_20_body">
      <style:paragraph-properties fo:margin-top="0in" fo:margin-bottom="0.0201in" style:contextual-spacing="false"/>
      <style:text-properties officeooo:paragraph-rsid="00cac4d8"/>
    </style:style>
    <style:style style:name="P188" style:family="paragraph" style:parent-style-name="Text_20_body">
      <style:paragraph-properties fo:margin-top="0in" fo:margin-bottom="0.0201in" style:contextual-spacing="false"/>
      <style:text-properties officeooo:paragraph-rsid="00ccbcaf"/>
    </style:style>
    <style:style style:name="P189" style:family="paragraph" style:parent-style-name="Text_20_body">
      <style:paragraph-properties fo:margin-top="0in" fo:margin-bottom="0.0201in" style:contextual-spacing="false"/>
      <style:text-properties officeooo:paragraph-rsid="00cdfc9a"/>
    </style:style>
    <style:style style:name="P190" style:family="paragraph" style:parent-style-name="Text_20_body">
      <style:paragraph-properties fo:margin-top="0in" fo:margin-bottom="0.0201in" style:contextual-spacing="false"/>
      <style:text-properties officeooo:paragraph-rsid="00ce6e7a"/>
    </style:style>
    <style:style style:name="P191" style:family="paragraph" style:parent-style-name="Standard">
      <style:paragraph-properties fo:margin-top="0in" fo:margin-bottom="0.0201in" style:contextual-spacing="false"/>
      <style:text-properties officeooo:paragraph-rsid="00d03b88"/>
    </style:style>
    <style:style style:name="P192" style:family="paragraph" style:parent-style-name="Text_20_body">
      <style:paragraph-properties fo:margin-top="0in" fo:margin-bottom="0.0201in" style:contextual-spacing="false"/>
      <style:text-properties officeooo:paragraph-rsid="00d1f3e7"/>
    </style:style>
    <style:style style:name="P193" style:family="paragraph" style:parent-style-name="Standard">
      <style:paragraph-properties fo:margin-top="0in" fo:margin-bottom="0.0201in" style:contextual-spacing="false"/>
      <style:text-properties officeooo:paragraph-rsid="00d42f1b"/>
    </style:style>
    <style:style style:name="P194" style:family="paragraph" style:parent-style-name="Standard">
      <style:paragraph-properties fo:margin-top="0in" fo:margin-bottom="0.0201in" style:contextual-spacing="false"/>
      <style:text-properties officeooo:paragraph-rsid="00d5d444"/>
    </style:style>
    <style:style style:name="P195" style:family="paragraph" style:parent-style-name="Standard">
      <style:paragraph-properties fo:margin-top="0in" fo:margin-bottom="0.0201in" style:contextual-spacing="false"/>
      <style:text-properties officeooo:paragraph-rsid="00d9ee77"/>
    </style:style>
    <style:style style:name="P196" style:family="paragraph" style:parent-style-name="Standard">
      <style:paragraph-properties fo:margin-top="0in" fo:margin-bottom="0.0201in" style:contextual-spacing="false"/>
      <style:text-properties officeooo:paragraph-rsid="00dc3f36"/>
    </style:style>
    <style:style style:name="P197" style:family="paragraph" style:parent-style-name="Standard">
      <style:paragraph-properties fo:margin-top="0in" fo:margin-bottom="0.0201in" style:contextual-spacing="false"/>
      <style:text-properties officeooo:paragraph-rsid="00dde485"/>
    </style:style>
    <style:style style:name="P198" style:family="paragraph" style:parent-style-name="Standard">
      <style:paragraph-properties fo:margin-top="0in" fo:margin-bottom="0.0201in" style:contextual-spacing="false"/>
      <style:text-properties officeooo:paragraph-rsid="00dfe407"/>
    </style:style>
    <style:style style:name="P199" style:family="paragraph" style:parent-style-name="Standard">
      <style:paragraph-properties fo:margin-top="0in" fo:margin-bottom="0.0201in" style:contextual-spacing="false"/>
      <style:text-properties officeooo:paragraph-rsid="00dffc5a"/>
    </style:style>
    <style:style style:name="P200" style:family="paragraph" style:parent-style-name="Standard">
      <style:paragraph-properties fo:margin-top="0in" fo:margin-bottom="0.0201in" style:contextual-spacing="false"/>
      <style:text-properties officeooo:paragraph-rsid="00e1ace5"/>
    </style:style>
    <style:style style:name="P201" style:family="paragraph" style:parent-style-name="Heading_20_1">
      <style:paragraph-properties fo:margin-top="0in" fo:margin-bottom="0.1in" style:contextual-spacing="false"/>
      <style:text-properties officeooo:paragraph-rsid="00e53c23"/>
    </style:style>
    <style:style style:name="P202" style:family="paragraph" style:parent-style-name="Text_20_body">
      <style:paragraph-properties fo:margin-top="0in" fo:margin-bottom="0.0799in" style:contextual-spacing="false"/>
      <style:text-properties officeooo:paragraph-rsid="00f24c4d"/>
    </style:style>
    <style:style style:name="P203" style:family="paragraph" style:parent-style-name="Text_20_body">
      <style:paragraph-properties fo:margin-top="0in" fo:margin-bottom="0.0799in" style:contextual-spacing="false"/>
      <style:text-properties officeooo:rsid="00f24c4d" officeooo:paragraph-rsid="00f24c4d"/>
    </style:style>
    <style:style style:name="P204" style:family="paragraph" style:parent-style-name="Standard">
      <style:paragraph-properties fo:margin-left="0in" fo:margin-right="0in" fo:text-indent="0in" style:auto-text-indent="false" style:writing-mode="lr-tb"/>
    </style:style>
    <style:style style:name="P205" style:family="paragraph" style:parent-style-name="Text_20_body">
      <style:paragraph-properties fo:margin-top="0in" fo:margin-bottom="0.0799in" style:contextual-spacing="false"/>
      <style:text-properties fo:font-variant="normal" fo:text-transform="none" fo:color="#c9211e" loext:opacity="100%" style:font-name="din-round" fo:font-size="16.5pt" fo:letter-spacing="normal" fo:language="fr" fo:country="FR" fo:font-style="normal" style:text-underline-style="solid" style:text-underline-width="auto" style:text-underline-color="font-color" fo:font-weight="bold" officeooo:rsid="00f946ed" officeooo:paragraph-rsid="00f946e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06" style:family="paragraph" style:parent-style-name="Heading_20_1">
      <style:paragraph-properties fo:margin-top="0in" fo:margin-bottom="0.1in" style:contextual-spacing="false"/>
      <style:text-properties officeooo:paragraph-rsid="00ff4084"/>
    </style:style>
    <style:style style:name="P207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08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a9e3c" officeooo:paragraph-rsid="002a9e3c" style:font-size-asian="12pt" style:font-size-complex="12pt"/>
    </style:style>
    <style:style style:name="P209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10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b58c3" style:font-size-asian="12pt" style:font-size-complex="12pt"/>
    </style:style>
    <style:style style:name="P211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edaa4" officeooo:paragraph-rsid="002edaa4" style:font-size-asian="12pt" style:font-size-complex="12pt"/>
    </style:style>
    <style:style style:name="P212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213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style:text-underline-style="solid" style:text-underline-type="double" style:text-underline-width="auto" style:text-underline-color="font-color" officeooo:paragraph-rsid="002968be" style:font-size-asian="12pt" style:font-size-complex="12pt"/>
    </style:style>
    <style:style style:name="P214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rsid="002968be" officeooo:paragraph-rsid="002968be" style:font-size-asian="12pt" style:font-weight-asian="bold" style:font-size-complex="12pt" style:font-weight-complex="bold"/>
    </style:style>
    <style:style style:name="P215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paragraph-rsid="0039f59c"/>
    </style:style>
    <style:style style:name="P216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1a006"/>
    </style:style>
    <style:style style:name="P217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3faee"/>
    </style:style>
    <style:style style:name="P218" style:family="paragraph" style:parent-style-name="List_20_1" style:list-style-name="WWNum1">
      <style:paragraph-properties fo:margin-top="0in" fo:margin-bottom="0.2201in" style:contextual-spacing="false"/>
      <style:text-properties fo:color="#666666" loext:opacity="100%" style:font-name="Corbel" fo:language="fr" fo:country="FR" officeooo:rsid="0043faee" officeooo:paragraph-rsid="0043faee" fo:background-color="transparent"/>
    </style:style>
    <style:style style:name="P219" style:family="paragraph" style:parent-style-name="Standard" style:list-style-name="L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20" style:family="paragraph" style:parent-style-name="Standard" style:list-style-name="L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21" style:family="paragraph" style:parent-style-name="Standard" style:list-style-name="L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22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23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16cf52" officeooo:paragraph-rsid="002968be" style:font-size-asian="12pt" style:font-size-complex="12pt"/>
    </style:style>
    <style:style style:name="P224" style:family="paragraph" style:parent-style-name="Text_20_body" style:list-style-name="L5">
      <style:text-properties style:font-name="Corbel" fo:font-size="12pt" fo:language="fr" fo:country="FR" style:font-size-asian="12pt" style:font-size-complex="12pt"/>
    </style:style>
    <style:style style:name="P225" style:family="paragraph" style:parent-style-name="Text_20_body" style:list-style-name="L6">
      <style:text-properties style:font-name="Corbel" fo:language="fr" fo:country="FR"/>
    </style:style>
    <style:style style:name="P226" style:family="paragraph" style:parent-style-name="Text_20_body" style:list-style-name="L8">
      <style:text-properties style:font-name="Corbel" fo:language="fr" fo:country="FR"/>
    </style:style>
    <style:style style:name="P227" style:family="paragraph" style:parent-style-name="Text_20_body" style:list-style-name="L9">
      <style:text-properties style:font-name="Corbel" fo:language="fr" fo:country="FR"/>
    </style:style>
    <style:style style:name="P228" style:family="paragraph" style:parent-style-name="Text_20_body" style:list-style-name="L15">
      <style:paragraph-properties fo:margin-top="0in" fo:margin-bottom="0.0799in" style:contextual-spacing="false"/>
      <style:text-properties style:font-name="Corbel" fo:language="fr" fo:country="FR"/>
    </style:style>
    <style:style style:name="P229" style:family="paragraph" style:parent-style-name="Text_20_body" style:list-style-name="L16">
      <style:paragraph-properties fo:margin-top="0in" fo:margin-bottom="0.0799in" style:contextual-spacing="false"/>
      <style:text-properties style:font-name="Corbel" fo:language="fr" fo:country="FR"/>
    </style:style>
    <style:style style:name="P230" style:family="paragraph" style:parent-style-name="Text_20_body" style:list-style-name="L17">
      <style:paragraph-properties fo:margin-top="0in" fo:margin-bottom="0.0799in" style:contextual-spacing="false"/>
      <style:text-properties style:font-name="Corbel" fo:language="fr" fo:country="FR"/>
    </style:style>
    <style:style style:name="P231" style:family="paragraph" style:parent-style-name="Text_20_body" style:list-style-name="L18">
      <style:paragraph-properties fo:margin-top="0in" fo:margin-bottom="0.0799in" style:contextual-spacing="false"/>
      <style:text-properties style:font-name="Corbel" fo:language="fr" fo:country="FR"/>
    </style:style>
    <style:style style:name="P232" style:family="paragraph" style:parent-style-name="Text_20_body" style:list-style-name="L6"/>
    <style:style style:name="P233" style:family="paragraph" style:parent-style-name="Text_20_body" style:list-style-name="L7"/>
    <style:style style:name="P234" style:family="paragraph" style:parent-style-name="Text_20_body" style:list-style-name="L9"/>
    <style:style style:name="P235" style:family="paragraph" style:parent-style-name="Text_20_body" style:list-style-name="L10">
      <style:paragraph-properties fo:margin-top="0in" fo:margin-bottom="0.1in" style:contextual-spacing="false"/>
      <style:text-properties officeooo:paragraph-rsid="0059e3bf"/>
    </style:style>
    <style:style style:name="P236" style:family="paragraph" style:parent-style-name="Text_20_body" style:list-style-name="L11">
      <style:paragraph-properties fo:margin-top="0in" fo:margin-bottom="0.1in" style:contextual-spacing="false"/>
      <style:text-properties officeooo:paragraph-rsid="0059e3bf"/>
    </style:style>
    <style:style style:name="P237" style:family="paragraph" style:parent-style-name="Text_20_body" style:list-style-name="L12">
      <style:paragraph-properties fo:margin-top="0in" fo:margin-bottom="0.1in" style:contextual-spacing="false"/>
      <style:text-properties officeooo:paragraph-rsid="0059e3bf"/>
    </style:style>
    <style:style style:name="P238" style:family="paragraph" style:parent-style-name="Text_20_body" style:list-style-name="L13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239" style:family="paragraph" style:parent-style-name="Text_20_body" style:list-style-name="L13">
      <style:paragraph-properties fo:margin-top="0in" fo:margin-bottom="0.0799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240" style:family="paragraph" style:parent-style-name="Text_20_body" style:list-style-name="L14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241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e7574" officeooo:paragraph-rsid="00fe7574" style:font-size-asian="11pt" style:language-asian="zxx" style:country-asian="none" style:font-size-complex="11pt" style:language-complex="zxx" style:country-complex="none"/>
    </style:style>
    <style:style style:name="P242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f7714" officeooo:paragraph-rsid="00ff7714" style:font-size-asian="11pt" style:language-asian="zxx" style:country-asian="none" style:font-size-complex="11pt" style:language-complex="zxx" style:country-complex="none"/>
    </style:style>
    <style:style style:name="P243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f7714" officeooo:paragraph-rsid="0101119f" style:font-size-asian="11pt" style:language-asian="zxx" style:country-asian="none" style:font-size-complex="11pt" style:language-complex="zxx" style:country-complex="none"/>
    </style:style>
    <style:style style:name="P244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101119f" officeooo:paragraph-rsid="0101119f" style:font-size-asian="11pt" style:language-asian="zxx" style:country-asian="none" style:font-size-complex="11pt" style:language-complex="zxx" style:country-complex="none"/>
    </style:style>
    <style:style style:name="P24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ff7714" style:font-size-asian="11pt" style:language-asian="zxx" style:country-asian="none" style:font-size-complex="11pt" style:language-complex="zxx" style:country-complex="none"/>
    </style:style>
    <style:style style:name="P24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1023998" style:font-size-asian="11pt" style:language-asian="zxx" style:country-asian="none" style:font-size-complex="11pt" style:language-complex="zxx" style:country-complex="none"/>
    </style:style>
    <style:style style:name="P247" style:family="paragraph" style:parent-style-name="Text_20_body" style:list-style-name="L15">
      <style:paragraph-properties fo:margin-top="0in" fo:margin-bottom="0.0799in" style:contextual-spacing="false"/>
    </style:style>
    <style:style style:name="P248" style:family="paragraph" style:parent-style-name="Text_20_body" style:list-style-name="L16">
      <style:paragraph-properties fo:margin-top="0in" fo:margin-bottom="0.0799in" style:contextual-spacing="false"/>
    </style:style>
    <style:style style:name="P249" style:family="paragraph" style:parent-style-name="Text_20_body" style:list-style-name="L17">
      <style:paragraph-properties fo:margin-top="0in" fo:margin-bottom="0.0799in" style:contextual-spacing="false"/>
    </style:style>
    <style:style style:name="P250" style:family="paragraph" style:parent-style-name="Text_20_body" style:list-style-name="L18">
      <style:paragraph-properties fo:margin-top="0in" fo:margin-bottom="0.0799in" style:contextual-spacing="false"/>
    </style:style>
    <style:style style:name="P251" style:family="paragraph" style:parent-style-name="Text_20_body" style:list-style-name="L19">
      <style:paragraph-properties fo:margin-top="0in" fo:margin-bottom="0.0799in" style:contextual-spacing="false"/>
    </style:style>
    <style:style style:name="P252" style:family="paragraph" style:parent-style-name="Text_20_body" style:list-style-name="L20"/>
    <style:style style:name="P253" style:family="paragraph" style:parent-style-name="Text_20_body" style:list-style-name="L21"/>
    <style:style style:name="P254" style:family="paragraph" style:parent-style-name="Text_20_body">
      <style:paragraph-properties fo:margin-top="0in" fo:margin-bottom="0.0799in" style:contextual-spacing="false"/>
      <style:text-properties officeooo:paragraph-rsid="00f946ed"/>
    </style:style>
    <style:style style:name="P255" style:family="paragraph" style:parent-style-name="Text_20_body">
      <style:paragraph-properties fo:margin-top="0in" fo:margin-bottom="0.0799in" style:contextual-spacing="false"/>
      <style:text-properties style:text-underline-style="solid" style:text-underline-width="auto" style:text-underline-color="font-color" fo:font-weight="bold" officeooo:paragraph-rsid="00f946ed" style:font-weight-asian="bold" style:font-weight-complex="bold"/>
    </style:style>
    <style:style style:name="P256" style:family="paragraph" style:parent-style-name="Text_20_body">
      <style:paragraph-properties fo:margin-top="0in" fo:margin-bottom="0.0799in" style:contextual-spacing="false"/>
      <style:text-properties officeooo:paragraph-rsid="0101119f"/>
    </style:style>
    <style:style style:name="T1" style:family="text">
      <style:text-properties style:use-window-font-color="true" loext:opacity="0%" fo:font-size="12pt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2" style:family="text">
      <style:text-properties style:use-window-font-color="true" loext:opacity="0%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use-window-font-color="true" loext:opacity="0%" fo:font-size="12pt" fo:font-weight="normal" officeooo:rsid="008b6fec" style:font-size-asian="12pt" style:font-weight-asian="normal" style:font-size-complex="12pt" style:font-weight-complex="normal"/>
    </style:style>
    <style:style style:name="T4" style:family="text">
      <style:text-properties style:use-window-font-color="true" loext:opacity="0%" fo:font-size="12pt" fo:font-weight="normal" officeooo:rsid="009704ba" style:font-size-asian="12pt" style:font-weight-asian="normal" style:font-size-complex="12pt" style:font-weight-complex="normal"/>
    </style:style>
    <style:style style:name="T5" style:family="text">
      <style:text-properties style:use-window-font-color="true" loext:opacity="0%" fo:font-size="12pt" fo:font-weight="normal" officeooo:rsid="00980175" style:font-size-asian="12pt" style:font-weight-asian="normal" style:font-size-complex="12pt" style:font-weight-complex="normal"/>
    </style:style>
    <style:style style:name="T6" style:family="text">
      <style:text-properties style:use-window-font-color="true" loext:opacity="0%" fo:font-size="12pt" fo:font-weight="normal" officeooo:rsid="0099b562" style:font-size-asian="12pt" style:font-weight-asian="normal" style:font-size-complex="12pt" style:font-weight-complex="normal"/>
    </style:style>
    <style:style style:name="T7" style:family="text">
      <style:text-properties style:use-window-font-color="true" loext:opacity="0%" fo:font-size="12pt" fo:font-weight="normal" officeooo:rsid="009ab148" style:font-size-asian="12pt" style:font-weight-asian="normal" style:font-size-complex="12pt" style:font-weight-complex="normal"/>
    </style:style>
    <style:style style:name="T8" style:family="text">
      <style:text-properties style:use-window-font-color="true" loext:opacity="0%" fo:font-size="12pt" fo:font-weight="normal" officeooo:rsid="009ac447" style:font-size-asian="12pt" style:font-weight-asian="normal" style:font-size-complex="12pt" style:font-weight-complex="normal"/>
    </style:style>
    <style:style style:name="T9" style:family="text">
      <style:text-properties style:use-window-font-color="true" loext:opacity="0%" fo:font-size="12pt" fo:font-weight="normal" officeooo:rsid="009f4be7" style:font-size-asian="12pt" style:font-weight-asian="normal" style:font-size-complex="12pt" style:font-weight-complex="normal"/>
    </style:style>
    <style:style style:name="T10" style:family="text">
      <style:text-properties style:use-window-font-color="true" loext:opacity="0%" fo:font-size="12pt" fo:font-weight="normal" officeooo:rsid="00aa25ae" style:font-size-asian="12pt" style:font-weight-asian="normal" style:font-size-complex="12pt" style:font-weight-complex="normal"/>
    </style:style>
    <style:style style:name="T11" style:family="text">
      <style:text-properties style:use-window-font-color="true" loext:opacity="0%" fo:font-size="12pt" fo:font-weight="normal" officeooo:rsid="00aa84c5" style:font-size-asian="12pt" style:font-weight-asian="normal" style:font-size-complex="12pt" style:font-weight-complex="normal"/>
    </style:style>
    <style:style style:name="T12" style:family="text">
      <style:text-properties style:use-window-font-color="true" loext:opacity="0%" style:font-name="Corbel" fo:font-size="12pt" fo:language="fr" fo:country="FR" style:font-size-asian="12pt" style:font-size-complex="12pt"/>
    </style:style>
    <style:style style:name="T13" style:family="text">
      <style:text-properties style:use-window-font-color="true" loext:opacity="0%" style:font-name="Corbel" fo:font-size="12pt" fo:language="fr" fo:country="FR" officeooo:rsid="0016cf52" style:font-size-asian="12pt" style:font-size-complex="12pt"/>
    </style:style>
    <style:style style:name="T14" style:family="text">
      <style:text-properties style:use-window-font-color="true" loext:opacity="0%" style:font-name="Corbel" fo:font-size="12pt" fo:language="fr" fo:country="FR" officeooo:rsid="005d8ad7" style:font-size-asian="12pt" style:font-size-complex="12pt"/>
    </style:style>
    <style:style style:name="T15" style:family="text">
      <style:text-properties style:use-window-font-color="true" loext:opacity="0%" style:font-name="Corbel" fo:font-size="12pt" fo:language="fr" fo:country="FR" officeooo:rsid="00929ce7" style:font-size-asian="12pt" style:font-size-complex="12pt"/>
    </style:style>
    <style:style style:name="T16" style:family="text">
      <style:text-properties style:use-window-font-color="true" loext:opacity="0%" style:font-name="Corbel" fo:font-size="12pt" fo:language="fr" fo:country="FR" officeooo:rsid="00bbbc91" style:font-size-asian="12pt" style:language-asian="zxx" style:country-asian="none" style:font-size-complex="12pt" style:language-complex="zxx" style:country-complex="none"/>
    </style:style>
    <style:style style:name="T17" style:family="text">
      <style:text-properties style:use-window-font-color="true" loext:opacity="0%" style:font-name="Corbel" fo:font-size="12pt" fo:language="fr" fo:country="FR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18" style:family="text">
      <style:text-properties style:use-window-font-color="true" loext:opacity="0%" style:font-name="Corbel" fo:font-size="12pt" fo:language="fr" fo:country="FR" fo:font-weight="bold" officeooo:rsid="005d8ad7" style:font-size-asian="12pt" style:font-weight-asian="bold" style:font-size-complex="12pt" style:font-weight-complex="bold"/>
    </style:style>
    <style:style style:name="T19" style:family="text">
      <style:text-properties style:use-window-font-color="true" loext:opacity="0%" style:font-name="Corbel" fo:font-size="12pt" fo:language="fr" fo:country="FR" fo:font-weight="bold" officeooo:rsid="0071e1c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0" style:family="text">
      <style:text-properties style:use-window-font-color="true" loext:opacity="0%" style:font-name="Corbel" fo:font-size="12pt" fo:language="fr" fo:country="FR" fo:font-weight="bold" officeooo:rsid="009668a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1" style:family="text">
      <style:text-properties style:use-window-font-color="true" loext:opacity="0%" style:font-name="Corbel" fo:font-size="12pt" fo:language="fr" fo:country="FR" fo:font-weight="bold" officeooo:rsid="00bbbc9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2" style:family="text">
      <style:text-properties style:use-window-font-color="true" loext:opacity="0%" style:font-name="Corbel" fo:font-size="12pt" fo:language="fr" fo:country="FR" style:font-name-asian="Noto Serif CJK SC" style:font-size-asian="12pt" style:font-name-complex="Noto Sans Devanagari1" style:font-size-complex="12pt"/>
    </style:style>
    <style:style style:name="T23" style:family="text">
      <style:text-properties style:use-window-font-color="true" loext:opacity="0%"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24" style:family="text">
      <style:text-properties style:use-window-font-color="true" loext:opacity="0%" style:font-name="Corbel" fo:font-size="12pt" fo:language="fr" fo:country="FR" fo:font-weight="normal" officeooo:rsid="005b4864" style:font-size-asian="12pt" style:font-weight-asian="normal" style:font-size-complex="12pt" style:font-weight-complex="normal"/>
    </style:style>
    <style:style style:name="T25" style:family="text">
      <style:text-properties style:use-window-font-color="true" loext:opacity="0%" style:font-name="Corbel" fo:font-size="12pt" fo:language="fr" fo:country="FR" fo:font-weight="normal" officeooo:rsid="005c64bb" style:font-size-asian="12pt" style:font-weight-asian="normal" style:font-size-complex="12pt" style:font-weight-complex="normal"/>
    </style:style>
    <style:style style:name="T26" style:family="text">
      <style:text-properties style:use-window-font-color="true" loext:opacity="0%" style:font-name="Corbel" fo:font-size="12pt" fo:language="fr" fo:country="FR" fo:font-weight="normal" officeooo:rsid="005d8ad7" style:font-size-asian="12pt" style:font-weight-asian="normal" style:font-size-complex="12pt" style:font-weight-complex="normal"/>
    </style:style>
    <style:style style:name="T27" style:family="text">
      <style:text-properties style:use-window-font-color="true" loext:opacity="0%" style:font-name="Corbel" fo:font-size="12pt" fo:language="fr" fo:country="FR" fo:font-weight="normal" officeooo:rsid="005f2294" style:font-size-asian="12pt" style:font-weight-asian="normal" style:font-size-complex="12pt" style:font-weight-complex="normal"/>
    </style:style>
    <style:style style:name="T28" style:family="text">
      <style:text-properties style:use-window-font-color="true" loext:opacity="0%" style:font-name="Corbel" fo:font-size="12pt" fo:language="fr" fo:country="FR" fo:font-weight="normal" officeooo:rsid="005f647a" style:font-size-asian="12pt" style:font-weight-asian="normal" style:font-size-complex="12pt" style:font-weight-complex="normal"/>
    </style:style>
    <style:style style:name="T29" style:family="text">
      <style:text-properties style:use-window-font-color="true" loext:opacity="0%" style:font-name="Corbel" fo:font-size="12pt" fo:language="fr" fo:country="FR" fo:font-weight="normal" officeooo:rsid="006229d0" style:font-size-asian="12pt" style:font-weight-asian="normal" style:font-size-complex="12pt" style:font-weight-complex="normal"/>
    </style:style>
    <style:style style:name="T30" style:family="text">
      <style:text-properties style:use-window-font-color="true" loext:opacity="0%" style:font-name="Corbel" fo:font-size="12pt" fo:language="fr" fo:country="FR" fo:font-weight="normal" officeooo:rsid="006377fd" style:font-size-asian="12pt" style:font-weight-asian="normal" style:font-size-complex="12pt" style:font-weight-complex="normal"/>
    </style:style>
    <style:style style:name="T31" style:family="text">
      <style:text-properties style:use-window-font-color="true" loext:opacity="0%" style:font-name="Corbel" fo:font-size="12pt" fo:language="fr" fo:country="FR" fo:font-weight="normal" officeooo:rsid="00667c1d" style:font-size-asian="12pt" style:font-weight-asian="normal" style:font-size-complex="12pt" style:font-weight-complex="normal"/>
    </style:style>
    <style:style style:name="T32" style:family="text">
      <style:text-properties style:use-window-font-color="true" loext:opacity="0%" style:font-name="Corbel" fo:font-size="12pt" fo:language="fr" fo:country="FR" fo:font-weight="normal" officeooo:rsid="006a06f4" style:font-size-asian="12pt" style:font-weight-asian="normal" style:font-size-complex="12pt" style:font-weight-complex="normal"/>
    </style:style>
    <style:style style:name="T33" style:family="text">
      <style:text-properties style:use-window-font-color="true" loext:opacity="0%"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34" style:family="text">
      <style:text-properties style:use-window-font-color="true" loext:opacity="0%" style:font-name="Corbel" fo:font-size="12pt" fo:language="fr" fo:country="FR" fo:font-weight="normal" officeooo:rsid="00706502" style:font-size-asian="12pt" style:font-weight-asian="normal" style:font-size-complex="12pt" style:font-weight-complex="normal"/>
    </style:style>
    <style:style style:name="T35" style:family="text">
      <style:text-properties style:use-window-font-color="true" loext:opacity="0%" style:font-name="Corbel" fo:font-size="12pt" fo:language="fr" fo:country="FR" fo:font-weight="normal" officeooo:rsid="0071e1cb" style:font-size-asian="12pt" style:font-weight-asian="normal" style:font-size-complex="12pt" style:font-weight-complex="normal"/>
    </style:style>
    <style:style style:name="T36" style:family="text">
      <style:text-properties style:use-window-font-color="true" loext:opacity="0%" style:font-name="Corbel" fo:font-size="12pt" fo:language="fr" fo:country="FR" fo:font-weight="normal" officeooo:rsid="0074d2a7" style:font-size-asian="12pt" style:font-weight-asian="normal" style:font-size-complex="12pt" style:font-weight-complex="normal"/>
    </style:style>
    <style:style style:name="T37" style:family="text">
      <style:text-properties style:use-window-font-color="true" loext:opacity="0%" style:font-name="Corbel" fo:font-size="12pt" fo:language="fr" fo:country="FR" fo:font-weight="normal" officeooo:rsid="0080de16" style:font-size-asian="12pt" style:font-weight-asian="normal" style:font-size-complex="12pt" style:font-weight-complex="normal"/>
    </style:style>
    <style:style style:name="T38" style:family="text">
      <style:text-properties style:use-window-font-color="true" loext:opacity="0%" style:font-name="Corbel" fo:font-size="12pt" fo:language="fr" fo:country="FR" fo:font-weight="normal" officeooo:rsid="0081f4ad" style:font-size-asian="12pt" style:font-weight-asian="normal" style:font-size-complex="12pt" style:font-weight-complex="normal"/>
    </style:style>
    <style:style style:name="T39" style:family="text">
      <style:text-properties style:use-window-font-color="true" loext:opacity="0%" style:font-name="Corbel" fo:font-size="12pt" fo:language="fr" fo:country="FR" fo:font-weight="normal" officeooo:rsid="0081fa8f" style:font-size-asian="12pt" style:font-weight-asian="normal" style:font-size-complex="12pt" style:font-weight-complex="normal"/>
    </style:style>
    <style:style style:name="T40" style:family="text">
      <style:text-properties style:use-window-font-color="true" loext:opacity="0%" style:font-name="Corbel" fo:font-size="12pt" fo:language="fr" fo:country="FR" fo:font-weight="normal" officeooo:rsid="00832da5" style:font-size-asian="12pt" style:font-weight-asian="normal" style:font-size-complex="12pt" style:font-weight-complex="normal"/>
    </style:style>
    <style:style style:name="T41" style:family="text">
      <style:text-properties style:use-window-font-color="true" loext:opacity="0%" style:font-name="Corbel" fo:font-size="12pt" fo:language="fr" fo:country="FR" fo:font-weight="normal" officeooo:rsid="0085cc6f" style:font-size-asian="12pt" style:font-weight-asian="normal" style:font-size-complex="12pt" style:font-weight-complex="normal"/>
    </style:style>
    <style:style style:name="T42" style:family="text">
      <style:text-properties style:use-window-font-color="true" loext:opacity="0%" style:font-name="Corbel" fo:font-size="12pt" fo:language="fr" fo:country="FR" fo:font-weight="normal" officeooo:rsid="00862e6f" style:font-size-asian="12pt" style:font-weight-asian="normal" style:font-size-complex="12pt" style:font-weight-complex="normal"/>
    </style:style>
    <style:style style:name="T43" style:family="text">
      <style:text-properties style:use-window-font-color="true" loext:opacity="0%" style:font-name="Corbel" fo:font-size="12pt" fo:language="fr" fo:country="FR" fo:font-weight="normal" officeooo:rsid="0087e15e" style:font-size-asian="12pt" style:font-weight-asian="normal" style:font-size-complex="12pt" style:font-weight-complex="normal"/>
    </style:style>
    <style:style style:name="T44" style:family="text">
      <style:text-properties style:use-window-font-color="true" loext:opacity="0%" style:font-name="Corbel" fo:font-size="12pt" fo:language="fr" fo:country="FR" fo:font-weight="normal" officeooo:rsid="008b35f1" style:font-size-asian="12pt" style:font-weight-asian="normal" style:font-size-complex="12pt" style:font-weight-complex="normal"/>
    </style:style>
    <style:style style:name="T45" style:family="text">
      <style:text-properties style:use-window-font-color="true" loext:opacity="0%" style:font-name="Corbel" fo:font-size="12pt" fo:language="fr" fo:country="FR" fo:font-weight="normal" officeooo:rsid="008da528" style:font-size-asian="12pt" style:font-weight-asian="normal" style:font-size-complex="12pt" style:font-weight-complex="normal"/>
    </style:style>
    <style:style style:name="T46" style:family="text">
      <style:text-properties style:use-window-font-color="true" loext:opacity="0%" style:font-name="Corbel" fo:font-size="12pt" fo:language="fr" fo:country="FR" fo:font-weight="normal" officeooo:rsid="0090b7d5" style:font-size-asian="12pt" style:font-weight-asian="normal" style:font-size-complex="12pt" style:font-weight-complex="normal"/>
    </style:style>
    <style:style style:name="T47" style:family="text">
      <style:text-properties style:use-window-font-color="true" loext:opacity="0%" style:font-name="Corbel" fo:font-size="12pt" fo:language="fr" fo:country="FR" fo:font-weight="normal" officeooo:rsid="009187c9" style:font-size-asian="12pt" style:font-weight-asian="normal" style:font-size-complex="12pt" style:font-weight-complex="normal"/>
    </style:style>
    <style:style style:name="T48" style:family="text">
      <style:text-properties style:use-window-font-color="true" loext:opacity="0%" style:font-name="Corbel" fo:font-size="12pt" fo:language="fr" fo:country="FR" fo:font-weight="normal" officeooo:rsid="0091dc13" style:font-size-asian="12pt" style:font-weight-asian="normal" style:font-size-complex="12pt" style:font-weight-complex="normal"/>
    </style:style>
    <style:style style:name="T49" style:family="text">
      <style:text-properties style:use-window-font-color="true" loext:opacity="0%" style:font-name="Corbel" fo:font-size="12pt" fo:language="fr" fo:country="FR" fo:font-weight="normal" officeooo:rsid="00929ce7" style:font-size-asian="12pt" style:font-weight-asian="normal" style:font-size-complex="12pt" style:font-weight-complex="normal"/>
    </style:style>
    <style:style style:name="T50" style:family="text">
      <style:text-properties style:use-window-font-color="true" loext:opacity="0%" style:font-name="Corbel" fo:font-size="12pt" fo:language="fr" fo:country="FR" fo:font-weight="normal" officeooo:rsid="0079b233" style:font-size-asian="12pt" style:font-weight-asian="normal" style:font-size-complex="12pt" style:font-weight-complex="normal"/>
    </style:style>
    <style:style style:name="T51" style:family="text">
      <style:text-properties style:use-window-font-color="true" loext:opacity="0%" style:font-name="Corbel" fo:font-size="12pt" fo:language="fr" fo:country="FR" fo:font-weight="normal" officeooo:rsid="00949e96" style:font-size-asian="12pt" style:font-weight-asian="normal" style:font-size-complex="12pt" style:font-weight-complex="normal"/>
    </style:style>
    <style:style style:name="T52" style:family="text">
      <style:text-properties style:use-window-font-color="true" loext:opacity="0%" style:font-name="Corbel" fo:font-size="12pt" fo:language="fr" fo:country="FR" fo:font-weight="normal" officeooo:rsid="00962ddb" style:font-size-asian="12pt" style:font-weight-asian="normal" style:font-size-complex="12pt" style:font-weight-complex="normal"/>
    </style:style>
    <style:style style:name="T53" style:family="text">
      <style:text-properties style:use-window-font-color="true" loext:opacity="0%" style:font-name="Corbel" fo:font-size="12pt" fo:language="fr" fo:country="FR" fo:font-weight="normal" officeooo:rsid="00b53dbc" style:font-size-asian="12pt" style:font-weight-asian="normal" style:font-size-complex="12pt" style:font-weight-complex="normal"/>
    </style:style>
    <style:style style:name="T54" style:family="text">
      <style:text-properties style:use-window-font-color="true" loext:opacity="0%" style:font-name="Corbel" fo:font-size="12pt" fo:language="fr" fo:country="FR" fo:font-weight="normal" officeooo:rsid="00b66bf7" style:font-size-asian="12pt" style:font-weight-asian="normal" style:font-size-complex="12pt" style:font-weight-complex="normal"/>
    </style:style>
    <style:style style:name="T55" style:family="text">
      <style:text-properties style:use-window-font-color="true" loext:opacity="0%" style:font-name="Corbel" fo:font-size="12pt" fo:language="fr" fo:country="FR" fo:font-weight="normal" officeooo:rsid="00b81299" style:font-size-asian="12pt" style:font-weight-asian="normal" style:font-size-complex="12pt" style:font-weight-complex="normal"/>
    </style:style>
    <style:style style:name="T56" style:family="text">
      <style:text-properties style:use-window-font-color="true" loext:opacity="0%" style:font-name="Corbel" fo:font-size="12pt" fo:language="fr" fo:country="FR" fo:font-weight="normal" officeooo:rsid="00b9368e" style:font-size-asian="12pt" style:font-weight-asian="normal" style:font-size-complex="12pt" style:font-weight-complex="normal"/>
    </style:style>
    <style:style style:name="T57" style:family="text">
      <style:text-properties style:use-window-font-color="true" loext:opacity="0%" style:font-name="Corbel" fo:font-size="12pt" fo:language="fr" fo:country="FR" fo:font-weight="normal" officeooo:rsid="00c501ac" style:font-size-asian="12pt" style:font-weight-asian="normal" style:font-size-complex="12pt" style:font-weight-complex="normal"/>
    </style:style>
    <style:style style:name="T58" style:family="text">
      <style:text-properties style:use-window-font-color="true" loext:opacity="0%" style:font-name="Corbel" fo:font-size="12pt" fo:language="fr" fo:country="FR" fo:font-weight="normal" officeooo:rsid="00c98b58" style:font-size-asian="12pt" style:font-weight-asian="normal" style:font-size-complex="12pt" style:font-weight-complex="normal"/>
    </style:style>
    <style:style style:name="T59" style:family="text">
      <style:text-properties style:use-window-font-color="true" loext:opacity="0%" style:font-name="Corbel" fo:font-size="12pt" fo:language="fr" fo:country="FR" fo:font-weight="normal" officeooo:rsid="00e67afb" style:font-size-asian="12pt" style:font-weight-asian="normal" style:font-size-complex="12pt" style:font-weight-complex="normal"/>
    </style:style>
    <style:style style:name="T60" style:family="text">
      <style:text-properties style:use-window-font-color="true" loext:opacity="0%" style:font-name="Corbel" fo:font-size="12pt" fo:language="fr" fo:country="FR" fo:font-weight="normal" officeooo:rsid="00e76b07" style:font-size-asian="12pt" style:font-weight-asian="normal" style:font-size-complex="12pt" style:font-weight-complex="normal"/>
    </style:style>
    <style:style style:name="T61" style:family="text">
      <style:text-properties style:use-window-font-color="true" loext:opacity="0%" style:font-name="Corbel" fo:font-size="12pt" fo:language="fr" fo:country="FR" fo:font-weight="normal" officeooo:rsid="00e8d8d7" style:font-size-asian="12pt" style:font-weight-asian="normal" style:font-size-complex="12pt" style:font-weight-complex="normal"/>
    </style:style>
    <style:style style:name="T62" style:family="text">
      <style:text-properties style:use-window-font-color="true" loext:opacity="0%" style:font-name="Corbel" fo:font-size="12pt" fo:language="fr" fo:country="FR" fo:font-weight="normal" officeooo:rsid="00eaed3e" style:font-size-asian="12pt" style:font-weight-asian="normal" style:font-size-complex="12pt" style:font-weight-complex="normal"/>
    </style:style>
    <style:style style:name="T63" style:family="text">
      <style:text-properties style:use-window-font-color="true" loext:opacity="0%" style:font-name="Corbel" fo:font-size="12pt" fo:language="fr" fo:country="FR" fo:font-weight="normal" officeooo:rsid="00ec6477" style:font-size-asian="12pt" style:font-weight-asian="normal" style:font-size-complex="12pt" style:font-weight-complex="normal"/>
    </style:style>
    <style:style style:name="T64" style:family="text">
      <style:text-properties style:use-window-font-color="true" loext:opacity="0%" style:font-name="Corbel" fo:font-size="12pt" fo:language="fr" fo:country="FR" fo:font-weight="normal" officeooo:rsid="00ee4249" style:font-size-asian="12pt" style:font-weight-asian="normal" style:font-size-complex="12pt" style:font-weight-complex="normal"/>
    </style:style>
    <style:style style:name="T65" style:family="text">
      <style:text-properties style:use-window-font-color="true" loext:opacity="0%" style:font-name="Corbel" fo:font-size="12pt" fo:language="fr" fo:country="FR" fo:font-weight="normal" officeooo:rsid="01023998" style:font-size-asian="12pt" style:font-weight-asian="normal" style:font-size-complex="12pt" style:font-weight-complex="normal"/>
    </style:style>
    <style:style style:name="T66" style:family="text">
      <style:text-properties style:use-window-font-color="true" loext:opacity="0%" style:font-name="Corbel" fo:font-size="12pt" fo:language="fr" fo:country="FR" fo:font-weight="normal" officeooo:rsid="005c64b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7" style:family="text">
      <style:text-properties style:use-window-font-color="true" loext:opacity="0%" style:font-name="Corbel" fo:font-size="12pt" fo:language="fr" fo:country="FR" fo:font-weight="normal" officeooo:rsid="0070650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8" style:family="text">
      <style:text-properties style:use-window-font-color="true" loext:opacity="0%" style:font-name="Corbel" fo:font-size="12pt" fo:language="fr" fo:country="FR" fo:font-weight="normal" officeooo:rsid="0080de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9" style:family="text">
      <style:text-properties style:use-window-font-color="true" loext:opacity="0%" style:font-name="Corbel" fo:font-size="12pt" fo:language="fr" fo:country="FR" fo:font-weight="normal" officeooo:rsid="0081fa8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0" style:family="text">
      <style:text-properties style:use-window-font-color="true" loext:opacity="0%" style:font-name="Corbel" fo:font-size="12pt" fo:language="fr" fo:country="FR" fo:font-weight="normal" officeooo:rsid="009187c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1" style:family="text">
      <style:text-properties style:use-window-font-color="true" loext:opacity="0%" style:font-name="Corbel" fo:font-size="12pt" fo:language="fr" fo:country="FR" fo:font-weight="normal" officeooo:rsid="008b6fe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2" style:family="text">
      <style:text-properties style:use-window-font-color="true" loext:opacity="0%" style:font-name="Corbel" fo:font-size="12pt" fo:language="fr" fo:country="FR" fo:font-weight="normal" officeooo:rsid="005f229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3" style:family="text">
      <style:text-properties style:use-window-font-color="true" loext:opacity="0%" style:font-name="Corbel" fo:font-size="12pt" fo:language="fr" fo:country="FR" fo:font-weight="normal" officeooo:rsid="005f647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4" style:family="text">
      <style:text-properties style:use-window-font-color="true" loext:opacity="0%" style:font-name="Corbel" fo:font-size="12pt" fo:language="fr" fo:country="FR" fo:font-weight="normal" officeooo:rsid="006ea12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5" style:family="text">
      <style:text-properties style:use-window-font-color="true" loext:opacity="0%" style:font-name="Corbel" fo:font-size="12pt" fo:language="fr" fo:country="FR" fo:font-weight="normal" officeooo:rsid="006d6fe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6" style:family="text">
      <style:text-properties style:use-window-font-color="true" loext:opacity="0%" style:font-name="Corbel" fo:font-size="12pt" fo:language="fr" fo:country="FR" fo:font-weight="normal" officeooo:rsid="006a06f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7" style:family="text">
      <style:text-properties style:use-window-font-color="true" loext:opacity="0%" style:font-name="Corbel" fo:font-size="12pt" fo:language="fr" fo:country="FR" fo:font-weight="normal" officeooo:rsid="0071e1c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8" style:family="text">
      <style:text-properties style:use-window-font-color="true" loext:opacity="0%" style:font-name="Corbel" fo:font-size="12pt" fo:language="fr" fo:country="FR" fo:font-weight="normal" officeooo:rsid="0074d2a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9" style:family="text">
      <style:text-properties style:use-window-font-color="true" loext:opacity="0%" style:font-name="Corbel" fo:font-size="12pt" fo:language="fr" fo:country="FR" fo:font-weight="normal" officeooo:rsid="0075b74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0" style:family="text">
      <style:text-properties style:use-window-font-color="true" loext:opacity="0%" style:font-name="Corbel" fo:font-size="12pt" fo:language="fr" fo:country="FR" fo:font-weight="normal" officeooo:rsid="0075663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1" style:family="text">
      <style:text-properties style:use-window-font-color="true" loext:opacity="0%" style:font-name="Corbel" fo:font-size="12pt" fo:language="fr" fo:country="FR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2" style:family="text">
      <style:text-properties style:use-window-font-color="true" loext:opacity="0%" style:font-name="Corbel" fo:font-size="12pt" fo:language="fr" fo:country="FR" fo:font-weight="normal" officeooo:rsid="00773f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3" style:family="text">
      <style:text-properties style:use-window-font-color="true" loext:opacity="0%" style:font-name="Corbel" fo:font-size="12pt" fo:language="fr" fo:country="FR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4" style:family="text">
      <style:text-properties style:use-window-font-color="true" loext:opacity="0%" style:font-name="Corbel" fo:font-size="12pt" fo:language="fr" fo:country="FR" fo:font-weight="normal" officeooo:rsid="007396a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5" style:family="text">
      <style:text-properties style:use-window-font-color="true" loext:opacity="0%" style:font-name="Corbel" fo:font-size="12pt" fo:language="fr" fo:country="FR" fo:font-weight="normal" officeooo:rsid="007826c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6" style:family="text">
      <style:text-properties style:use-window-font-color="true" loext:opacity="0%" style:font-name="Corbel" fo:font-size="12pt" fo:language="fr" fo:country="FR" fo:font-weight="normal" officeooo:rsid="0079b23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7" style:family="text">
      <style:text-properties style:use-window-font-color="true" loext:opacity="0%" style:font-name="Corbel" fo:font-size="12pt" fo:language="fr" fo:country="FR" fo:font-weight="normal" officeooo:rsid="007beef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8" style:family="text">
      <style:text-properties style:use-window-font-color="true" loext:opacity="0%" style:font-name="Corbel" fo:font-size="12pt" fo:language="fr" fo:country="FR" fo:font-weight="normal" officeooo:rsid="007d170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9" style:family="text">
      <style:text-properties style:use-window-font-color="true" loext:opacity="0%" style:font-name="Corbel" fo:font-size="12pt" fo:language="fr" fo:country="FR" fo:font-weight="normal" officeooo:rsid="00832da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0" style:family="text">
      <style:text-properties style:use-window-font-color="true" loext:opacity="0%" style:font-name="Corbel" fo:font-size="12pt" fo:language="fr" fo:country="FR" fo:font-weight="normal" officeooo:rsid="0091dc1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1" style:family="text">
      <style:text-properties style:use-window-font-color="true" loext:opacity="0%" style:font-name="Corbel" fo:font-size="12pt" fo:language="fr" fo:country="FR" fo:font-weight="normal" officeooo:rsid="0095ce8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2" style:family="text">
      <style:text-properties style:use-window-font-color="true" loext:opacity="0%" style:font-name="Corbel" fo:font-size="12pt" fo:language="fr" fo:country="FR" fo:font-weight="normal" officeooo:rsid="009ab14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3" style:family="text">
      <style:text-properties style:use-window-font-color="true" loext:opacity="0%" style:font-name="Corbel" fo:font-size="12pt" fo:language="fr" fo:country="FR" fo:font-weight="normal" officeooo:rsid="009ac44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4" style:family="text">
      <style:text-properties style:use-window-font-color="true" loext:opacity="0%" style:font-name="Corbel" fo:font-size="12pt" fo:language="fr" fo:country="FR" fo:font-weight="normal" officeooo:rsid="009668a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5" style:family="text">
      <style:text-properties style:use-window-font-color="true" loext:opacity="0%" style:font-name="Corbel" fo:font-size="12pt" fo:language="fr" fo:country="FR" fo:font-weight="normal" officeooo:rsid="00b9895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6" style:family="text">
      <style:text-properties style:use-window-font-color="true" loext:opacity="0%" style:font-name="Corbel" fo:font-size="12pt" fo:language="fr" fo:country="FR" fo:font-weight="normal" officeooo:rsid="00b9e0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7" style:family="text">
      <style:text-properties style:use-window-font-color="true" loext:opacity="0%" style:font-name="Corbel" fo:font-size="12pt" fo:language="fr" fo:country="FR" fo:font-weight="normal" officeooo:rsid="00ba7ab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8" style:family="text">
      <style:text-properties style:use-window-font-color="true" loext:opacity="0%" style:font-name="Corbel" fo:font-size="12pt" fo:language="fr" fo:country="FR" fo:font-weight="normal" officeooo:rsid="00bbbc9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9" style:family="text">
      <style:text-properties style:use-window-font-color="true" loext:opacity="0%" style:font-name="Corbel" fo:font-size="12pt" fo:language="fr" fo:country="FR" fo:font-weight="normal" officeooo:rsid="00bd32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0" style:family="text">
      <style:text-properties style:use-window-font-color="true" loext:opacity="0%" style:font-name="Corbel" fo:font-size="12pt" fo:language="fr" fo:country="FR" fo:font-weight="normal" officeooo:rsid="00bebb2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1" style:family="text">
      <style:text-properties style:use-window-font-color="true" loext:opacity="0%" style:font-name="Corbel" fo:font-size="12pt" fo:language="fr" fo:country="FR" fo:font-weight="normal" officeooo:rsid="00c0888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2" style:family="text">
      <style:text-properties style:use-window-font-color="true" loext:opacity="0%" style:font-name="Corbel" fo:font-size="12pt" fo:language="fr" fo:country="FR" fo:font-weight="normal" officeooo:rsid="00c1113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3" style:family="text">
      <style:text-properties style:use-window-font-color="true" loext:opacity="0%" style:font-name="Corbel" fo:font-size="12pt" fo:language="fr" fo:country="FR" fo:font-weight="normal" officeooo:rsid="00c501a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4" style:family="text">
      <style:text-properties style:use-window-font-color="true" loext:opacity="0%" style:font-name="Corbel" fo:font-size="12pt" fo:language="fr" fo:country="FR" fo:font-weight="normal" officeooo:rsid="00c6a14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5" style:family="text">
      <style:text-properties style:use-window-font-color="true" loext:opacity="0%" style:font-name="Corbel" fo:font-size="12pt" fo:language="fr" fo:country="FR" fo:font-weight="normal" officeooo:rsid="00c98b5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6" style:family="text">
      <style:text-properties style:use-window-font-color="true" loext:opacity="0%" style:font-name="Corbel" fo:font-size="12pt" fo:language="fr" fo:country="FR" fo:font-weight="normal" officeooo:rsid="00caa05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7" style:family="text">
      <style:text-properties style:use-window-font-color="true" loext:opacity="0%" style:font-name="Corbel" fo:font-size="12pt" fo:language="fr" fo:country="FR" fo:font-weight="normal" officeooo:rsid="00cac4d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8" style:family="text">
      <style:text-properties style:use-window-font-color="true" loext:opacity="0%" style:font-name="Corbel" fo:font-size="12pt" fo:language="fr" fo:country="FR" fo:font-weight="normal" officeooo:rsid="00ccbca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9" style:family="text">
      <style:text-properties style:use-window-font-color="true" loext:opacity="0%" style:font-name="Corbel" fo:font-size="12pt" fo:language="fr" fo:country="FR" fo:font-weight="normal" officeooo:rsid="00cdfc9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0" style:family="text">
      <style:text-properties style:use-window-font-color="true" loext:opacity="0%" style:font-name="Corbel" fo:font-size="12pt" fo:language="fr" fo:country="FR" fo:font-weight="normal" officeooo:rsid="00ce6e7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1" style:family="text">
      <style:text-properties style:use-window-font-color="true" loext:opacity="0%" style:font-name="Corbel" fo:font-size="12pt" fo:language="fr" fo:country="FR" fo:font-weight="normal" officeooo:rsid="00d1f3e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2" style:family="text">
      <style:text-properties style:use-window-font-color="true" loext:opacity="0%" style:font-name="Corbel" fo:font-size="12pt" fo:language="fr" fo:country="FR" fo:font-weight="normal" officeooo:rsid="00d42f1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3" style:family="text">
      <style:text-properties style:use-window-font-color="true" loext:opacity="0%" style:font-name="Corbel" fo:font-size="12pt" fo:language="fr" fo:country="FR" fo:font-weight="normal" officeooo:rsid="00d5d44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4" style:family="text">
      <style:text-properties style:use-window-font-color="true" loext:opacity="0%" style:font-name="Corbel" fo:font-size="12pt" fo:language="fr" fo:country="FR" fo:font-weight="normal" officeooo:rsid="00d9ee7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5" style:family="text">
      <style:text-properties style:use-window-font-color="true" loext:opacity="0%" style:font-name="Corbel" fo:font-size="12pt" fo:language="fr" fo:country="FR" fo:font-weight="normal" officeooo:rsid="00dc3f3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6" style:family="text">
      <style:text-properties style:use-window-font-color="true" loext:opacity="0%" style:font-name="Corbel" fo:font-size="12pt" fo:language="fr" fo:country="FR" fo:font-weight="normal" officeooo:rsid="00dde48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7" style:family="text">
      <style:text-properties style:use-window-font-color="true" loext:opacity="0%" style:font-name="Corbel" fo:font-size="12pt" fo:language="fr" fo:country="FR" fo:font-weight="normal" officeooo:rsid="00dfe40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8" style:family="text">
      <style:text-properties style:use-window-font-color="true" loext:opacity="0%" style:font-name="Corbel" fo:font-size="12pt" fo:language="fr" fo:country="FR" fo:font-weight="normal" officeooo:rsid="00dffc5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9" style:family="text">
      <style:text-properties style:use-window-font-color="true" loext:opacity="0%" style:font-name="Corbel" fo:font-size="12pt" fo:language="fr" fo:country="FR" fo:font-weight="normal" officeooo:rsid="00e1ace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0" style:family="text">
      <style:text-properties style:use-window-font-color="true" loext:opacity="0%" style:font-name="Corbel" fo:font-size="12pt" fo:language="fr" fo:country="FR" fo:font-weight="normal" officeooo:rsid="0101119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1" style:family="text">
      <style:text-properties style:use-window-font-color="true" loext:opacity="0%" style:font-name="Corbel" fo:font-size="12pt" fo:language="fr" fo:country="FR" fo:font-weight="normal" officeooo:rsid="0103501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2" style:family="text">
      <style:text-properties style:use-window-font-color="true" loext:opacity="0%" style:font-name="Corbel" fo:font-size="12pt" fo:language="fr" fo:country="FR" style:text-underline-style="none" fo:font-weight="bold" officeooo:rsid="00706502" style:font-size-asian="12pt" style:font-weight-asian="bold" style:font-size-complex="12pt" style:font-weight-complex="bold"/>
    </style:style>
    <style:style style:name="T123" style:family="text">
      <style:text-properties style:use-window-font-color="true" loext:opacity="0%" style:font-name="Corbel" fo:font-size="12pt" fo:language="fr" fo:country="FR" style:text-underline-style="none" fo:font-weight="bold" officeooo:rsid="0071e1cb" style:font-size-asian="12pt" style:font-weight-asian="bold" style:font-size-complex="12pt" style:font-weight-complex="bold"/>
    </style:style>
    <style:style style:name="T124" style:family="text">
      <style:text-properties style:use-window-font-color="true" loext:opacity="0%" style:font-name="Corbel" fo:font-size="12pt" fo:language="fr" fo:country="FR" style:text-underline-style="none" fo:font-weight="bold" officeooo:rsid="00aa84c5" style:font-size-asian="12pt" style:font-weight-asian="bold" style:font-size-complex="12pt" style:font-weight-complex="bold"/>
    </style:style>
    <style:style style:name="T125" style:family="text">
      <style:text-properties style:use-window-font-color="true" loext:opacity="0%" style:font-name="Corbel" fo:font-size="12pt" fo:language="fr" fo:country="FR" style:text-underline-style="solid" style:text-underline-width="auto" style:text-underline-color="font-color" fo:font-weight="bold" officeooo:rsid="00ce6e7a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26" style:family="text">
      <style:text-properties style:use-window-font-color="true" loext:opacity="0%" style:font-name="Corbel" fo:font-size="12pt" fo:font-weight="normal" style:font-size-asian="12pt" style:font-weight-asian="normal" style:font-size-complex="12pt" style:font-weight-complex="normal"/>
    </style:style>
    <style:style style:name="T127" style:family="text">
      <style:text-properties style:use-window-font-color="true" loext:opacity="0%" style:font-name="Corbel" fo:font-size="12pt" fo:font-weight="normal" officeooo:rsid="008b6fec" style:font-size-asian="12pt" style:font-weight-asian="normal" style:font-size-complex="12pt" style:font-weight-complex="normal"/>
    </style:style>
    <style:style style:name="T128" style:family="text">
      <style:text-properties style:use-window-font-color="true" loext:opacity="0%" style:font-name="Corbel" fo:font-size="12pt" fo:font-weight="normal" officeooo:rsid="0101119f" style:font-size-asian="12pt" style:font-weight-asian="normal" style:font-size-complex="12pt" style:font-weight-complex="normal"/>
    </style:style>
    <style:style style:name="T129" style:family="text">
      <style:text-properties style:use-window-font-color="true" loext:opacity="0%" style:font-name="Corbel" fo:font-size="20pt" fo:language="fr" fo:country="FR" style:font-size-asian="20pt" style:font-size-complex="20pt"/>
    </style:style>
    <style:style style:name="T130" style:family="text">
      <style:text-properties style:use-window-font-color="true" loext:opacity="0%" style:font-name="Corbel" fo:font-size="20pt" fo:language="fr" fo:country="FR" officeooo:rsid="006a06f4" style:font-size-asian="20pt" style:font-size-complex="20pt"/>
    </style:style>
    <style:style style:name="T131" style:family="text">
      <style:text-properties style:use-window-font-color="true" loext:opacity="0%" style:font-name="Corbel" fo:font-size="20pt" fo:language="fr" fo:country="FR" officeooo:rsid="007b9466" style:font-size-asian="20pt" style:font-size-complex="20pt"/>
    </style:style>
    <style:style style:name="T132" style:family="text">
      <style:text-properties style:use-window-font-color="true" loext:opacity="0%" style:font-name="Corbel" fo:font-size="20pt" fo:language="fr" fo:country="FR" officeooo:rsid="00b98953" style:font-size-asian="20pt" style:font-size-complex="20pt"/>
    </style:style>
    <style:style style:name="T133" style:family="text">
      <style:text-properties style:use-window-font-color="true" loext:opacity="0%" style:font-name="Corbel" fo:font-size="20pt" fo:language="fr" fo:country="FR" officeooo:rsid="006a06f4" style:font-size-asian="20pt" style:language-asian="zxx" style:country-asian="none" style:font-size-complex="20pt" style:language-complex="zxx" style:country-complex="none"/>
    </style:style>
    <style:style style:name="T134" style:family="text">
      <style:text-properties style:use-window-font-color="true" loext:opacity="0%" style:font-name="Corbel" fo:font-size="20pt" fo:language="fr" fo:country="FR" officeooo:rsid="00e53c23" style:font-size-asian="20pt" style:language-asian="zxx" style:country-asian="none" style:font-size-complex="20pt" style:language-complex="zxx" style:country-complex="none"/>
    </style:style>
    <style:style style:name="T135" style:family="text">
      <style:text-properties style:use-window-font-color="true" loext:opacity="0%" style:font-name="Corbel" fo:font-size="20pt" officeooo:rsid="006a06f4" style:font-size-asian="20pt" style:font-size-complex="20pt"/>
    </style:style>
    <style:style style:name="T136" style:family="text">
      <style:text-properties style:use-window-font-color="true" loext:opacity="0%" style:font-name="Corbel" fo:font-size="20pt" officeooo:rsid="00ff4084" style:font-size-asian="20pt" style:font-size-complex="20pt"/>
    </style:style>
    <style:style style:name="T137" style:family="text">
      <style:text-properties style:use-window-font-color="true" loext:opacity="0%" style:font-name="Corbel" fo:font-size="20pt" officeooo:rsid="00ff4084" style:font-name-asian="ＭＳ ゴシック" style:font-size-asian="20pt" style:font-name-complex="Noto Sans Devanagari1" style:font-size-complex="20pt"/>
    </style:style>
    <style:style style:name="T138" style:family="text">
      <style:text-properties style:use-window-font-color="true" loext:opacity="0%" style:font-name="Corbel" fo:font-size="11pt" fo:language="fr" fo:country="FR" fo:font-weight="normal" officeooo:rsid="00b313b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39" style:family="text">
      <style:text-properties style:use-window-font-color="true" loext:opacity="0%" style:font-name="Corbel" fo:font-size="11pt" fo:language="fr" fo:country="FR" fo:font-weight="normal" officeooo:rsid="00b4a66a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40" style:family="text">
      <style:text-properties style:use-window-font-color="true" loext:opacity="0%" style:font-name="Corbel" fo:font-size="11pt" fo:language="fr" fo:country="FR" fo:font-weight="normal" officeooo:rsid="00b4c428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41" style:family="text">
      <style:text-properties style:use-window-font-color="true" loext:opacity="0%" fo:font-weight="normal" style:font-weight-asian="normal" style:font-weight-complex="normal"/>
    </style:style>
    <style:style style:name="T142" style:family="text">
      <style:text-properties style:use-window-font-color="true" loext:opacity="0%" fo:font-weight="normal" officeooo:rsid="0099b562" style:font-weight-asian="normal" style:font-weight-complex="normal"/>
    </style:style>
    <style:style style:name="T143" style:family="text">
      <style:text-properties style:use-window-font-color="true" loext:opacity="0%" fo:font-weight="normal" officeooo:rsid="00a694f9" style:font-weight-asian="normal" style:font-weight-complex="normal"/>
    </style:style>
    <style:style style:name="T144" style:family="text">
      <style:text-properties style:use-window-font-color="true" loext:opacity="0%" fo:font-weight="normal" officeooo:rsid="00a83a2c" style:font-weight-asian="normal" style:font-weight-complex="normal"/>
    </style:style>
    <style:style style:name="T145" style:family="text">
      <style:text-properties style:use-window-font-color="true" loext:opacity="0%" fo:font-weight="normal" officeooo:rsid="00a9e75c" style:font-weight-asian="normal" style:font-weight-complex="normal"/>
    </style:style>
    <style:style style:name="T146" style:family="text">
      <style:text-properties style:use-window-font-color="true" loext:opacity="0%" fo:font-weight="normal" officeooo:rsid="00ad0571" style:font-weight-asian="normal" style:font-weight-complex="normal"/>
    </style:style>
    <style:style style:name="T147" style:family="text">
      <style:text-properties style:use-window-font-color="true" loext:opacity="0%" fo:font-weight="normal" officeooo:rsid="00af91dc" style:font-weight-asian="normal" style:font-weight-complex="normal"/>
    </style:style>
    <style:style style:name="T148" style:family="text">
      <style:text-properties style:use-window-font-color="true" loext:opacity="0%" fo:font-weight="normal" officeooo:rsid="00b313bb" style:font-weight-asian="normal" style:font-weight-complex="normal"/>
    </style:style>
    <style:style style:name="T149" style:family="text">
      <style:text-properties style:use-window-font-color="true" loext:opacity="0%" fo:font-size="20pt" officeooo:rsid="006a06f4" style:font-size-asian="20pt" style:font-size-complex="20pt"/>
    </style:style>
    <style:style style:name="T150" style:family="text">
      <style:text-properties style:use-window-font-color="true" loext:opacity="0%" fo:font-size="20pt" officeooo:rsid="00a4e01f" style:font-size-asian="20pt" style:font-size-complex="20pt"/>
    </style:style>
    <style:style style:name="T151" style:family="text">
      <style:text-properties officeooo:rsid="0016cf52"/>
    </style:style>
    <style:style style:name="T152" style:family="text">
      <style:text-properties fo:font-size="20pt" style:font-size-asian="20pt" style:font-size-complex="20pt"/>
    </style:style>
    <style:style style:name="T153" style:family="text">
      <style:text-properties fo:font-size="20pt" officeooo:rsid="001554f4" style:font-size-asian="20pt" style:font-size-complex="20pt"/>
    </style:style>
    <style:style style:name="T154" style:family="text">
      <style:text-properties officeooo:rsid="002968be"/>
    </style:style>
    <style:style style:name="T155" style:family="text">
      <style:text-properties officeooo:rsid="002b58c3"/>
    </style:style>
    <style:style style:name="T156" style:family="text">
      <style:text-properties fo:font-size="12pt" style:font-size-asian="12pt" style:font-size-complex="12pt"/>
    </style:style>
    <style:style style:name="T157" style:family="text">
      <style:text-properties style:font-name="Corbel"/>
    </style:style>
    <style:style style:name="T158" style:family="text">
      <style:text-properties style:font-name="Corbel" fo:font-size="12pt" fo:language="fr" fo:country="FR" style:font-size-asian="12pt" style:font-size-complex="12pt"/>
    </style:style>
    <style:style style:name="T159" style:family="text">
      <style:text-properties style:font-name="Corbel" fo:font-size="12pt" fo:language="fr" fo:country="FR" officeooo:rsid="002968be" style:font-size-asian="12pt" style:font-size-complex="12pt"/>
    </style:style>
    <style:style style:name="T160" style:family="text">
      <style:text-properties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161" style:family="text">
      <style:text-properties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162" style:family="text">
      <style:text-properties style:font-name="Corbel" fo:language="fr" fo:country="FR"/>
    </style:style>
    <style:style style:name="T163" style:family="text">
      <style:text-properties style:font-name="Corbel" fo:language="fr" fo:country="FR" officeooo:rsid="003a1ac1"/>
    </style:style>
    <style:style style:name="T164" style:family="text">
      <style:text-properties style:font-name="Corbel" fo:language="fr" fo:country="FR" fo:font-weight="normal" style:font-weight-asian="normal" style:font-weight-complex="normal"/>
    </style:style>
    <style:style style:name="T165" style:family="text">
      <style:text-properties style:font-name="Corbel" fo:language="fr" fo:country="FR" fo:font-weight="normal" officeooo:rsid="0059e3bf" style:font-weight-asian="normal" style:font-weight-complex="normal"/>
    </style:style>
    <style:style style:name="T166" style:family="text">
      <style:text-properties style:font-name="Corbel" fo:language="fr" fo:country="FR" officeooo:rsid="005b4864"/>
    </style:style>
    <style:style style:name="T167" style:family="text">
      <style:text-properties style:font-name="Corbel" fo:font-size="11pt" fo:language="fr" fo:country="FR" officeooo:rsid="009668ad" style:font-size-asian="11pt" style:language-asian="zxx" style:country-asian="none" style:font-size-complex="11pt" style:language-complex="zxx" style:country-complex="none"/>
    </style:style>
    <style:style style:name="T168" style:family="text">
      <style:text-properties style:font-name="Corbel" fo:font-size="11pt" fo:language="fr" fo:country="FR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69" style:family="text">
      <style:text-properties style:font-name="Corbel" fo:font-size="11pt" fo:language="fr" fo:country="FR" fo:font-weight="normal" officeooo:rsid="009f4be7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70" style:family="text">
      <style:text-properties style:font-name="Corbel" fo:font-size="11pt" fo:language="fr" fo:country="FR" fo:font-weight="normal" officeooo:rsid="00a11e84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71" style:family="text">
      <style:text-properties style:font-name="Corbel" fo:font-size="11pt" fo:language="fr" fo:country="FR" fo:font-weight="normal" officeooo:rsid="00a694f9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72" style:family="text">
      <style:text-properties officeooo:rsid="003a1ac1"/>
    </style:style>
    <style:style style:name="T173" style:family="text">
      <style:text-properties fo:color="#c9211e" loext:opacity="100%"/>
    </style:style>
    <style:style style:name="T174" style:family="text">
      <style:text-properties fo:color="#c9211e" loext:opacity="100%" style:font-name="Corbel" fo:language="fr" fo:country="FR" fo:font-weight="normal" style:font-weight-asian="normal" style:font-weight-complex="normal"/>
    </style:style>
    <style:style style:name="T175" style:family="text">
      <style:text-properties fo:color="#c9211e" loext:opacity="100%" style:font-name="Corbel" fo:language="fr" fo:country="FR" fo:font-style="italic" style:text-underline-style="none" fo:font-weight="normal" style:font-style-asian="italic" style:font-weight-asian="normal" style:font-style-complex="italic" style:font-weight-complex="normal"/>
    </style:style>
    <style:style style:name="T176" style:family="text">
      <style:text-properties fo:color="#c9211e" loext:opacity="100%" style:font-name="Corbel" fo:language="fr" fo:country="FR" fo:font-style="italic" style:text-underline-style="none" fo:font-weight="bold" style:font-style-asian="italic" style:font-weight-asian="bold" style:font-style-complex="italic" style:font-weight-complex="bold"/>
    </style:style>
    <style:style style:name="T177" style:family="text">
      <style:text-properties fo:color="#c9211e" loext:opacity="100%" style:font-name="Corbel" fo:font-size="12pt" fo:language="fr" fo:country="FR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8" style:family="text">
      <style:text-properties fo:color="#c9211e" loext:opacity="100%" style:font-name="Corbel" fo:font-size="12pt" fo:language="fr" fo:country="FR" fo:font-weight="normal" officeooo:rsid="00832da5" style:font-size-asian="12pt" style:font-weight-asian="normal" style:font-size-complex="12pt" style:font-weight-complex="normal"/>
    </style:style>
    <style:style style:name="T179" style:family="text">
      <style:text-properties fo:color="#c9211e" loext:opacity="100%" style:font-name="Corbel" fo:font-size="12pt" fo:language="fr" fo:country="FR" fo:font-weight="normal" officeooo:rsid="0087e15e" style:font-size-asian="12pt" style:font-weight-asian="normal" style:font-size-complex="12pt" style:font-weight-complex="normal"/>
    </style:style>
    <style:style style:name="T180" style:family="text">
      <style:text-properties fo:color="#c9211e" loext:opacity="100%" officeooo:rsid="00ad0571"/>
    </style:style>
    <style:style style:name="T181" style:family="text">
      <style:text-properties fo:color="#c9211e" loext:opacity="100%" fo:font-weight="normal" officeooo:rsid="00ad0571" style:font-weight-asian="normal" style:font-weight-complex="normal"/>
    </style:style>
    <style:style style:name="T182" style:family="text">
      <style:text-properties fo:color="#808080" loext:opacity="100%" style:font-name="Corbel" fo:language="fr" fo:country="FR" fo:font-weight="normal" officeooo:rsid="003b81e9" style:font-weight-asian="normal" style:font-weight-complex="normal"/>
    </style:style>
    <style:style style:name="T183" style:family="text">
      <style:text-properties fo:color="#808080" loext:opacity="100%" style:font-name="Corbel" fo:font-size="12pt" fo:language="fr" fo:country="FR" fo:font-style="italic" fo:font-weight="normal" officeooo:rsid="00ce6e7a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184" style:family="text">
      <style:text-properties fo:font-weight="normal" style:font-weight-asian="normal" style:font-weight-complex="normal"/>
    </style:style>
    <style:style style:name="T185" style:family="text">
      <style:text-properties fo:font-variant="normal" fo:text-transform="none" fo:color="#1b1b1f" loext:opacity="100%" style:font-name="Corbel" fo:font-size="8.25pt" fo:letter-spacing="normal" fo:language="fr" fo:country="FR" fo:font-style="normal" fo:font-weight="normal" officeooo:rsid="005093c1" style:font-weight-asian="normal" style:font-weight-complex="normal"/>
    </style:style>
    <style:style style:name="T186" style:family="text">
      <style:text-properties fo:font-variant="normal" fo:text-transform="none" fo:color="#58a700" loext:opacity="100%" style:font-name="din-round" fo:font-size="12.75pt" fo:letter-spacing="normal" fo:language="fr" fo:country="FR" fo:font-style="normal" fo:font-weight="bold" officeooo:rsid="005f2294" style:font-size-asian="12pt" style:font-weight-asian="normal" style:font-size-complex="12pt" style:font-weight-complex="normal"/>
    </style:style>
    <style:style style:name="T187" style:family="text">
      <style:text-properties fo:font-variant="normal" fo:text-transform="none" fo:color="#080809" loext:opacity="100%" style:font-name="Helvetica" fo:font-size="20pt" fo:letter-spacing="normal" fo:language="fr" fo:country="FR" fo:font-style="normal" fo:font-weight="normal" officeooo:rsid="00b98953" style:font-size-asian="20pt" style:language-asian="zxx" style:country-asian="none" style:font-size-complex="20pt" style:language-complex="zxx" style:country-complex="none"/>
    </style:style>
    <style:style style:name="T188" style:family="text">
      <style:text-properties fo:font-variant="normal" fo:text-transform="none" fo:color="#ea2b2b" loext:opacity="100%" style:font-name="din-round" fo:font-size="12.75pt" fo:letter-spacing="normal" fo:font-style="normal" fo:font-weight="bold" style:font-size-asian="12pt" style:font-weight-asian="normal" style:font-size-complex="12pt" style:font-weight-complex="normal"/>
    </style:style>
    <style:style style:name="T189" style:family="text">
      <style:text-properties fo:font-variant="normal" fo:text-transform="none" fo:color="#ea2b2b" loext:opacity="100%" style:font-name="din-round" fo:font-size="12.75pt" fo:letter-spacing="normal" fo:font-style="normal" fo:font-weight="bold" officeooo:rsid="0101119f" style:font-size-asian="12pt" style:font-weight-asian="normal" style:font-size-complex="12pt" style:font-weight-complex="normal"/>
    </style:style>
    <style:style style:name="T190" style:family="text">
      <style:text-properties fo:font-variant="normal" fo:text-transform="none" fo:color="#ea2b2b" loext:opacity="100%" style:font-name="din-round" fo:font-size="12.75pt" fo:letter-spacing="normal" fo:language="fr" fo:country="FR" fo:font-style="normal" fo:font-weight="bold" officeooo:rsid="0101119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91" style:family="text">
      <style:text-properties fo:font-variant="normal" fo:text-transform="none" fo:color="#ea2b2b" loext:opacity="100%" style:font-name="din-round" fo:font-size="12.75pt" fo:letter-spacing="normal" fo:language="fr" fo:country="FR" fo:font-style="normal" fo:font-weight="bold" officeooo:rsid="0103501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92" style:family="text">
      <style:text-properties officeooo:rsid="00581b2c"/>
    </style:style>
    <style:style style:name="T193" style:family="text">
      <style:text-properties fo:language="fr" fo:country="FR"/>
    </style:style>
    <style:style style:name="T194" style:family="text">
      <style:text-properties fo:language="fr" fo:country="FR" style:text-underline-style="none"/>
    </style:style>
    <style:style style:name="T195" style:family="text">
      <style:text-properties fo:language="fr" fo:country="FR" officeooo:rsid="008b6fec"/>
    </style:style>
    <style:style style:name="T196" style:family="text">
      <style:text-properties fo:language="fr" fo:country="FR" style:language-asian="zxx" style:country-asian="none" style:language-complex="zxx" style:country-complex="none"/>
    </style:style>
    <style:style style:name="T197" style:family="text">
      <style:text-properties fo:language="fr" fo:country="FR" officeooo:rsid="0101119f" style:language-asian="zxx" style:country-asian="none" style:language-complex="zxx" style:country-complex="none"/>
    </style:style>
    <style:style style:name="T198" style:family="text">
      <style:text-properties fo:color="#666666" loext:opacity="100%" style:font-name="Corbel" fo:font-size="12pt" fo:language="fr" fo:country="FR" fo:font-style="italic" fo:font-weight="normal" officeooo:rsid="005d8ad7" style:font-size-asian="12pt" style:font-style-asian="italic" style:font-weight-asian="normal" style:font-size-complex="12pt" style:font-style-complex="italic" style:font-weight-complex="normal"/>
    </style:style>
    <style:style style:name="T199" style:family="text">
      <style:text-properties fo:color="#3465a4" loext:opacity="100%" style:font-name="Corbel" fo:font-size="12pt" fo:language="fr" fo:country="FR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00" style:family="text">
      <style:text-properties style:font-name="Ubuntu" fo:font-size="11pt" fo:language="fr" fo:country="FR" style:font-size-asian="11pt" style:language-asian="zxx" style:country-asian="none" style:font-size-complex="11pt" style:language-complex="zxx" style:country-complex="none"/>
    </style:style>
    <style:style style:name="T201" style:family="text">
      <style:text-properties style:font-name="Ubuntu" fo:font-size="11pt" fo:language="fr" fo:country="FR" officeooo:rsid="006dac31" style:font-size-asian="11pt" style:language-asian="zxx" style:country-asian="none" style:font-size-complex="11pt" style:language-complex="zxx" style:country-complex="none"/>
    </style:style>
    <style:style style:name="T202" style:family="text">
      <style:text-properties style:font-name="Ubuntu" fo:font-size="11pt" fo:language="fr" fo:country="FR" officeooo:rsid="00f24c4d" style:font-size-asian="11pt" style:language-asian="zxx" style:country-asian="none" style:font-size-complex="11pt" style:language-complex="zxx" style:country-complex="none"/>
    </style:style>
    <style:style style:name="T203" style:family="text">
      <style:text-properties style:font-name="Ubuntu" fo:font-size="11pt" fo:language="fr" fo:country="FR" officeooo:rsid="00f1b2cc" style:font-size-asian="11pt" style:language-asian="zxx" style:country-asian="none" style:font-size-complex="11pt" style:language-complex="zxx" style:country-complex="none"/>
    </style:style>
    <style:style style:name="T204" style:family="text">
      <style:text-properties style:font-name="Ubuntu" fo:font-size="11pt" fo:language="fr" fo:country="FR" officeooo:rsid="00f946ed" style:font-size-asian="11pt" style:language-asian="zxx" style:country-asian="none" style:font-size-complex="11pt" style:language-complex="zxx" style:country-complex="none"/>
    </style:style>
    <style:style style:name="T205" style:family="text">
      <style:text-properties style:font-name="Ubuntu" fo:font-size="11pt" fo:language="fr" fo:country="FR" officeooo:rsid="00ff7714" style:font-size-asian="11pt" style:language-asian="zxx" style:country-asian="none" style:font-size-complex="11pt" style:language-complex="zxx" style:country-complex="none"/>
    </style:style>
    <style:style style:name="T206" style:family="text">
      <style:text-properties style:font-name="Ubuntu" fo:font-size="11pt" fo:language="fr" fo:country="FR" officeooo:rsid="0101119f" style:font-size-asian="11pt" style:language-asian="zxx" style:country-asian="none" style:font-size-complex="11pt" style:language-complex="zxx" style:country-complex="none"/>
    </style:style>
    <style:style style:name="T207" style:family="text">
      <style:text-properties officeooo:rsid="00c7cc72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officeooo:rsid="009ac447"/>
    </style:style>
    <style:style style:name="T210" style:family="text">
      <style:text-properties officeooo:rsid="00a3ddfc"/>
    </style:style>
    <style:style style:name="T211" style:family="text">
      <style:text-properties officeooo:rsid="00aa25ae"/>
    </style:style>
    <style:style style:name="T212" style:family="text">
      <style:text-properties fo:color="#1e08bb" loext:opacity="100%" fo:font-weight="normal" officeooo:rsid="0099b562" style:font-weight-asian="normal" style:font-weight-complex="normal"/>
    </style:style>
    <style:style style:name="T213" style:family="text">
      <style:text-properties fo:color="#1e08bb" loext:opacity="100%" style:font-name="Corbel" fo:font-size="11pt" fo:language="fr" fo:country="FR" fo:font-weight="normal" officeooo:rsid="0099b56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14" style:family="text">
      <style:text-properties fo:color="#1e08bb" loext:opacity="100%" style:font-name="Corbel" fo:font-size="12pt" fo:language="fr" fo:country="FR" fo:font-weight="normal" officeooo:rsid="00ac529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15" style:family="text">
      <style:text-properties fo:color="#1e08bb" loext:opacity="100%" fo:font-size="12pt" fo:font-weight="normal" officeooo:rsid="0099b562" style:font-size-asian="12pt" style:font-weight-asian="normal" style:font-size-complex="12pt" style:font-weight-complex="normal"/>
    </style:style>
    <style:style style:name="T216" style:family="text">
      <style:text-properties fo:color="#1e08bb" loext:opacity="100%" fo:font-size="12pt" fo:font-weight="normal" officeooo:rsid="008b6fec" style:font-size-asian="12pt" style:font-weight-asian="normal" style:font-size-complex="12pt" style:font-weight-complex="normal"/>
    </style:style>
    <style:style style:name="T217" style:family="text">
      <style:text-properties officeooo:rsid="00ac5298"/>
    </style:style>
    <style:style style:name="T218" style:family="text">
      <style:text-properties officeooo:rsid="00ad0571"/>
    </style:style>
    <style:style style:name="T219" style:family="text">
      <style:text-properties fo:color="#000000" loext:opacity="100%"/>
    </style:style>
    <style:style style:name="T220" style:family="text">
      <style:text-properties fo:color="#000000" loext:opacity="100%" officeooo:rsid="00ad0571"/>
    </style:style>
    <style:style style:name="T221" style:family="text">
      <style:text-properties fo:color="#000000" loext:opacity="100%" style:font-name="Corbel1" fo:font-size="12pt" fo:language="fr" fo:country="FR" fo:font-weight="normal" officeooo:rsid="00bbbc91" style:font-size-asian="12pt" style:language-asian="zxx" style:country-asian="none" style:font-size-complex="12pt" style:language-complex="zxx" style:country-complex="none"/>
    </style:style>
    <style:style style:name="T222" style:family="text">
      <style:text-properties fo:color="#000000" loext:opacity="100%" style:font-name="Corbel1" fo:font-size="12pt" fo:language="fr" fo:country="FR" fo:font-weight="normal" officeooo:rsid="00bc06be" style:font-size-asian="12pt" style:language-asian="zxx" style:country-asian="none" style:font-size-complex="12pt" style:language-complex="zxx" style:country-complex="none"/>
    </style:style>
    <style:style style:name="T223" style:family="text">
      <style:text-properties fo:color="#000000" loext:opacity="100%" style:font-name="Corbel1" fo:font-size="12pt" fo:language="fr" fo:country="FR" fo:font-weight="normal" officeooo:rsid="00bd32d4" style:font-size-asian="12pt" style:language-asian="zxx" style:country-asian="none" style:font-size-complex="12pt" style:language-complex="zxx" style:country-complex="none"/>
    </style:style>
    <style:style style:name="T224" style:family="text">
      <style:text-properties fo:color="#000000" loext:opacity="100%" style:font-name="Corbel1" fo:font-size="12pt" fo:language="fr" fo:country="FR" fo:font-weight="normal" officeooo:rsid="00bebb26" style:font-size-asian="12pt" style:language-asian="zxx" style:country-asian="none" style:font-size-complex="12pt" style:language-complex="zxx" style:country-complex="none"/>
    </style:style>
    <style:style style:name="T225" style:family="text">
      <style:text-properties fo:color="#000000" loext:opacity="100%" style:font-name="Corbel1" fo:font-size="12pt" fo:language="fr" fo:country="FR" fo:font-weight="normal" officeooo:rsid="00c08884" style:font-size-asian="12pt" style:language-asian="zxx" style:country-asian="none" style:font-size-complex="12pt" style:language-complex="zxx" style:country-complex="none"/>
    </style:style>
    <style:style style:name="T226" style:family="text">
      <style:text-properties fo:color="#000000" loext:opacity="100%" style:font-name="Corbel1" fo:font-size="12pt" fo:language="fr" fo:country="FR" fo:font-weight="normal" officeooo:rsid="00c11130" style:font-size-asian="12pt" style:language-asian="zxx" style:country-asian="none" style:font-size-complex="12pt" style:language-complex="zxx" style:country-complex="none"/>
    </style:style>
    <style:style style:name="T227" style:family="text">
      <style:text-properties fo:color="#000000" loext:opacity="100%" style:font-name="Corbel1" fo:font-size="12pt" fo:language="fr" fo:country="FR" fo:font-weight="normal" officeooo:rsid="00caa050" style:font-size-asian="12pt" style:language-asian="zxx" style:country-asian="none" style:font-size-complex="12pt" style:language-complex="zxx" style:country-complex="none"/>
    </style:style>
    <style:style style:name="T228" style:family="text">
      <style:text-properties fo:color="#000000" loext:opacity="100%" style:font-name="Corbel1" fo:font-size="12pt" fo:language="fr" fo:country="FR" officeooo:rsid="00bbbc91" style:font-size-asian="12pt" style:language-asian="zxx" style:country-asian="none" style:font-size-complex="12pt" style:language-complex="zxx" style:country-complex="none"/>
    </style:style>
    <style:style style:name="T229" style:family="text">
      <style:text-properties fo:color="#000000" loext:opacity="100%" style:font-name="Corbel1" fo:font-size="12pt" fo:language="fr" fo:country="FR" fo:font-weight="bold" officeooo:rsid="00bbbc9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30" style:family="text">
      <style:text-properties officeooo:rsid="00bc06be"/>
    </style:style>
    <style:style style:name="T231" style:family="text">
      <style:text-properties officeooo:rsid="00f0730f"/>
    </style:style>
    <style:style style:name="T232" style:family="text">
      <style:text-properties officeooo:rsid="00f69a8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299in" fo:text-indent="-0.25in" fo:margin-left="0.529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799in" fo:text-indent="-0.25in" fo:margin-left="0.779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799in" fo:text-indent="-0.25in" fo:margin-left="1.279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299in" fo:text-indent="-0.25in" fo:margin-left="1.529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799in" fo:text-indent="-0.25in" fo:margin-left="1.779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299in" fo:text-indent="-0.25in" fo:margin-left="2.029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799in" fo:text-indent="-0.25in" fo:margin-left="2.279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299in" fo:text-indent="-0.25in" fo:margin-left="2.529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799in" fo:text-indent="-0.25in" fo:margin-left="2.7799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Section 1 <text:s/>Unit 1 – Basic Phrases</text:h>
      <text:p text:style-name="P13"/>
      <text:h text:style-name="P4" text:outline-level="2">👤 Identity / People:</text:h>
      <text:list text:style-name="WWNum1">
        <text:list-item>
          <text:p text:style-name="P207">Je suis Marie.</text:p>
        </text:list-item>
        <text:list-item>
          <text:p text:style-name="P207">Tu es Marc ? → [ Tu e Mak? ]</text:p>
        </text:list-item>
        <text:list-item>
          <text:p text:style-name="P207">Non, je suis Paul.</text:p>
          <text:p text:style-name="P207"/>
        </text:list-item>
      </text:list>
      <text:h text:style-name="P4" text:outline-level="2">👥 People &amp; Animals:</text:h>
      <text:list text:continue-numbering="true" text:style-name="WWNum1">
        <text:list-item>
          <text:p text:style-name="P207">un garçon. – a boy</text:p>
        </text:list-item>
        <text:list-item>
          <text:p text:style-name="P207">une fille. – a girl</text:p>
        </text:list-item>
        <text:list-item>
          <text:p text:style-name="P207">un homme. – a man</text:p>
        </text:list-item>
        <text:list-item>
          <text:p text:style-name="P207">une femme. – a woman</text:p>
        </text:list-item>
        <text:list-item>
          <text:p text:style-name="P207">un chien. – a dog → [ qa xja ]</text:p>
        </text:list-item>
        <text:list-item>
          <text:p text:style-name="P207">un chat. – a cat → [ qa xa ]<text:tab/>"github.com/joho/godotenv"</text:p>
        </text:list-item>
        <text:list-item>
          <text:p text:style-name="P207">un cheval. – a horse</text:p>
        </text:list-item>
        <text:list-item>
          <text:p text:style-name="P207">une pizza. – [ qun qiz-za ]</text:p>
        </text:list-item>
        <text:list-item>
          <text:p text:style-name="P207">un croissant. – [ qa kwaso ]</text:p>
          <text:p text:style-name="P213"/>
        </text:list-item>
      </text:list>
      <text:h text:style-name="P4" text:outline-level="2">📌 Sentences:</text:h>
      <text:list xml:id="list111211336543773" text:continue-numbering="true" text:style-name="WWNum1">
        <text:list-item>
          <text:p text:style-name="P207">C’est un chat → [ set qa xa ]</text:p>
        </text:list-item>
        <text:list-item>
          <text:p text:style-name="P207">Un chat mange.</text:p>
        </text:list-item>
        <text:list-item>
          <text:p text:style-name="P207">Paul mange un croissant → [ Pol manxġ qa kwaso ]</text:p>
        </text:list-item>
        <text:list-item>
          <text:p text:style-name="P207">Un chien et un cheval.</text:p>
        </text:list-item>
        <text:list-item>
          <text:p text:style-name="P207">Tu es un chat.</text:p>
        </text:list-item>
        <text:list-item>
          <text:p text:style-name="P207">Un homme mange un hamburger.</text:p>
        </text:list-item>
        <text:list-item>
          <text:p text:style-name="P207">Tu manges une orange ?</text:p>
        </text:list-item>
        <text:list-item>
          <text:p text:style-name="P207">C’est un croissant.</text:p>
        </text:list-item>
        <text:list-item>
          <text:p text:style-name="P208">Oui Pual.</text:p>
        </text:list-item>
      </text:list>
      <text:p text:style-name="P209"/>
      <text:p text:style-name="P209"/>
      <text:p text:style-name="P209"/>
      <text:p text:style-name="P209"/>
      <text:p text:style-name="P209"/>
      <text:h text:style-name="P4" text:outline-level="2"><text:soft-page-break/>Verb: Être (to be)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7">Pronoun</text:p>
          </table:table-cell>
          <table:table-cell table:style-name="Table1.A1" office:value-type="string">
            <text:p text:style-name="P7">Conjugation</text:p>
          </table:table-cell>
          <table:table-cell table:style-name="Table1.A1" office:value-type="string">
            <text:p text:style-name="P7">Maltese-style Pronunciation</text:p>
          </table:table-cell>
        </table:table-row>
        <table:table-row table:style-name="Table1.1">
          <table:table-cell table:style-name="Table1.A1" office:value-type="string">
            <text:p text:style-name="P7">Je suis</text:p>
          </table:table-cell>
          <table:table-cell table:style-name="Table1.A1" office:value-type="string">
            <text:p text:style-name="P7">suis</text:p>
          </table:table-cell>
          <table:table-cell table:style-name="Table1.A1" office:value-type="string">
            <text:p text:style-name="P7">[ xġ swi ]</text:p>
          </table:table-cell>
        </table:table-row>
        <table:table-row table:style-name="Table1.1">
          <table:table-cell table:style-name="Table1.A1" office:value-type="string">
            <text:p text:style-name="P7">Tu es</text:p>
          </table:table-cell>
          <table:table-cell table:style-name="Table1.A1" office:value-type="string">
            <text:p text:style-name="P7">es</text:p>
          </table:table-cell>
          <table:table-cell table:style-name="Table1.A1" office:value-type="string">
            <text:p text:style-name="P7">[ tu e ]</text:p>
          </table:table-cell>
        </table:table-row>
        <table:table-row table:style-name="Table1.1">
          <table:table-cell table:style-name="Table1.A1" office:value-type="string">
            <text:p text:style-name="P7">Il / Elle est</text:p>
          </table:table-cell>
          <table:table-cell table:style-name="Table1.A1" office:value-type="string">
            <text:p text:style-name="P7">est</text:p>
          </table:table-cell>
          <table:table-cell table:style-name="Table1.A1" office:value-type="string">
            <text:p text:style-name="P7">[ il / el e ]</text:p>
          </table:table-cell>
        </table:table-row>
        <table:table-row table:style-name="Table1.1">
          <table:table-cell table:style-name="Table1.A1" office:value-type="string">
            <text:p text:style-name="P7">Nous sommes</text:p>
          </table:table-cell>
          <table:table-cell table:style-name="Table1.A1" office:value-type="string">
            <text:p text:style-name="P7">sommes</text:p>
          </table:table-cell>
          <table:table-cell table:style-name="Table1.A1" office:value-type="string">
            <text:p text:style-name="P7">[ nu som ]</text:p>
          </table:table-cell>
        </table:table-row>
        <table:table-row table:style-name="Table1.1">
          <table:table-cell table:style-name="Table1.A1" office:value-type="string">
            <text:p text:style-name="P7">Vous êtes</text:p>
          </table:table-cell>
          <table:table-cell table:style-name="Table1.A1" office:value-type="string">
            <text:p text:style-name="P7">êtes</text:p>
          </table:table-cell>
          <table:table-cell table:style-name="Table1.A1" office:value-type="string">
            <text:p text:style-name="P7">[ vu żet ]</text:p>
          </table:table-cell>
        </table:table-row>
        <table:table-row table:style-name="Table1.7">
          <table:table-cell table:style-name="Table1.A1" office:value-type="string">
            <text:p text:style-name="P7">Ils / Elles sont</text:p>
          </table:table-cell>
          <table:table-cell table:style-name="Table1.A1" office:value-type="string">
            <text:p text:style-name="P7">sont</text:p>
          </table:table-cell>
          <table:table-cell table:style-name="Table1.A1" office:value-type="string">
            <text:p text:style-name="P7">[ il / el son ]</text:p>
          </table:table-cell>
        </table:table-row>
      </table:table>
      <text:h text:style-name="P4" text:outline-level="2"/>
      <text:p text:style-name="P8"/>
      <text:h text:style-name="P4" text:outline-level="2">Verb: Manger (to eat)</text:h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7">Pronoun</text:p>
          </table:table-cell>
          <table:table-cell table:style-name="Table2.A1" office:value-type="string">
            <text:p text:style-name="P7">Conjugation</text:p>
          </table:table-cell>
          <table:table-cell table:style-name="Table2.A1" office:value-type="string">
            <text:p text:style-name="P7">Maltese-style Pronunciation</text:p>
          </table:table-cell>
        </table:table-row>
        <table:table-row table:style-name="Table2.1">
          <table:table-cell table:style-name="Table2.A1" office:value-type="string">
            <text:p text:style-name="P7">Je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xġ man-xġ ]</text:p>
          </table:table-cell>
        </table:table-row>
        <table:table-row table:style-name="Table2.1">
          <table:table-cell table:style-name="Table2.A1" office:value-type="string">
            <text:p text:style-name="P7">Tu</text:p>
          </table:table-cell>
          <table:table-cell table:style-name="Table2.A1" office:value-type="string">
            <text:p text:style-name="P7">manges</text:p>
          </table:table-cell>
          <table:table-cell table:style-name="Table2.A1" office:value-type="string">
            <text:p text:style-name="P7">[ tu man-xġ ]</text:p>
          </table:table-cell>
        </table:table-row>
        <table:table-row table:style-name="Table2.1">
          <table:table-cell table:style-name="Table2.A1" office:value-type="string">
            <text:p text:style-name="P7">Il / Elle / On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il / el / qu man-xġ ]</text:p>
          </table:table-cell>
        </table:table-row>
        <table:table-row table:style-name="Table2.1">
          <table:table-cell table:style-name="Table2.A1" office:value-type="string">
            <text:p text:style-name="P7">Nous</text:p>
          </table:table-cell>
          <table:table-cell table:style-name="Table2.A1" office:value-type="string">
            <text:p text:style-name="P7">mangeons</text:p>
          </table:table-cell>
          <table:table-cell table:style-name="Table2.A1" office:value-type="string">
            <text:p text:style-name="P7">[ nu man-xġo ]</text:p>
          </table:table-cell>
        </table:table-row>
        <table:table-row table:style-name="Table2.1">
          <table:table-cell table:style-name="Table2.A1" office:value-type="string">
            <text:p text:style-name="P7">Vous</text:p>
          </table:table-cell>
          <table:table-cell table:style-name="Table2.A1" office:value-type="string">
            <text:p text:style-name="P7">mangez</text:p>
          </table:table-cell>
          <table:table-cell table:style-name="Table2.A1" office:value-type="string">
            <text:p text:style-name="P7">[ vu man-xġe ]</text:p>
          </table:table-cell>
        </table:table-row>
        <table:table-row table:style-name="Table2.1">
          <table:table-cell table:style-name="Table2.A1" office:value-type="string">
            <text:p text:style-name="P7">Ils / Elles</text:p>
          </table:table-cell>
          <table:table-cell table:style-name="Table2.A1" office:value-type="string">
            <text:p text:style-name="P7">mangent</text:p>
          </table:table-cell>
          <table:table-cell table:style-name="Table2.A1" office:value-type="string">
            <text:p text:style-name="P7">[ il / el man-xġ ]</text:p>
          </table:table-cell>
        </table:table-row>
      </table:table>
      <text:h text:style-name="P6" text:outline-level="1"/>
      <text:p text:style-name="P7"/>
      <text:p text:style-name="P7"/>
      <text:p text:style-name="P7"/>
      <text:p text:style-name="P7"/>
      <text:p text:style-name="P11">Pronunciation patterns</text:p>
      <text:p text:style-name="P14"><text:span text:style-name="Strong_20_Emphasis"><text:span text:style-name="T12">au → o</text:span></text:span></text:p>
      <text:list text:style-name="L1">
        <text:list-item>
          <text:p text:style-name="P219">au revoir → [ o revwar ]</text:p>
        </text:list-item>
        <text:list-item>
          <text:p text:style-name="P219">jaune → [ xġon ]</text:p>
        </text:list-item>
        <text:list-item>
          <text:p text:style-name="P219">auto → [ oto ]</text:p>
          <text:p text:style-name="P219"/>
        </text:list-item>
      </text:list>
      <text:p text:style-name="P14"><text:span text:style-name="Strong_20_Emphasis"><text:span text:style-name="T12">oi → wa</text:span></text:span></text:p>
      <text:list text:style-name="L2">
        <text:list-item>
          <text:p text:style-name="P220">moi → [ mwa ]</text:p>
        </text:list-item>
        <text:list-item>
          <text:p text:style-name="P220">voiture → [ vwa-tjur ]</text:p>
        </text:list-item>
        <text:list-item>
          <text:p text:style-name="P220">croissant → [ kwa-san ]</text:p>
          <text:p text:style-name="P220"/>
        </text:list-item>
      </text:list>
      <text:p text:style-name="P14"><text:soft-page-break/><text:span text:style-name="Strong_20_Emphasis"><text:span text:style-name="T12">eau → o</text:span></text:span></text:p>
      <text:list text:style-name="L3">
        <text:list-item>
          <text:p text:style-name="P221">eau → [ o ]</text:p>
        </text:list-item>
        <text:list-item>
          <text:p text:style-name="P221">beau → [ bo ]<text:tab/><text:tab/>bea<text:span text:style-name="T151">utiful</text:span></text:p>
        </text:list-item>
        <text:list-item>
          <text:p text:style-name="P221">château → [ <text:span text:style-name="T151">z</text:span>a-to ]<text:tab/><text:span text:style-name="T151">castle</text:span></text:p>
          <text:p text:style-name="P221"/>
        </text:list-item>
      </text:list>
      <text:p text:style-name="P14"><text:span text:style-name="Strong_20_Emphasis"><text:span text:style-name="T12">ain → q</text:span></text:span><text:span text:style-name="Strong_20_Emphasis"><text:span text:style-name="T13">a</text:span></text:span></text:p>
      <text:list text:style-name="L4">
        <text:list-item>
          <text:p text:style-name="P222">pain → [ <text:s/>p<text:span text:style-name="T151">q</text:span>a ]</text:p>
        </text:list-item>
        <text:list-item>
          <text:p text:style-name="P222">vin → [ <text:span text:style-name="T151">vqa</text:span> ]</text:p>
        </text:list-item>
        <text:list-item>
          <text:p text:style-name="P222">demain → [ <text:span text:style-name="T151">d-mqa</text:span> ]</text:p>
        </text:list-item>
      </text:list>
      <text:p text:style-name="P7"/>
      <text:p text:style-name="P14"><text:span text:style-name="Strong_20_Emphasis"><text:span text:style-name="T13">ant → q</text:span></text:span><text:span text:style-name="Emphasis"><text:span text:style-name="T13"> </text:span></text:span></text:p>
      <text:list text:continue-numbering="true" text:style-name="L4">
        <text:list-item>
          <text:p text:style-name="P223">croissant → [ kwa-sqa ]</text:p>
        </text:list-item>
        <text:list-item>
          <text:p text:style-name="P223">enfant → [ <text:s/>an-fqa ]</text:p>
        </text:list-item>
        <text:list-item>
          <text:p text:style-name="P223">important → [ un-por-tqa ]</text:p>
          <text:p text:style-name="P222"/>
        </text:list-item>
      </text:list>
      <text:p text:style-name="P7"/>
      <text:h text:style-name="P6" text:outline-level="1"><text:span text:style-name="T152">Section 1 <text:s/>Unit </text:span><text:span text:style-name="T153">2</text:span><text:span text:style-name="T152"> – Greet People</text:span></text:h>
      <text:h text:style-name="P4" text:outline-level="2">👋 Greetings &amp; Responses:</text:h>
      <text:list text:continue-list="list111211336543773" text:style-name="WWNum1">
        <text:list-item>
          <text:p text:style-name="P207">Bonjour, Charlotte. Comment ça va ?</text:p>
        </text:list-item>
        <text:list-item>
          <text:p text:style-name="P207">Ça va bien ! / Je vais bien !</text:p>
        </text:list-item>
        <text:list-item>
          <text:p text:style-name="P207">Merci / Merci beaucoup</text:p>
        </text:list-item>
        <text:list-item>
          <text:p text:style-name="P207">Salut ! / Bonsoir / Au revoir</text:p>
        </text:list-item>
        <text:list-item>
          <text:p text:style-name="P207">Et toi ? / Et vous ?</text:p>
        </text:list-item>
        <text:list-item>
          <text:p text:style-name="P207">Très bien, merci. Et toi ?</text:p>
        </text:list-item>
        <text:list-item>
          <text:p text:style-name="P207">Bienvenue ! → [ bjen-veni ]</text:p>
        </text:list-item>
        <text:list-item>
          <text:p text:style-name="P207">Enchanté !</text:p>
        </text:list-item>
        <text:list-item>
          <text:p text:style-name="P207">Bonne journée → [ bon ġur-ne ]</text:p>
        </text:list-item>
        <text:list-item>
          <text:p text:style-name="P207">Bonne soirée → [ bon swa-re ]</text:p>
        </text:list-item>
        <text:list-item>
          <text:p text:style-name="P207">Bonne nuit</text:p>
        </text:list-item>
        <text:list-item>
          <text:p text:style-name="P207">À bientôt → [ a bjentu ]</text:p>
        </text:list-item>
        <text:list-item>
          <text:p text:style-name="P207">À demain ! → [ a di-ma ]</text:p>
        </text:list-item>
        <text:list-item>
          <text:p text:style-name="P208">Oui ça va <text:s/>très bien.</text:p>
        </text:list-item>
        <text:list-item>
          <text:p text:style-name="P208">Bonjour Anna. Comment ça va ? Je suis Julie.</text:p>
        </text:list-item>
        <text:list-item>
          <text:p text:style-name="P210">Ç<text:span text:style-name="T155">a va bien, merci. Et toi ?</text:span></text:p>
          <text:p text:style-name="P211"/>
          <text:p text:style-name="P207"><text:soft-page-break/></text:p>
        </text:list-item>
      </text:list>
      <text:h text:style-name="P4" text:outline-level="2">👤 Introductions:</text:h>
      <text:list text:continue-numbering="true" text:style-name="WWNum1">
        <text:list-item>
          <text:p text:style-name="P207">Bonjour ! Moi, c'est Julia.<text:tab/><text:span text:style-name="T154">[ bonxġur, mwa se ġulja]</text:span></text:p>
        </text:list-item>
        <text:list-item>
          <text:p text:style-name="P207">Je m’appelle Marie.</text:p>
        </text:list-item>
        <text:list-item>
          <text:p text:style-name="P207">Je m’appelle Eddy.</text:p>
        </text:list-item>
        <text:list-item>
          <text:p text:style-name="P207">Euh … Enchanté, Marie.</text:p>
        </text:list-item>
        <text:list-item>
          <text:p text:style-name="P207">Comment ça va ?</text:p>
        </text:list-item>
        <text:list-item>
          <text:p text:style-name="P207">Euh … Très bien !</text:p>
          <text:p text:style-name="P207"/>
        </text:list-item>
      </text:list>
      <text:h text:style-name="P4" text:outline-level="2">📌 Sample Sentences:</text:h>
      <text:list xml:id="list111211018620714" text:continue-numbering="true" text:style-name="WWNum1">
        <text:list-item>
          <text:p text:style-name="P207">Bonjour ! Je suis un chat et je mange une pizza. Ça va très bien !</text:p>
        </text:list-item>
        <text:list-item>
          <text:p text:style-name="P207">Au revoir et bonne soirée, Paul. À demain !</text:p>
        </text:list-item>
      </text:list>
      <text:p text:style-name="P209"/>
      <text:h text:style-name="P1" text:outline-level="3"><text:span text:style-name="Strong_20_Emphasis">C’est</text:span> <text:span text:style-name="T184">→</text:span> [ se ] / [ set ]</text:h>
      <text:p text:style-name="Text_20_body"><text:span text:style-name="Strong_20_Emphasis"><text:span text:style-name="T158">Meaning:</text:span></text:span><text:span text:style-name="T158"> </text:span><text:span text:style-name="Emphasis"><text:span text:style-name="T158">It is / This is / That is</text:span></text:span></text:p>
      <text:p text:style-name="Text_20_body"><text:span text:style-name="Strong_20_Emphasis"><text:span text:style-name="T158">Pronunciation:</text:span></text:span></text:p>
      <text:list text:style-name="L5">
        <text:list-item>
          <text:p text:style-name="P224">Usually [ se ] when spoken quickly (casual speech)</text:p>
        </text:list-item>
        <text:list-item>
          <text:p text:style-name="P224">Can sound like [ set ] when emphasized or followed by a vowel sound</text:p>
        </text:list-item>
      </text:list>
      <text:p text:style-name="Text_20_body"><text:span text:style-name="Strong_20_Emphasis"><text:span text:style-name="T158">Examples:</text:span></text:span></text:p>
      <text:list text:style-name="L6">
        <text:list-item>
          <text:p text:style-name="P232"><text:span text:style-name="Strong_20_Emphasis"><text:span text:style-name="T158">C’est un chat.</text:span></text:span><text:span text:style-name="T158"> → [ se / set qa xa ] (</text:span><text:span text:style-name="Emphasis"><text:span text:style-name="T158">It’s a cat</text:span></text:span><text:span text:style-name="T158">)</text:span></text:p>
        </text:list-item>
        <text:list-item>
          <text:p text:style-name="P232"><text:span text:style-name="Strong_20_Emphasis"><text:span text:style-name="T158">C’est important.</text:span></text:span><text:span text:style-name="T158"> → [ se </text:span><text:span text:style-name="T159">qa</text:span><text:span text:style-name="T158">-por-tq</text:span><text:span text:style-name="T159">a</text:span><text:span text:style-name="T158"> ] (</text:span><text:span text:style-name="Emphasis"><text:span text:style-name="T158">It’s important</text:span></text:span><text:span text:style-name="T158">)</text:span></text:p>
        </text:list-item>
        <text:list-item>
          <text:p text:style-name="P225"><text:span text:style-name="T156"/></text:p>
        </text:list-item>
      </text:list>
      <text:h text:style-name="Heading_20_3" text:outline-level="3"><text:span text:style-name="Strong_20_Emphasis"><text:span text:style-name="T158">Ça</text:span></text:span><text:span text:style-name="T158"> </text:span><text:span text:style-name="T160">→</text:span><text:span text:style-name="T158"> [ sa ]</text:span></text:h>
      <text:p text:style-name="Text_20_body"><text:span text:style-name="Strong_20_Emphasis"><text:span text:style-name="T158">Meaning:</text:span></text:span><text:span text:style-name="T158"> </text:span><text:span text:style-name="Emphasis"><text:span text:style-name="T158">This / That (informal)</text:span></text:span></text:p>
      <text:p text:style-name="Text_20_body"><text:span text:style-name="Strong_20_Emphasis"><text:span text:style-name="T158">Pronunciation:</text:span></text:span><text:span text:style-name="T158"> Always [ sa ]</text:span></text:p>
      <text:p text:style-name="Text_20_body"><text:span text:style-name="Strong_20_Emphasis"><text:span text:style-name="T158">Examples:</text:span></text:span></text:p>
      <text:list text:style-name="L7">
        <text:list-item>
          <text:p text:style-name="P233"><text:span text:style-name="Strong_20_Emphasis"><text:span text:style-name="T158">Ça va ?</text:span></text:span><text:span text:style-name="T158"> → [ sa va ] (</text:span><text:span text:style-name="Emphasis"><text:span text:style-name="T158">How’s it going?</text:span></text:span><text:span text:style-name="T158">)</text:span></text:p>
        </text:list-item>
        <text:list-item>
          <text:p text:style-name="P233"><text:span text:style-name="Strong_20_Emphasis"><text:span text:style-name="T158">Ça, c'est bon.</text:span></text:span><text:span text:style-name="T158"> → [ sa, se bon ] (</text:span><text:span text:style-name="Emphasis"><text:span text:style-name="T158">That, it’s good</text:span></text:span><text:span text:style-name="T158">)</text:span></text:p>
        </text:list-item>
      </text:list>
      <text:p text:style-name="P212"/>
      <text:p text:style-name="P212"/>
      <text:p text:style-name="P212"/>
      <text:p text:style-name="P212"/>
      <text:p text:style-name="P212"/>
      <text:h text:style-name="P1" text:outline-level="3"><text:soft-page-break/><text:span text:style-name="Strong_20_Emphasis">Verb: Aller (to go)</text:span> → [ ale ]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4"><text:span text:style-name="Strong_20_Emphasis"><text:span text:style-name="T12">Pronoun</text:span></text:span></text:p>
            </table:table-cell>
            <table:table-cell table:style-name="Table3.A1" office:value-type="string">
              <text:p text:style-name="P14"><text:span text:style-name="Strong_20_Emphasis"><text:span text:style-name="T12">Conjugation</text:span></text:span></text:p>
            </table:table-cell>
            <table:table-cell table:style-name="Table3.A1" office:value-type="string">
              <text:p text:style-name="P14"><text:span text:style-name="Strong_20_Emphasis"><text:span text:style-name="T12">Maltese-style Pronunciation</text:span></text:span></text:p>
            </table:table-cell>
          </table:table-row>
        </table:table-header-rows>
        <table:table-row>
          <table:table-cell table:style-name="Table3.A1" office:value-type="string">
            <text:p text:style-name="P7">Je</text:p>
          </table:table-cell>
          <table:table-cell table:style-name="Table3.A1" office:value-type="string">
            <text:p text:style-name="P7">vais</text:p>
          </table:table-cell>
          <table:table-cell table:style-name="Table3.A1" office:value-type="string">
            <text:p text:style-name="P7">[ xġ ve ]</text:p>
          </table:table-cell>
        </table:table-row>
        <table:table-row>
          <table:table-cell table:style-name="Table3.A1" office:value-type="string">
            <text:p text:style-name="P7">Tu</text:p>
          </table:table-cell>
          <table:table-cell table:style-name="Table3.A1" office:value-type="string">
            <text:p text:style-name="P7">vas</text:p>
          </table:table-cell>
          <table:table-cell table:style-name="Table3.A1" office:value-type="string">
            <text:p text:style-name="P7">[ tu va ]</text:p>
          </table:table-cell>
        </table:table-row>
        <table:table-row>
          <table:table-cell table:style-name="Table3.A1" office:value-type="string">
            <text:p text:style-name="P7">Il / Elle / On</text:p>
          </table:table-cell>
          <table:table-cell table:style-name="Table3.A1" office:value-type="string">
            <text:p text:style-name="P7">va</text:p>
          </table:table-cell>
          <table:table-cell table:style-name="Table3.A1" office:value-type="string">
            <text:p text:style-name="P7">[ il / el / qu va ]</text:p>
          </table:table-cell>
        </table:table-row>
        <table:table-row>
          <table:table-cell table:style-name="Table3.A1" office:value-type="string">
            <text:p text:style-name="P7">Nous</text:p>
          </table:table-cell>
          <table:table-cell table:style-name="Table3.A1" office:value-type="string">
            <text:p text:style-name="P7">allons</text:p>
          </table:table-cell>
          <table:table-cell table:style-name="Table3.A1" office:value-type="string">
            <text:p text:style-name="P7">[ nu alo ]</text:p>
          </table:table-cell>
        </table:table-row>
        <table:table-row>
          <table:table-cell table:style-name="Table3.A1" office:value-type="string">
            <text:p text:style-name="P7">Vous</text:p>
          </table:table-cell>
          <table:table-cell table:style-name="Table3.A1" office:value-type="string">
            <text:p text:style-name="P7">allez</text:p>
          </table:table-cell>
          <table:table-cell table:style-name="Table3.A1" office:value-type="string">
            <text:p text:style-name="P7">[ vu ale ]</text:p>
          </table:table-cell>
        </table:table-row>
        <table:table-row>
          <table:table-cell table:style-name="Table3.A1" office:value-type="string">
            <text:p text:style-name="P7">Ils / Elles</text:p>
          </table:table-cell>
          <table:table-cell table:style-name="Table3.A1" office:value-type="string">
            <text:p text:style-name="P7">vont</text:p>
          </table:table-cell>
          <table:table-cell table:style-name="Table3.A1" office:value-type="string">
            <text:p text:style-name="P7">[ il / el von ]</text:p>
          </table:table-cell>
        </table:table-row>
      </table:table>
      <text:p text:style-name="P212"/>
      <text:p text:style-name="P214"/>
      <text:p text:style-name="P214">Note: "Comment ça va ?" vs "Ça va ?"</text:p>
      <text:p text:style-name="P212">Both are correct — choose based on how formal or relaxed you want to sound!</text:p>
      <text:p text:style-name="P212"/>
      <text:p text:style-name="P2"><text:span text:style-name="Strong_20_Emphasis">Bonsoir Marie, comment ça va ?</text:span></text:p>
      <text:p text:style-name="P2"><text:line-break/>= <text:span text:style-name="Emphasis">Good evening Marie, how are you?</text:span><text:line-break/>[ bonswàr Mari, koman sa va ]</text:p>
      <text:list text:style-name="L8">
        <text:list-item>
          <text:p text:style-name="P226">More complete</text:p>
        </text:list-item>
        <text:list-item>
          <text:p text:style-name="P226">Slightly more formal or polite</text:p>
        </text:list-item>
        <text:list-item>
          <text:p text:style-name="P226">Used when meeting someone for the first time or being respectful</text:p>
        </text:list-item>
      </text:list>
      <text:p text:style-name="P212"/>
      <text:p text:style-name="P17"><text:span text:style-name="Strong_20_Emphasis"><text:span text:style-name="T162">Bonsoir Marie, ça va ?</text:span></text:span></text:p>
      <text:p text:style-name="P17"><text:span text:style-name="T162"><text:line-break/>= </text:span><text:span text:style-name="Emphasis"><text:span text:style-name="T162">Evening Marie, all good?</text:span></text:span><text:span text:style-name="T162"> / </text:span><text:span text:style-name="Emphasis"><text:span text:style-name="T162">You okay?</text:span></text:span></text:p>
      <text:list text:style-name="L9">
        <text:list-item>
          <text:p text:style-name="P227">More casual</text:p>
        </text:list-item>
        <text:list-item>
          <text:p text:style-name="P227">Common in spoken, friendly conversations</text:p>
        </text:list-item>
        <text:list-item>
          <text:p text:style-name="P234"><text:span text:style-name="T162">Like saying </text:span><text:span text:style-name="Emphasis"><text:span text:style-name="T162">"All good?"</text:span></text:span><text:span text:style-name="T162"> instead of </text:span><text:span text:style-name="Emphasis"><text:span text:style-name="T162">"How are you?"</text:span></text:span></text:p>
        </text:list-item>
      </text:list>
      <text:p text:style-name="Text_20_body"><text:span text:style-name="Emphasis"><text:span text:style-name="T162"/></text:span></text:p>
      <text:p text:style-name="Text_20_body"><text:span text:style-name="Emphasis"><text:span text:style-name="T162"/></text:span></text:p>
      <text:p text:style-name="Text_20_body"><text:span text:style-name="Emphasis"><text:span text:style-name="T162"/></text:span></text:p>
      <text:p text:style-name="Text_20_body"><text:span text:style-name="Emphasis"><text:span text:style-name="T162"/></text:span></text:p>
      <text:p text:style-name="Text_20_body"><text:span text:style-name="Emphasis"><text:span text:style-name="T162"/></text:span></text:p>
      <text:p text:style-name="Text_20_body"><text:span text:style-name="Emphasis"><text:span text:style-name="T162"/></text:span></text:p>
      <text:h text:style-name="P12" text:outline-level="1"><text:soft-page-break/>Section 1 <text:s/>Unit 3 – Introduce Yourself</text:h>
      <text:h text:style-name="P5" text:outline-level="2">👤 Identity &amp; Nationalities:</text:h>
      <text:list text:continue-list="list111211018620714" text:style-name="WWNum1">
        <text:list-item>
          <text:p text:style-name="P215">Une femme anglaise.</text:p>
        </text:list-item>
        <text:list-item>
          <text:p text:style-name="P215">Sophie est anglaise.</text:p>
        </text:list-item>
        <text:list-item>
          <text:p text:style-name="P215">Elle parle anglais.</text:p>
        </text:list-item>
        <text:list-item>
          <text:p text:style-name="P215">Une fille française.</text:p>
        </text:list-item>
        <text:list-item>
          <text:p text:style-name="P215">Il s’appelle Duo.</text:p>
        </text:list-item>
        <text:list-item>
          <text:p text:style-name="P215">Je m'appelle Gabriel et elle s'appelle Charlotte.</text:p>
        </text:list-item>
        <text:list-item>
          <text:p text:style-name="P215">Tu es française, Charlotte ?</text:p>
        </text:list-item>
        <text:list-item>
          <text:p text:style-name="P215">Elle s’appelle Elizabeth et elle est anglaise.</text:p>
        </text:list-item>
        <text:list-item>
          <text:p text:style-name="P215">Excuse-moi, comment tu t’appelles ?</text:p>
        </text:list-item>
        <text:list-item>
          <text:p text:style-name="P215">Tu es espagnol ?</text:p>
        </text:list-item>
        <text:list-item>
          <text:p text:style-name="P215">Elle est espagnole ? → [ el et espanjol ? ]</text:p>
        </text:list-item>
        <text:list-item>
          <text:p text:style-name="P215">Tu parles anglais ?</text:p>
        </text:list-item>
        <text:list-item>
          <text:p text:style-name="P215">Excuse-moi, tu parles anglais ?</text:p>
        </text:list-item>
        <text:list-item>
          <text:p text:style-name="P215">Non, je parle espagnol et français.</text:p>
        </text:list-item>
        <text:list-item>
          <text:p text:style-name="P215">Non, je suis mexicaine. Je parle espagnol.</text:p>
        </text:list-item>
        <text:list-item>
          <text:p text:style-name="P215">Un homme mexicain.</text:p>
        </text:list-item>
        <text:list-item>
          <text:p text:style-name="P215">Un garçon américain.</text:p>
        </text:list-item>
        <text:list-item>
          <text:p text:style-name="P215">C’est un professeur américaine. Il parle anglais.</text:p>
        </text:list-item>
        <text:list-item>
          <text:p text:style-name="P215">Louis est mexicain.</text:p>
        </text:list-item>
        <text:list-item>
          <text:p text:style-name="P215">Il est américain et elle est américaine.</text:p>
        </text:list-item>
        <text:list-item>
          <text:p text:style-name="P215">Sarah est une fille. Elle est anglaise. Thomas est un garçon. Il est anglais.</text:p>
        </text:list-item>
        <text:list-item>
          <text:p text:style-name="P216">Je m'appelle Anna. Je parle français. C’est Antoine. Antoine parle anglais.</text:p>
        </text:list-item>
        <text:list-item>
          <text:p text:style-name="P217">Je suis Alice, et je suis française. C'est Antoine. Il est français.</text:p>
        </text:list-item>
        <text:list-item>
          <text:p text:style-name="P218">[xġ swiż Alis, e xġ swi franseż. <text:s/>Set antwan. Il e franse]</text:p>
        </text:list-item>
      </text:list>
      <text:h text:style-name="P28" text:outline-level="2"><text:soft-page-break/>🗣️<text:span text:style-name="T1"> Pronunciation Tips:</text:span></text:h>
      <text:p text:style-name="P32">-aise → qeż</text:p>
      <text:p text:style-name="P32"><text:s text:c="4"/>• anglaise → [ ang-qeż ]</text:p>
      <text:p text:style-name="P32"><text:s text:c="4"/>• française → [ fran-qeż ]</text:p>
      <text:p text:style-name="P32"/>
      <text:p text:style-name="P32">agno → an-jo</text:p>
      <text:p text:style-name="P32"><text:s text:c="4"/>• compagne → [ kom-pan-jo ]</text:p>
      <text:p text:style-name="P32"><text:s text:c="4"/>• montagne → [ mon-tan-jo ]</text:p>
      <text:p text:style-name="P32"/>
      <text:p text:style-name="P32">ent → qa</text:p>
      <text:p text:style-name="P32"><text:s text:c="4"/>• enfant → [ <text:span text:style-name="T172">q</text:span>an-fqa ]</text:p>
      <text:p text:style-name="P33"><text:s text:c="4"/>• important → [ <text:span text:style-name="T172">qa</text:span>m-por-tqa ]</text:p>
      <text:p text:style-name="P32"/>
      <text:p text:style-name="P32">aine → qen</text:p>
      <text:p text:style-name="P32"><text:s text:c="4"/>• fontaine → [ fon-t-qen ]</text:p>
      <text:p text:style-name="P33"><text:s text:c="4"/>• domaine → [ do-m-qen ]</text:p>
      <text:p text:style-name="P32"/>
      <text:p text:style-name="P32">ai → e</text:p>
      <text:p text:style-name="P32"><text:s text:c="4"/>• j’ai → [ xġ e ]</text:p>
      <text:p text:style-name="P25"><text:span text:style-name="Emphasis"><text:span text:style-name="T162"><text:s text:c="4"/>• mais → [ me ] <text:s text:c="2"/>‘</text:span></text:span><text:span text:style-name="Emphasis"><text:span text:style-name="T163">but’</text:span></text:span></text:p>
      <text:p text:style-name="P18"><text:span text:style-name="Emphasis"><text:span text:style-name="T162"/></text:span></text:p>
      <text:p text:style-name="P18"><text:span text:style-name="Emphasis"><text:span text:style-name="T162"/></text:span></text:p>
      <text:h text:style-name="P9" text:outline-level="2">⚖️ Adjective Agreement Examples:</text:h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29">Subject</text:p>
          </table:table-cell>
          <table:table-cell table:style-name="Table4.A1" office:value-type="string">
            <text:p text:style-name="P29">Adjective</text:p>
          </table:table-cell>
          <table:table-cell table:style-name="Table4.A1" office:value-type="string">
            <text:p text:style-name="P29">Example</text:p>
          </table:table-cell>
        </table:table-row>
        <table:table-row table:style-name="Table4.1">
          <table:table-cell table:style-name="Table4.A1" office:value-type="string">
            <text:p text:style-name="P29">Il</text:p>
          </table:table-cell>
          <table:table-cell table:style-name="Table4.A1" office:value-type="string">
            <text:p text:style-name="P29">anglais</text:p>
          </table:table-cell>
          <table:table-cell table:style-name="Table4.A1" office:value-type="string">
            <text:p text:style-name="P29">Il est anglais ? → [ il e ang-le ]</text:p>
          </table:table-cell>
        </table:table-row>
        <table:table-row table:style-name="Table4.1">
          <table:table-cell table:style-name="Table4.A1" office:value-type="string">
            <text:p text:style-name="P29">Elle</text:p>
          </table:table-cell>
          <table:table-cell table:style-name="Table4.A1" office:value-type="string">
            <text:p text:style-name="P29">anglaise</text:p>
          </table:table-cell>
          <table:table-cell table:style-name="Table4.A1" office:value-type="string">
            <text:p text:style-name="P29">Elle est anglaise. → [ el e ang-leż ]</text:p>
          </table:table-cell>
        </table:table-row>
      </table:table>
      <text:h text:style-name="P3" text:outline-level="2"/>
      <text:h text:style-name="P9" text:outline-level="2">🌍 Nationalities Examples:</text:h>
      <table:table table:name="Table7" table:style-name="Table7">
        <table:table-column table:style-name="Table7.A" table:number-columns-repeated="2"/>
        <table:table-column table:style-name="Table7.C"/>
        <table:table-row table:style-name="Table7.1">
          <table:table-cell table:style-name="Table7.A1" office:value-type="string">
            <text:p text:style-name="P30">Gender</text:p>
          </table:table-cell>
          <table:table-cell table:style-name="Table7.A1" office:value-type="string">
            <text:p text:style-name="P30">French Adjective</text:p>
          </table:table-cell>
          <table:table-cell table:style-name="Table7.A1" office:value-type="string">
            <text:p text:style-name="P30">Maltese-style Pronunciation</text:p>
          </table:table-cell>
        </table:table-row>
        <table:table-row table:style-name="Table7.1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américain</text:p>
          </table:table-cell>
          <table:table-cell table:style-name="Table7.A1" office:value-type="string">
            <text:p text:style-name="P30">[ amerika ]</text:p>
          </table:table-cell>
        </table:table-row>
        <table:table-row table:style-name="Table7.1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américaine</text:p>
          </table:table-cell>
          <table:table-cell table:style-name="Table7.A1" office:value-type="string">
            <text:p text:style-name="P30">[ ameriken ]</text:p>
          </table:table-cell>
        </table:table-row>
        <table:table-row table:style-name="Table7.1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mexicain</text:p>
          </table:table-cell>
          <table:table-cell table:style-name="Table7.A1" office:value-type="string">
            <text:p text:style-name="P30">[ meksika ]</text:p>
          </table:table-cell>
        </table:table-row>
        <table:table-row table:style-name="Table7.5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mexicaine</text:p>
          </table:table-cell>
          <table:table-cell table:style-name="Table7.A1" office:value-type="string">
            <text:p text:style-name="P30">[ meksiken ]</text:p>
          </table:table-cell>
        </table:table-row>
        <table:table-row table:style-name="Table7.5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français</text:p>
          </table:table-cell>
          <table:table-cell table:style-name="Table7.A1" office:value-type="string">
            <text:p text:style-name="P30">[ franse ]</text:p>
          </table:table-cell>
        </table:table-row>
        <table:table-row table:style-name="Table7.5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française</text:p>
          </table:table-cell>
          <table:table-cell table:style-name="Table7.A1" office:value-type="string">
            <text:p text:style-name="P30">[ fran-qeż ]</text:p>
          </table:table-cell>
        </table:table-row>
      </table:table>
      <text:h text:style-name="P9" text:outline-level="2"><text:soft-page-break/>📛 Verb: S’appeler (to be called) → [ sa-ple ]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1">Pronoun</text:p>
          </table:table-cell>
          <table:table-cell table:style-name="Table8.A1" office:value-type="string">
            <text:p text:style-name="P31">Conjugation</text:p>
          </table:table-cell>
          <table:table-cell table:style-name="Table8.A1" office:value-type="string">
            <text:p text:style-name="P31">Maltese-style Pronunciation</text:p>
          </table:table-cell>
        </table:table-row>
        <table:table-row table:style-name="Table8.1">
          <table:table-cell table:style-name="Table8.A1" office:value-type="string">
            <text:p text:style-name="P31">Je</text:p>
          </table:table-cell>
          <table:table-cell table:style-name="Table8.A1" office:value-type="string">
            <text:p text:style-name="P31">m’appelle</text:p>
          </table:table-cell>
          <table:table-cell table:style-name="Table8.A1" office:value-type="string">
            <text:p text:style-name="P31">[ xġ ma-pel ]</text:p>
          </table:table-cell>
        </table:table-row>
        <table:table-row table:style-name="Table8.1">
          <table:table-cell table:style-name="Table8.A1" office:value-type="string">
            <text:p text:style-name="P31">Tu</text:p>
          </table:table-cell>
          <table:table-cell table:style-name="Table8.A1" office:value-type="string">
            <text:p text:style-name="P31">t’appelles</text:p>
          </table:table-cell>
          <table:table-cell table:style-name="Table8.A1" office:value-type="string">
            <text:p text:style-name="P31">[ tu ta-pel ]</text:p>
          </table:table-cell>
        </table:table-row>
        <table:table-row table:style-name="Table8.1">
          <table:table-cell table:style-name="Table8.A1" office:value-type="string">
            <text:p text:style-name="P31">Il / Elle / On</text:p>
          </table:table-cell>
          <table:table-cell table:style-name="Table8.A1" office:value-type="string">
            <text:p text:style-name="P31">s’appelle</text:p>
          </table:table-cell>
          <table:table-cell table:style-name="Table8.A1" office:value-type="string">
            <text:p text:style-name="P31">[ il / el / qu sa-pel ]</text:p>
          </table:table-cell>
        </table:table-row>
        <table:table-row table:style-name="Table8.1">
          <table:table-cell table:style-name="Table8.A1" office:value-type="string">
            <text:p text:style-name="P31">Nous</text:p>
          </table:table-cell>
          <table:table-cell table:style-name="Table8.A1" office:value-type="string">
            <text:p text:style-name="P31">nous appelons</text:p>
          </table:table-cell>
          <table:table-cell table:style-name="Table8.A1" office:value-type="string">
            <text:p text:style-name="P31">[ nu za-plo ]</text:p>
          </table:table-cell>
        </table:table-row>
        <table:table-row table:style-name="Table8.1">
          <table:table-cell table:style-name="Table8.A1" office:value-type="string">
            <text:p text:style-name="P31">Vous</text:p>
          </table:table-cell>
          <table:table-cell table:style-name="Table8.A1" office:value-type="string">
            <text:p text:style-name="P31">vous appelez</text:p>
          </table:table-cell>
          <table:table-cell table:style-name="Table8.A1" office:value-type="string">
            <text:p text:style-name="P31">[ vu za-ple ]</text:p>
          </table:table-cell>
        </table:table-row>
        <table:table-row table:style-name="Table8.1">
          <table:table-cell table:style-name="Table8.A1" office:value-type="string">
            <text:p text:style-name="P31">Ils / Elles</text:p>
          </table:table-cell>
          <table:table-cell table:style-name="Table8.A1" office:value-type="string">
            <text:p text:style-name="P31">s’appellent</text:p>
          </table:table-cell>
          <table:table-cell table:style-name="Table8.A1" office:value-type="string">
            <text:p text:style-name="P31">[ il / el sa-pel ]</text:p>
          </table:table-cell>
        </table:table-row>
      </table:table>
      <text:h text:style-name="P28" text:outline-level="2"/>
      <text:h text:style-name="P9" text:outline-level="2">🗣️ Verb: Parler (to speak) → [ parl-e ]</text:h>
      <table:table table:name="Table5" table:style-name="Table5">
        <table:table-column table:style-name="Table5.A" table:number-columns-repeated="2"/>
        <table:table-column table:style-name="Table5.C"/>
        <table:table-row table:style-name="Table5.1">
          <table:table-cell table:style-name="Table5.A1" office:value-type="string">
            <text:p text:style-name="P31">Pronoun</text:p>
          </table:table-cell>
          <table:table-cell table:style-name="Table5.A1" office:value-type="string">
            <text:p text:style-name="P31">Conjugation</text:p>
          </table:table-cell>
          <table:table-cell table:style-name="Table5.A1" office:value-type="string">
            <text:p text:style-name="P31">Maltese-style Pronunciation</text:p>
          </table:table-cell>
        </table:table-row>
        <table:table-row table:style-name="Table5.1">
          <table:table-cell table:style-name="Table5.A1" office:value-type="string">
            <text:p text:style-name="P31">Je</text:p>
          </table:table-cell>
          <table:table-cell table:style-name="Table5.A1" office:value-type="string">
            <text:p text:style-name="P31">parle</text:p>
          </table:table-cell>
          <table:table-cell table:style-name="Table5.A1" office:value-type="string">
            <text:p text:style-name="P31">[ xġ parl ]</text:p>
          </table:table-cell>
        </table:table-row>
        <table:table-row table:style-name="Table5.1">
          <table:table-cell table:style-name="Table5.A1" office:value-type="string">
            <text:p text:style-name="P31">Tu</text:p>
          </table:table-cell>
          <table:table-cell table:style-name="Table5.A1" office:value-type="string">
            <text:p text:style-name="P31">parles</text:p>
          </table:table-cell>
          <table:table-cell table:style-name="Table5.A1" office:value-type="string">
            <text:p text:style-name="P31">[ tu parl ]</text:p>
          </table:table-cell>
        </table:table-row>
        <table:table-row table:style-name="Table5.1">
          <table:table-cell table:style-name="Table5.A1" office:value-type="string">
            <text:p text:style-name="P31">Il / Elle / On</text:p>
          </table:table-cell>
          <table:table-cell table:style-name="Table5.A1" office:value-type="string">
            <text:p text:style-name="P31">parle</text:p>
          </table:table-cell>
          <table:table-cell table:style-name="Table5.A1" office:value-type="string">
            <text:p text:style-name="P31">[ il / el / qu parl ]</text:p>
          </table:table-cell>
        </table:table-row>
        <table:table-row table:style-name="Table5.1">
          <table:table-cell table:style-name="Table5.A1" office:value-type="string">
            <text:p text:style-name="P31">Nous</text:p>
          </table:table-cell>
          <table:table-cell table:style-name="Table5.A1" office:value-type="string">
            <text:p text:style-name="P31">parlons</text:p>
          </table:table-cell>
          <table:table-cell table:style-name="Table5.A1" office:value-type="string">
            <text:p text:style-name="P31">[ nu parlo ]</text:p>
          </table:table-cell>
        </table:table-row>
        <table:table-row table:style-name="Table5.1">
          <table:table-cell table:style-name="Table5.A1" office:value-type="string">
            <text:p text:style-name="P31">Vous</text:p>
          </table:table-cell>
          <table:table-cell table:style-name="Table5.A1" office:value-type="string">
            <text:p text:style-name="P31">parlez</text:p>
          </table:table-cell>
          <table:table-cell table:style-name="Table5.A1" office:value-type="string">
            <text:p text:style-name="P31">[ vu parle ]</text:p>
          </table:table-cell>
        </table:table-row>
        <table:table-row table:style-name="Table5.1">
          <table:table-cell table:style-name="Table5.A1" office:value-type="string">
            <text:p text:style-name="P31">Ils / Elles</text:p>
          </table:table-cell>
          <table:table-cell table:style-name="Table5.A1" office:value-type="string">
            <text:p text:style-name="P31">parlent</text:p>
          </table:table-cell>
          <table:table-cell table:style-name="Table5.A1" office:value-type="string">
            <text:p text:style-name="P31">[ il / el parl ]</text:p>
          </table:table-cell>
        </table:table-row>
      </table:table>
      <text:p text:style-name="P10"/>
      <text:p text:style-name="P10"/>
      <text:p text:style-name="P20"><text:span text:style-name="Strong_20_Emphasis"><text:span text:style-name="T164">🗣️ </text:span></text:span><text:span text:style-name="Strong_20_Emphasis"><text:span text:style-name="T17">Conversation: Tu parles espagnol ?</text:span></text:span></text:p>
      <text:p text:style-name="P20"><text:span text:style-name="Strong_20_Emphasis"><text:span text:style-name="T164"/></text:span></text:p>
      <text:p text:style-name="P20"><text:span text:style-name="Strong_20_Emphasis"><text:span text:style-name="T174">Salut ! Comment tu t’appelles ?</text:span></text:span></text:p>
      <text:p text:style-name="P20"><text:span text:style-name="Strong_20_Emphasis"><text:span text:style-name="T164">  Salut ! Je m’appelle Pablo.</text:span></text:span></text:p>
      <text:p text:style-name="P20"><text:span text:style-name="Strong_20_Emphasis"><text:span text:style-name="T174">Pablo ?! Tu es américain ?</text:span></text:span></text:p>
      <text:p text:style-name="P20"><text:span text:style-name="Strong_20_Emphasis"><text:span text:style-name="T164">  Je suis mexicain.</text:span></text:span></text:p>
      <text:p text:style-name="P20"><text:span text:style-name="Strong_20_Emphasis"><text:span text:style-name="T174">Mexicain ? Tu parles espagnol ?</text:span></text:span></text:p>
      <text:p text:style-name="P20"><text:span text:style-name="Strong_20_Emphasis"><text:span text:style-name="T164">  Oui !</text:span></text:span></text:p>
      <text:p text:style-name="P20"><text:span text:style-name="Strong_20_Emphasis"><text:span text:style-name="T174">Waouh ! Tu es un garçon très intéressant ! Tu parles français et espagnol !</text:span></text:span></text:p>
      <text:p text:style-name="P27"><text:span text:style-name="Strong_20_Emphasis"><text:span text:style-name="T182">[waw, tu e qa garso treż anteresa. Tu parl franse e espanjol]</text:span></text:span></text:p>
      <text:p text:style-name="P20"><text:span text:style-name="Strong_20_Emphasis"><text:span text:style-name="T164">  Je parle espagnol, français et anglais.</text:span></text:span></text:p>
      <text:p text:style-name="P20"><text:span text:style-name="Strong_20_Emphasis"><text:span text:style-name="T174">Incroyable ! Je m’appelle Zari… </text:span></text:span></text:p>
      <text:p text:style-name="P27"><text:span text:style-name="Strong_20_Emphasis"><text:span text:style-name="T182">[ an-krwa-jabl, xġ m’apel Żari ]</text:span></text:span></text:p>
      <text:p text:style-name="P20"><text:span text:style-name="Strong_20_Emphasis"><text:span text:style-name="T164">  Au revoir, Zari !</text:span></text:span></text:p>
      <text:p text:style-name="P20"><text:span text:style-name="Strong_20_Emphasis"><text:span text:style-name="T164"/></text:span></text:p>
      <text:p text:style-name="P20"><text:span text:style-name="Strong_20_Emphasis"><text:span text:style-name="T164"/></text:span></text:p>
      <text:p text:style-name="P63"><text:soft-page-break/><text:span text:style-name="Strong_20_Emphasis"><text:span text:style-name="T185"/></text:span></text:p>
      <text:h text:style-name="P15" text:outline-level="1"><text:span text:style-name="Strong_20_Emphasis"><text:span text:style-name="T129">Unit 4 – Using the Present Tense (Le présent)</text:span></text:span></text:h>
      <text:p text:style-name="P16"><text:span text:style-name="Strong_20_Emphasis"><text:span text:style-name="T129"/></text:span></text:p>
      <text:p text:style-name="P20"><text:span text:style-name="Strong_20_Emphasis"><text:span text:style-name="T22">Core Sentences</text:span></text:span></text:p>
      <text:p text:style-name="P63"><text:span text:style-name="Strong_20_Emphasis"><text:span text:style-name="T193"/></text:span></text:p>
      <text:p text:style-name="P25"><text:span text:style-name="Strong_20_Emphasis"><text:span text:style-name="T164">J'étudie à Paris.<text:tab/><text:tab/>[xġe twidi a pari]<text:tab/><text:tab/>I study in Paris.</text:span></text:span></text:p>
      <text:p text:style-name="P25"><text:span text:style-name="Strong_20_Emphasis"><text:span text:style-name="T164"/></text:span></text:p>
      <text:p text:style-name="P25"><text:span text:style-name="Strong_20_Emphasis"><text:span text:style-name="T164">J'étudie à Bordeaux.<text:tab/><text:tab/>[xġ e twidi a bordo]<text:tab/><text:tab/>I study in Bordeaux.</text:span></text:span></text:p>
      <text:p text:style-name="P25"><text:span text:style-name="Strong_20_Emphasis"><text:span text:style-name="T164"/></text:span></text:p>
      <text:p text:style-name="P25"><text:span text:style-name="Strong_20_Emphasis"><text:span text:style-name="T164">J'habite à Berlin.<text:tab/><text:tab/>[xġe abit a berlin]<text:tab/><text:tab/>I live in Berlin.</text:span></text:span></text:p>
      <text:p text:style-name="P25"><text:span text:style-name="Strong_20_Emphasis"><text:span text:style-name="T164"/></text:span></text:p>
      <text:p text:style-name="P25"><text:span text:style-name="Strong_20_Emphasis"><text:span text:style-name="T164">Je travaille à New York.<text:tab/>[xġ travaj a nju jork]<text:tab/><text:tab/>I work in New York.</text:span></text:span></text:p>
      <text:p text:style-name="P25"><text:span text:style-name="Strong_20_Emphasis"><text:span text:style-name="T164"/></text:span></text:p>
      <text:p text:style-name="P25"><text:span text:style-name="Strong_20_Emphasis"><text:span text:style-name="T164">Elle est ici.<text:tab/><text:tab/><text:tab/>[el et i‑si]<text:tab/><text:tab/><text:tab/>She is here.</text:span></text:span></text:p>
      <text:p text:style-name="P25"><text:span text:style-name="Strong_20_Emphasis"><text:span text:style-name="T164"/></text:span></text:p>
      <text:p text:style-name="P25"><text:span text:style-name="Strong_20_Emphasis"><text:span text:style-name="T164">Tu habites à Paris ?<text:tab/><text:tab/>[tu abit a pari]<text:tab/><text:tab/><text:tab/>Do you live in Paris?</text:span></text:span></text:p>
      <text:p text:style-name="P34"><text:span text:style-name="Strong_20_Emphasis"><text:span text:style-name="T162"/></text:span></text:p>
      <text:p text:style-name="P34"><text:span text:style-name="Strong_20_Emphasis"><text:span text:style-name="T162"/></text:span></text:p>
      <text:p text:style-name="P20"><text:span text:style-name="Strong_20_Emphasis"><text:span text:style-name="T22">Key Vocabulary</text:span></text:span></text:p>
      <text:p text:style-name="P20"><text:span text:style-name="Strong_20_Emphasis"><text:span text:style-name="T22"/></text:span></text:p>
      <text:p text:style-name="P26"><text:span text:style-name="Strong_20_Emphasis"><text:span text:style-name="T175">People</text:span></text:span></text:p>
      <text:p text:style-name="P26"><text:span text:style-name="Strong_20_Emphasis"><text:span text:style-name="T164">l'étudiant<text:tab/><text:tab/><text:tab/>[le‑tu‑dja]<text:tab/><text:tab/><text:tab/>(male) student</text:span></text:span></text:p>
      <text:p text:style-name="P26"><text:span text:style-name="Strong_20_Emphasis"><text:span text:style-name="T164">l'étudiante<text:tab/><text:tab/><text:tab/>[le‑tu‑djant]<text:tab/><text:tab/><text:tab/>(female) student</text:span></text:span></text:p>
      <text:p text:style-name="P25"><text:span text:style-name="Strong_20_Emphasis"><text:span text:style-name="T164"/></text:span></text:p>
      <text:p text:style-name="P25"><text:span text:style-name="Strong_20_Emphasis"><text:span text:style-name="T164"/></text:span></text:p>
      <text:p text:style-name="P26"><text:span text:style-name="Strong_20_Emphasis"><text:span text:style-name="T175">Places &amp; Adverbs</text:span></text:span></text:p>
      <text:p text:style-name="P26"><text:span text:style-name="Strong_20_Emphasis"><text:span text:style-name="T164">ici<text:tab/><text:tab/><text:tab/><text:tab/>[i‑si] <text:tab/><text:tab/><text:tab/><text:tab/>here</text:span></text:span></text:p>
      <text:p text:style-name="P26"><text:span text:style-name="Strong_20_Emphasis"><text:span text:style-name="T164">en Espagne <text:s/><text:tab/><text:tab/><text:tab/>[qo  n_espanj] <text:tab/><text:tab/><text:tab/>in Spain</text:span></text:span></text:p>
      <text:p text:style-name="P26"><text:span text:style-name="Strong_20_Emphasis"><text:span text:style-name="T164">en Europe<text:tab/><text:tab/><text:tab/>[qo  n_ewrop]<text:tab/><text:tab/><text:tab/>in Europe</text:span></text:span></text:p>
      <text:p text:style-name="P26"><text:span text:style-name="Strong_20_Emphasis"><text:span text:style-name="T164">en Angleterre<text:tab/><text:tab/><text:tab/>[qo  n_an-gli-ter]<text:tab/><text:tab/>in England</text:span></text:span></text:p>
      <text:p text:style-name="P26"><text:span text:style-name="Strong_20_Emphasis"><text:span text:style-name="T164">à (+ city)<text:tab/><text:tab/><text:tab/>—<text:tab/><text:tab/><text:tab/><text:tab/>in / to (a city)</text:span></text:span></text:p>
      <text:p text:style-name="P25"><text:span text:style-name="Strong_20_Emphasis"><text:span text:style-name="T164"/></text:span></text:p>
      <text:p text:style-name="P26"><text:span text:style-name="Strong_20_Emphasis"><text:span text:style-name="T175">Preposition </text:span></text:span><text:span text:style-name="Strong_20_Emphasis"><text:span text:style-name="T176">avec</text:span></text:span><text:span text:style-name="Strong_20_Emphasis"><text:span text:style-name="T175"> – "with"</text:span></text:span></text:p>
      <text:p text:style-name="P66"/>
      <text:p text:style-name="P26"><text:span text:style-name="Strong_20_Emphasis"><text:span text:style-name="T164">Je parle avec Marie.<text:tab/><text:tab/>[xġ  parl  <text:s/>avek  <text:s/>Mari]<text:tab/><text:tab/>I speak with Marie.</text:span></text:span></text:p>
      <text:p text:style-name="P26"><text:span text:style-name="Strong_20_Emphasis"><text:span text:style-name="T164">Il habite avec Paul.<text:tab/><text:tab/>[il  abit  avek  Pol]<text:tab/><text:tab/>He lives with Paul.</text:span></text:span></text:p>
      <text:p text:style-name="P26"><text:span text:style-name="Strong_20_Emphasis"><text:span text:style-name="T164">Elle travaille avec moi.<text:tab/>[el <text:s/> travaj  <text:s/>avek  mwa]<text:tab/>She works with me.</text:span></text:span></text:p>
      <text:p text:style-name="P25"><text:span text:style-name="Strong_20_Emphasis"><text:span text:style-name="T164"/></text:span></text:p>
      <text:p text:style-name="P25"><text:span text:style-name="Strong_20_Emphasis"><text:span text:style-name="T164"/></text:span></text:p>
      <text:p text:style-name="P25"><text:span text:style-name="Strong_20_Emphasis"><text:span text:style-name="T164"/></text:span></text:p>
      <text:p text:style-name="P25"><text:span text:style-name="Strong_20_Emphasis"><text:span text:style-name="T164"/></text:span></text:p>
      <text:p text:style-name="P34"/>
      <text:p text:style-name="P20"><text:soft-page-break/><text:span text:style-name="Strong_20_Emphasis"><text:span text:style-name="T22">Pronunciation Patterns (new in this unit)</text:span></text:span></text:p>
      <text:p text:style-name="P71">Pattern<text:tab/><text:tab/>Sounds like</text:p>
      <text:p text:style-name="P35">ant → qa<text:tab/><text:tab/>croissant → [kwa‑sqa]</text:p>
      <text:p text:style-name="P35">ante → qant<text:tab/><text:tab/>importante → [un‑por‑<text:span text:style-name="T192">tant</text:span>]</text:p>
      <text:p text:style-name="P35">aille → aajj<text:tab/><text:tab/>travaille → [travaj]</text:p>
      <text:p text:style-name="P35">on → qu<text:tab/><text:tab/>garçon → [gar‑<text:span text:style-name="T192">so</text:span>]</text:p>
      <text:p text:style-name="P35"/>
      <text:p text:style-name="P20"><text:span text:style-name="Strong_20_Emphasis"><text:span text:style-name="T22"/></text:span></text:p>
      <text:h text:style-name="P23" text:outline-level="3"><text:span text:style-name="Strong_20_Emphasis"><text:span text:style-name="T22">Étudier (to study) → [etu‑dje]</text:span></text:span></text:h>
      <table:table table:name="Table17" table:style-name="Table17">
        <table:table-column table:style-name="Table17.A" table:number-columns-repeated="3"/>
        <table:table-row table:style-name="Table17.1">
          <table:table-cell table:style-name="Table17.A1" office:value-type="string">
            <text:p text:style-name="P29">Je</text:p>
          </table:table-cell>
          <table:table-cell table:style-name="Table17.A1" office:value-type="string">
            <text:p text:style-name="P29">étudie</text:p>
          </table:table-cell>
          <table:table-cell table:style-name="Table17.A1" office:value-type="string">
            <text:p text:style-name="P29">[xġ etudi]</text:p>
          </table:table-cell>
        </table:table-row>
        <table:table-row table:style-name="Table17.1">
          <table:table-cell table:style-name="Table17.A1" office:value-type="string">
            <text:p text:style-name="P29">Tu</text:p>
          </table:table-cell>
          <table:table-cell table:style-name="Table17.A1" office:value-type="string">
            <text:p text:style-name="P29">étudies</text:p>
          </table:table-cell>
          <table:table-cell table:style-name="Table17.A1" office:value-type="string">
            <text:p text:style-name="P29">[tu etudi]</text:p>
          </table:table-cell>
        </table:table-row>
        <table:table-row table:style-name="Table17.1">
          <table:table-cell table:style-name="Table17.A1" office:value-type="string">
            <text:p text:style-name="P29">Il / Elle / On</text:p>
          </table:table-cell>
          <table:table-cell table:style-name="Table17.A1" office:value-type="string">
            <text:p text:style-name="P29">étudie</text:p>
          </table:table-cell>
          <table:table-cell table:style-name="Table17.A1" office:value-type="string">
            <text:p text:style-name="P29">[il / el / qu etudi]</text:p>
          </table:table-cell>
        </table:table-row>
        <table:table-row table:style-name="Table17.1">
          <table:table-cell table:style-name="Table17.A1" office:value-type="string">
            <text:p text:style-name="P29">Nous</text:p>
          </table:table-cell>
          <table:table-cell table:style-name="Table17.A1" office:value-type="string">
            <text:p text:style-name="P29">étudions</text:p>
          </table:table-cell>
          <table:table-cell table:style-name="Table17.A1" office:value-type="string">
            <text:p text:style-name="P29">[nu <text:span text:style-name="T230">ż_</text:span>etudjo]</text:p>
          </table:table-cell>
        </table:table-row>
        <table:table-row table:style-name="Table17.1">
          <table:table-cell table:style-name="Table17.A1" office:value-type="string">
            <text:p text:style-name="P29">Vous</text:p>
          </table:table-cell>
          <table:table-cell table:style-name="Table17.A1" office:value-type="string">
            <text:p text:style-name="P29">étudiez</text:p>
          </table:table-cell>
          <table:table-cell table:style-name="Table17.A1" office:value-type="string">
            <text:p text:style-name="P29">[vu <text:span text:style-name="T230">ż_</text:span>etudje]</text:p>
          </table:table-cell>
        </table:table-row>
        <table:table-row table:style-name="Table17.1">
          <table:table-cell table:style-name="Table17.A1" office:value-type="string">
            <text:p text:style-name="P29">Ils / Elles</text:p>
          </table:table-cell>
          <table:table-cell table:style-name="Table17.A1" office:value-type="string">
            <text:p text:style-name="P29">étudient</text:p>
          </table:table-cell>
          <table:table-cell table:style-name="Table17.A1" office:value-type="string">
            <text:p text:style-name="P29">[il / el <text:span text:style-name="T230">ż_etudja</text:span>]</text:p>
          </table:table-cell>
        </table:table-row>
      </table:table>
      <text:p text:style-name="P36"><text:span text:style-name="Strong_20_Emphasis"><text:span text:style-name="T22"/></text:span></text:p>
      <text:h text:style-name="P23" text:outline-level="3"><text:span text:style-name="Strong_20_Emphasis"><text:span text:style-name="T22">Habiter (to live) → [abi‑te]</text:span></text:span></text:h>
      <table:table table:name="Table15" table:style-name="Table15">
        <table:table-column table:style-name="Table15.A" table:number-columns-repeated="3"/>
        <table:table-row>
          <table:table-cell table:style-name="Table15.A1" office:value-type="string">
            <text:p text:style-name="P29">Je</text:p>
          </table:table-cell>
          <table:table-cell table:style-name="Table15.A1" office:value-type="string">
            <text:p text:style-name="P29">habite</text:p>
          </table:table-cell>
          <table:table-cell table:style-name="Table15.A1" office:value-type="string">
            <text:p text:style-name="P29">[xġ abit]</text:p>
          </table:table-cell>
        </table:table-row>
        <table:table-row>
          <table:table-cell table:style-name="Table15.A1" office:value-type="string">
            <text:p text:style-name="P29">Tu</text:p>
          </table:table-cell>
          <table:table-cell table:style-name="Table15.A1" office:value-type="string">
            <text:p text:style-name="P29">habites</text:p>
          </table:table-cell>
          <table:table-cell table:style-name="Table15.A1" office:value-type="string">
            <text:p text:style-name="P29">[tu abit]</text:p>
          </table:table-cell>
        </table:table-row>
        <table:table-row>
          <table:table-cell table:style-name="Table15.A1" office:value-type="string">
            <text:p text:style-name="P29">Il / Elle / On</text:p>
          </table:table-cell>
          <table:table-cell table:style-name="Table15.A1" office:value-type="string">
            <text:p text:style-name="P29">habite</text:p>
          </table:table-cell>
          <table:table-cell table:style-name="Table15.A1" office:value-type="string">
            <text:p text:style-name="P29">[il / el / qu abit]</text:p>
          </table:table-cell>
        </table:table-row>
        <table:table-row>
          <table:table-cell table:style-name="Table15.A1" office:value-type="string">
            <text:p text:style-name="P29">Nous</text:p>
          </table:table-cell>
          <table:table-cell table:style-name="Table15.A1" office:value-type="string">
            <text:p text:style-name="P29">habitons</text:p>
          </table:table-cell>
          <table:table-cell table:style-name="Table15.A1" office:value-type="string">
            <text:p text:style-name="P29">[nu abito]</text:p>
          </table:table-cell>
        </table:table-row>
        <table:table-row>
          <table:table-cell table:style-name="Table15.A1" office:value-type="string">
            <text:p text:style-name="P29">Vous</text:p>
          </table:table-cell>
          <table:table-cell table:style-name="Table15.A1" office:value-type="string">
            <text:p text:style-name="P29">habitez</text:p>
          </table:table-cell>
          <table:table-cell table:style-name="Table15.A1" office:value-type="string">
            <text:p text:style-name="P29">[vu abite]</text:p>
          </table:table-cell>
        </table:table-row>
        <table:table-row>
          <table:table-cell table:style-name="Table15.A1" office:value-type="string">
            <text:p text:style-name="P29">Ils / Elles</text:p>
          </table:table-cell>
          <table:table-cell table:style-name="Table15.A1" office:value-type="string">
            <text:p text:style-name="P29">habitent</text:p>
          </table:table-cell>
          <table:table-cell table:style-name="Table15.A1" office:value-type="string">
            <text:p text:style-name="P29">[il / el abit]</text:p>
          </table:table-cell>
        </table:table-row>
      </table:table>
      <text:p text:style-name="P24"><text:span text:style-name="Strong_20_Emphasis"><text:span text:style-name="T22"/></text:span></text:p>
      <text:h text:style-name="P23" text:outline-level="3"><text:span text:style-name="Strong_20_Emphasis"><text:span text:style-name="T22">Travailler (to work) → [travaj‑e]</text:span></text:span></text:h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29">Je</text:p>
          </table:table-cell>
          <table:table-cell table:style-name="Table16.A1" office:value-type="string">
            <text:p text:style-name="P29">travaille</text:p>
          </table:table-cell>
          <table:table-cell table:style-name="Table16.A1" office:value-type="string">
            <text:p text:style-name="P29">[xġ travaj]</text:p>
          </table:table-cell>
        </table:table-row>
        <table:table-row>
          <table:table-cell table:style-name="Table16.A1" office:value-type="string">
            <text:p text:style-name="P29">Tu</text:p>
          </table:table-cell>
          <table:table-cell table:style-name="Table16.A1" office:value-type="string">
            <text:p text:style-name="P29">travailles</text:p>
          </table:table-cell>
          <table:table-cell table:style-name="Table16.A1" office:value-type="string">
            <text:p text:style-name="P29">[tu travaj]</text:p>
          </table:table-cell>
        </table:table-row>
        <table:table-row>
          <table:table-cell table:style-name="Table16.A1" office:value-type="string">
            <text:p text:style-name="P29">Il / Elle / On</text:p>
          </table:table-cell>
          <table:table-cell table:style-name="Table16.A1" office:value-type="string">
            <text:p text:style-name="P29">travaille</text:p>
          </table:table-cell>
          <table:table-cell table:style-name="Table16.A1" office:value-type="string">
            <text:p text:style-name="P29">[il / el / qu travaj]</text:p>
          </table:table-cell>
        </table:table-row>
        <table:table-row>
          <table:table-cell table:style-name="Table16.A1" office:value-type="string">
            <text:p text:style-name="P29">Nous</text:p>
          </table:table-cell>
          <table:table-cell table:style-name="Table16.A1" office:value-type="string">
            <text:p text:style-name="P29">travaillons</text:p>
          </table:table-cell>
          <table:table-cell table:style-name="Table16.A1" office:value-type="string">
            <text:p text:style-name="P29">[nu travajo]</text:p>
          </table:table-cell>
        </table:table-row>
        <table:table-row>
          <table:table-cell table:style-name="Table16.A1" office:value-type="string">
            <text:p text:style-name="P29">Vous</text:p>
          </table:table-cell>
          <table:table-cell table:style-name="Table16.A1" office:value-type="string">
            <text:p text:style-name="P29">travaillez</text:p>
          </table:table-cell>
          <table:table-cell table:style-name="Table16.A1" office:value-type="string">
            <text:p text:style-name="P29">[vu travaje]</text:p>
          </table:table-cell>
        </table:table-row>
        <table:table-row table:style-name="Table16.6">
          <table:table-cell table:style-name="Table16.A1" office:value-type="string">
            <text:p text:style-name="P29">Ils / Elles</text:p>
          </table:table-cell>
          <table:table-cell table:style-name="Table16.A1" office:value-type="string">
            <text:p text:style-name="P29">travaillent</text:p>
          </table:table-cell>
          <table:table-cell table:style-name="Table16.A1" office:value-type="string">
            <text:p text:style-name="P29">[il / el travaj]</text:p>
          </table:table-cell>
        </table:table-row>
      </table:table>
      <text:p text:style-name="P24"><text:span text:style-name="Strong_20_Emphasis"><text:span text:style-name="T22"/></text:span></text:p>
      <text:h text:style-name="P22" text:outline-level="3"><text:soft-page-break/><text:span text:style-name="Strong_20_Emphasis"><text:span text:style-name="T12">Verb vs Noun – étudie vs étudiant(e)</text:span></text:span></text:h>
      <text:p text:style-name="P32"/>
      <table:table table:name="Table18" table:style-name="Table18">
        <table:table-column table:style-name="Table18.A" table:number-columns-repeated="4"/>
        <table:table-row>
          <table:table-cell table:style-name="Table18.A1" office:value-type="string">
            <text:p text:style-name="P29">Word</text:p>
          </table:table-cell>
          <table:table-cell table:style-name="Table18.A1" office:value-type="string">
            <text:p text:style-name="P29">Type</text:p>
          </table:table-cell>
          <table:table-cell table:style-name="Table18.A1" office:value-type="string">
            <text:p text:style-name="P29">Maltese‑style</text:p>
          </table:table-cell>
          <table:table-cell table:style-name="Table18.A1" office:value-type="string">
            <text:p text:style-name="P29">Meaning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162">étudie</text:span></text:span></text:p>
          </table:table-cell>
          <table:table-cell table:style-name="Table18.A1" office:value-type="string">
            <text:p text:style-name="P29">verb</text:p>
          </table:table-cell>
          <table:table-cell table:style-name="Table18.A1" office:value-type="string">
            <text:p text:style-name="P29">[etudi]</text:p>
          </table:table-cell>
          <table:table-cell table:style-name="Table18.A1" office:value-type="string">
            <text:p text:style-name="P29">(I/you/he…) study/studies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162">étudiant</text:span></text:span></text:p>
          </table:table-cell>
          <table:table-cell table:style-name="Table18.A1" office:value-type="string">
            <text:p text:style-name="P29">noun (m.)</text:p>
          </table:table-cell>
          <table:table-cell table:style-name="Table18.A1" office:value-type="string">
            <text:p text:style-name="P29">[etudja]</text:p>
          </table:table-cell>
          <table:table-cell table:style-name="Table18.A1" office:value-type="string">
            <text:p text:style-name="P29">male student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162">étudiante</text:span></text:span></text:p>
          </table:table-cell>
          <table:table-cell table:style-name="Table18.A1" office:value-type="string">
            <text:p text:style-name="P29">noun (f.)</text:p>
          </table:table-cell>
          <table:table-cell table:style-name="Table18.A1" office:value-type="string">
            <text:p text:style-name="P29">[etudjant]</text:p>
          </table:table-cell>
          <table:table-cell table:style-name="Table18.A1" office:value-type="string">
            <text:p text:style-name="P29">female student</text:p>
          </table:table-cell>
        </table:table-row>
      </table:table>
      <text:p text:style-name="P35"/>
      <text:h text:style-name="P64" text:outline-level="1"><text:a xlink:type="simple" xlink:href="https://www.duolingo.com/sections" text:style-name="Internet_20_link" text:visited-style-name="Visited_20_Internet_20_Link"><text:span text:style-name="Strong_20_Emphasis"><text:span text:style-name="T193"/></text:span></text:a></text:h>
      <text:h text:style-name="P22" text:outline-level="3"><text:span text:style-name="Strong_20_Emphasis"><text:span text:style-name="T12">Prepositions for Places</text:span></text:span></text:h>
      <text:p text:style-name="P63"><text:span text:style-name="Strong_20_Emphasis"><text:span text:style-name="T193"/></text:span></text:p>
      <text:p text:style-name="P67"><text:span text:style-name="Strong_20_Emphasis"><text:span text:style-name="T164">Use </text:span></text:span><text:span text:style-name="Strong_20_Emphasis"><text:span text:style-name="T174">à</text:span></text:span><text:span text:style-name="Strong_20_Emphasis"><text:span text:style-name="T164"> with cities:</text:span></text:span></text:p>
      <text:list text:style-name="L10">
        <text:list-item>
          <text:p text:style-name="P235"><text:span text:style-name="Strong_20_Emphasis"><text:span text:style-name="T164">J'habite à Berlin. </text:span></text:span></text:p>
        </text:list-item>
      </text:list>
      <text:p text:style-name="P67"><text:span text:style-name="Strong_20_Emphasis"><text:span text:style-name="T164">Use </text:span></text:span><text:span text:style-name="Strong_20_Emphasis"><text:span text:style-name="T174">en</text:span></text:span><text:span text:style-name="Strong_20_Emphasis"><text:span text:style-name="T164"> with most feminine countries &amp; regions :</text:span></text:span></text:p>
      <text:list text:style-name="L11">
        <text:list-item>
          <text:p text:style-name="P236"><text:span text:style-name="Strong_20_Emphasis"><text:span text:style-name="T164">Elle travaille en Espagne. <text:s/><text:tab/><text:tab/><text:tab/></text:span></text:span><text:span text:style-name="Strong_20_Emphasis"><text:span text:style-name="T165">[ <text:s/>el <text:s/>travaj <text:s/>o <text:s/>n_espanj <text:s/>]</text:span></text:span></text:p>
        </text:list-item>
      </text:list>
      <text:p text:style-name="P67"><text:span text:style-name="Strong_20_Emphasis"><text:span text:style-name="T164">Use </text:span></text:span><text:span text:style-name="Strong_20_Emphasis"><text:span text:style-name="T174">en</text:span></text:span><text:span text:style-name="Strong_20_Emphasis"><text:span text:style-name="T164"> with all continents :</text:span></text:span></text:p>
      <text:list text:style-name="L12">
        <text:list-item>
          <text:p text:style-name="P237"><text:span text:style-name="Strong_20_Emphasis"><text:span text:style-name="T164">Je suis en Europe. <text:tab/><text:tab/><text:tab/><text:tab/></text:span></text:span><text:span text:style-name="Strong_20_Emphasis"><text:span text:style-name="T165">[ xġ <text:s/>swis <text:s/>o <text:s/>n_ewrop ]</text:span></text:span></text:p>
        </text:list-item>
      </text:list>
      <text:p text:style-name="P67"><text:span text:style-name="Strong_20_Emphasis"><text:span text:style-name="T164">(Remember au / aux for masculine &amp; plural countries – coming next unit!) |</text:span></text:span></text:p>
      <text:p text:style-name="P63"><text:span text:style-name="Strong_20_Emphasis"><text:span text:style-name="T193"/></text:span></text:p>
      <text:p text:style-name="P63"><text:span text:style-name="Strong_20_Emphasis"><text:span text:style-name="T193"/></text:span></text:p>
      <text:h text:style-name="P22" text:outline-level="3"><text:span text:style-name="Strong_20_Emphasis"><text:span text:style-name="T12">Mini‑Dialogue (Putting it all together)</text:span></text:span></text:h>
      <text:p text:style-name="P24"><text:span text:style-name="Strong_20_Emphasis"><text:span text:style-name="T12"/></text:span></text:p>
      <text:p text:style-name="Quotations"><text:span text:style-name="Strong_20_Emphasis"><text:span text:style-name="T162">Paule :</text:span></text:span><text:span text:style-name="T162"> Enchanté, Marie. Je m'appelle Paule. Tu habites à Berlin ?</text:span></text:p>
      <text:p text:style-name="Quotations"><text:span text:style-name="Strong_20_Emphasis"><text:span text:style-name="T162">Marie :</text:span></text:span><text:span text:style-name="T162"> Oui, j'habite à Berlin. Et toi ?</text:span></text:p>
      <text:p text:style-name="P65"><text:span text:style-name="T157"/></text:p>
      <text:p text:style-name="Quotations"><text:span text:style-name="Strong_20_Emphasis"><text:span text:style-name="T162">Paule :</text:span></text:span><text:span text:style-name="T162"> J'étudie à Toronto, et toi ?</text:span></text:p>
      <text:p text:style-name="Quotations"><text:span text:style-name="Strong_20_Emphasis"><text:span text:style-name="T162">Marie :</text:span></text:span><text:span text:style-name="T162"> Moi, je travaille ici en France avec Alice.<text:tab/></text:span><text:span text:style-name="T166">[ mwa, xġ travaj isi <text:s/>qon frans <text:s/>avec alis ]</text:span></text:p>
      <text:p text:style-name="P70">I work here in France with Alice.</text:p>
      <text:p text:style-name="P63"><text:span text:style-name="Strong_20_Emphasis"><text:span text:style-name="T193"/></text:span></text:p>
      <text:p text:style-name="P63"><text:span text:style-name="Strong_20_Emphasis"><text:span text:style-name="T193"/></text:span></text:p>
      <text:p text:style-name="P63"><text:span text:style-name="Strong_20_Emphasis"><text:span text:style-name="T193"/></text:span></text:p>
      <text:p text:style-name="P63"><text:span text:style-name="Strong_20_Emphasis"><text:span text:style-name="T193"/></text:span></text:p>
      <text:h text:style-name="P21" text:outline-level="2"><text:soft-page-break/><text:span text:style-name="Strong_20_Emphasis"><text:span text:style-name="T12">Quick Check</text:span></text:span></text:h>
      <text:p text:style-name="Text_20_body"><text:span text:style-name="Strong_20_Emphasis"><text:span text:style-name="T160">J'étudie avec mon chat.</text:span></text:span><text:span text:style-name="T160"> <text:tab/><text:tab/>[xġ etudi avek mon xa]</text:span></text:p>
      <text:p text:style-name="Text_20_body"><text:span text:style-name="Strong_20_Emphasis"><text:span text:style-name="T160">Tu travailles en Espagne ?<text:tab/><text:tab/></text:span></text:span><text:span text:style-name="Strong_20_Emphasis"><text:span text:style-name="T161">[ tu travaj on espanj ]</text:span></text:span></text:p>
      <text:p text:style-name="P68"><text:span text:style-name="Strong_20_Emphasis"><text:span text:style-name="T24">La France<text:tab/><text:tab/><text:tab/><text:tab/></text:span></text:span><text:span text:style-name="Strong_20_Emphasis"><text:span text:style-name="T33">[ la frans ]</text:span></text:span></text:p>
      <text:p text:style-name="P68"><text:span text:style-name="Strong_20_Emphasis"><text:span text:style-name="T24">en France<text:tab/><text:tab/><text:tab/><text:tab/></text:span></text:span><text:span text:style-name="Strong_20_Emphasis"><text:span text:style-name="T33">[ o n_frans ]</text:span></text:span></text:p>
      <text:p text:style-name="P69"><text:span text:style-name="Strong_20_Emphasis"><text:span text:style-name="T25">en Italie<text:tab/><text:tab/><text:tab/><text:tab/>[ o <text:s/>n</text:span></text:span><text:span text:style-name="Strong_20_Emphasis"><text:span text:style-name="T33">_</text:span></text:span><text:span text:style-name="Strong_20_Emphasis"><text:span text:style-name="T25">itali ]</text:span></text:span></text:p>
      <text:p text:style-name="P69"><text:span text:style-name="Strong_20_Emphasis"><text:span text:style-name="T25">j’habit</text:span></text:span><text:span text:style-name="Strong_20_Emphasis"><text:span text:style-name="T33">e</text:span></text:span><text:span text:style-name="Strong_20_Emphasis"><text:span text:style-name="T25"> en Italie<text:tab/><text:tab/><text:tab/></text:span></text:span><text:span text:style-name="Strong_20_Emphasis"><text:span text:style-name="T33">[ xġ abit o n_itali ]</text:span></text:span></text:p>
      <text:p text:style-name="P68"><text:span text:style-name="Strong_20_Emphasis"><text:span text:style-name="T24">l’Espagne<text:tab/><text:tab/><text:tab/><text:tab/></text:span></text:span><text:span text:style-name="Strong_20_Emphasis"><text:span text:style-name="T33">[ l-espanj ]</text:span></text:span></text:p>
      <text:p text:style-name="P68"><text:span text:style-name="Strong_20_Emphasis"><text:span text:style-name="T24">L’</text:span></text:span><text:span text:style-name="Strong_20_Emphasis"><text:span text:style-name="T71">é</text:span></text:span><text:span text:style-name="Strong_20_Emphasis"><text:span text:style-name="T24">tudiant<text:tab/><text:tab/><text:tab/><text:tab/></text:span></text:span><text:span text:style-name="Strong_20_Emphasis"><text:span text:style-name="T33">[ l-etudja ]</text:span></text:span></text:p>
      <text:p text:style-name="P68"><text:span text:style-name="Strong_20_Emphasis"><text:span text:style-name="T24">le professeur<text:tab/><text:tab/><text:tab/><text:tab/></text:span></text:span><text:span text:style-name="Strong_20_Emphasis"><text:span text:style-name="T33">[ le profesor ]</text:span></text:span></text:p>
      <text:p text:style-name="P69"><text:span text:style-name="Strong_20_Emphasis"><text:span text:style-name="T25">un journaliste.<text:tab/><text:tab/><text:tab/><text:tab/></text:span></text:span><text:span text:style-name="Strong_20_Emphasis"><text:span text:style-name="T33">[ qa xġurnalist ]</text:span></text:span></text:p>
      <text:p text:style-name="P69"><text:span text:style-name="Strong_20_Emphasis"><text:span text:style-name="T25">un</text:span></text:span><text:span text:style-name="Strong_20_Emphasis"><text:span text:style-name="T33">e</text:span></text:span><text:span text:style-name="Strong_20_Emphasis"><text:span text:style-name="T25"> universit</text:span></text:span><text:span text:style-name="Strong_20_Emphasis"><text:span text:style-name="T71">é.<text:tab/><text:tab/><text:tab/></text:span></text:span><text:span text:style-name="Strong_20_Emphasis"><text:span text:style-name="T66">[ qun un-i-ver-si-te ]</text:span></text:span></text:p>
      <text:p text:style-name="P69"><text:span text:style-name="Strong_20_Emphasis"><text:span text:style-name="T25">C’est Paul. Il est journaliste.<text:tab/><text:tab/>This is Paul. He is a journalist.<text:tab/>[se Pol. Il e xġurnalis]</text:span></text:span></text:p>
      <text:p text:style-name="P69"><text:span text:style-name="Strong_20_Emphasis"><text:span text:style-name="T25">J'étudie avec un professeur.<text:tab/><text:tab/>I study with a teacher.<text:tab/><text:tab/>[ j’etudi avek a profesor ]</text:span></text:span></text:p>
      <text:p text:style-name="P74"><text:span text:style-name="Strong_20_Emphasis"><text:span text:style-name="T72">J'</text:span></text:span><text:span text:style-name="Strong_20_Emphasis"><text:span text:style-name="T71">ét</text:span></text:span><text:span text:style-name="Strong_20_Emphasis"><text:span text:style-name="T72">udie beaucoup.<text:tab/><text:tab/></text:span></text:span><text:span text:style-name="Strong_20_Emphasis"><text:span text:style-name="T25"><text:tab/>I study a lot.<text:tab/></text:span></text:span><text:span text:style-name="Strong_20_Emphasis"><text:span text:style-name="T186"><text:tab/><text:tab/><text:tab/></text:span></text:span><text:span text:style-name="Strong_20_Emphasis"><text:span text:style-name="T72">[xġ etudi boku]</text:span></text:span></text:p>
      <text:p text:style-name="P74"><text:span text:style-name="Strong_20_Emphasis"><text:span text:style-name="T72"/></text:span></text:p>
      <text:p text:style-name="P74"><text:span text:style-name="Strong_20_Emphasis"><text:span text:style-name="T72"/></text:span></text:p>
      <text:p text:style-name="P74"><text:span text:style-name="Strong_20_Emphasis"><text:span text:style-name="T72">J'habitie <text:s/></text:span></text:span><text:span text:style-name="Strong_20_Emphasis"><text:span text:style-name="T71">à </text:span></text:span><text:span text:style-name="Strong_20_Emphasis"><text:span text:style-name="T72">Chicago et tu habities <text:s/></text:span></text:span><text:span text:style-name="Strong_20_Emphasis"><text:span text:style-name="T71">à </text:span></text:span><text:span text:style-name="Strong_20_Emphasis"><text:span text:style-name="T72">New York</text:span></text:span></text:p>
      <text:p text:style-name="P74"><text:span text:style-name="Strong_20_Emphasis"><text:span text:style-name="T72"/></text:span></text:p>
      <text:p text:style-name="P74"><text:span text:style-name="Strong_20_Emphasis"><text:span text:style-name="T72">Bonjour ! Je m'appelle Elsa. Je suis espagnole, mais j'habite à Paris. Et toi ? Comment tu t'appelles ?</text:span></text:span></text:p>
      <text:p text:style-name="P74"><text:span text:style-name="Strong_20_Emphasis"><text:span text:style-name="T72">[bonxġur. <text:s/>Xġ mapel <text:s/>elsa. <text:s/>Xġ <text:s/>swis <text:s/>espanjol, <text:s/>me <text:s/>xġ <text:s/>abit <text:s/>a <text:s/>pari <text:s/>e <text:s/>twa? Kommon <text:s/>tu <text:s/>t'appel]</text:span></text:span></text:p>
      <text:p text:style-name="P74"><text:span text:style-name="Strong_20_Emphasis"><text:span text:style-name="T72">Hello! My name is Elsa. I'm Spanish, but I live in Paris. And you? What's your name?</text:span></text:span></text:p>
      <text:p text:style-name="P74"><text:span text:style-name="Strong_20_Emphasis"><text:span text:style-name="T72"/></text:span></text:p>
      <text:p text:style-name="P75"><text:span text:style-name="Strong_20_Emphasis"><text:span text:style-name="T73">Je m'appelle Gabriel. Enchanté de vous rencontrer ! Vous êtes étudiant ? J'étudie à New York.</text:span></text:span></text:p>
      <text:p text:style-name="P81"><text:span text:style-name="Strong_20_Emphasis"><text:span text:style-name="T74">[ xġ mapel Gabrijel. <text:s text:c="3"/>Qanxante di vu <text:s/>ran-kon-tre. <text:s/>Vu żet etudja. <text:s/>Xġ etufi a Nju <text:s/>Jork]</text:span></text:span></text:p>
      <text:p text:style-name="P75"><text:span text:style-name="Strong_20_Emphasis"><text:span text:style-name="T73"/></text:span></text:p>
      <text:p text:style-name="P75"><text:span text:style-name="Strong_20_Emphasis"><text:span text:style-name="T73">J'habite en Espagne avec Louis.</text:span></text:span></text:p>
      <text:p text:style-name="P75"><text:span text:style-name="Strong_20_Emphasis"><text:span text:style-name="T73">Je vis en Espagne avec Louis.</text:span></text:span></text:p>
      <text:p text:style-name="P75"><text:span text:style-name="Strong_20_Emphasis"><text:span text:style-name="T73">I live in Spain with Louis.</text:span></text:span></text:p>
      <text:p text:style-name="P69"><text:span text:style-name="Strong_20_Emphasis"><text:span text:style-name="T25"/></text:span></text:p>
      <text:p text:style-name="P69"><text:span text:style-name="Strong_20_Emphasis"><text:span text:style-name="T25">Bonjour Marie ! Je suis Paul et je suis étudiant ici. Je travaille avec Professeur Morel. Tu es étudiante aussi ?</text:span></text:span></text:p>
      <text:p text:style-name="P69"><text:span text:style-name="Strong_20_Emphasis"><text:span text:style-name="T25">Hello Marie! My name is Paul, and I'm a student here. I work with Professor Morel. Are you a student too?</text:span></text:span></text:p>
      <text:p text:style-name="P69"><text:span text:style-name="Strong_20_Emphasis"><text:span text:style-name="T25"/></text:span></text:p>
      <text:p text:style-name="P79"><text:span text:style-name="Strong_20_Emphasis"><text:span text:style-name="T25">Aussi<text:tab/><text:tab/>→ <text:tab/><text:tab/></text:span></text:span><text:span text:style-name="Strong_20_Emphasis"><text:span text:style-name="T33">also<text:tab/>[o-si]</text:span></text:span></text:p>
      <text:p text:style-name="P80"><text:span text:style-name="Strong_20_Emphasis"><text:span text:style-name="T72">mais<text:tab/><text:tab/></text:span></text:span><text:span text:style-name="Strong_20_Emphasis"><text:span text:style-name="T66">→</text:span></text:span><text:span text:style-name="Strong_20_Emphasis"><text:span text:style-name="T72"><text:tab/><text:tab/></text:span></text:span><text:span text:style-name="Strong_20_Emphasis"><text:span text:style-name="T75">but<text:tab/>[ m-e ]</text:span></text:span></text:p>
      <text:p text:style-name="P79"><text:span text:style-name="Strong_20_Emphasis"><text:span text:style-name="T33"/></text:span></text:p>
      <text:p text:style-name="P69"><text:soft-page-break/><text:span text:style-name="Strong_20_Emphasis"><text:span text:style-name="T25">Émile travaille beaucoup, non ?<text:tab/><text:tab/><text:tab/><text:tab/><text:tab/>Emile works a lot, doesn't he?</text:span></text:span></text:p>
      <text:p text:style-name="P69"><text:span text:style-name="Strong_20_Emphasis"><text:span text:style-name="T25">Gabriel habite en Espagne et tu habites en France.<text:tab/><text:tab/><text:tab/></text:span></text:span><text:span text:style-name="Strong_20_Emphasis"><text:span text:style-name="T29">[ gabrije abit on espanj e tu abit on frans ]</text:span></text:span></text:p>
      <text:p text:style-name="P69"><text:span text:style-name="Strong_20_Emphasis"><text:span text:style-name="T29">Alice est étudiante. Elle est américaine, et elle étudie le français en Europe.</text:span></text:span></text:p>
      <text:p text:style-name="P77"><text:span text:style-name="Strong_20_Emphasis"><text:span text:style-name="T30">[ alis et etudjant. El et american, e el eyudi lr france on Ewrop ]</text:span></text:span></text:p>
      <text:p text:style-name="P77"><text:span text:style-name="Strong_20_Emphasis"><text:span text:style-name="T30">Thomas est journaliste en Angleterre.<text:tab/><text:tab/>[ toma e xġornalis on angliter ]</text:span></text:span></text:p>
      <text:p text:style-name="P76"><text:span text:style-name="Strong_20_Emphasis"><text:span text:style-name="T28">Avec [ avek]<text:tab/>→ <text:tab/>with</text:span></text:span></text:p>
      <text:p text:style-name="P76"><text:span text:style-name="Strong_20_Emphasis"><text:span text:style-name="T28">Aussi [qu-si]<text:tab/>→<text:tab/>also / too</text:span></text:span></text:p>
      <text:p text:style-name="P69"><text:span text:style-name="Strong_20_Emphasis"><text:span text:style-name="T25"/></text:span></text:p>
      <text:p text:style-name="P72"><text:span text:style-name="Strong_20_Emphasis"><text:span text:style-name="T18">Le Journalist</text:span></text:span></text:p>
      <text:p text:style-name="P72"><text:span text:style-name="Strong_20_Emphasis"><text:span text:style-name="T198">Eddy is walking past the train station. A young man bumps into him with his suitcase.</text:span></text:span></text:p>
      <text:p text:style-name="P72"><text:span text:style-name="Strong_20_Emphasis"><text:span text:style-name="T26">Pardon…</text:span></text:span></text:p>
      <text:p text:style-name="P72"><text:span text:style-name="Strong_20_Emphasis"><text:span text:style-name="T26"><text:tab/>Bonjour ! Je m’appelle Eddy.</text:span></text:span></text:p>
      <text:p text:style-name="P72"><text:span text:style-name="Strong_20_Emphasis"><text:span text:style-name="T26">Euh… je m’appelle Oliver.</text:span></text:span></text:p>
      <text:p text:style-name="P72"><text:span text:style-name="Strong_20_Emphasis"><text:span text:style-name="T198">Eddy is eager to get to know Oliver. He thinks it might be the beginning of a friendship.</text:span></text:span></text:p>
      <text:p text:style-name="P72"><text:span text:style-name="Strong_20_Emphasis"><text:span text:style-name="T26"><text:tab/>Tu </text:span></text:span><text:span text:style-name="Strong_20_Emphasis"><text:span text:style-name="T71">é</text:span></text:span><text:span text:style-name="Strong_20_Emphasis"><text:span text:style-name="T26">tudies a l’universit</text:span></text:span><text:span text:style-name="Strong_20_Emphasis"><text:span text:style-name="T71">é</text:span></text:span><text:span text:style-name="Strong_20_Emphasis"><text:span text:style-name="T26"> ?</text:span></text:span></text:p>
      <text:p text:style-name="P72"><text:span text:style-name="Strong_20_Emphasis"><text:span text:style-name="T26">Non, je suis journaliste</text:span></text:span></text:p>
      <text:p text:style-name="P72"><text:span text:style-name="Strong_20_Emphasis"><text:span text:style-name="T26">J’habite en Angleterre et…<text:tab/><text:tab/>[xġ abit on angliter]</text:span></text:span></text:p>
      <text:p text:style-name="P72"><text:span text:style-name="Strong_20_Emphasis"><text:span text:style-name="T26"><text:tab/>Moi, j’habite ici.<text:tab/><text:tab/>[mwa, xġ abit isi]</text:span></text:span></text:p>
      <text:p text:style-name="P72"><text:span text:style-name="Strong_20_Emphasis"><text:span text:style-name="T198">Eddy is so excited to make a friend from another country that he keeps interrupting Oliver. Oliver tries to finish his sentence.</text:span></text:span></text:p>
      <text:p text:style-name="P72"><text:span text:style-name="Strong_20_Emphasis"><text:span text:style-name="T26">… Je travaille en France et …<text:tab/><text:tab/>[ xg travaj on frans e... ]</text:span></text:span></text:p>
      <text:p text:style-name="P72"><text:span text:style-name="Strong_20_Emphasis"><text:span text:style-name="T26"><text:tab/>Super !</text:span></text:span></text:p>
      <text:p text:style-name="P72"><text:span text:style-name="Strong_20_Emphasis"><text:span text:style-name="T26">Euh… Je prends le train maintenant<text:tab/><text:tab/></text:span></text:span></text:p>
      <text:p text:style-name="P72"><text:span text:style-name="Strong_20_Emphasis"><text:span text:style-name="T26"><text:tab/><text:tab/><text:tab/><text:tab/><text:tab/>[qu, xġ prand l- </text:span></text:span><text:span text:style-name="Strong_20_Emphasis"><text:span text:style-name="T27">tra man-tin a</text:span></text:span><text:span text:style-name="Strong_20_Emphasis"><text:span text:style-name="T26">]<text:tab/>Uh… I’m taking the train now</text:span></text:span></text:p>
      <text:p text:style-name="P72"><text:span text:style-name="Strong_20_Emphasis"><text:span text:style-name="T198">Oliver grabs his suitcase, as if in a hurry. He looks relieved.</text:span></text:span></text:p>
      <text:p text:style-name="P73"><text:span text:style-name="Strong_20_Emphasis"><text:span text:style-name="T27">Au revoir !</text:span></text:span></text:p>
      <text:p text:style-name="P73"><text:span text:style-name="Strong_20_Emphasis"><text:span text:style-name="T27"><text:tab/>Ah… Bonne journ</text:span></text:span><text:span text:style-name="Strong_20_Emphasis"><text:span text:style-name="T71">é</text:span></text:span><text:span text:style-name="Strong_20_Emphasis"><text:span text:style-name="T27">e !</text:span></text:span></text:p>
      <text:p text:style-name="P72"><text:span text:style-name="Strong_20_Emphasis"><text:span text:style-name="T26"/></text:span></text:p>
      <text:p text:style-name="P72"><text:span text:style-name="Strong_20_Emphasis"><text:span text:style-name="T26">Nous mangeons à midi. <text:tab/><text:tab/><text:tab/></text:span></text:span><text:span text:style-name="Strong_20_Emphasis"><text:span text:style-name="T31">[ nu <text:s/>mango <text:s/>a <text:s/>midi]<text:tab/><text:tab/><text:tab/><text:tab/>We eat at noon.</text:span></text:span></text:p>
      <text:p text:style-name="P72"><text:span text:style-name="Strong_20_Emphasis"><text:span text:style-name="T26">Tu manges, je bois.<text:tab/><text:tab/><text:tab/><text:tab/></text:span></text:span><text:span text:style-name="Strong_20_Emphasis"><text:span text:style-name="T31">[ tu mang, xġ bwa ]</text:span></text:span></text:p>
      <text:p text:style-name="P72"><text:span text:style-name="Strong_20_Emphasis"><text:span text:style-name="T31">Anna est étudiante <text:s/>et Paul est étudiant.</text:span></text:span></text:p>
      <text:p text:style-name="P72"><text:span text:style-name="Strong_20_Emphasis"><text:span text:style-name="T31">Sarah habite à Boston et elle est étudiante.</text:span></text:span></text:p>
      <text:p text:style-name="P72"><text:soft-page-break/><text:span text:style-name="Strong_20_Emphasis"><text:span text:style-name="T31">Gabriel habite <text:s/>en Espagne et tu habites <text:s/>en France.</text:span></text:span></text:p>
      <text:p text:style-name="P72"><text:span text:style-name="Strong_20_Emphasis"><text:span text:style-name="T31">Alice est américaine. Elle étudie à Paris et elle parle français.</text:span></text:span></text:p>
      <text:p text:style-name="P72"><text:span text:style-name="Strong_20_Emphasis"><text:span text:style-name="T31">Salut, comment ça va ? Tu étudies ici, à Paris ? Moi, je suis Ben. J'habite ici et je travaille à l'université.</text:span></text:span></text:p>
      <text:p text:style-name="P72"><text:span text:style-name="Strong_20_Emphasis"><text:span text:style-name="T31">Émile est professeur en France ou en Italie ? Il est français et il travaille en Italie.</text:span></text:span></text:p>
      <text:p text:style-name="P78"><text:span text:style-name="Strong_20_Emphasis"><text:span text:style-name="T32">Je m'appelle Alice. J'habite en Espagne. </text:span></text:span></text:p>
      <text:p text:style-name="P78"><text:span text:style-name="Strong_20_Emphasis"><text:span text:style-name="T32">Enchanté ! Moi, c'est Marc. J'étudie en Angleterre.</text:span></text:span></text:p>
      <text:p text:style-name="P78"><text:span text:style-name="Strong_20_Emphasis"><text:span text:style-name="T31">Je suis américaine et je travaille à </text:span></text:span><text:span text:style-name="Strong_20_Emphasis"><text:span text:style-name="T32">Paris.</text:span></text:span></text:p>
      <text:p text:style-name="P78"><text:span text:style-name="Strong_20_Emphasis"><text:span text:style-name="T32">La France.</text:span></text:span></text:p>
      <text:p text:style-name="P72"><text:span text:style-name="Strong_20_Emphasis"><text:span text:style-name="T31"/></text:span></text:p>
      <text:p text:style-name="P72"><text:span text:style-name="Strong_20_Emphasis"><text:span text:style-name="T31"/></text:span></text:p>
      <text:p text:style-name="P72"><text:span text:style-name="Strong_20_Emphasis"><text:span text:style-name="T14">Enchanté !</text:span></text:span></text:p>
      <text:p text:style-name="P72"><text:span text:style-name="Strong_20_Emphasis"><text:span text:style-name="T198">Eddy is at the grocery store. A woman smiles at him. He smashes his shopping cart into some bananas but tries to play it cool.</text:span></text:span></text:p>
      <text:p text:style-name="P78"><text:span text:style-name="Strong_20_Emphasis"><text:span text:style-name="T26"/></text:span></text:p>
      <text:p text:style-name="P78"><text:span text:style-name="Strong_20_Emphasis"><text:span text:style-name="T32">Bonjour ! Je m’appelle Eddy.</text:span></text:span></text:p>
      <text:p text:style-name="P78"><text:span text:style-name="Strong_20_Emphasis"><text:span text:style-name="T32">Et vous ?</text:span></text:span></text:p>
      <text:p text:style-name="P78"><text:span text:style-name="Strong_20_Emphasis"><text:span text:style-name="T32"><text:tab/><text:tab/>Je m’appelle Marie.</text:span></text:span></text:p>
      <text:p text:style-name="P78"><text:span text:style-name="Strong_20_Emphasis"><text:span text:style-name="T32">Euh… Enchant</text:span></text:span><text:span text:style-name="Strong_20_Emphasis"><text:span text:style-name="T71">é, </text:span></text:span><text:span text:style-name="Strong_20_Emphasis"><text:span text:style-name="T76">Marie.</text:span></text:span></text:p>
      <text:p text:style-name="P78"><text:span text:style-name="Strong_20_Emphasis"><text:span text:style-name="T76"/></text:span></text:p>
      <text:p text:style-name="P72"><text:span text:style-name="Strong_20_Emphasis"><text:span text:style-name="T198">Marie smiles at Eddy. He nervously leans against a shelf and knocks down a bunch of soup cans.</text:span></text:span></text:p>
      <text:p text:style-name="P78"><text:span text:style-name="Strong_20_Emphasis"><text:span text:style-name="T32"><text:tab/>Comment </text:span></text:span><text:span text:style-name="Strong_20_Emphasis"><text:span text:style-name="T71">ç</text:span></text:span><text:span text:style-name="Strong_20_Emphasis"><text:span text:style-name="T32">a va ?</text:span></text:span></text:p>
      <text:p text:style-name="P72"><text:span text:style-name="Strong_20_Emphasis"><text:span text:style-name="T198">Marie leans down and helps Eddy pick up the cans. Their hands touch.</text:span></text:span></text:p>
      <text:p text:style-name="P78"><text:span text:style-name="Strong_20_Emphasis"><text:span text:style-name="T32">Euh… tr</text:span></text:span><text:span text:style-name="Strong_20_Emphasis"><text:span text:style-name="T71">è</text:span></text:span><text:span text:style-name="Strong_20_Emphasis"><text:span text:style-name="T32">s bien !</text:span></text:span></text:p>
      <text:p text:style-name="P72"><text:span text:style-name="Strong_20_Emphasis"><text:span text:style-name="T198">Eddy panics, turns, and runs down the aisle.</text:span></text:span></text:p>
      <text:p text:style-name="P78"><text:span text:style-name="Strong_20_Emphasis"><text:span text:style-name="T32"><text:tab/>Bonne journ</text:span></text:span><text:span text:style-name="Strong_20_Emphasis"><text:span text:style-name="T71">é</text:span></text:span><text:span text:style-name="Strong_20_Emphasis"><text:span text:style-name="T32">e ?</text:span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h text:style-name="P87" text:outline-level="1"><text:soft-page-break/><text:span text:style-name="Strong_20_Emphasis"><text:span text:style-name="T130">Unit </text:span></text:span><text:span text:style-name="Strong_20_Emphasis"><text:span text:style-name="T131">5</text:span></text:span><text:span text:style-name="Strong_20_Emphasis"><text:span text:style-name="T130"> – </text:span></text:span><text:span text:style-name="Strong_20_Emphasis"><text:span text:style-name="T131">Get around town</text:span></text:span></text:h>
      <text:p text:style-name="P78"><text:span text:style-name="Strong_20_Emphasis"><text:span text:style-name="T32"/></text:span></text:p>
      <text:p text:style-name="P84"><text:span text:style-name="Strong_20_Emphasis"><text:span text:style-name="T122">Words - </text:span></text:span><text:span text:style-name="Strong_20_Emphasis"><text:span text:style-name="T123">Mo</text:span></text:span><text:span text:style-name="Strong_20_Emphasis"><text:span text:style-name="T124">ts</text:span></text:span><text:span text:style-name="Strong_20_Emphasis"><text:span text:style-name="T123"> [mo]</text:span></text:span><text:span text:style-name="Strong_20_Emphasis"><text:span text:style-name="T34"><text:line-break/><text:line-break/></text:span></text:span><text:span text:style-name="Strong_20_Emphasis"><text:span text:style-name="T67">Le restaurant.</text:span></text:span></text:p>
      <text:p text:style-name="P82"><text:span text:style-name="Strong_20_Emphasis"><text:span text:style-name="T34">Une gare.</text:span></text:span></text:p>
      <text:p text:style-name="P82"><text:span text:style-name="Strong_20_Emphasis"><text:span text:style-name="T34">La gare.</text:span></text:span></text:p>
      <text:p text:style-name="P83"><text:span text:style-name="Strong_20_Emphasis"><text:span text:style-name="T35">Je vais <text:s/></text:span></text:span><text:span text:style-name="Strong_20_Emphasis"><text:span text:style-name="T71">à </text:span></text:span><text:span text:style-name="Strong_20_Emphasis"><text:span text:style-name="T77">Paris.</text:span></text:span></text:p>
      <text:p text:style-name="P85"><text:span text:style-name="Strong_20_Emphasis"><text:span text:style-name="T78">L'h</text:span></text:span><text:span text:style-name="Strong_20_Emphasis"><text:span text:style-name="T71">ô</text:span></text:span><text:span text:style-name="Strong_20_Emphasis"><text:span text:style-name="T78">tel<text:tab/><text:tab/><text:tab/></text:span></text:span><text:span text:style-name="Strong_20_Emphasis"><text:span text:style-name="T79">[ l-otel ]</text:span></text:span></text:p>
      <text:p text:style-name="P85"><text:span text:style-name="Strong_20_Emphasis"><text:span text:style-name="T78">l'avion.<text:tab/><text:tab/><text:tab/></text:span></text:span><text:span text:style-name="Strong_20_Emphasis"><text:span text:style-name="T79">[ l-avjo ]</text:span></text:span></text:p>
      <text:p text:style-name="P85"><text:span text:style-name="Strong_20_Emphasis"><text:span text:style-name="T78">l'a</text:span></text:span><text:span text:style-name="Strong_20_Emphasis"><text:span text:style-name="T71">é</text:span></text:span><text:span text:style-name="Strong_20_Emphasis"><text:span text:style-name="T78">roport</text:span></text:span></text:p>
      <text:p text:style-name="P86"><text:span text:style-name="Strong_20_Emphasis"><text:span text:style-name="T80">la voiture.</text:span></text:span></text:p>
      <text:p text:style-name="P86"><text:span text:style-name="Strong_20_Emphasis"><text:span text:style-name="T80">Le train.</text:span></text:span></text:p>
      <text:p text:style-name="P86"><text:span text:style-name="Strong_20_Emphasis"><text:span text:style-name="T80">En avion<text:tab/><text:tab/>by plane</text:span></text:span></text:p>
      <text:p text:style-name="P86"><text:span text:style-name="Strong_20_Emphasis"><text:span text:style-name="T80">En train.</text:span></text:span></text:p>
      <text:p text:style-name="P86"><text:span text:style-name="Strong_20_Emphasis"><text:span text:style-name="T80">En voiture.</text:span></text:span></text:p>
      <text:p text:style-name="P88"><text:span text:style-name="Strong_20_Emphasis"><text:span text:style-name="T79">Le taxi.<text:tab/><text:tab/>[ le taksi ]</text:span></text:span></text:p>
      <text:p text:style-name="P88"><text:span text:style-name="Strong_20_Emphasis"><text:span text:style-name="T79">La valise.<text:tab/><text:tab/>[ la valis ]</text:span></text:span></text:p>
      <text:p text:style-name="P89"><text:span text:style-name="Strong_20_Emphasis"><text:span text:style-name="T81">Am</text:span></text:span><text:span text:style-name="Strong_20_Emphasis"><text:span text:style-name="T71">é</text:span></text:span><text:span text:style-name="Strong_20_Emphasis"><text:span text:style-name="T81">ricain.</text:span></text:span></text:p>
      <text:p text:style-name="P90"><text:span text:style-name="Strong_20_Emphasis"><text:span text:style-name="T81">O</text:span></text:span><text:span text:style-name="Strong_20_Emphasis"><text:span text:style-name="T71">ù </text:span></text:span><text:span text:style-name="Strong_20_Emphasis"><text:span text:style-name="T81">.<text:tab/><text:tab/><text:tab/>[ u ]<text:tab/><text:tab/><text:tab/>where</text:span></text:span></text:p>
      <text:p text:style-name="P90"><text:span text:style-name="Strong_20_Emphasis"><text:span text:style-name="T82">Fran</text:span></text:span><text:span text:style-name="Strong_20_Emphasis"><text:span text:style-name="T71">ç</text:span></text:span><text:span text:style-name="Strong_20_Emphasis"><text:span text:style-name="T82">ais<text:tab/><text:tab/>[ franse ]</text:span></text:span></text:p>
      <text:p text:style-name="P90"><text:span text:style-name="Strong_20_Emphasis"><text:span text:style-name="T82">Le passeport<text:tab/><text:tab/>[ le pasapor ]</text:span></text:span></text:p>
      <text:p text:style-name="P142"><text:span text:style-name="Strong_20_Emphasis"><text:span text:style-name="T83">billet<text:tab/><text:tab/><text:tab/>[ bi-je ]<text:tab/><text:tab/><text:tab/>ticket</text:span></text:span></text:p>
      <text:p text:style-name="P83"><text:span text:style-name="Strong_20_Emphasis"><text:span text:style-name="T77"/></text:span></text:p>
      <text:p text:style-name="P83"><text:span text:style-name="Strong_20_Emphasis"><text:span text:style-name="T19">Sentences – Phrases [ fraż ]</text:span></text:span></text:p>
      <text:p text:style-name="P83"><text:span text:style-name="Strong_20_Emphasis"><text:span text:style-name="T77">Bonjour Louis ! Je vais à Bordeaux. Et toi ?</text:span></text:span></text:p>
      <text:p text:style-name="P84"><text:span text:style-name="Strong_20_Emphasis"><text:span text:style-name="T84">Je vais <text:s/></text:span></text:span><text:span text:style-name="Strong_20_Emphasis"><text:span text:style-name="T77">à </text:span></text:span><text:span text:style-name="Strong_20_Emphasis"><text:span text:style-name="T84">Paris. Bon voyage!</text:span></text:span></text:p>
      <text:p text:style-name="P84"><text:span text:style-name="Strong_20_Emphasis"><text:span text:style-name="T84">Je vais <text:s/></text:span></text:span><text:span text:style-name="Strong_20_Emphasis"><text:span text:style-name="T71">à </text:span></text:span><text:span text:style-name="Strong_20_Emphasis"><text:span text:style-name="T84">la gare.</text:span></text:span></text:p>
      <text:p text:style-name="P84"><text:span text:style-name="Strong_20_Emphasis"><text:span text:style-name="T77">C'est une gare française.</text:span></text:span></text:p>
      <text:p text:style-name="P84"><text:span text:style-name="Strong_20_Emphasis"><text:span text:style-name="T67">Le restaurant fran</text:span></text:span><text:span text:style-name="Strong_20_Emphasis"><text:span text:style-name="T71">ç</text:span></text:span><text:span text:style-name="Strong_20_Emphasis"><text:span text:style-name="T67">ais.</text:span></text:span></text:p>
      <text:p text:style-name="P85"><text:span text:style-name="Strong_20_Emphasis"><text:span text:style-name="T78">Bonjour, bienvenue <text:s/></text:span></text:span><text:span text:style-name="Strong_20_Emphasis"><text:span text:style-name="T71">à </text:span></text:span><text:span text:style-name="Strong_20_Emphasis"><text:span text:style-name="T78">l'a</text:span></text:span><text:span text:style-name="Strong_20_Emphasis"><text:span text:style-name="T71">é</text:span></text:span><text:span text:style-name="Strong_20_Emphasis"><text:span text:style-name="T78">roport!</text:span></text:span></text:p>
      <text:p text:style-name="P85"><text:span text:style-name="Strong_20_Emphasis"><text:span text:style-name="T78">Tu vas <text:s text:c="2"/></text:span></text:span><text:span text:style-name="Strong_20_Emphasis"><text:span text:style-name="T71">à </text:span></text:span><text:span text:style-name="Strong_20_Emphasis"><text:span text:style-name="T78">Paris.</text:span></text:span></text:p>
      <text:p text:style-name="P85"><text:soft-page-break/><text:span text:style-name="Strong_20_Emphasis"><text:span text:style-name="T78">Tu vas <text:s/></text:span></text:span><text:span text:style-name="Strong_20_Emphasis"><text:span text:style-name="T71">à </text:span></text:span><text:span text:style-name="Strong_20_Emphasis"><text:span text:style-name="T78">Berlin.</text:span></text:span></text:p>
      <text:p text:style-name="P85"><text:span text:style-name="Strong_20_Emphasis"><text:span text:style-name="T78">Tu vas <text:s/></text:span></text:span><text:span text:style-name="Strong_20_Emphasis"><text:span text:style-name="T71">à </text:span></text:span><text:span text:style-name="Strong_20_Emphasis"><text:span text:style-name="T78">l'h</text:span></text:span><text:span text:style-name="Strong_20_Emphasis"><text:span text:style-name="T71">ô</text:span></text:span><text:span text:style-name="Strong_20_Emphasis"><text:span text:style-name="T78">tel.</text:span></text:span></text:p>
      <text:p text:style-name="P86"><text:span text:style-name="Strong_20_Emphasis"><text:span text:style-name="T80">Il va <text:s/></text:span></text:span><text:span text:style-name="Strong_20_Emphasis"><text:span text:style-name="T71">à </text:span></text:span><text:span text:style-name="Strong_20_Emphasis"><text:span text:style-name="T80">Berlin.</text:span></text:span></text:p>
      <text:p text:style-name="P86"><text:span text:style-name="Strong_20_Emphasis"><text:span text:style-name="T80">Le train va <text:s/></text:span></text:span><text:span text:style-name="Strong_20_Emphasis"><text:span text:style-name="T71">à </text:span></text:span><text:span text:style-name="Strong_20_Emphasis"><text:span text:style-name="T80">la gare.</text:span></text:span></text:p>
      <text:p text:style-name="P86"><text:span text:style-name="Strong_20_Emphasis"><text:span text:style-name="T80">Elle va <text:s/></text:span></text:span><text:span text:style-name="Strong_20_Emphasis"><text:span text:style-name="T71">à </text:span></text:span><text:span text:style-name="Strong_20_Emphasis"><text:span text:style-name="T80">Montr</text:span></text:span><text:span text:style-name="Strong_20_Emphasis"><text:span text:style-name="T71">é</text:span></text:span><text:span text:style-name="Strong_20_Emphasis"><text:span text:style-name="T80">al.</text:span></text:span></text:p>
      <text:p text:style-name="P86"><text:span text:style-name="Strong_20_Emphasis"><text:span text:style-name="T80">Je prends l'avion.<text:tab/><text:tab/><text:tab/></text:span></text:span></text:p>
      <text:p text:style-name="P89"><text:span text:style-name="Strong_20_Emphasis"><text:span text:style-name="T81">S'il vous pla</text:span></text:span><text:span text:style-name="Strong_20_Emphasis"><text:span text:style-name="T71">î</text:span></text:span><text:span text:style-name="Strong_20_Emphasis"><text:span text:style-name="T81">t.<text:tab/><text:tab/><text:tab/><text:tab/><text:tab/>[ silvu ple ]<text:tab/><text:tab/><text:tab/><text:tab/>Please</text:span></text:span></text:p>
      <text:p text:style-name="P89"><text:span text:style-name="Strong_20_Emphasis"><text:span text:style-name="T81">Taxi ! Je vais à la gare, s'il vous plaît.<text:tab/><text:tab/>[ taxi xġ ve a la gar, silvu ple ]<text:tab/><text:tab/> <text:s text:c="46"/></text:span></text:span><text:span text:style-name="Strong_20_Emphasis"><text:span text:style-name="T199">Taxi! I'm going to the station, please.</text:span></text:span></text:p>
      <text:p text:style-name="P89"><text:span text:style-name="Strong_20_Emphasis"><text:span text:style-name="T81">Oui, s'il vous plaît.<text:tab/></text:span></text:span></text:p>
      <text:p text:style-name="P90"><text:span text:style-name="Strong_20_Emphasis"><text:span text:style-name="T82">Tu prends l'avion?<text:tab/><text:tab/><text:tab/><text:tab/>[ tu prand l-avjo? ]</text:span></text:span></text:p>
      <text:p text:style-name="P90"><text:span text:style-name="Strong_20_Emphasis"><text:span text:style-name="T82">Tu prends une valise?<text:tab/><text:tab/><text:tab/><text:tab/>[ tu prand valis? ]</text:span></text:span></text:p>
      <text:p text:style-name="P90"><text:span text:style-name="Strong_20_Emphasis"><text:span text:style-name="T82">Paul a une valise.<text:tab/><text:tab/><text:tab/><text:tab/>[ pol a un valis ]</text:span></text:span></text:p>
      <text:p text:style-name="P90"><text:span text:style-name="Strong_20_Emphasis"><text:span text:style-name="T82">Est-ce que tu as un avion ?<text:tab/><text:tab/><text:tab/>[ </text:span></text:span><text:span text:style-name="Strong_20_Emphasis"><text:span text:style-name="T91">es ka </text:span></text:span><text:span text:style-name="Strong_20_Emphasis"><text:span text:style-name="T82">tu a </text:span></text:span><text:span text:style-name="Strong_20_Emphasis"><text:span text:style-name="T91">o</text:span></text:span><text:span text:style-name="Strong_20_Emphasis"><text:span text:style-name="T82">n avjon ]<text:tab/><text:tab/><text:tab/>Do you have a plane?</text:span></text:span></text:p>
      <text:p text:style-name="P140"><text:span text:style-name="Strong_20_Emphasis"><text:span text:style-name="T85">Tu as une voiture fran</text:span></text:span><text:span text:style-name="Strong_20_Emphasis"><text:span text:style-name="T71">ç</text:span></text:span><text:span text:style-name="Strong_20_Emphasis"><text:span text:style-name="T85">aise. / <text:s/>Vous avez une voiture française.</text:span></text:span></text:p>
      <text:p text:style-name="P141"><text:span text:style-name="Strong_20_Emphasis"><text:span text:style-name="T86">J' ai un passaport.<text:tab/><text:tab/><text:tab/><text:tab/>[xġ </text:span></text:span><text:span text:style-name="Strong_20_Emphasis"><text:span text:style-name="T91">e</text:span></text:span><text:span text:style-name="Strong_20_Emphasis"><text:span text:style-name="T86"> <text:s/></text:span></text:span><text:span text:style-name="Strong_20_Emphasis"><text:span text:style-name="T91">a</text:span></text:span><text:span text:style-name="Strong_20_Emphasis"><text:span text:style-name="T86"> pasapor]</text:span></text:span></text:p>
      <text:p text:style-name="P142"><text:span text:style-name="Strong_20_Emphasis"><text:span text:style-name="T83">Un billet d'avion.</text:span></text:span></text:p>
      <text:p text:style-name="P142"><text:span text:style-name="Strong_20_Emphasis"><text:span text:style-name="T83">Tu as le billet d'avion, le passeport et la valise ?</text:span></text:span></text:p>
      <text:p text:style-name="P142"><text:span text:style-name="Strong_20_Emphasis"><text:span text:style-name="T83">[tu a le bije d-avjo, <text:s/>le pas-po <text:s/>e <text:s/>la valis ? ]</text:span></text:span></text:p>
      <text:p text:style-name="P142"><text:span text:style-name="Strong_20_Emphasis"><text:span text:style-name="T177">Avez-vous </text:span></text:span><text:span text:style-name="Strong_20_Emphasis"><text:span text:style-name="T83">le billet d'avion, le passeport et la valise ?</text:span></text:span></text:p>
      <text:p text:style-name="P142"><text:span text:style-name="Strong_20_Emphasis"><text:span text:style-name="T83">Elle a un billet d'avion.</text:span></text:span></text:p>
      <text:p text:style-name="P143"><text:span text:style-name="Strong_20_Emphasis"><text:span text:style-name="T87">C'est une gare française.<text:tab/><text:tab/><text:tab/>[ set un gar franse ]</text:span></text:span></text:p>
      <text:p text:style-name="P143"><text:span text:style-name="Strong_20_Emphasis"><text:span text:style-name="T87">Je vais à la gare.<text:tab/><text:tab/><text:tab/><text:tab/>[ xġ ve a la gar ]</text:span></text:span></text:p>
      <text:p text:style-name="P144"><text:span text:style-name="Strong_20_Emphasis"><text:span text:style-name="T88">Marie va à Paris.</text:span></text:span></text:p>
      <text:p text:style-name="P144"><text:span text:style-name="Strong_20_Emphasis"><text:span text:style-name="T88">Je vais </text:span></text:span><text:span text:style-name="Strong_20_Emphasis"><text:span text:style-name="T71">à</text:span></text:span><text:span text:style-name="Strong_20_Emphasis"><text:span text:style-name="T88"> Bordeaux en train.<text:tab/><text:tab/><text:tab/>[ xġ ve a bordo </text:span></text:span><text:span text:style-name="Strong_20_Emphasis"><text:span text:style-name="T91">on</text:span></text:span><text:span text:style-name="Strong_20_Emphasis"><text:span text:style-name="T88"> tra ]</text:span></text:span></text:p>
      <text:p text:style-name="P144"><text:span text:style-name="Strong_20_Emphasis"><text:span text:style-name="T88">O</text:span></text:span><text:span text:style-name="Strong_20_Emphasis"><text:span text:style-name="T71">ù</text:span></text:span><text:span text:style-name="Strong_20_Emphasis"><text:span text:style-name="T88"> est Marie?<text:tab/><text:tab/><text:tab/><text:tab/><text:tab/>[ U e mari? ]</text:span></text:span></text:p>
      <text:p text:style-name="P144"><text:span text:style-name="Strong_20_Emphasis"><text:span text:style-name="T88">C'est un restaurant mexicain.</text:span></text:span></text:p>
      <text:p text:style-name="P148"><text:span text:style-name="Strong_20_Emphasis"><text:span text:style-name="T89">Je vais </text:span></text:span><text:span text:style-name="Strong_20_Emphasis"><text:span text:style-name="T71">à</text:span></text:span><text:span text:style-name="Strong_20_Emphasis"><text:span text:style-name="T89"> un restaurant <text:s/>français. Le restaurant s'appelle. La Table Française.</text:span></text:span></text:p>
      <text:p text:style-name="P148"><text:span text:style-name="Strong_20_Emphasis"><text:span text:style-name="T40">[ Xġ ve aa restura franse. Le restora s’apel. La tabl franse. ]</text:span></text:span></text:p>
      <text:p text:style-name="P148"><text:span text:style-name="Strong_20_Emphasis"><text:span text:style-name="T40">Je suis à Lyon et je vais à Paris. Je vais à la gare.</text:span></text:span></text:p>
      <text:p text:style-name="P148"><text:span text:style-name="Strong_20_Emphasis"><text:span text:style-name="T40">Tu vas à l'aéroport ou à la gare ?<text:tab/><text:tab/></text:span></text:span><text:span text:style-name="Strong_20_Emphasis"><text:span text:style-name="T178">Vous allez</text:span></text:span><text:span text:style-name="Strong_20_Emphasis"><text:span text:style-name="T40"> à l'aéroport ou à la gare ?</text:span></text:span></text:p>
      <text:p text:style-name="P149"><text:span text:style-name="Strong_20_Emphasis"><text:span text:style-name="T41">[ tu va a l-ajrupor u a <text:s/>la gar ]</text:span></text:span></text:p>
      <text:p text:style-name="P149"><text:soft-page-break/><text:span text:style-name="Strong_20_Emphasis"><text:span text:style-name="T41">L'avion est un Boeing 777.<text:tab/><text:tab/><text:tab/><text:tab/><text:tab/>[ l-avjo et a bowin <text:s/></text:span></text:span><text:span text:style-name="Strong_20_Emphasis"><text:span text:style-name="T42">set ca, swasant dis set</text:span></text:span><text:span text:style-name="Strong_20_Emphasis"><text:span text:style-name="T41">]</text:span></text:span></text:p>
      <text:p text:style-name="P148"><text:span text:style-name="Strong_20_Emphasis"><text:span text:style-name="T40"/></text:span></text:p>
      <text:p text:style-name="P150"><text:span text:style-name="Strong_20_Emphasis"><text:span text:style-name="T42">Je vais </text:span></text:span><text:span text:style-name="Strong_20_Emphasis"><text:span text:style-name="T40">à</text:span></text:span><text:span text:style-name="Strong_20_Emphasis"><text:span text:style-name="T42"> Marseille. Je vais a la gare et je prends le train.</text:span></text:span></text:p>
      <text:p text:style-name="P150"><text:span text:style-name="Strong_20_Emphasis"><text:span text:style-name="T42">Je vais à Bordeaux en train.<text:tab/><text:tab/><text:tab/><text:tab/></text:span></text:span></text:p>
      <text:p text:style-name="P151"><text:span text:style-name="Strong_20_Emphasis"><text:span text:style-name="T43">Je prends le train et l'avion.</text:span></text:span></text:p>
      <text:p text:style-name="P151"><text:span text:style-name="Strong_20_Emphasis"><text:span text:style-name="T43">Marie va à l'aéroport en voiture.</text:span></text:span></text:p>
      <text:p text:style-name="P151"><text:span text:style-name="Strong_20_Emphasis"><text:span text:style-name="T43">Où est la gare, s'il vous plaît ? Je prends un train </text:span></text:span><text:span text:style-name="Strong_20_Emphasis"><text:span text:style-name="T179">pour </text:span></text:span><text:span text:style-name="Strong_20_Emphasis"><text:span text:style-name="T43">Paris.</text:span></text:span></text:p>
      <text:p text:style-name="P152"><text:span text:style-name="Strong_20_Emphasis"><text:span text:style-name="T44">Bonjour, o</text:span></text:span><text:span text:style-name="Strong_20_Emphasis"><text:span text:style-name="T71">ù</text:span></text:span><text:span text:style-name="Strong_20_Emphasis"><text:span text:style-name="T44"> est la gare s'il vous plaît ?</text:span></text:span></text:p>
      <text:p text:style-name="P152"><text:span text:style-name="Strong_20_Emphasis"><text:span text:style-name="T44">Tu as un billet d’avion ?</text:span></text:span></text:p>
      <text:p text:style-name="P152"><text:span text:style-name="Strong_20_Emphasis"><text:span text:style-name="T44">J'ai le passeport, la valise, et le billet d'avion. Je vais en France !</text:span></text:span></text:p>
      <text:p text:style-name="P152"><text:span text:style-name="Strong_20_Emphasis"><text:span text:style-name="T44">J'ai un passeport américain.</text:span></text:span></text:p>
      <text:p text:style-name="P152"><text:span text:style-name="Strong_20_Emphasis"><text:span text:style-name="T44">J'ai un passeport et je prends l'avion.</text:span></text:span></text:p>
      <text:p text:style-name="P93"><text:span text:style-name="Strong_20_Emphasis"><text:span text:style-name="T45">Tu vas o</text:span></text:span><text:span text:style-name="Strong_20_Emphasis"><text:span text:style-name="T43">ù ?</text:span></text:span></text:p>
      <text:p text:style-name="P153"><text:span text:style-name="Strong_20_Emphasis"><text:span text:style-name="T43">Où </text:span></text:span><text:span text:style-name="Strong_20_Emphasis"><text:span text:style-name="T45">est Marie ?</text:span></text:span></text:p>
      <text:p text:style-name="P153"><text:span text:style-name="Strong_20_Emphasis"><text:span text:style-name="T45">Elle va à l'hôtel.</text:span></text:span></text:p>
      <text:p text:style-name="P156"><text:span text:style-name="Strong_20_Emphasis"><text:span text:style-name="T46">Tu apprends la géographie au lycée ?<text:tab/><text:tab/>Are you learning geography in high school?</text:span></text:span></text:p>
      <text:p text:style-name="P155"><text:span text:style-name="Strong_20_Emphasis"><text:span text:style-name="T47">Il va en France en train.</text:span></text:span></text:p>
      <text:p text:style-name="P157"><text:span text:style-name="Strong_20_Emphasis"><text:span text:style-name="T48">Je vais à la gare en taxi, il va à la gare en train.</text:span></text:span></text:p>
      <text:p text:style-name="P158"><text:span text:style-name="Strong_20_Emphasis"><text:span text:style-name="T49">Où est la gare, s'il vous plaît ? Je prendrai le train pour Paris.</text:span></text:span></text:p>
      <text:p text:style-name="P158"><text:span text:style-name="Strong_20_Emphasis"><text:span text:style-name="T49">Cette personne va a la gare<text:tab/><text:tab/></text:span></text:span><text:span text:style-name="Strong_20_Emphasis"><text:span text:style-name="T52">[ set person va a la gare ]</text:span></text:span></text:p>
      <text:p text:style-name="P160"><text:span text:style-name="Strong_20_Emphasis"><text:span text:style-name="T51">J'ai le passeport , valise et le billet d'avion, je vais en france.</text:span></text:span></text:p>
      <text:p text:style-name="P160"><text:span text:style-name="Strong_20_Emphasis"><text:span text:style-name="T51">Cette personne voyage en avion.</text:span></text:span></text:p>
      <text:p text:style-name="P158"><text:span text:style-name="Strong_20_Emphasis"><text:span text:style-name="T49"/></text:span></text:p>
      <text:p text:style-name="P158"><text:span text:style-name="Strong_20_Emphasis"><text:span text:style-name="T49"/></text:span></text:p>
      <text:p text:style-name="P158"><text:span text:style-name="Strong_20_Emphasis"><text:span text:style-name="T49"/></text:span></text:p>
      <text:p text:style-name="P94"><text:span text:style-name="Strong_20_Emphasis"><text:span text:style-name="T23">é è à ù â ê î ô û ë ï ü ç œ æ É È À Ù Â Ê Î Ô Û Ë Ï Ü Ç Œ Æ</text:span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72"><text:soft-page-break/><text:span text:style-name="Strong_20_Emphasis"><text:span text:style-name="T14">À l'aéroport</text:span></text:span></text:p>
      <text:p text:style-name="P78"><text:span text:style-name="Strong_20_Emphasis"><text:span text:style-name="T32"/></text:span></text:p>
      <text:p text:style-name="P72"><text:span text:style-name="Strong_20_Emphasis"><text:span text:style-name="T198">Béa and her friend Lin are at the airport because they're going on a vacation to Spain. They're about to go through security.</text:span></text:span></text:p>
      <text:p text:style-name="P145"><text:span text:style-name="Strong_20_Emphasis"><text:span text:style-name="T37">Lin, tu as ton passeport ?<text:tab/><text:tab/>[lin tu a t</text:span></text:span><text:span text:style-name="Strong_20_Emphasis"><text:span text:style-name="T38">o</text:span></text:span><text:span text:style-name="Strong_20_Emphasis"><text:span text:style-name="T37">n passapor ]</text:span></text:span></text:p>
      <text:p text:style-name="P145"><text:span text:style-name="Strong_20_Emphasis"><text:span text:style-name="T37"><text:tab/><text:tab/></text:span></text:span><text:span text:style-name="Strong_20_Emphasis"><text:span text:style-name="T38">Euh..</text:span></text:span></text:p>
      <text:p text:style-name="P145"><text:span text:style-name="Strong_20_Emphasis"><text:span text:style-name="T38"/></text:span></text:p>
      <text:p text:style-name="P72"><text:span text:style-name="Strong_20_Emphasis"><text:span text:style-name="T198">Lin opens her suitcase and shows Béa items she remembered to bring.</text:span></text:span></text:p>
      <text:p text:style-name="P146"><text:span text:style-name="Strong_20_Emphasis"><text:span text:style-name="T38"><text:tab/><text:tab/>J’ai la valise !<text:tab/><text:tab/><text:tab/><text:tab/>[ xġ_e la valiż ]</text:span></text:span></text:p>
      <text:p text:style-name="P146"><text:span text:style-name="Strong_20_Emphasis"><text:span text:style-name="T38"><text:tab/><text:tab/>Et le billet d’avion !<text:tab/><text:tab/><text:tab/>[ e le bilje d-avjo ]</text:span></text:span></text:p>
      <text:p text:style-name="P146"><text:span text:style-name="Strong_20_Emphasis"><text:span text:style-name="T38"><text:tab/><text:tab/>Et un croissant !<text:tab/><text:tab/><text:tab/>[ e a kwasan ]</text:span></text:span></text:p>
      <text:p text:style-name="P146"><text:span text:style-name="Strong_20_Emphasis"><text:span text:style-name="T38"/></text:span></text:p>
      <text:p text:style-name="P146"><text:span text:style-name="Strong_20_Emphasis"><text:span text:style-name="T198">Béa is losing patience but trying not to show it.</text:span></text:span></text:p>
      <text:p text:style-name="P147"><text:span text:style-name="Strong_20_Emphasis"><text:span text:style-name="T39">O</text:span></text:span><text:span text:style-name="Strong_20_Emphasis"><text:span text:style-name="T71">ù</text:span></text:span><text:span text:style-name="Strong_20_Emphasis"><text:span text:style-name="T39"> est ton passeport, Lin ?<text:tab/><text:tab/><text:tab/><text:tab/>[ u e ton passapor lin ]</text:span></text:span></text:p>
      <text:p text:style-name="P147"><text:span text:style-name="Strong_20_Emphasis"><text:span text:style-name="T39"/></text:span></text:p>
      <text:p text:style-name="P146"><text:span text:style-name="Strong_20_Emphasis"><text:span text:style-name="T198">As Lin looks at Béa, her eyes widen in shock.</text:span></text:span></text:p>
      <text:p text:style-name="P147"><text:span text:style-name="Strong_20_Emphasis"><text:span text:style-name="T39"><text:tab/><text:tab/>Oh non, il est </text:span></text:span><text:span text:style-name="Strong_20_Emphasis"><text:span text:style-name="T71">à</text:span></text:span><text:span text:style-name="Strong_20_Emphasis"><text:span text:style-name="T39"> la gare.<text:tab/><text:tab/>[ o no, il et a la gar ]</text:span></text:span></text:p>
      <text:p text:style-name="P147"><text:span text:style-name="Strong_20_Emphasis"><text:span text:style-name="T39">Comment on va on Espagne ?!<text:tab/><text:tab/><text:tab/>[ common on va an espanj ]</text:span></text:span></text:p>
      <text:p text:style-name="P147"><text:span text:style-name="Strong_20_Emphasis"><text:span text:style-name="T39"/></text:span></text:p>
      <text:p text:style-name="P78"><text:span text:style-name="Strong_20_Emphasis"><text:span text:style-name="T32"/></text:span></text:p>
      <text:p text:style-name="P145"><text:span text:style-name="Strong_20_Emphasis"><text:span text:style-name="T37"><text:s/>ton <text:tab/>→ <text:s/><text:tab/>your <text:s/>[ t</text:span></text:span><text:span text:style-name="Strong_20_Emphasis"><text:span text:style-name="T39">o</text:span></text:span><text:span text:style-name="Strong_20_Emphasis"><text:span text:style-name="T37">n ]</text:span></text:span></text:p>
      <text:p text:style-name="P155"><text:span text:style-name="Strong_20_Emphasis"><text:span text:style-name="T39">O</text:span></text:span><text:span text:style-name="Strong_20_Emphasis"><text:span text:style-name="T71">ù<text:tab/></text:span></text:span><text:span text:style-name="Strong_20_Emphasis"><text:span text:style-name="T68">→ <text:tab/></text:span></text:span><text:span text:style-name="Strong_20_Emphasis"><text:span text:style-name="T69">where [ u ]<text:tab/><text:tab/><text:tab/><text:tab/>O</text:span></text:span><text:span text:style-name="Strong_20_Emphasis"><text:span text:style-name="T71">ù </text:span></text:span><text:span text:style-name="Strong_20_Emphasis"><text:span text:style-name="T70">est<text:tab/><text:tab/>[u w_e ton?]<text:tab/><text:tab/>Where is your</text:span></text:span></text:p>
      <text:p text:style-name="P147"><text:span text:style-name="Strong_20_Emphasis"><text:span text:style-name="T69">on<text:tab/>→ <text:tab/>we <text:s/>[ on ]</text:span></text:span></text:p>
      <text:p text:style-name="P155"><text:span text:style-name="Strong_20_Emphasis"><text:span text:style-name="T70"/></text:span></text:p>
      <text:p text:style-name="P78"><text:span text:style-name="Strong_20_Emphasis"><text:span text:style-name="T32"/></text:span></text:p>
      <text:p text:style-name="P85"><text:span text:style-name="Strong_20_Emphasis"><text:span text:style-name="T36">H </text:span></text:span><text:span text:style-name="Strong_20_Emphasis"><text:span text:style-name="T71">ô<text:tab/>-&gt; <text:tab/></text:span></text:span><text:span text:style-name="Strong_20_Emphasis"><text:span text:style-name="T78">o</text:span></text:span></text:p>
      <text:p text:style-name="P86"><text:span text:style-name="Strong_20_Emphasis"><text:span text:style-name="T80">oi<text:tab/>-&gt; <text:tab/>wa</text:span></text:span></text:p>
      <text:p text:style-name="P86"><text:span text:style-name="Strong_20_Emphasis"><text:span text:style-name="T80">aine<text:tab/>-&gt; <text:tab/>qen</text:span></text:span></text:p>
      <text:p text:style-name="P86"><text:span text:style-name="Strong_20_Emphasis"><text:span text:style-name="T80">ain<text:tab/>-&gt;<text:tab/>q</text:span></text:span></text:p>
      <text:p text:style-name="P88"><text:span text:style-name="Strong_20_Emphasis"><text:span text:style-name="T79">ise<text:tab/>-&gt;<text:tab/>qiż</text:span></text:span></text:p>
      <text:p text:style-name="P90"><text:span text:style-name="Strong_20_Emphasis"><text:span text:style-name="T82">billet<text:tab/>-&gt;<text:tab/>be-je</text:span></text:span></text:p>
      <text:p text:style-name="P90"><text:span text:style-name="Strong_20_Emphasis"><text:span text:style-name="T82">ai<text:tab/>-&gt; <text:tab/>e</text:span></text:span></text:p>
      <text:p text:style-name="P157"><text:span text:style-name="Strong_20_Emphasis"><text:span text:style-name="T90">ise<text:tab/>-&gt; <text:tab/>qiz</text:span></text:span></text:p>
      <text:p text:style-name="P96"><text:soft-page-break/><text:span text:style-name="Strong_20_Emphasis"><text:span text:style-name="T50"/></text:span></text:p>
      <text:h text:style-name="P92" text:outline-level="3"><text:span text:style-name="Strong_20_Emphasis"><text:span text:style-name="T49">✅ Full Conjugation of </text:span></text:span><text:span text:style-name="Strong_20_Emphasis"><text:span text:style-name="T15">Avoir</text:span></text:span><text:span text:style-name="Strong_20_Emphasis"><text:span text:style-name="T49"> (to have)</text:span></text:span></text:h>
      <table:table table:name="Table6" table:style-name="Table6">
        <table:table-column table:style-name="Table6.A" table:number-columns-repeated="3"/>
        <table:table-header-rows>
          <table:table-row>
            <table:table-cell table:style-name="Table6.A1" office:value-type="string">
              <text:p text:style-name="P119">Pronoun</text:p>
            </table:table-cell>
            <table:table-cell table:style-name="Table6.A1" office:value-type="string">
              <text:p text:style-name="P119">Verb Form</text:p>
            </table:table-cell>
            <table:table-cell table:style-name="Table6.A1" office:value-type="string">
              <text:p text:style-name="P119">Maltese-style Pronunciation</text:p>
            </table:table-cell>
          </table:table-row>
        </table:table-header-rows>
        <table:table-row>
          <table:table-cell table:style-name="Table6.A1" office:value-type="string">
            <text:p text:style-name="P119">Je</text:p>
          </table:table-cell>
          <table:table-cell table:style-name="Table6.A1" office:value-type="string">
            <text:p text:style-name="P119">ai</text:p>
          </table:table-cell>
          <table:table-cell table:style-name="Table6.A1" office:value-type="string">
            <text:p text:style-name="P119">[ xġ e ]</text:p>
          </table:table-cell>
        </table:table-row>
        <table:table-row>
          <table:table-cell table:style-name="Table6.A1" office:value-type="string">
            <text:p text:style-name="P119">Tu</text:p>
          </table:table-cell>
          <table:table-cell table:style-name="Table6.A1" office:value-type="string">
            <text:p text:style-name="P119">as</text:p>
          </table:table-cell>
          <table:table-cell table:style-name="Table6.A1" office:value-type="string">
            <text:p text:style-name="P119">[ tu a ]</text:p>
          </table:table-cell>
        </table:table-row>
        <table:table-row>
          <table:table-cell table:style-name="Table6.A1" office:value-type="string">
            <text:p text:style-name="P119">Il / Elle / On</text:p>
          </table:table-cell>
          <table:table-cell table:style-name="Table6.A1" office:value-type="string">
            <text:p text:style-name="P119">a</text:p>
          </table:table-cell>
          <table:table-cell table:style-name="Table6.A1" office:value-type="string">
            <text:p text:style-name="P119">[ il / el / qu a ]</text:p>
          </table:table-cell>
        </table:table-row>
        <table:table-row>
          <table:table-cell table:style-name="Table6.A1" office:value-type="string">
            <text:p text:style-name="P119">Nous</text:p>
          </table:table-cell>
          <table:table-cell table:style-name="Table6.A1" office:value-type="string">
            <text:p text:style-name="P119">avons</text:p>
          </table:table-cell>
          <table:table-cell table:style-name="Table6.A1" office:value-type="string">
            <text:p text:style-name="P119">[ nu ż_avo ]</text:p>
          </table:table-cell>
        </table:table-row>
        <table:table-row>
          <table:table-cell table:style-name="Table6.A1" office:value-type="string">
            <text:p text:style-name="P119">Vous</text:p>
          </table:table-cell>
          <table:table-cell table:style-name="Table6.A1" office:value-type="string">
            <text:p text:style-name="P119">avez</text:p>
          </table:table-cell>
          <table:table-cell table:style-name="Table6.A1" office:value-type="string">
            <text:p text:style-name="P119">[ vu ż_ave ]</text:p>
          </table:table-cell>
        </table:table-row>
        <table:table-row>
          <table:table-cell table:style-name="Table6.A1" office:value-type="string">
            <text:p text:style-name="P119">Ils / Elles</text:p>
          </table:table-cell>
          <table:table-cell table:style-name="Table6.A1" office:value-type="string">
            <text:p text:style-name="P119">ont</text:p>
          </table:table-cell>
          <table:table-cell table:style-name="Table6.A1" office:value-type="string">
            <text:p text:style-name="P119">[ il / el ż_o ]</text:p>
          </table:table-cell>
        </table:table-row>
      </table:table>
      <text:p text:style-name="P91"><text:span text:style-name="Strong_20_Emphasis"><text:span text:style-name="T49"/></text:span></text:p>
      <text:p text:style-name="P91"><text:span text:style-name="Strong_20_Emphasis"><text:span text:style-name="T49"/></text:span></text:p>
      <text:h text:style-name="P116" text:outline-level="3"><text:span text:style-name="T193">✅ </text:span><text:span text:style-name="Strong_20_Emphasis"><text:span text:style-name="T193">French Possessive Adjectives</text:span>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        <text:p text:style-name="P120">Owner</text:p>
            </table:table-cell>
            <table:table-cell table:style-name="Table9.A1" office:value-type="string">
              <text:p text:style-name="P120">Masculine Singular (obj)</text:p>
            </table:table-cell>
            <table:table-cell table:style-name="Table9.A1" office:value-type="string">
              <text:p text:style-name="P120">Feminine Singular (obj)</text:p>
            </table:table-cell>
            <table:table-cell table:style-name="Table9.A1" office:value-type="string">
              <text:p text:style-name="P120">Plural (any gender)</text:p>
            </table:table-cell>
          </table:table-row>
        </table:table-header-rows>
        <table:table-row>
          <table:table-cell table:style-name="Table9.A1" office:value-type="string">
            <text:p text:style-name="P159"><text:span text:style-name="Strong_20_Emphasis"><text:span text:style-name="T201">Je</text:span></text:span><text:span text:style-name="T201"> (I)</text:span></text:p>
          </table:table-cell>
          <table:table-cell table:style-name="Table9.A1" office:value-type="string">
            <text:p text:style-name="P159"><text:span text:style-name="Strong_20_Emphasis"><text:span text:style-name="T201">mon</text:span></text:span><text:span text:style-name="T201"> (my)</text:span></text:p>
          </table:table-cell>
          <table:table-cell table:style-name="Table9.A1" office:value-type="string">
            <text:p text:style-name="P159"><text:span text:style-name="Strong_20_Emphasis"><text:span text:style-name="T201">ma</text:span></text:span><text:span text:style-name="T201"> (my)</text:span></text:p>
          </table:table-cell>
          <table:table-cell table:style-name="Table9.A1" office:value-type="string">
            <text:p text:style-name="P159"><text:span text:style-name="Strong_20_Emphasis"><text:span text:style-name="T201">mes</text:span></text:span><text:span text:style-name="T201"> (my)</text:span></text:p>
          </table:table-cell>
        </table:table-row>
        <table:table-row>
          <table:table-cell table:style-name="Table9.A1" office:value-type="string">
            <text:p text:style-name="P159"><text:span text:style-name="Strong_20_Emphasis"><text:span text:style-name="T201">Tu</text:span></text:span><text:span text:style-name="T201"> (You)</text:span></text:p>
          </table:table-cell>
          <table:table-cell table:style-name="Table9.A1" office:value-type="string">
            <text:p text:style-name="P159"><text:span text:style-name="Strong_20_Emphasis"><text:span text:style-name="T201">ton</text:span></text:span><text:span text:style-name="T201"> (your)</text:span></text:p>
          </table:table-cell>
          <table:table-cell table:style-name="Table9.A1" office:value-type="string">
            <text:p text:style-name="P159"><text:span text:style-name="Strong_20_Emphasis"><text:span text:style-name="T201">ta</text:span></text:span><text:span text:style-name="T201"> (your)</text:span></text:p>
          </table:table-cell>
          <table:table-cell table:style-name="Table9.A1" office:value-type="string">
            <text:p text:style-name="P159"><text:span text:style-name="Strong_20_Emphasis"><text:span text:style-name="T201">tes</text:span></text:span><text:span text:style-name="T201"> (your)</text:span></text:p>
          </table:table-cell>
        </table:table-row>
        <table:table-row>
          <table:table-cell table:style-name="Table9.A1" office:value-type="string">
            <text:p text:style-name="P159"><text:span text:style-name="Strong_20_Emphasis"><text:span text:style-name="T201">Il / Elle / On</text:span></text:span><text:span text:style-name="T201"> (He/She/One)</text:span></text:p>
          </table:table-cell>
          <table:table-cell table:style-name="Table9.A1" office:value-type="string">
            <text:p text:style-name="P159"><text:span text:style-name="Strong_20_Emphasis"><text:span text:style-name="T201">son</text:span></text:span><text:span text:style-name="T201"> (his/her/its)</text:span></text:p>
          </table:table-cell>
          <table:table-cell table:style-name="Table9.A1" office:value-type="string">
            <text:p text:style-name="P159"><text:span text:style-name="Strong_20_Emphasis"><text:span text:style-name="T201">sa</text:span></text:span><text:span text:style-name="T201"> (his/her/its)</text:span></text:p>
          </table:table-cell>
          <table:table-cell table:style-name="Table9.A1" office:value-type="string">
            <text:p text:style-name="P159"><text:span text:style-name="Strong_20_Emphasis"><text:span text:style-name="T201">ses</text:span></text:span><text:span text:style-name="T201"> (his/her/its)</text:span></text:p>
          </table:table-cell>
        </table:table-row>
        <table:table-row>
          <table:table-cell table:style-name="Table9.A1" office:value-type="string">
            <text:p text:style-name="P159"><text:span text:style-name="Strong_20_Emphasis"><text:span text:style-name="T201">Nous</text:span></text:span><text:span text:style-name="T201"> (We)</text:span></text:p>
          </table:table-cell>
          <table:table-cell table:style-name="Table9.A1" office:value-type="string">
            <text:p text:style-name="P159"><text:span text:style-name="Strong_20_Emphasis"><text:span text:style-name="T201">notre</text:span></text:span><text:span text:style-name="T201"> (our)</text:span></text:p>
          </table:table-cell>
          <table:table-cell table:style-name="Table9.A1" office:value-type="string">
            <text:p text:style-name="P159"><text:span text:style-name="Strong_20_Emphasis"><text:span text:style-name="T201">notre</text:span></text:span><text:span text:style-name="T201"> (our)</text:span></text:p>
          </table:table-cell>
          <table:table-cell table:style-name="Table9.A1" office:value-type="string">
            <text:p text:style-name="P159"><text:span text:style-name="Strong_20_Emphasis"><text:span text:style-name="T201">nos</text:span></text:span><text:span text:style-name="T201"> (our)</text:span></text:p>
          </table:table-cell>
        </table:table-row>
        <table:table-row>
          <table:table-cell table:style-name="Table9.A1" office:value-type="string">
            <text:p text:style-name="P159"><text:span text:style-name="Strong_20_Emphasis"><text:span text:style-name="T201">Vous</text:span></text:span><text:span text:style-name="T201"> (You)</text:span></text:p>
          </table:table-cell>
          <table:table-cell table:style-name="Table9.A1" office:value-type="string">
            <text:p text:style-name="P159"><text:span text:style-name="Strong_20_Emphasis"><text:span text:style-name="T201">votre</text:span></text:span><text:span text:style-name="T201"> (your)</text:span></text:p>
          </table:table-cell>
          <table:table-cell table:style-name="Table9.A1" office:value-type="string">
            <text:p text:style-name="P159"><text:span text:style-name="Strong_20_Emphasis"><text:span text:style-name="T201">votre</text:span></text:span><text:span text:style-name="T201"> (your)</text:span></text:p>
          </table:table-cell>
          <table:table-cell table:style-name="Table9.A1" office:value-type="string">
            <text:p text:style-name="P159"><text:span text:style-name="Strong_20_Emphasis"><text:span text:style-name="T201">vos</text:span></text:span><text:span text:style-name="T201"> (your)</text:span></text:p>
          </table:table-cell>
        </table:table-row>
        <table:table-row>
          <table:table-cell table:style-name="Table9.A1" office:value-type="string">
            <text:p text:style-name="P159"><text:span text:style-name="Strong_20_Emphasis"><text:span text:style-name="T201">Ils / Elles</text:span></text:span><text:span text:style-name="T201"> (They)</text:span></text:p>
          </table:table-cell>
          <table:table-cell table:style-name="Table9.A1" office:value-type="string">
            <text:p text:style-name="P159"><text:span text:style-name="Strong_20_Emphasis"><text:span text:style-name="T201">leur</text:span></text:span><text:span text:style-name="T201"> (their)</text:span></text:p>
          </table:table-cell>
          <table:table-cell table:style-name="Table9.A1" office:value-type="string">
            <text:p text:style-name="P159"><text:span text:style-name="Strong_20_Emphasis"><text:span text:style-name="T201">leur</text:span></text:span><text:span text:style-name="T201"> (their)</text:span></text:p>
          </table:table-cell>
          <table:table-cell table:style-name="Table9.A1" office:value-type="string">
            <text:p text:style-name="P159"><text:span text:style-name="Strong_20_Emphasis"><text:span text:style-name="T201">leurs</text:span></text:span><text:span text:style-name="T201"> (their)</text:span></text:p>
          </table:table-cell>
        </table:table-row>
      </table:table>
      <text:p text:style-name="P139"/>
      <text:p text:style-name="P139"/>
      <text:h text:style-name="P117" text:outline-level="3"><text:span text:style-name="Strong_20_Emphasis"><text:span text:style-name="T194">Maltese-style Pronunciation Guide</text:span></text:span>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121">French</text:p>
            </table:table-cell>
            <table:table-cell table:style-name="Table10.A1" office:value-type="string">
              <text:p text:style-name="P121">Maltese-style Pronunciation</text:p>
            </table:table-cell>
          </table:table-row>
        </table:table-header-rows>
        <table:table-row>
          <table:table-cell table:style-name="Table10.A1" office:value-type="string">
            <text:p text:style-name="P121">mon</text:p>
          </table:table-cell>
          <table:table-cell table:style-name="Table10.A1" office:value-type="string">
            <text:p text:style-name="P121">[ mo / <text:span text:style-name="T207">mon</text:span> ]</text:p>
          </table:table-cell>
        </table:table-row>
        <table:table-row>
          <table:table-cell table:style-name="Table10.A1" office:value-type="string">
            <text:p text:style-name="P121">ma</text:p>
          </table:table-cell>
          <table:table-cell table:style-name="Table10.A1" office:value-type="string">
            <text:p text:style-name="P121">[ ma ]</text:p>
          </table:table-cell>
        </table:table-row>
        <table:table-row>
          <table:table-cell table:style-name="Table10.A1" office:value-type="string">
            <text:p text:style-name="P121">mes</text:p>
          </table:table-cell>
          <table:table-cell table:style-name="Table10.A1" office:value-type="string">
            <text:p text:style-name="P121">[ me <text:s/>/ <text:s/><text:span text:style-name="T207">meż</text:span> ]</text:p>
          </table:table-cell>
        </table:table-row>
        <table:table-row>
          <table:table-cell table:style-name="Table10.A1" office:value-type="string">
            <text:p text:style-name="P121">ton</text:p>
          </table:table-cell>
          <table:table-cell table:style-name="Table10.A1" office:value-type="string">
            <text:p text:style-name="P121">[ to <text:s/>/ <text:s/><text:span text:style-name="T207">ton</text:span> ]</text:p>
          </table:table-cell>
        </table:table-row>
        <table:table-row>
          <table:table-cell table:style-name="Table10.A1" office:value-type="string">
            <text:p text:style-name="P121">ta</text:p>
          </table:table-cell>
          <table:table-cell table:style-name="Table10.A1" office:value-type="string">
            <text:p text:style-name="P121">[ ta ]</text:p>
          </table:table-cell>
        </table:table-row>
        <table:table-row>
          <table:table-cell table:style-name="Table10.A1" office:value-type="string">
            <text:p text:style-name="P121">tes</text:p>
          </table:table-cell>
          <table:table-cell table:style-name="Table10.A1" office:value-type="string">
            <text:p text:style-name="P121">[ <text:span text:style-name="T207">te <text:s/>/ <text:s/></text:span>tes ]</text:p>
          </table:table-cell>
        </table:table-row>
        <table:table-row>
          <table:table-cell table:style-name="Table10.A1" office:value-type="string">
            <text:p text:style-name="P121">son</text:p>
          </table:table-cell>
          <table:table-cell table:style-name="Table10.A1" office:value-type="string">
            <text:p text:style-name="P121">[ <text:span text:style-name="T207">so <text:s/>/ <text:s/></text:span>son ]</text:p>
          </table:table-cell>
        </table:table-row>
        <table:table-row>
          <table:table-cell table:style-name="Table10.A1" office:value-type="string">
            <text:p text:style-name="P121">sa</text:p>
          </table:table-cell>
          <table:table-cell table:style-name="Table10.A1" office:value-type="string">
            <text:p text:style-name="P121">[ sa ]</text:p>
          </table:table-cell>
        </table:table-row>
        <table:table-row>
          <table:table-cell table:style-name="Table10.A1" office:value-type="string">
            <text:p text:style-name="P121">ses</text:p>
          </table:table-cell>
          <table:table-cell table:style-name="Table10.A1" office:value-type="string">
            <text:p text:style-name="P121">[ <text:span text:style-name="T207">seż / </text:span>ses ]</text:p>
          </table:table-cell>
        </table:table-row>
        <table:table-row>
          <table:table-cell table:style-name="Table10.A1" office:value-type="string">
            <text:p text:style-name="P121">notre</text:p>
          </table:table-cell>
          <table:table-cell table:style-name="Table10.A1" office:value-type="string">
            <text:p text:style-name="P121">[ <text:span text:style-name="T207">not <text:s/>/ <text:s/></text:span>notr ]</text:p>
          </table:table-cell>
        </table:table-row>
        <table:table-row>
          <table:table-cell table:style-name="Table10.A1" office:value-type="string">
            <text:p text:style-name="P121">nos</text:p>
          </table:table-cell>
          <table:table-cell table:style-name="Table10.A1" office:value-type="string">
            <text:p text:style-name="P121">[ no<text:span text:style-name="T207">ż</text:span> ]</text:p>
          </table:table-cell>
        </table:table-row>
        <table:table-row>
          <table:table-cell table:style-name="Table10.A1" office:value-type="string">
            <text:p text:style-name="P121">votre</text:p>
          </table:table-cell>
          <table:table-cell table:style-name="Table10.A1" office:value-type="string">
            <text:p text:style-name="P121">[ votr ]</text:p>
          </table:table-cell>
        </table:table-row>
        <table:table-row>
          <table:table-cell table:style-name="Table10.A1" office:value-type="string">
            <text:p text:style-name="P121">vos</text:p>
          </table:table-cell>
          <table:table-cell table:style-name="Table10.A1" office:value-type="string">
            <text:p text:style-name="P121">[ vo <text:s/>/ <text:s/><text:span text:style-name="T207">voż</text:span> ]</text:p>
          </table:table-cell>
        </table:table-row>
        <table:table-row>
          <table:table-cell table:style-name="Table10.A1" office:value-type="string">
            <text:p text:style-name="P121">leur</text:p>
          </table:table-cell>
          <table:table-cell table:style-name="Table10.A1" office:value-type="string">
            <text:p text:style-name="P121">[ ler ]</text:p>
          </table:table-cell>
        </table:table-row>
        <text:soft-page-break/>
        <table:table-row>
          <table:table-cell table:style-name="Table10.A1" office:value-type="string">
            <text:p text:style-name="P121">leurs</text:p>
          </table:table-cell>
          <table:table-cell table:style-name="Table10.A1" office:value-type="string">
            <text:p text:style-name="P121">[ <text:span text:style-name="T207">ler <text:s/>/ <text:s/></text:span>lers ]</text:p>
          </table:table-cell>
        </table:table-row>
      </table:table>
      <text:p text:style-name="P122"/>
      <text:p text:style-name="P122">✅<text:span text:style-name="T208"> Je prends</text:span></text:p>
      <text:list xml:id="list1094226325" text:style-name="L13">
        <text:list-item>
          <text:p text:style-name="P238">Tense: Present</text:p>
        </text:list-item>
        <text:list-item>
          <text:p text:style-name="P238">Meaning: I take / I am taking</text:p>
        </text:list-item>
        <text:list-item>
          <text:p text:style-name="P238">Example:</text:p>
          <text:list>
            <text:list-item>
              <text:p text:style-name="P238">Je prends un café. → I’m taking a coffee.</text:p>
            </text:list-item>
            <text:list-item>
              <text:p text:style-name="P238">Je prends le bus tous les matins. → I take the bus every morning.</text:p>
            </text:list-item>
          </text:list>
        </text:list-item>
      </text:list>
      <text:p text:style-name="P122"/>
      <text:p text:style-name="P122">✅<text:span text:style-name="T208"> Je prendrai</text:span></text:p>
      <text:list text:style-name="L14">
        <text:list-item>
          <text:p text:style-name="P240">Tense: Future simple</text:p>
        </text:list-item>
        <text:list-item>
          <text:p text:style-name="P240">Meaning: I will take</text:p>
        </text:list-item>
        <text:list-item>
          <text:p text:style-name="P240">Example:</text:p>
          <text:list>
            <text:list-item>
              <text:p text:style-name="P240">Je prendrai un café demain matin. → I will take a coffee tomorrow morning.</text:p>
            </text:list-item>
            <text:list-item>
              <text:p text:style-name="P240">Je prendrai le train à 9h. → I will take the train at 9AM.</text:p>
            </text:list-item>
          </text:list>
        </text:list-item>
      </text:list>
      <text:p text:style-name="P122"/>
      <text:p text:style-name="P122">🟡 Summary:</text:p>
      <table:table table:name="Table11" table:style-name="Table11">
        <table:table-column table:style-name="Table11.A" table:number-columns-repeated="4"/>
        <table:table-header-rows>
          <table:table-row>
            <table:table-cell table:style-name="Table11.A1" office:value-type="string">
              <text:p text:style-name="P122">Expression</text:p>
            </table:table-cell>
            <table:table-cell table:style-name="Table11.A1" office:value-type="string">
              <text:p text:style-name="P122">Tense</text:p>
            </table:table-cell>
            <table:table-cell table:style-name="Table11.A1" office:value-type="string">
              <text:p text:style-name="P122">Meaning</text:p>
            </table:table-cell>
            <table:table-cell table:style-name="Table11.A1" office:value-type="string">
              <text:p text:style-name="P122">Use when...</text:p>
            </table:table-cell>
          </table:table-row>
        </table:table-header-rows>
        <table:table-row>
          <table:table-cell table:style-name="Table11.A1" office:value-type="string">
            <text:p text:style-name="P122">Je prends</text:p>
          </table:table-cell>
          <table:table-cell table:style-name="Table11.A1" office:value-type="string">
            <text:p text:style-name="P122">Present</text:p>
          </table:table-cell>
          <table:table-cell table:style-name="Table11.A1" office:value-type="string">
            <text:p text:style-name="P122">I take / I am taking</text:p>
          </table:table-cell>
          <table:table-cell table:style-name="Table11.A1" office:value-type="string">
            <text:p text:style-name="P122">Talking about now or regular actions</text:p>
          </table:table-cell>
        </table:table-row>
        <table:table-row>
          <table:table-cell table:style-name="Table11.A1" office:value-type="string">
            <text:p text:style-name="P122">Je prendrai</text:p>
          </table:table-cell>
          <table:table-cell table:style-name="Table11.A1" office:value-type="string">
            <text:p text:style-name="P122">Future Simple</text:p>
          </table:table-cell>
          <table:table-cell table:style-name="Table11.A1" office:value-type="string">
            <text:p text:style-name="P122">I will take</text:p>
          </table:table-cell>
          <table:table-cell table:style-name="Table11.A1" office:value-type="string">
            <text:p text:style-name="P122">Talking about the future</text:p>
          </table:table-cell>
        </table:table-row>
      </table:table>
      <text:p text:style-name="P122"/>
      <text:p text:style-name="P42"/>
      <text:h text:style-name="P40" text:outline-level="2">📚 French Demonstratives and "Ce" Forms</text:h>
      <text:h text:style-name="P154" text:outline-level="3"><text:span text:style-name="T162">1. 🔹 </text:span><text:span text:style-name="Strong_20_Emphasis"><text:span text:style-name="T162">Ce</text:span></text:span></text:h>
      <text:list text:style-name="L15">
        <text:list-item>
          <text:p text:style-name="P247"><text:span text:style-name="Strong_20_Emphasis"><text:span text:style-name="T162">Meaning:</text:span></text:span><text:span text:style-name="T162"> this / that</text:span></text:p>
        </text:list-item>
        <text:list-item>
          <text:p text:style-name="P247"><text:span text:style-name="Strong_20_Emphasis"><text:span text:style-name="T162">Usage:</text:span></text:span><text:span text:style-name="T162"> Before a </text:span><text:span text:style-name="Strong_20_Emphasis"><text:span text:style-name="T162">masculine singular noun</text:span></text:span><text:span text:style-name="T162"> starting with a </text:span><text:span text:style-name="Strong_20_Emphasis"><text:span text:style-name="T162">consonant</text:span></text:span></text:p>
        </text:list-item>
        <text:list-item>
          <text:p text:style-name="P247"><text:span text:style-name="Strong_20_Emphasis"><text:span text:style-name="T162">Example:<text:tab/>Ce garçon</text:span></text:span><text:span text:style-name="T162"> est gentil. → This boy is nice.</text:span></text:p>
          <text:list>
            <text:list-header>
              <text:p text:style-name="P228"/>
            </text:list-header>
          </text:list>
        </text:list-item>
      </text:list>
      <text:list xml:id="list111211328475777" text:continue-list="list1094226325" text:style-name="L13">
        <text:list-item>
          <text:list>
            <text:list-header>
              <text:p text:style-name="P239"/>
            </text:list-header>
          </text:list>
        </text:list-item>
      </text:list>
      <text:h text:style-name="P154" text:outline-level="3"><text:span text:style-name="T162">2. 🔹 </text:span><text:span text:style-name="Strong_20_Emphasis"><text:span text:style-name="T162">Cet</text:span></text:span></text:h>
      <text:list text:style-name="L16">
        <text:list-item>
          <text:p text:style-name="P248"><text:span text:style-name="Strong_20_Emphasis"><text:span text:style-name="T162">Meaning:</text:span></text:span><text:span text:style-name="T162"> this / that</text:span></text:p>
        </text:list-item>
        <text:list-item>
          <text:p text:style-name="P248"><text:span text:style-name="Strong_20_Emphasis"><text:span text:style-name="T162">Usage:</text:span></text:span><text:span text:style-name="T162"> Before a </text:span><text:span text:style-name="Strong_20_Emphasis"><text:span text:style-name="T162">masculine singular noun</text:span></text:span><text:span text:style-name="T162"> starting with a </text:span><text:span text:style-name="Strong_20_Emphasis"><text:span text:style-name="T162">vowel or mute 'h'</text:span></text:span></text:p>
        </text:list-item>
        <text:list-item>
          <text:p text:style-name="P248"><text:span text:style-name="Strong_20_Emphasis"><text:span text:style-name="T162">Example:<text:tab/>Cet homme</text:span></text:span><text:span text:style-name="T162"> est gentil. → This man is nice.</text:span></text:p>
          <text:list>
            <text:list-header>
              <text:p text:style-name="P229"/>
            </text:list-header>
          </text:list>
        </text:list-item>
      </text:list>
      <text:h text:style-name="P154" text:outline-level="3"><text:span text:style-name="T162">3. 🔹 </text:span><text:span text:style-name="Strong_20_Emphasis"><text:span text:style-name="T162">Cette</text:span></text:span></text:h>
      <text:list text:style-name="L17">
        <text:list-item>
          <text:p text:style-name="P249"><text:span text:style-name="Strong_20_Emphasis"><text:span text:style-name="T162">Meaning:</text:span></text:span><text:span text:style-name="T162"> this / that</text:span></text:p>
        </text:list-item>
        <text:list-item>
          <text:p text:style-name="P249"><text:soft-page-break/><text:span text:style-name="Strong_20_Emphasis"><text:span text:style-name="T162">Usage:</text:span></text:span><text:span text:style-name="T162"> Before a </text:span><text:span text:style-name="Strong_20_Emphasis"><text:span text:style-name="T162">feminine singular noun</text:span></text:span></text:p>
        </text:list-item>
        <text:list-item>
          <text:p text:style-name="P249"><text:span text:style-name="Strong_20_Emphasis"><text:span text:style-name="T162">Example:<text:tab/>Cette fille</text:span></text:span><text:span text:style-name="T162"> est intelligente. → This girl is smart.</text:span></text:p>
          <text:list>
            <text:list-header>
              <text:p text:style-name="P230"/>
            </text:list-header>
          </text:list>
        </text:list-item>
      </text:list>
      <text:h text:style-name="P154" text:outline-level="3"><text:span text:style-name="T162">4. 🔹 </text:span><text:span text:style-name="Strong_20_Emphasis"><text:span text:style-name="T162">Ces</text:span></text:span></text:h>
      <text:list text:style-name="L18">
        <text:list-item>
          <text:p text:style-name="P250"><text:span text:style-name="Strong_20_Emphasis"><text:span text:style-name="T162">Meaning:</text:span></text:span><text:span text:style-name="T162"> these / those</text:span></text:p>
        </text:list-item>
        <text:list-item>
          <text:p text:style-name="P250"><text:span text:style-name="Strong_20_Emphasis"><text:span text:style-name="T162">Usage:</text:span></text:span><text:span text:style-name="T162"> Before </text:span><text:span text:style-name="Strong_20_Emphasis"><text:span text:style-name="T162">plural nouns</text:span></text:span><text:span text:style-name="T162"> (masculine or feminine)</text:span></text:p>
        </text:list-item>
        <text:list-item>
          <text:p text:style-name="P250"><text:span text:style-name="Strong_20_Emphasis"><text:span text:style-name="T162">Example:</text:span></text:span></text:p>
          <text:list>
            <text:list-item>
              <text:p text:style-name="P250"><text:span text:style-name="Strong_20_Emphasis"><text:span text:style-name="T162">Ces enfants</text:span></text:span><text:span text:style-name="T162"> sont contents. → These children are happy.</text:span></text:p>
            </text:list-item>
            <text:list-item>
              <text:p text:style-name="P250"><text:span text:style-name="Strong_20_Emphasis"><text:span text:style-name="T162">Ces femmes</text:span></text:span><text:span text:style-name="T162"> sont intelligentes. → These women are smart.</text:span></text:p>
              <text:p text:style-name="P231"/>
            </text:list-item>
          </text:list>
        </text:list-item>
      </text:list>
      <text:h text:style-name="P154" text:outline-level="3"><text:span text:style-name="T162">5. 🔹 </text:span><text:span text:style-name="Strong_20_Emphasis"><text:span text:style-name="T162">C’</text:span></text:span><text:span text:style-name="T162"> or </text:span><text:span text:style-name="Strong_20_Emphasis"><text:span text:style-name="T162">Ce</text:span></text:span><text:span text:style-name="T162"> as Subject</text:span></text:h>
      <text:list text:style-name="L19">
        <text:list-item>
          <text:p text:style-name="P251"><text:span text:style-name="Strong_20_Emphasis"><text:span text:style-name="T162">Meaning:</text:span></text:span><text:span text:style-name="T162"> it / this / that</text:span></text:p>
        </text:list-item>
        <text:list-item>
          <text:p text:style-name="P251"><text:span text:style-name="Strong_20_Emphasis"><text:span text:style-name="T162">Usage:</text:span></text:span><text:span text:style-name="T162"> Used as the </text:span><text:span text:style-name="Strong_20_Emphasis"><text:span text:style-name="T162">subject</text:span></text:span><text:span text:style-name="T162"> with a form of </text:span><text:span text:style-name="Strong_20_Emphasis"><text:span text:style-name="T162">être</text:span></text:span><text:span text:style-name="T162"> (to be)</text:span></text:p>
        </text:list-item>
        <text:list-item>
          <text:p text:style-name="P251"><text:span text:style-name="Strong_20_Emphasis"><text:span text:style-name="T162">Examples:</text:span></text:span></text:p>
          <text:list>
            <text:list-item>
              <text:p text:style-name="P251"><text:span text:style-name="Strong_20_Emphasis"><text:span text:style-name="T162">C’est</text:span></text:span><text:span text:style-name="T162"> un professeur. → It’s a teacher. [ se ]</text:span></text:p>
            </text:list-item>
            <text:list-item>
              <text:p text:style-name="P251"><text:span text:style-name="Strong_20_Emphasis"><text:span text:style-name="T162">Ce sont</text:span></text:span><text:span text:style-name="T162"> mes amis. → They are my friends. [ se son ]</text:span></text:p>
            </text:list-item>
          </text:list>
          <text:p text:style-name="P251"><text:span text:style-name="T162"/></text:p>
        </text:list-item>
      </text:list>
      <text:list text:continue-list="list111211328475777" text:style-name="L13">
        <text:list-item>
          <text:list>
            <text:list-header>
              <text:p text:style-name="P239"/>
            </text:list-header>
          </text:list>
        </text:list-item>
      </text:list>
      <text:h text:style-name="P37" text:outline-level="3">✅ Summary Table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12.A1" office:value-type="string">
              <text:p text:style-name="P39">French Word</text:p>
            </table:table-cell>
            <table:table-cell table:style-name="Table12.A1" office:value-type="string">
              <text:p text:style-name="P39">Meaning</text:p>
            </table:table-cell>
            <table:table-cell table:style-name="Table12.A1" office:value-type="string">
              <text:p text:style-name="P39">Use Before</text:p>
            </table:table-cell>
            <table:table-cell table:style-name="Table12.A1" office:value-type="string">
              <text:p text:style-name="P39">Gender/Number</text:p>
            </table:table-cell>
            <table:table-cell table:style-name="Table12.A1" office:value-type="string">
              <text:p text:style-name="P39">Maltese-style Pronunciation</text:p>
            </table:table-cell>
          </table:table-row>
        </table:table-header-rows>
        <table:table-row>
          <table:table-cell table:style-name="Table12.A1" office:value-type="string">
            <text:p text:style-name="P38">ce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Masc. singular + consonant</text:p>
          </table:table-cell>
          <table:table-cell table:style-name="Table12.A1" office:value-type="string">
            <text:p text:style-name="P38">Masculine Singular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et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Masc. singular + vowel/h</text:p>
          </table:table-cell>
          <table:table-cell table:style-name="Table12.A1" office:value-type="string">
            <text:p text:style-name="P38">Masculine Singular</text:p>
          </table:table-cell>
          <table:table-cell table:style-name="Table12.A1" office:value-type="string">
            <text:p text:style-name="P38">[ set ]</text:p>
          </table:table-cell>
        </table:table-row>
        <table:table-row>
          <table:table-cell table:style-name="Table12.A1" office:value-type="string">
            <text:p text:style-name="P38">cette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Feminine singular</text:p>
          </table:table-cell>
          <table:table-cell table:style-name="Table12.A1" office:value-type="string">
            <text:p text:style-name="P38">Feminine Singular</text:p>
          </table:table-cell>
          <table:table-cell table:style-name="Table12.A1" office:value-type="string">
            <text:p text:style-name="P38">[ set ]</text:p>
          </table:table-cell>
        </table:table-row>
        <table:table-row>
          <table:table-cell table:style-name="Table12.A1" office:value-type="string">
            <text:p text:style-name="P38">ces</text:p>
          </table:table-cell>
          <table:table-cell table:style-name="Table12.A1" office:value-type="string">
            <text:p text:style-name="P38">these / those</text:p>
          </table:table-cell>
          <table:table-cell table:style-name="Table12.A1" office:value-type="string">
            <text:p text:style-name="P38">All plural nouns</text:p>
          </table:table-cell>
          <table:table-cell table:style-name="Table12.A1" office:value-type="string">
            <text:p text:style-name="P38">Masculine/Feminine Plural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’est</text:p>
          </table:table-cell>
          <table:table-cell table:style-name="Table12.A1" office:value-type="string">
            <text:p text:style-name="P38">it is / this is</text:p>
          </table:table-cell>
          <table:table-cell table:style-name="Table12.A1" office:value-type="string">
            <text:p text:style-name="P38">Sentence subject</text:p>
          </table:table-cell>
          <table:table-cell table:style-name="Table12.A1" office:value-type="string">
            <text:p text:style-name="P38">Singular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e sont</text:p>
          </table:table-cell>
          <table:table-cell table:style-name="Table12.A1" office:value-type="string">
            <text:p text:style-name="P38">they are / these are</text:p>
          </table:table-cell>
          <table:table-cell table:style-name="Table12.A1" office:value-type="string">
            <text:p text:style-name="P38">Sentence subject</text:p>
          </table:table-cell>
          <table:table-cell table:style-name="Table12.A1" office:value-type="string">
            <text:p text:style-name="P38">Plural</text:p>
          </table:table-cell>
          <table:table-cell table:style-name="Table12.A1" office:value-type="string">
            <text:p text:style-name="P38">[ se son ]</text:p>
          </table:table-cell>
        </table:table-row>
      </table:table>
      <text:p text:style-name="P41"/>
      <text:p text:style-name="P41"/>
      <text:p text:style-name="P41"/>
      <text:p text:style-name="P41"/>
      <text:h text:style-name="P161" text:outline-level="1"><text:soft-page-break/><text:span text:style-name="Strong_20_Emphasis"><text:span text:style-name="T149">Unit </text:span></text:span><text:span text:style-name="Strong_20_Emphasis"><text:span text:style-name="T150">6</text:span></text:span><text:span text:style-name="Strong_20_Emphasis"><text:span text:style-name="T149"> – Refer to family members</text:span></text:span></text:h>
      <text:p text:style-name="P41"/>
      <text:p text:style-name="P165"><text:span text:style-name="Strong_20_Emphasis"><text:span text:style-name="T167">Words - Mots [mo]</text:span></text:span></text:p>
      <text:p text:style-name="P43">Le p<text:span text:style-name="Strong_20_Emphasis"><text:span text:style-name="T3">è</text:span></text:span>re.</text:p>
      <text:p text:style-name="P50"><text:span text:style-name="Strong_20_Emphasis"><text:span text:style-name="T4">L</text:span></text:span><text:span text:style-name="Strong_20_Emphasis"><text:span text:style-name="T10">a</text:span></text:span><text:span text:style-name="Strong_20_Emphasis"><text:span text:style-name="T4"> mère.</text:span></text:span></text:p>
      <text:p text:style-name="P50"><text:span text:style-name="Strong_20_Emphasis"><text:span text:style-name="T4">L</text:span></text:span><text:span text:style-name="Strong_20_Emphasis"><text:span text:style-name="T10">e </text:span></text:span><text:span text:style-name="Strong_20_Emphasis"><text:span text:style-name="T4">mar</text:span></text:span><text:span text:style-name="Strong_20_Emphasis"><text:span text:style-name="T7">i</text:span></text:span><text:span text:style-name="Strong_20_Emphasis"><text:span text:style-name="T4">.</text:span></text:span></text:p>
      <text:p text:style-name="P50"><text:span text:style-name="Strong_20_Emphasis"><text:span text:style-name="T4">Ta femme.</text:span></text:span></text:p>
      <text:p text:style-name="P50"><text:span text:style-name="Strong_20_Emphasis"><text:span text:style-name="T4">Ton mari.<text:tab/><text:tab/><text:tab/></text:span></text:span><text:span text:style-name="Strong_20_Emphasis"><text:span text:style-name="T7">[ ton mari ]</text:span></text:span></text:p>
      <text:p text:style-name="P50"><text:span text:style-name="Strong_20_Emphasis"><text:span text:style-name="T10">L</text:span></text:span><text:span text:style-name="Strong_20_Emphasis"><text:span text:style-name="T2">e fr</text:span></text:span><text:span text:style-name="Strong_20_Emphasis"><text:span text:style-name="T3">è</text:span></text:span><text:span text:style-name="Strong_20_Emphasis"><text:span text:style-name="T2">re.</text:span></text:span></text:p>
      <text:p text:style-name="P50"><text:span text:style-name="Strong_20_Emphasis"><text:span text:style-name="T4">Mon fils.<text:tab/><text:tab/><text:tab/></text:span></text:span><text:span text:style-name="Strong_20_Emphasis"><text:span text:style-name="T10">[ mon fis ]</text:span></text:span></text:p>
      <text:p text:style-name="P50"><text:span text:style-name="Strong_20_Emphasis"><text:span text:style-name="T4">Mes fils.<text:tab/><text:tab/><text:tab/></text:span></text:span><text:span text:style-name="Strong_20_Emphasis"><text:span text:style-name="T10">[ me fis ]</text:span></text:span></text:p>
      <text:p text:style-name="P43"><text:span text:style-name="T211">M</text:span>on Chat.</text:p>
      <text:p text:style-name="P43"><text:span text:style-name="T211">T</text:span>on Chat.</text:p>
      <text:p text:style-name="P58">Ma <text:span text:style-name="Strong_20_Emphasis"><text:span text:style-name="T6">sœur<text:tab/><text:tab/><text:tab/>[ </text:span></text:span><text:span text:style-name="Strong_20_Emphasis"><text:span text:style-name="T2">ma </text:span></text:span><text:span text:style-name="Strong_20_Emphasis"><text:span text:style-name="T6">ser ]</text:span></text:span></text:p>
      <text:p text:style-name="P43"/>
      <text:p text:style-name="P51"><text:span text:style-name="Strong_20_Emphasis"><text:span text:style-name="T5">La grand-mère.</text:span></text:span></text:p>
      <text:p text:style-name="P51"><text:span text:style-name="Strong_20_Emphasis"><text:span text:style-name="T5"/></text:span></text:p>
      <text:p text:style-name="P51"><text:span text:style-name="Strong_20_Emphasis"><text:span text:style-name="T11">Une </text:span></text:span><text:span text:style-name="Strong_20_Emphasis"><text:span text:style-name="T6">chouette.<text:tab/><text:tab/><text:tab/>[ </text:span></text:span><text:span text:style-name="Strong_20_Emphasis"><text:span text:style-name="T11">un </text:span></text:span><text:span text:style-name="Strong_20_Emphasis"><text:span text:style-name="T6">xwet ]</text:span></text:span></text:p>
      <text:p text:style-name="P43">Angleterre.</text:p>
      <text:p text:style-name="P43">A<text:span text:style-name="Strong_20_Emphasis"><text:span text:style-name="T3">é</text:span></text:span><text:span text:style-name="Strong_20_Emphasis"><text:span text:style-name="T2">roprt.</text:span></text:span></text:p>
      <text:p text:style-name="P43"><text:span text:style-name="Strong_20_Emphasis"><text:span text:style-name="T4"/></text:span></text:p>
      <text:p text:style-name="P44"><text:span text:style-name="Strong_20_Emphasis"><text:span text:style-name="T5">La maison.<text:tab/><text:tab/><text:tab/>[ La meżon ]</text:span></text:span></text:p>
      <text:p text:style-name="P44"><text:span text:style-name="Strong_20_Emphasis"><text:span text:style-name="T5">Le jardin<text:tab/><text:tab/><text:tab/>[ le xġarda ]</text:span></text:span></text:p>
      <text:p text:style-name="P44"><text:span text:style-name="Strong_20_Emphasis"><text:span text:style-name="T5"><text:tab/><text:tab/></text:span></text:span></text:p>
      <text:p text:style-name="P44"><text:span text:style-name="Strong_20_Emphasis"><text:span text:style-name="T5">Ma maison.<text:tab/><text:tab/><text:tab/></text:span></text:span><text:span text:style-name="Strong_20_Emphasis"><text:span text:style-name="T6">[ ma meżo ]</text:span></text:span></text:p>
      <text:p text:style-name="P45"><text:span text:style-name="Strong_20_Emphasis"><text:span text:style-name="T6">L’appartement.<text:tab/><text:tab/>[ la partamo ]</text:span></text:span></text:p>
      <text:p text:style-name="P45"><text:span text:style-name="Strong_20_Emphasis"><text:span text:style-name="T6">Anglais.<text:tab/><text:tab/><text:tab/>[ angle ]</text:span></text:span></text:p>
      <text:p text:style-name="P46"><text:span text:style-name="Strong_20_Emphasis"><text:span text:style-name="T7">Un animal de compagnie.<text:tab/>[ qan animal di compani ]</text:span></text:span></text:p>
      <text:p text:style-name="P162"><text:span text:style-name="Strong_20_Emphasis"><text:span text:style-name="T92">Mon fils veut un chat.<text:tab/><text:tab/></text:span></text:span><text:span text:style-name="Strong_20_Emphasis"><text:span text:style-name="T93">[ mon fis vj q xa <text:s/>]</text:span></text:span></text:p>
      <text:p text:style-name="P46"><text:span text:style-name="Strong_20_Emphasis"><text:span text:style-name="T7"/></text:span></text:p>
      <text:p text:style-name="P44"><text:span text:style-name="Strong_20_Emphasis"><text:span text:style-name="T5"/></text:span></text:p>
      <text:p text:style-name="P44"><text:span text:style-name="Strong_20_Emphasis"><text:span text:style-name="T5"/></text:span></text:p>
      <text:p text:style-name="P44"><text:span text:style-name="Strong_20_Emphasis"><text:span text:style-name="T5"/></text:span></text:p>
      <text:p text:style-name="P44"><text:span text:style-name="Strong_20_Emphasis"><text:span text:style-name="T5"/></text:span></text:p>
      <text:p text:style-name="P165"><text:soft-page-break/><text:span text:style-name="Strong_20_Emphasis"><text:span text:style-name="T20">Sentences – Phrases [ fraż ]</text:span></text:span></text:p>
      <text:p text:style-name="P165"><text:span text:style-name="Strong_20_Emphasis"><text:span text:style-name="T94">Bonjour, Julia. C'est ton père ? </text:span></text:span><text:span text:style-name="Strong_20_Emphasis"><text:span text:style-name="T214">O</text:span></text:span><text:span text:style-name="Strong_20_Emphasis"><text:span text:style-name="T213">ui, c’est mon père. Il est journaliste.</text:span></text:span></text:p>
      <text:p text:style-name="P43"><text:span text:style-name="Strong_20_Emphasis"><text:span text:style-name="T2">Non, c’est mon fr</text:span></text:span><text:span text:style-name="Strong_20_Emphasis"><text:span text:style-name="T3">è</text:span></text:span><text:span text:style-name="Strong_20_Emphasis"><text:span text:style-name="T2">re.</text:span></text:span></text:p>
      <text:p text:style-name="P43"><text:span text:style-name="Strong_20_Emphasis"><text:span text:style-name="T2">Marc va bien.</text:span></text:span></text:p>
      <text:p text:style-name="P45"><text:span text:style-name="Strong_20_Emphasis"><text:span text:style-name="T6">Le p</text:span></text:span><text:span text:style-name="Strong_20_Emphasis"><text:span text:style-name="T3">è</text:span></text:span><text:span text:style-name="Strong_20_Emphasis"><text:span text:style-name="T6">re d’Elsa</text:span></text:span></text:p>
      <text:p text:style-name="P43"><text:span text:style-name="Strong_20_Emphasis"><text:span text:style-name="T2">Ton chat va bien ?</text:span></text:span></text:p>
      <text:p text:style-name="P43"><text:span text:style-name="Strong_20_Emphasis"><text:span text:style-name="T2">Paul et son <text:s/></text:span></text:span><text:span text:style-name="Strong_20_Emphasis"><text:span text:style-name="T141">p</text:span></text:span><text:span text:style-name="Strong_20_Emphasis"><text:span text:style-name="T3">è</text:span></text:span><text:span text:style-name="Strong_20_Emphasis"><text:span text:style-name="T141">re.</text:span></text:span></text:p>
      <text:p text:style-name="P44"><text:span text:style-name="Strong_20_Emphasis"><text:span text:style-name="T141">Mon frère va bien, merci.</text:span></text:span></text:p>
      <text:p text:style-name="P45"><text:span text:style-name="Strong_20_Emphasis"><text:span text:style-name="T142">Le grand-père d'Elsa ? </text:span></text:span><text:span text:style-name="Strong_20_Emphasis"><text:span text:style-name="T212">Non, je suis son père.</text:span></text:span></text:p>
      <text:p text:style-name="P45"><text:span text:style-name="Strong_20_Emphasis"><text:span text:style-name="T142">Dans la voiture.<text:tab/><text:tab/><text:tab/><text:tab/><text:tab/><text:tab/>[ Don la vwatur ]<text:tab/><text:tab/>In the car.</text:span></text:span></text:p>
      <text:p text:style-name="P45"><text:span text:style-name="Strong_20_Emphasis"><text:span text:style-name="T142">Tu habite o</text:span></text:span><text:span text:style-name="Strong_20_Emphasis"><text:span text:style-name="T3">ù ?<text:tab/></text:span></text:span><text:span text:style-name="Strong_20_Emphasis"><text:span text:style-name="T215">Dans un appartement <text:s/></text:span></text:span><text:span text:style-name="Strong_20_Emphasis"><text:span text:style-name="T216">à </text:span></text:span><text:span text:style-name="Strong_20_Emphasis"><text:span text:style-name="T215">Paris.</text:span></text:span><text:span text:style-name="Strong_20_Emphasis"><text:span text:style-name="T6"><text:tab/>[ tu abit u ?, Danż <text:s/>a appartamo <text:s/>a pari ]</text:span></text:span></text:p>
      <text:p text:style-name="P46"><text:span text:style-name="Strong_20_Emphasis"><text:span text:style-name="T7">O</text:span></text:span><text:span text:style-name="Strong_20_Emphasis"><text:span text:style-name="T3">ù</text:span></text:span><text:span text:style-name="Strong_20_Emphasis"><text:span text:style-name="T7"> est le chat d’Elsa ?<text:tab/><text:tab/><text:tab/><text:tab/>[ wee<text:tab/>l-xa <text:s/>d’elża ]</text:span></text:span></text:p>
      <text:p text:style-name="P47"><text:span text:style-name="Strong_20_Emphasis"><text:span text:style-name="T8">Ta sœur va bien ?<text:tab/><text:tab/><text:tab/><text:tab/><text:tab/>[ ta sur va bja ]</text:span></text:span></text:p>
      <text:p text:style-name="P47"><text:span text:style-name="Strong_20_Emphasis"><text:span text:style-name="T8">Paul parle avec sa sœur.<text:tab/><text:tab/><text:tab/><text:tab/>[ pol parl avek sa ser ]</text:span></text:span></text:p>
      <text:p text:style-name="P47">Où habite ta grand-mère ?<text:tab/><text:tab/><text:tab/><text:tab/><text:span text:style-name="T209">[ u abit ta grand mer ? <text:s/>]</text:span></text:p>
      <text:p text:style-name="P53">Tu as un fils ?</text:p>
      <text:p text:style-name="P53">J'ai un appartement a Paris.</text:p>
      <text:p text:style-name="P53">Ta sœur va bien ?</text:p>
      <text:p text:style-name="P54">Ton p<text:span text:style-name="Strong_20_Emphasis"><text:span text:style-name="T3">è</text:span></text:span>re habite ici ?</text:p>
      <text:p text:style-name="P54">Elle va bien.<text:tab/>Marc va bien.</text:p>
      <text:p text:style-name="P54">Mon frère Marc habite à Bordeaux.</text:p>
      <text:p text:style-name="P54">Marc et son p<text:span text:style-name="Strong_20_Emphasis"><text:span text:style-name="T3">è</text:span></text:span>re.</text:p>
      <text:p text:style-name="P54">Mon frère s'appelle Marc.</text:p>
      <text:p text:style-name="P54">Mon frère est français.</text:p>
      <text:p text:style-name="P54">Je suis Anna. J'habite en Espagne avec mon père et mon chat. Je parle français et espagnol.</text:p>
      <text:p text:style-name="P54">Ma mère est américaine.</text:p>
      <text:p text:style-name="P62">Ma soeur parle français.</text:p>
      <text:p text:style-name="P62">Salut tu vas bien ?</text:p>
      <text:p text:style-name="P169"><text:span text:style-name="T168">Ma m</text:span><text:span text:style-name="Strong_20_Emphasis"><text:span text:style-name="T71">è</text:span></text:span><text:span text:style-name="T168">re habite en Italie.</text:span></text:p>
      <text:p text:style-name="P169"><text:span text:style-name="T168">Son fr</text:span><text:span text:style-name="Strong_20_Emphasis"><text:span text:style-name="T71">è</text:span></text:span><text:span text:style-name="T168">re et sa sœur.</text:span></text:p>
      <text:p text:style-name="P54">Salut, tu vas bien ? Comment va ton frère ? Et ta sœur, elle va bien ?</text:p>
      <text:p text:style-name="P55">Ma famille, c'est mon père et mon frère.</text:p>
      <text:p text:style-name="P55">Ta mère est française.</text:p>
      <text:p text:style-name="P54">Ma famille habite en France.</text:p>
      <text:p text:style-name="P54"><text:span text:style-name="T217">D</text:span>ans l'appartement.</text:p>
      <text:p text:style-name="P55">Marie parle avec sa sœur.</text:p>
      <text:p text:style-name="P56"><text:soft-page-break/>Je vais bien, merci.</text:p>
      <text:p text:style-name="P56">Je vais bien, et toi vas bien ?</text:p>
      <text:p text:style-name="P56">Je vais bien, <text:span text:style-name="T173">et toi aussi ?<text:tab/><text:tab/><text:tab/></text:span><text:span text:style-name="T219"><text:tab/><text:tab/></text:span><text:span text:style-name="T220">[xġ ve bja, e twa </text:span><text:span text:style-name="T180">osi</text:span><text:span text:style-name="T220"> ? ]<text:tab/><text:tab/><text:tab/>also / too</text:span></text:p>
      <text:p text:style-name="P56">Dominique est un gar<text:span text:style-name="T210">ç</text:span>on. Il est le fils de Daniel.</text:p>
      <text:p text:style-name="P56">La femme de Marc.</text:p>
      <text:p text:style-name="P57">J'habite dans un appartement avec mon chien.<text:tab/><text:tab/><text:tab/><text:span text:style-name="T218">[ </text:span><text:span text:style-name="T220">xġ donż a appartamo avek mon xja </text:span><text:span text:style-name="T218">] </text:span></text:p>
      <text:p text:style-name="P48"><text:span text:style-name="Strong_20_Emphasis"><text:span text:style-name="T143">Le chien est dans la maison.<text:tab/><text:tab/><text:tab/><text:tab/><text:tab/></text:span></text:span><text:span text:style-name="Strong_20_Emphasis"><text:span text:style-name="T146">[ le xja e don le meżon ]</text:span></text:span></text:p>
      <text:p text:style-name="P48"><text:span text:style-name="Strong_20_Emphasis"><text:span text:style-name="T143">Une maison avec un jardin.<text:tab/><text:tab/><text:tab/><text:tab/><text:tab/></text:span></text:span><text:span text:style-name="Strong_20_Emphasis"><text:span text:style-name="T146">[ un meżo avek a jarda ]</text:span></text:span></text:p>
      <text:p text:style-name="P52"><text:span text:style-name="Strong_20_Emphasis"><text:span text:style-name="T143">Le chien est au jardin.<text:tab/><text:tab/><text:tab/><text:tab/><text:tab/><text:tab/></text:span></text:span><text:span text:style-name="Strong_20_Emphasis"><text:span text:style-name="T146">[ le xja e tu xġarda ]</text:span></text:span></text:p>
      <text:p text:style-name="P52"><text:span text:style-name="Strong_20_Emphasis"><text:span text:style-name="T146">Le chien est </text:span></text:span><text:span text:style-name="Strong_20_Emphasis"><text:span text:style-name="T181">dans le</text:span></text:span><text:span text:style-name="Strong_20_Emphasis"><text:span text:style-name="T146"> jardin.<text:tab/><text:tab/><text:tab/><text:tab/><text:tab/>[ le xja e don le xġarda <text:s text:c="2"/>]</text:span></text:span></text:p>
      <text:p text:style-name="P52"><text:span text:style-name="Strong_20_Emphasis"><text:span text:style-name="T144">Une maison avec un jardin.<text:tab/><text:tab/><text:tab/><text:tab/><text:tab/></text:span></text:span><text:span text:style-name="Strong_20_Emphasis"><text:span text:style-name="T146">[ un meżo avek a xġarda <text:s/>]</text:span></text:span></text:p>
      <text:p text:style-name="P49"><text:span text:style-name="Strong_20_Emphasis"><text:span text:style-name="T145">Ma famille habite en France.</text:span></text:span></text:p>
      <text:p text:style-name="P49"><text:span text:style-name="Strong_20_Emphasis"><text:span text:style-name="T145">Marie parle avec sa sœur.</text:span></text:span></text:p>
      <text:p text:style-name="P49"><text:span text:style-name="Strong_20_Emphasis"><text:span text:style-name="T145">Marie a une chouette.</text:span></text:span></text:p>
      <text:p text:style-name="P49"><text:span text:style-name="Strong_20_Emphasis"><text:span text:style-name="T145">Tu vas bien ?<text:tab/></text:span></text:span><text:span text:style-name="Strong_20_Emphasis"><text:span text:style-name="T146">J</text:span></text:span><text:span text:style-name="Strong_20_Emphasis"><text:span text:style-name="T145">e vais bien, merci.</text:span></text:span></text:p>
      <text:p text:style-name="P49"><text:span text:style-name="Strong_20_Emphasis"><text:span text:style-name="T145">Il habite avec sa femme et son fils.</text:span></text:span></text:p>
      <text:p text:style-name="P49"><text:span text:style-name="Strong_20_Emphasis"><text:span text:style-name="T145">Mon fils veut un chien.<text:tab/><text:tab/><text:tab/><text:tab/><text:tab/><text:tab/></text:span></text:span><text:span text:style-name="Strong_20_Emphasis"><text:span text:style-name="T147">[ mon fis vj qa xja ]</text:span></text:span></text:p>
      <text:p text:style-name="P49"><text:span text:style-name="Strong_20_Emphasis"><text:span text:style-name="T147">Je vais bien, et toi, tu vas bien ?</text:span></text:span></text:p>
      <text:p text:style-name="P59">Un animal de compagnie.</text:p>
      <text:p text:style-name="P60">Ta sœur va bien ?</text:p>
      <text:p text:style-name="P61">Un billet d’avion.</text:p>
      <text:p text:style-name="P61">Tu vas o<text:span text:style-name="Strong_20_Emphasis"><text:span text:style-name="T3">ù ?</text:span></text:span></text:p>
      <text:p text:style-name="P49"><text:span text:style-name="Strong_20_Emphasis"><text:span text:style-name="T145">L</text:span></text:span><text:span text:style-name="Strong_20_Emphasis"><text:span text:style-name="T148">e billet d’avion.</text:span></text:span></text:p>
      <text:p text:style-name="P166"><text:span text:style-name="Strong_20_Emphasis"><text:span text:style-name="T138">Salut Marie, comment ça va ?</text:span></text:span></text:p>
      <text:p text:style-name="P166"><text:span text:style-name="Strong_20_Emphasis"><text:span text:style-name="T138"><text:s/>À demain, Marie.</text:span></text:span></text:p>
      <text:p text:style-name="P166"><text:span text:style-name="Strong_20_Emphasis"><text:span text:style-name="T138">À bientôt, Paul !</text:span></text:span></text:p>
      <text:p text:style-name="P167"><text:span text:style-name="Strong_20_Emphasis"><text:span text:style-name="T139">Tu as une voiture fran</text:span></text:span><text:span text:style-name="Strong_20_Emphasis"><text:span text:style-name="T138">ç</text:span></text:span><text:span text:style-name="Strong_20_Emphasis"><text:span text:style-name="T139">aise.</text:span></text:span></text:p>
      <text:p text:style-name="P167"><text:span text:style-name="Strong_20_Emphasis"><text:span text:style-name="T139">Merci beaucoup, <text:s/>à bientôt.</text:span></text:span></text:p>
      <text:p text:style-name="P168"><text:span text:style-name="Strong_20_Emphasis"><text:span text:style-name="T140">Bonsoir, comment </text:span></text:span><text:span text:style-name="Strong_20_Emphasis"><text:span text:style-name="T138">ç</text:span></text:span><text:span text:style-name="Strong_20_Emphasis"><text:span text:style-name="T140">a va ?</text:span></text:span></text:p>
      <text:p text:style-name="P168"><text:span text:style-name="Strong_20_Emphasis"><text:span text:style-name="T140"/></text:span></text:p>
      <text:p text:style-name="P166"><text:span text:style-name="Strong_20_Emphasis"><text:span text:style-name="T138"/></text:span></text:p>
      <text:p text:style-name="P163"><text:span text:style-name="Strong_20_Emphasis"><text:span text:style-name="T169">Ère<text:tab/><text:tab/></text:span></text:span><text:span text:style-name="Strong_20_Emphasis"><text:span text:style-name="T170">→ </text:span></text:span><text:span text:style-name="Strong_20_Emphasis"><text:span text:style-name="T169"><text:s/><text:tab/><text:tab/></text:span></text:span><text:span text:style-name="Strong_20_Emphasis"><text:span text:style-name="T171">[</text:span></text:span><text:span text:style-name="Strong_20_Emphasis"><text:span text:style-name="T169">er</text:span></text:span><text:span text:style-name="Strong_20_Emphasis"><text:span text:style-name="T171">]</text:span></text:span></text:p>
      <text:p text:style-name="P163"><text:span text:style-name="Strong_20_Emphasis"><text:span text:style-name="T170">Oeu<text:tab/><text:tab/>→ <text:tab/><text:tab/></text:span></text:span><text:span text:style-name="Strong_20_Emphasis"><text:span text:style-name="T171">[</text:span></text:span><text:span text:style-name="Strong_20_Emphasis"><text:span text:style-name="T170">qu</text:span></text:span><text:span text:style-name="Strong_20_Emphasis"><text:span text:style-name="T171">]</text:span></text:span></text:p>
      <text:p text:style-name="P164"><text:span text:style-name="Strong_20_Emphasis"><text:span text:style-name="T171">au<text:tab/><text:tab/>→ <text:s/><text:tab/><text:tab/>at [u]</text:span></text:span></text:p>
      <text:p text:style-name="P95"><text:span text:style-name="Strong_20_Emphasis"><text:span text:style-name="T9"/></text:span></text:p>
      <text:p text:style-name="P97"><text:span text:style-name="Strong_20_Emphasis"><text:span text:style-name="T23">é è à ù â ê î ô û ë ï ü ç œ æ É È À Ù Â Ê Î Ô Û Ë Ï Ü Ç Œ Æ</text:span></text:span></text:p>
      <text:p text:style-name="P97"><text:span text:style-name="Strong_20_Emphasis"><text:span text:style-name="T23"/></text:span></text:p>
      <text:p text:style-name="P170"><text:soft-page-break/><text:span text:style-name="Strong_20_Emphasis"><text:span text:style-name="T14">La famille de Zari.</text:span></text:span></text:p>
      <text:p text:style-name="P98"><text:span text:style-name="Strong_20_Emphasis"><text:span text:style-name="T53"/></text:span></text:p>
      <text:p text:style-name="P170"><text:span text:style-name="Strong_20_Emphasis"><text:span text:style-name="T198">Zari and her friend Lily are studying at the library before lunch.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Nous allons au restaurant mexivan avec ma famille. Tu veux venir ?</text:span></text:span></text:p>
      <text:p text:style-name="P98"><text:span text:style-name="Strong_20_Emphasis"><text:span text:style-name="T53"/></text:span></text:p>
      <text:p text:style-name="P170"><text:span text:style-name="Strong_20_Emphasis"><text:span text:style-name="T198">Lily is staring at her book. She doesn't look up.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<text:tab/>Euh… Qui va au restaurant ? J’ </text:span></text:span><text:span text:style-name="Strong_20_Emphasis"><text:span text:style-name="T23">é</text:span></text:span><text:span text:style-name="Strong_20_Emphasis"><text:span text:style-name="T53">tudie...</text:span></text:span></text:p>
      <text:p text:style-name="P97"><text:span text:style-name="Strong_20_Emphasis"><text:span text:style-name="T23"/></text:span></text:p>
      <text:p text:style-name="P98"><text:span text:style-name="Strong_20_Emphasis"><text:span text:style-name="T53">Mon grand-p</text:span></text:span><text:span text:style-name="Strong_20_Emphasis"><text:span text:style-name="T23">è</text:span></text:span><text:span text:style-name="Strong_20_Emphasis"><text:span text:style-name="T53">re, ma grand-m</text:span></text:span><text:span text:style-name="Strong_20_Emphasis"><text:span text:style-name="T23">è</text:span></text:span><text:span text:style-name="Strong_20_Emphasis"><text:span text:style-name="T53">re…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Ma m</text:span></text:span><text:span text:style-name="Strong_20_Emphasis"><text:span text:style-name="T23">è</text:span></text:span><text:span text:style-name="Strong_20_Emphasis"><text:span text:style-name="T53">re, mon p</text:span></text:span><text:span text:style-name="Strong_20_Emphasis"><text:span text:style-name="T23">è</text:span></text:span><text:span text:style-name="Strong_20_Emphasis"><text:span text:style-name="T53">re, ma sœur…</text:span></text:span></text:p>
      <text:p text:style-name="P98"><text:span text:style-name="Strong_20_Emphasis"><text:span text:style-name="T53"/></text:span></text:p>
      <text:p text:style-name="P170"><text:span text:style-name="Strong_20_Emphasis"><text:span text:style-name="T198">Lily does not seem interested.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Et mon cousin…</text:span></text:span></text:p>
      <text:p text:style-name="P98"><text:span text:style-name="Strong_20_Emphasis"><text:span text:style-name="T53"/></text:span></text:p>
      <text:p text:style-name="P170"><text:span text:style-name="Strong_20_Emphasis"><text:span text:style-name="T198">Lily looks up. Zari's cousin is in a local band she loves.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<text:tab/>Ah… Ton cousin ?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<text:tab/>Il est o</text:span></text:span><text:span text:style-name="Strong_20_Emphasis"><text:span text:style-name="T23">ù </text:span></text:span><text:span text:style-name="Strong_20_Emphasis"><text:span text:style-name="T53">, le restaurant ?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/></text:span></text:p>
      <text:p text:style-name="P98"><text:span text:style-name="Strong_20_Emphasis"><text:span text:style-name="T53"/></text:span></text:p>
      <text:p text:style-name="P99"><text:span text:style-name="Strong_20_Emphasis"><text:span text:style-name="T54">Mon frère Marc habite à bordeaux.</text:span></text:span></text:p>
      <text:p text:style-name="P99"><text:span text:style-name="Strong_20_Emphasis"><text:span text:style-name="T54">C’est ma sœur, avec son chat.</text:span></text:span></text:p>
      <text:p text:style-name="P99"><text:span text:style-name="Strong_20_Emphasis"><text:span text:style-name="T54">Mon père est français.</text:span></text:span></text:p>
      <text:p text:style-name="P99"><text:span text:style-name="Strong_20_Emphasis"><text:span text:style-name="T54">Ton père et ma mère.</text:span></text:span></text:p>
      <text:p text:style-name="P99"><text:span text:style-name="Strong_20_Emphasis"><text:span text:style-name="T54">Ma mère habite en Italie.</text:span></text:span></text:p>
      <text:p text:style-name="P99"><text:span text:style-name="Strong_20_Emphasis"><text:span text:style-name="T54">Marc et son <text:s/>père.</text:span></text:span></text:p>
      <text:p text:style-name="P99"><text:span text:style-name="Strong_20_Emphasis"><text:span text:style-name="T54">Salut tu va bien ? Comment va ton frère ? Et ta sœur, elle va bien ?</text:span></text:span></text:p>
      <text:p text:style-name="P100"><text:span text:style-name="Strong_20_Emphasis"><text:span text:style-name="T55">La fille est avec sa </text:span></text:span><text:span text:style-name="Strong_20_Emphasis"><text:span text:style-name="T54">mère</text:span></text:span><text:span text:style-name="Strong_20_Emphasis"><text:span text:style-name="T55">.</text:span></text:span></text:p>
      <text:p text:style-name="P100"><text:span text:style-name="Strong_20_Emphasis"><text:span text:style-name="T55">Mon fils veut un animal de compagnie.</text:span></text:span></text:p>
      <text:p text:style-name="P100"><text:span text:style-name="Strong_20_Emphasis"><text:span text:style-name="T55">Son animal de compagnie est un chien.</text:span></text:span></text:p>
      <text:p text:style-name="P100"><text:span text:style-name="Strong_20_Emphasis"><text:span text:style-name="T55">Ma fille est française ;</text:span></text:span></text:p>
      <text:p text:style-name="P100"><text:span text:style-name="Strong_20_Emphasis"><text:span text:style-name="T55">Son mari travaille dans un restaurant.</text:span></text:span></text:p>
      <text:p text:style-name="P100"><text:span text:style-name="Strong_20_Emphasis"><text:span text:style-name="T55">Mon grand-père a une voiture. Ma grand-mère veut un avion !</text:span></text:span></text:p>
      <text:p text:style-name="P100"><text:span text:style-name="Strong_20_Emphasis"><text:span text:style-name="T55">Une chouette.</text:span></text:span></text:p>
      <text:p text:style-name="P100"><text:span text:style-name="Strong_20_Emphasis"><text:span text:style-name="T55">J'ai une chouette.</text:span></text:span></text:p>
      <text:p text:style-name="P101"><text:soft-page-break/><text:span text:style-name="Strong_20_Emphasis"><text:span text:style-name="T56">Dominique est un gar</text:span></text:span><text:span text:style-name="Strong_20_Emphasis"><text:span text:style-name="T55">ç</text:span></text:span><text:span text:style-name="Strong_20_Emphasis"><text:span text:style-name="T56">on. Il est le fils de Daniel.</text:span></text:span></text:p>
      <text:p text:style-name="P101"><text:span text:style-name="Strong_20_Emphasis"><text:span text:style-name="T56">Marie parle avec son f</text:span></text:span><text:span text:style-name="Strong_20_Emphasis"><text:span text:style-name="T23">è</text:span></text:span><text:span text:style-name="Strong_20_Emphasis"><text:span text:style-name="T56">re.</text:span></text:span></text:p>
      <text:p text:style-name="P101"><text:span text:style-name="Strong_20_Emphasis"><text:span text:style-name="T56">Gabriel mange au restaurant avec sa famille.</text:span></text:span></text:p>
      <text:p text:style-name="P101"><text:span text:style-name="Strong_20_Emphasis"><text:span text:style-name="T56">J'habite à Berlin avec mon chat et ma chouette.</text:span></text:span></text:p>
      <text:p text:style-name="P101"><text:span text:style-name="Strong_20_Emphasis"><text:span text:style-name="T56">Mon mari parle Anglais.</text:span></text:span></text:p>
      <text:p text:style-name="P101"><text:span text:style-name="Strong_20_Emphasis"><text:span text:style-name="T56">Je suis dans le jardin.</text:span></text:span></text:p>
      <text:p text:style-name="P101"><text:span text:style-name="Strong_20_Emphasis"><text:span text:style-name="T56">Vous avez une maison en France.</text:span></text:span></text:p>
      <text:p text:style-name="P99"><text:span text:style-name="Strong_20_Emphasis"><text:span text:style-name="T54"/></text:span></text:p>
      <text:p text:style-name="P99"><text:span text:style-name="Strong_20_Emphasis"><text:span text:style-name="T54"/></text:span></text:p>
      <text:h text:style-name="P172" text:outline-level="1"><text:span text:style-name="Strong_20_Emphasis"><text:span text:style-name="T130">Unit </text:span></text:span><text:span text:style-name="Strong_20_Emphasis"><text:span text:style-name="T132">7</text:span></text:span><text:span text:style-name="Strong_20_Emphasis"><text:span text:style-name="T130"> – </text:span></text:span><text:span text:style-name="Strong_20_Emphasis"><text:span text:style-name="T132">Talk about things you do</text:span></text:span></text:h>
      <text:h text:style-name="P175" text:outline-level="1"><text:span text:style-name="Strong_20_Emphasis"><text:span text:style-name="T187"/></text:span></text:h>
      <text:p text:style-name="P177"><text:span text:style-name="Strong_20_Emphasis"><text:span text:style-name="T97">Le chocolat.<text:tab/><text:tab/><text:tab/><text:tab/><text:tab/></text:span></text:span><text:span text:style-name="Strong_20_Emphasis"><text:span text:style-name="T99">[ le xokola ]</text:span></text:span></text:p>
      <text:p text:style-name="P177"><text:span text:style-name="Strong_20_Emphasis"><text:span text:style-name="T97">La musique.<text:tab/><text:tab/><text:tab/><text:tab/><text:tab/></text:span></text:span><text:span text:style-name="Strong_20_Emphasis"><text:span text:style-name="T99">[ la mużiq ]</text:span></text:span></text:p>
      <text:p text:style-name="P177"><text:span text:style-name="Strong_20_Emphasis"><text:span text:style-name="T97">Le livre.<text:tab/><text:tab/><text:tab/><text:tab/><text:tab/></text:span></text:span><text:span text:style-name="Strong_20_Emphasis"><text:span text:style-name="T99">[ le livr ]</text:span></text:span></text:p>
      <text:p text:style-name="P177"><text:span text:style-name="Strong_20_Emphasis"><text:span text:style-name="T97">J’aime Paris.<text:tab/><text:tab/><text:tab/><text:tab/><text:tab/></text:span></text:span><text:span text:style-name="Strong_20_Emphasis"><text:span text:style-name="T99">[ xġem pari ]</text:span></text:span><text:span text:style-name="Strong_20_Emphasis"><text:span text:style-name="T97"> <text:s/><text:tab/><text:tab/>I love Paris.</text:span></text:span></text:p>
      <text:p text:style-name="P182"><text:span text:style-name="Strong_20_Emphasis"><text:span text:style-name="T101">L’</text:span></text:span><text:span text:style-name="Strong_20_Emphasis"><text:span text:style-name="T71">é</text:span></text:span><text:span text:style-name="Strong_20_Emphasis"><text:span text:style-name="T101">cole.<text:tab/><text:tab/><text:tab/><text:tab/><text:tab/>[ le kol ]<text:tab/><text:tab/>The school</text:span></text:span></text:p>
      <text:p text:style-name="P182"><text:span text:style-name="Strong_20_Emphasis"><text:span text:style-name="T101">La banque.<text:tab/><text:tab/><text:tab/><text:tab/><text:tab/>[ la bank ]</text:span></text:span></text:p>
      <text:p text:style-name="P184"><text:span text:style-name="Strong_20_Emphasis"><text:span text:style-name="T105">L</text:span></text:span><text:span text:style-name="Strong_20_Emphasis"><text:span text:style-name="T103">e parc.<text:tab/><text:tab/><text:tab/><text:tab/><text:tab/>[ le park ]</text:span></text:span></text:p>
      <text:p text:style-name="P184"><text:span text:style-name="Strong_20_Emphasis"><text:span text:style-name="T103">Un parc.</text:span></text:span></text:p>
      <text:p text:style-name="P184"><text:span text:style-name="Strong_20_Emphasis"><text:span text:style-name="T103">La boulangerie.<text:tab/><text:tab/><text:tab/><text:tab/>[ la bu-lan-xġe-ri ]</text:span></text:span></text:p>
      <text:p text:style-name="P184"><text:span text:style-name="Strong_20_Emphasis"><text:span text:style-name="T103">Le m</text:span></text:span><text:span text:style-name="Strong_20_Emphasis"><text:span text:style-name="T71">é</text:span></text:span><text:span text:style-name="Strong_20_Emphasis"><text:span text:style-name="T103">tro.</text:span></text:span></text:p>
      <text:p text:style-name="P184"><text:span text:style-name="Strong_20_Emphasis"><text:span text:style-name="T103">Espagnol.</text:span></text:span></text:p>
      <text:p text:style-name="P103"><text:span text:style-name="Strong_20_Emphasis"><text:span text:style-name="T23">É</text:span></text:span><text:span text:style-name="Strong_20_Emphasis"><text:span text:style-name="T57">tudiant.</text:span></text:span></text:p>
      <text:p text:style-name="P103"><text:span text:style-name="Strong_20_Emphasis"><text:span text:style-name="T57">Je vais au travail.</text:span></text:span></text:p>
      <text:p text:style-name="P104"><text:span text:style-name="Strong_20_Emphasis"><text:span text:style-name="T58">Le bus.<text:tab/><text:tab/><text:tab/><text:tab/><text:tab/><text:tab/>[ le bus ]</text:span></text:span></text:p>
      <text:p text:style-name="P104"><text:span text:style-name="Strong_20_Emphasis"><text:span text:style-name="T58">Le zoo.<text:tab/><text:tab/><text:tab/><text:tab/><text:tab/>[ le żo ]</text:span></text:span></text:p>
      <text:p text:style-name="P104"><text:span text:style-name="Strong_20_Emphasis"><text:span text:style-name="T58">Le cin</text:span></text:span><text:span text:style-name="Strong_20_Emphasis"><text:span text:style-name="T23">é</text:span></text:span><text:span text:style-name="Strong_20_Emphasis"><text:span text:style-name="T58">ma.<text:tab/><text:tab/><text:tab/><text:tab/><text:tab/>[ le sinima ]</text:span></text:span></text:p>
      <text:p text:style-name="P178"><text:span text:style-name="Strong_20_Emphasis"><text:span text:style-name="T98"/></text:span></text:p>
      <text:p text:style-name="P102"><text:span text:style-name="Strong_20_Emphasis"><text:span text:style-name="T23">é è à ù â ê î ô û ë ï ü ç œ æ É È À Ù Â Ê Î Ô Û Ë Ï Ü Ç Œ Æ</text:span></text:span></text:p>
      <text:p text:style-name="P102"><text:span text:style-name="Strong_20_Emphasis"><text:span text:style-name="T71"/></text:span></text:p>
      <text:p text:style-name="P174"><text:span text:style-name="Strong_20_Emphasis"><text:span text:style-name="T95">Nous mangeons.</text:span></text:span></text:p>
      <text:p text:style-name="P174"><text:span text:style-name="Strong_20_Emphasis"><text:span text:style-name="T95">Nous mangeons dans au restaurant.</text:span></text:span></text:p>
      <text:p text:style-name="P174"><text:span text:style-name="Strong_20_Emphasis"><text:span text:style-name="T95">Nous mangeons un croissant.</text:span></text:span></text:p>
      <text:p text:style-name="P180"><text:span text:style-name="Strong_20_Emphasis"><text:span text:style-name="T95">Nous avons un chat.</text:span></text:span></text:p>
      <text:p text:style-name="P176"><text:span text:style-name="Strong_20_Emphasis"><text:span text:style-name="T96">Nous avons un chien.</text:span></text:span></text:p>
      <text:p text:style-name="P176"><text:span text:style-name="Strong_20_Emphasis"><text:span text:style-name="T96">Nous voulons un taxi.</text:span></text:span></text:p>
      <text:p text:style-name="P176"><text:span text:style-name="Strong_20_Emphasis"><text:span text:style-name="T96">Nous habitons </text:span></text:span><text:span text:style-name="Strong_20_Emphasis"><text:span text:style-name="T71">à</text:span></text:span><text:span text:style-name="Strong_20_Emphasis"><text:span text:style-name="T96"> Paris.</text:span></text:span></text:p>
      <text:p text:style-name="P176"><text:span text:style-name="Strong_20_Emphasis"><text:span text:style-name="T96">Nous habitons <text:s/>en France.</text:span></text:span></text:p>
      <text:p text:style-name="P176"><text:span text:style-name="Strong_20_Emphasis"><text:span text:style-name="T96"/></text:span></text:p>
      <text:p text:style-name="P178"><text:span text:style-name="Strong_20_Emphasis"><text:span text:style-name="T98">Tu vas </text:span></text:span><text:span text:style-name="Strong_20_Emphasis"><text:span text:style-name="T71">à</text:span></text:span><text:span text:style-name="Strong_20_Emphasis"><text:span text:style-name="T98"> Cancun demain ?<text:tab/><text:tab/><text:tab/></text:span></text:span><text:span text:style-name="Strong_20_Emphasis"><text:span text:style-name="T102">[ tu va a konku diman ]</text:span></text:span></text:p>
      <text:p text:style-name="P178"><text:span text:style-name="Strong_20_Emphasis"><text:span text:style-name="T98">Oui, j'aime beaucoup le Mexique.<text:tab/><text:tab/></text:span></text:span></text:p>
      <text:p text:style-name="P186"><text:soft-page-break/><text:span text:style-name="Strong_20_Emphasis"><text:span text:style-name="T105">Tu aimes lire ?</text:span></text:span></text:p>
      <text:p text:style-name="P186"><text:span text:style-name="Strong_20_Emphasis"><text:span text:style-name="T105">Tu aimes l’</text:span></text:span><text:span text:style-name="Strong_20_Emphasis"><text:span text:style-name="T71">é</text:span></text:span><text:span text:style-name="Strong_20_Emphasis"><text:span text:style-name="T105">cole ?</text:span></text:span></text:p>
      <text:p text:style-name="P178"><text:span text:style-name="Strong_20_Emphasis"><text:span text:style-name="T98">Oui, j'aime lire.<text:tab/><text:tab/><text:tab/><text:tab/>[xġem lirr]</text:span></text:span></text:p>
      <text:p text:style-name="P178"><text:span text:style-name="Strong_20_Emphasis"><text:span text:style-name="T98">Elle aime lire et elle a un livre.<text:tab/><text:tab/>[ el em lirr, e el aa livr]</text:span></text:span></text:p>
      <text:p text:style-name="P178"><text:span text:style-name="Strong_20_Emphasis"><text:span text:style-name="T221">Nous aimons Duo.<text:tab/><text:tab/><text:tab/><text:tab/>[ nuż emo duwo]</text:span></text:span></text:p>
      <text:p text:style-name="P178"><text:span text:style-name="Strong_20_Emphasis"><text:span text:style-name="T221">Nous aimons la musique.</text:span></text:span></text:p>
      <text:p text:style-name="P178"><text:span text:style-name="Strong_20_Emphasis"><text:span text:style-name="T222">N</text:span></text:span><text:span text:style-name="Strong_20_Emphasis"><text:span text:style-name="T221">ous aimons le chocolat<text:tab/><text:tab/><text:tab/></text:span></text:span><text:span text:style-name="Strong_20_Emphasis"><text:span text:style-name="T227">[ nuż_emo le xokola ]</text:span></text:span></text:p>
      <text:p text:style-name="P182"><text:span text:style-name="Strong_20_Emphasis"><text:span text:style-name="T225">Je suis à l'école.</text:span></text:span></text:p>
      <text:p text:style-name="P182"><text:span text:style-name="Strong_20_Emphasis"><text:span text:style-name="T225">Tu vas à la banque ?</text:span></text:span></text:p>
      <text:p text:style-name="P182"><text:span text:style-name="Strong_20_Emphasis"><text:span text:style-name="T225">Nous sommes ici.</text:span></text:span></text:p>
      <text:p text:style-name="P182"><text:span text:style-name="Strong_20_Emphasis"><text:span text:style-name="T225">Nous somme <text:s/>à l</text:span></text:span><text:span text:style-name="Strong_20_Emphasis"><text:span text:style-name="T101">’</text:span></text:span><text:span text:style-name="Strong_20_Emphasis"><text:span text:style-name="T71">é</text:span></text:span><text:span text:style-name="Strong_20_Emphasis"><text:span text:style-name="T101">cole.</text:span></text:span></text:p>
      <text:p text:style-name="P182"><text:span text:style-name="Strong_20_Emphasis"><text:span text:style-name="T225">Nous sommes <text:s/>à la banque.</text:span></text:span></text:p>
      <text:p text:style-name="P182"><text:span text:style-name="Strong_20_Emphasis"><text:span text:style-name="T225">Je veux un chat.</text:span></text:span></text:p>
      <text:p text:style-name="P183"><text:span text:style-name="Strong_20_Emphasis"><text:span text:style-name="T226">Je veux un livre.</text:span></text:span></text:p>
      <text:p text:style-name="P183"><text:span text:style-name="Strong_20_Emphasis"><text:span text:style-name="T226">Nous allons à Paris.</text:span></text:span></text:p>
      <text:p text:style-name="P178"><text:span text:style-name="Strong_20_Emphasis"><text:span text:style-name="T98">Nous allons à l'école.</text:span></text:span></text:p>
      <text:p text:style-name="P178"><text:span text:style-name="Strong_20_Emphasis"><text:span text:style-name="T98">Nous allons à l'hôtel.</text:span></text:span></text:p>
      <text:p text:style-name="P184"><text:span text:style-name="Strong_20_Emphasis"><text:span text:style-name="T103">C’est une boulangerie</text:span></text:span></text:p>
      <text:p text:style-name="P184"><text:span text:style-name="Strong_20_Emphasis"><text:span text:style-name="T103">Nous allons à la boulangerie. <text:tab/><text:tab/>[ nu</text:span></text:span><text:span text:style-name="Strong_20_Emphasis"><text:span text:style-name="T106">ż</text:span></text:span><text:span text:style-name="Strong_20_Emphasis"><text:span text:style-name="T103"> </text:span></text:span><text:span text:style-name="Strong_20_Emphasis"><text:span text:style-name="T106">alo</text:span></text:span><text:span text:style-name="Strong_20_Emphasis"><text:span text:style-name="T103"> a l</text:span></text:span><text:span text:style-name="Strong_20_Emphasis"><text:span text:style-name="T106">a</text:span></text:span><text:span text:style-name="Strong_20_Emphasis"><text:span text:style-name="T103"> bu-lan-xġeri ]<text:tab/><text:tab/>We're going to the bakery.</text:span></text:span></text:p>
      <text:p text:style-name="P184"><text:span text:style-name="Strong_20_Emphasis"><text:span text:style-name="T103">Nous sommes à la boulangerie.<text:tab/><text:tab/>[ nu sam a l</text:span></text:span><text:span text:style-name="Strong_20_Emphasis"><text:span text:style-name="T106">a</text:span></text:span><text:span text:style-name="Strong_20_Emphasis"><text:span text:style-name="T103"> bu-lan-xġeri ]<text:tab/> <text:tab/>We're at the bakery.</text:span></text:span></text:p>
      <text:p text:style-name="P185"><text:span text:style-name="Strong_20_Emphasis"><text:span text:style-name="T104">Tu prends le m</text:span></text:span><text:span text:style-name="Strong_20_Emphasis"><text:span text:style-name="T71">é</text:span></text:span><text:span text:style-name="Strong_20_Emphasis"><text:span text:style-name="T104">tro ?<text:tab/>Oui, je vais au travail.</text:span></text:span></text:p>
      <text:p text:style-name="P185"><text:span text:style-name="Strong_20_Emphasis"><text:span text:style-name="T104">Il va au travail.</text:span></text:span></text:p>
      <text:p text:style-name="P185"><text:span text:style-name="Strong_20_Emphasis"><text:span text:style-name="T104">Je vais au travail en métro.</text:span></text:span></text:p>
      <text:p text:style-name="P185"><text:span text:style-name="Strong_20_Emphasis"><text:span text:style-name="T104">Nous allons au cinéma en bus.</text:span></text:span></text:p>
      <text:p text:style-name="P185"><text:span text:style-name="Strong_20_Emphasis"><text:span text:style-name="T104">Est-ce que tu veux une orange ?</text:span></text:span></text:p>
      <text:p text:style-name="P185"><text:span text:style-name="Strong_20_Emphasis"><text:span text:style-name="T104">Veux-tu un croissant ?</text:span></text:span></text:p>
      <text:p text:style-name="P187"><text:span text:style-name="Strong_20_Emphasis"><text:span text:style-name="T107">J'aime lire et toi ?</text:span></text:span></text:p>
      <text:p text:style-name="P184"><text:span text:style-name="Strong_20_Emphasis"><text:span text:style-name="T103"/></text:span></text:p>
      <text:p text:style-name="P184"><text:span text:style-name="Strong_20_Emphasis"><text:span text:style-name="T103">Je vais au travail en métro.</text:span></text:span></text:p>
      <text:p text:style-name="P178"><text:span text:style-name="Strong_20_Emphasis"><text:span text:style-name="T98">Je vais.</text:span></text:span></text:p>
      <text:p text:style-name="P178"><text:span text:style-name="Strong_20_Emphasis"><text:span text:style-name="T98">Je veux.</text:span></text:span></text:p>
      <text:p text:style-name="P178"><text:span text:style-name="Strong_20_Emphasis"><text:span text:style-name="T98"/></text:span></text:p>
      <text:p text:style-name="P187"><text:span text:style-name="Strong_20_Emphasis"><text:span text:style-name="T107">Nous voulons une voiture.</text:span></text:span></text:p>
      <text:p text:style-name="P187"><text:span text:style-name="Strong_20_Emphasis"><text:span text:style-name="T107">Nous allons au travail en bus.</text:span></text:span></text:p>
      <text:p text:style-name="P187"><text:span text:style-name="Strong_20_Emphasis"><text:span text:style-name="T107"/></text:span></text:p>
      <text:p text:style-name="P187"><text:span text:style-name="Strong_20_Emphasis"><text:span text:style-name="T107">Je veux lire un livre.</text:span></text:span></text:p>
      <text:p text:style-name="P187"><text:span text:style-name="Strong_20_Emphasis"><text:span text:style-name="T107">Nous aimons lire.</text:span></text:span></text:p>
      <text:p text:style-name="P188"><text:span text:style-name="Strong_20_Emphasis"><text:span text:style-name="T108">Nous sommes à l'école.</text:span></text:span></text:p>
      <text:p text:style-name="P188"><text:span text:style-name="Strong_20_Emphasis"><text:span text:style-name="T108">Nous voulons un taxi.</text:span></text:span></text:p>
      <text:p text:style-name="P188"><text:span text:style-name="Strong_20_Emphasis"><text:span text:style-name="T108">Nous mangeons un croissant.</text:span></text:span></text:p>
      <text:p text:style-name="P188"><text:span text:style-name="Strong_20_Emphasis"><text:span text:style-name="T108">Julie prend le bus. Elle va au cinéma. Elle aime le cinéma.</text:span></text:span></text:p>
      <text:p text:style-name="P188"><text:span text:style-name="Strong_20_Emphasis"><text:span text:style-name="T108">Elle va à l'école et il va au travail.</text:span></text:span></text:p>
      <text:p text:style-name="P188"><text:soft-page-break/><text:span text:style-name="Strong_20_Emphasis"><text:span text:style-name="T108">Nous avons un chien.</text:span></text:span></text:p>
      <text:p text:style-name="P188"><text:span text:style-name="Strong_20_Emphasis"><text:span text:style-name="T108">Nous aimons la musique.</text:span></text:span></text:p>
      <text:p text:style-name="P188"><text:span text:style-name="Strong_20_Emphasis"><text:span text:style-name="T108">Nous allons à la banque.</text:span></text:span></text:p>
      <text:p text:style-name="P188"><text:span text:style-name="Strong_20_Emphasis"><text:span text:style-name="T108">Tu aimes le français ?</text:span></text:span></text:p>
      <text:p text:style-name="P189"><text:span text:style-name="Strong_20_Emphasis"><text:span text:style-name="T109">Nous habitons à Montréal.</text:span></text:span></text:p>
      <text:p text:style-name="P189"><text:span text:style-name="Strong_20_Emphasis"><text:span text:style-name="T109">Nous vivons à Montréal.</text:span></text:span></text:p>
      <text:p text:style-name="P189"><text:span text:style-name="Strong_20_Emphasis"><text:span text:style-name="T109">Nous mangeons une pizza et tu manges une orange.</text:span></text:span></text:p>
      <text:p text:style-name="P189"><text:span text:style-name="Strong_20_Emphasis"><text:span text:style-name="T109">Nous avons un cheval.</text:span></text:span></text:p>
      <text:p text:style-name="P189"><text:span text:style-name="Strong_20_Emphasis"><text:span text:style-name="T109">Je vais au restaurant avec Émile. Nous voulons une pizza.</text:span></text:span></text:p>
      <text:p text:style-name="P189"><text:span text:style-name="Strong_20_Emphasis"><text:span text:style-name="T109">Nous avons un chien, tu as un chat.</text:span></text:span></text:p>
      <text:p text:style-name="P190"><text:span text:style-name="Strong_20_Emphasis"><text:span text:style-name="T110">Nous habitons en Angleterre.</text:span></text:span></text:p>
      <text:p text:style-name="P190"><text:span text:style-name="Strong_20_Emphasis"><text:span text:style-name="T110">Nous voulons un cheval.</text:span></text:span></text:p>
      <text:p text:style-name="P190"><text:span text:style-name="Strong_20_Emphasis"><text:span text:style-name="T110">Nous voulons lire un livre.</text:span></text:span></text:p>
      <text:p text:style-name="P190"><text:span text:style-name="Strong_20_Emphasis"><text:span text:style-name="T110">Nous sommes anglais.</text:span></text:span></text:p>
      <text:p text:style-name="P192"><text:span text:style-name="Strong_20_Emphasis"><text:span text:style-name="T111">Nous sommes mexicains et Gabriel est americain.</text:span></text:span></text:p>
      <text:p text:style-name="P192"><text:span text:style-name="Strong_20_Emphasis"><text:span text:style-name="T111">Je veux lire un livre. Je vais à l'école et je prends un livre. J'aime lire à l'école.</text:span></text:span></text:p>
      <text:p text:style-name="P192"><text:span text:style-name="Strong_20_Emphasis"><text:span text:style-name="T111">Où est le livre ? <text:s/></text:span></text:span><text:span text:style-name="Strong_20_Emphasis"><text:span text:style-name="T71">À </text:span></text:span><text:span text:style-name="Strong_20_Emphasis"><text:span text:style-name="T111">l'école.</text:span></text:span></text:p>
      <text:p text:style-name="P190"><text:span text:style-name="Strong_20_Emphasis"><text:span text:style-name="T110"/></text:span></text:p>
      <text:p text:style-name="P190"><text:span text:style-name="Strong_20_Emphasis"><text:span text:style-name="T110">Nous aimons la musique et j'aime lire.</text:span></text:span></text:p>
      <text:p text:style-name="P190"><text:span text:style-name="Strong_20_Emphasis"><text:span text:style-name="T110">Nous sommes français et nous habitons à Paris.</text:span></text:span></text:p>
      <text:p text:style-name="P191"><text:span text:style-name="T193"><text:line-break/></text:span><text:span text:style-name="Strong_20_Emphasis"><text:span text:style-name="T110">The word chocolat​ is masculine, so it goes with un and le <text:s/>chocolat.</text:span></text:span></text:p>
      <text:p text:style-name="P191"><text:span text:style-name="Strong_20_Emphasis"><text:span text:style-name="T110">Je vais à l'école en voiture.</text:span></text:span></text:p>
      <text:p text:style-name="P193"><text:span text:style-name="Strong_20_Emphasis"><text:span text:style-name="T112">Elle va à l'école et il va au travail.</text:span></text:span></text:p>
      <text:p text:style-name="P193"><text:span text:style-name="Strong_20_Emphasis"><text:span text:style-name="T112">Tu vas au parc.</text:span></text:span></text:p>
      <text:p text:style-name="P193"><text:span text:style-name="Strong_20_Emphasis"><text:span text:style-name="T112">Je vais au travail en m</text:span></text:span><text:span text:style-name="Strong_20_Emphasis"><text:span text:style-name="T71">é</text:span></text:span><text:span text:style-name="Strong_20_Emphasis"><text:span text:style-name="T112">tro.</text:span></text:span></text:p>
      <text:p text:style-name="P193"><text:span text:style-name="Strong_20_Emphasis"><text:span text:style-name="T112">Je vais à la boulangerie. Je veux un croissant.</text:span></text:span></text:p>
      <text:p text:style-name="P193"><text:span text:style-name="Strong_20_Emphasis"><text:span text:style-name="T112">Duo aime le zoo.</text:span></text:span></text:p>
      <text:p text:style-name="P193"><text:span text:style-name="Strong_20_Emphasis"><text:span text:style-name="T112">Tu vas au cinéma ?</text:span></text:span></text:p>
      <text:p text:style-name="P193"><text:span text:style-name="Strong_20_Emphasis"><text:span text:style-name="T112">Julie prend le bus. Elle va au cinéma. Elle aime le cinéma.</text:span></text:span></text:p>
      <text:p text:style-name="P194"><text:span text:style-name="Strong_20_Emphasis"><text:span text:style-name="T113">Nous voulons une pizze et tu veux une salade.</text:span></text:span></text:p>
      <text:p text:style-name="P194"><text:span text:style-name="Strong_20_Emphasis"><text:span text:style-name="T113">Nous sommes anglais.</text:span></text:span></text:p>
      <text:p text:style-name="P194"><text:span text:style-name="Strong_20_Emphasis"><text:span text:style-name="T113">Nous allons à la boulangerie.</text:span></text:span></text:p>
      <text:p text:style-name="P194"><text:span text:style-name="Strong_20_Emphasis"><text:span text:style-name="T113">Nous sommes au parc.</text:span></text:span></text:p>
      <text:p text:style-name="P194"><text:span text:style-name="Strong_20_Emphasis"><text:span text:style-name="T113">Nous sommes dans le parc.</text:span></text:span></text:p>
      <text:p text:style-name="P194"><text:span text:style-name="Strong_20_Emphasis"><text:span text:style-name="T113">Je vais à l'école en voiture.</text:span></text:span></text:p>
      <text:p text:style-name="P194"><text:span text:style-name="Strong_20_Emphasis"><text:span text:style-name="T113"/></text:span></text:p>
      <text:p text:style-name="P194"><text:span text:style-name="Strong_20_Emphasis"><text:span text:style-name="T113">Comment vas-tu ?</text:span></text:span></text:p>
      <text:p text:style-name="P195"><text:span text:style-name="Strong_20_Emphasis"><text:span text:style-name="T71">Ç</text:span></text:span><text:span text:style-name="Strong_20_Emphasis"><text:span text:style-name="T114">a va bien, et toi ?</text:span></text:span></text:p>
      <text:p text:style-name="P195"><text:span text:style-name="Strong_20_Emphasis"><text:span text:style-name="T114">Au revoir bonne journee.</text:span></text:span></text:p>
      <text:p text:style-name="P195"><text:span text:style-name="Strong_20_Emphasis"><text:span text:style-name="T114">À demain, Paul.<text:line-break/>Merci beaucoup.</text:span></text:span></text:p>
      <text:p text:style-name="P195"><text:span text:style-name="Strong_20_Emphasis"><text:span text:style-name="T114">Salut Marie, comment ça va ?</text:span></text:span></text:p>
      <text:p text:style-name="P195"><text:span text:style-name="Strong_20_Emphasis"><text:span text:style-name="T114">Bienvenue Paul.</text:span></text:span></text:p>
      <text:p text:style-name="P195"><text:span text:style-name="Strong_20_Emphasis"><text:span text:style-name="T114">Au revoir, à demain.</text:span></text:span></text:p>
      <text:p text:style-name="P195"><text:soft-page-break/><text:span text:style-name="Strong_20_Emphasis"><text:span text:style-name="T114">Merci beaucoup, à bientôt.</text:span></text:span></text:p>
      <text:p text:style-name="P195"><text:span text:style-name="Strong_20_Emphasis"><text:span text:style-name="T114">Salut, Émile. Ça va ? <text:s/>Ça va bien, merci et toi ?</text:span></text:span></text:p>
      <text:p text:style-name="P195"><text:span text:style-name="Strong_20_Emphasis"><text:span text:style-name="T114">Salut Émile. Comment vas-tu ? Je vais bien, merci, et toi ?</text:span></text:span></text:p>
      <text:p text:style-name="P196"><text:span text:style-name="Strong_20_Emphasis"><text:span text:style-name="T115">J'aime le cinéma et nous aimons lire.</text:span></text:span></text:p>
      <text:p text:style-name="P197"><text:span text:style-name="Strong_20_Emphasis"><text:span text:style-name="T116">Nous habitons en Angleterre.</text:span></text:span></text:p>
      <text:p text:style-name="P197"><text:span text:style-name="Strong_20_Emphasis"><text:span text:style-name="T116">Nous mangons avec Duo.</text:span></text:span></text:p>
      <text:p text:style-name="P197"><text:span text:style-name="Strong_20_Emphasis"><text:span text:style-name="T116">Louis habite à Bordeaux et nous habitons à Paris.</text:span></text:span></text:p>
      <text:p text:style-name="P197"><text:span text:style-name="Strong_20_Emphasis"><text:span text:style-name="T116">Nous avons un chat et une voiture.</text:span></text:span></text:p>
      <text:p text:style-name="P197"><text:span text:style-name="Strong_20_Emphasis"><text:span text:style-name="T116">Je vais au restaurant avec Emile.Nous voulons une pizza.</text:span></text:span></text:p>
      <text:p text:style-name="P197"><text:span text:style-name="Strong_20_Emphasis"><text:span text:style-name="T116">Nous voulons un chat.</text:span></text:span></text:p>
      <text:p text:style-name="P197"><text:span text:style-name="Strong_20_Emphasis"><text:span text:style-name="T116">Nous sommes à l'école.</text:span></text:span></text:p>
      <text:p text:style-name="P198"><text:span text:style-name="Strong_20_Emphasis"><text:span text:style-name="T117">Elle va à l'école et il va au travail.</text:span></text:span></text:p>
      <text:p text:style-name="P198"><text:span text:style-name="Strong_20_Emphasis"><text:span text:style-name="T117">Nous allons au restaurant. Je veux un hamburger.</text:span></text:span></text:p>
      <text:p text:style-name="P198"><text:span text:style-name="Strong_20_Emphasis"><text:span text:style-name="T117">Nous sommes mexicains et Gabriel est américain.</text:span></text:span></text:p>
      <text:p text:style-name="P198"><text:span text:style-name="Strong_20_Emphasis"><text:span text:style-name="T117">C'est une boulangerie.</text:span></text:span></text:p>
      <text:p text:style-name="P198"><text:span text:style-name="Strong_20_Emphasis"><text:span text:style-name="T117">Il va au travail.</text:span></text:span></text:p>
      <text:p text:style-name="P198"><text:span text:style-name="Strong_20_Emphasis"><text:span text:style-name="T117">Tu aimes le </text:span></text:span><text:span text:style-name="Strong_20_Emphasis"><text:span text:style-name="T118">chat !</text:span></text:span></text:p>
      <text:p text:style-name="P199"><text:span text:style-name="Strong_20_Emphasis"><text:span text:style-name="T118">Duo aime le zoo.</text:span></text:span></text:p>
      <text:p text:style-name="P199"><text:span text:style-name="Strong_20_Emphasis"><text:span text:style-name="T118">Nous allons au cin</text:span></text:span><text:span text:style-name="Strong_20_Emphasis"><text:span text:style-name="T71">é</text:span></text:span><text:span text:style-name="Strong_20_Emphasis"><text:span text:style-name="T118">ma.</text:span></text:span></text:p>
      <text:p text:style-name="P199"><text:span text:style-name="Strong_20_Emphasis"><text:span text:style-name="T118">Veux tu un croissant ?</text:span></text:span></text:p>
      <text:p text:style-name="P199"><text:span text:style-name="Strong_20_Emphasis"><text:span text:style-name="T118">Tu veux un chien ?</text:span></text:span></text:p>
      <text:p text:style-name="P199"><text:span text:style-name="Strong_20_Emphasis"><text:span text:style-name="T118">Nous allons au travail en bus.</text:span></text:span></text:p>
      <text:p text:style-name="P199"><text:span text:style-name="Strong_20_Emphasis"><text:span text:style-name="T118">Est-ce que tu aimes la pizza ?</text:span></text:span></text:p>
      <text:p text:style-name="P199"><text:span text:style-name="Strong_20_Emphasis"><text:span text:style-name="T118"/></text:span></text:p>
      <text:p text:style-name="P200"><text:span text:style-name="Strong_20_Emphasis"><text:span text:style-name="T119">Salut Hélène, tu aimes le cinéma ? Tu vas au cinéma avec moi ? </text:span></text:span></text:p>
      <text:p text:style-name="P200"><text:span text:style-name="Strong_20_Emphasis"><text:span text:style-name="T119">Elle veut aller au cinéma avec Hélène.</text:span></text:span></text:p>
      <text:p text:style-name="P200"><text:span text:style-name="Strong_20_Emphasis"><text:span text:style-name="T119">Nous aimons la musique.</text:span></text:span></text:p>
      <text:p text:style-name="P200"><text:span text:style-name="Strong_20_Emphasis"><text:span text:style-name="T119">C'est un zoo ici ? Non, c'est une école.</text:span></text:span></text:p>
      <text:p text:style-name="P200"><text:span text:style-name="Strong_20_Emphasis"><text:span text:style-name="T119">Tu prends le métro ?</text:span></text:span></text:p>
      <text:p text:style-name="P200"><text:span text:style-name="Strong_20_Emphasis"><text:span text:style-name="T119">J'aime lire et j'ai un livre.</text:span></text:span></text:p>
      <text:p text:style-name="P200"><text:span text:style-name="Strong_20_Emphasis"><text:span text:style-name="T119">J'étudie à l'école.</text:span></text:span></text:p>
      <text:p text:style-name="P200"><text:span text:style-name="Strong_20_Emphasis"><text:span text:style-name="T119">nous voulons une pizza.</text:span></text:span></text:p>
      <text:p text:style-name="P200"><text:span text:style-name="Strong_20_Emphasis"><text:span text:style-name="T119">Tu vas au restaurant en voiture ou en métro ?</text:span></text:span></text:p>
      <text:p text:style-name="P200"><text:span text:style-name="Strong_20_Emphasis"><text:span text:style-name="T119">Je vais à la boulangerie. Je veux un croissant.</text:span></text:span></text:p>
      <text:p text:style-name="P200"><text:span text:style-name="Strong_20_Emphasis"><text:span text:style-name="T119"/></text:span></text:p>
      <text:p text:style-name="P200"><text:span text:style-name="Strong_20_Emphasis"><text:span text:style-name="T119"/></text:span></text:p>
      <text:p text:style-name="P103"><text:span text:style-name="Strong_20_Emphasis"><text:span text:style-name="T23">é è à ù â ê î ô û ë ï ü ç œ æ É È À Ù Â Ê Î Ô Û Ë Ï Ü Ç Œ Æ</text:span></text:span></text:p>
      <text:p text:style-name="P178"><text:span text:style-name="Strong_20_Emphasis"><text:span text:style-name="T98"/></text:span></text:p>
      <text:p text:style-name="P178"><text:span text:style-name="Strong_20_Emphasis"><text:span text:style-name="T98"/></text:span></text:p>
      <text:p text:style-name="P178"><text:span text:style-name="Strong_20_Emphasis"><text:span text:style-name="T98"/></text:span></text:p>
      <text:p text:style-name="P178"><text:span text:style-name="Strong_20_Emphasis"><text:span text:style-name="T98"/></text:span></text:p>
      <text:p text:style-name="P178"><text:span text:style-name="Strong_20_Emphasis"><text:span text:style-name="T98"/></text:span></text:p>
      <text:p text:style-name="P178"><text:span text:style-name="Strong_20_Emphasis"><text:span text:style-name="T229">Aimer (to like, to love) → [em‑e]</text:span></text:span></text:p>
      <table:table table:name="Table13" table:style-name="Table13">
        <table:table-column table:style-name="Table13.A" table:number-columns-repeated="3"/>
        <table:table-header-rows>
          <table:table-row>
            <table:table-cell table:style-name="Table13.A1" office:value-type="string">
              <text:p text:style-name="P178"><text:span text:style-name="Strong_20_Emphasis"><text:span text:style-name="T229">Subject</text:span></text:span></text:p>
            </table:table-cell>
            <table:table-cell table:style-name="Table13.A1" office:value-type="string">
              <text:p text:style-name="P178"><text:span text:style-name="Strong_20_Emphasis"><text:span text:style-name="T229">Conjugation</text:span></text:span></text:p>
            </table:table-cell>
            <table:table-cell table:style-name="Table13.A1" office:value-type="string">
              <text:p text:style-name="P178"><text:span text:style-name="Strong_20_Emphasis"><text:span text:style-name="T229">Pronunciation</text:span></text:span></text:p>
            </table:table-cell>
          </table:table-row>
        </table:table-header-rows>
        <table:table-row>
          <table:table-cell table:style-name="Table13.A1" office:value-type="string">
            <text:p text:style-name="P178"><text:span text:style-name="Strong_20_Emphasis"><text:span text:style-name="T221">J’</text:span></text:span></text:p>
          </table:table-cell>
          <table:table-cell table:style-name="Table13.A1" office:value-type="string">
            <text:p text:style-name="P178"><text:span text:style-name="Strong_20_Emphasis"><text:span text:style-name="T221">aime</text:span></text:span></text:p>
          </table:table-cell>
          <table:table-cell table:style-name="Table13.A1" office:value-type="string">
            <text:p text:style-name="P178"><text:span text:style-name="Strong_20_Emphasis"><text:span text:style-name="T221">[xġ em]</text:span></text:span></text:p>
          </table:table-cell>
        </table:table-row>
        <table:table-row>
          <table:table-cell table:style-name="Table13.A1" office:value-type="string">
            <text:p text:style-name="P178"><text:span text:style-name="Strong_20_Emphasis"><text:span text:style-name="T221">Tu</text:span></text:span></text:p>
          </table:table-cell>
          <table:table-cell table:style-name="Table13.A1" office:value-type="string">
            <text:p text:style-name="P178"><text:span text:style-name="Strong_20_Emphasis"><text:span text:style-name="T221">aimes</text:span></text:span></text:p>
          </table:table-cell>
          <table:table-cell table:style-name="Table13.A1" office:value-type="string">
            <text:p text:style-name="P178"><text:span text:style-name="Strong_20_Emphasis"><text:span text:style-name="T221">[tu em]</text:span></text:span></text:p>
          </table:table-cell>
        </table:table-row>
        <text:soft-page-break/>
        <table:table-row>
          <table:table-cell table:style-name="Table13.A1" office:value-type="string">
            <text:p text:style-name="P178"><text:span text:style-name="Strong_20_Emphasis"><text:span text:style-name="T221">Il / Elle / On</text:span></text:span></text:p>
          </table:table-cell>
          <table:table-cell table:style-name="Table13.A1" office:value-type="string">
            <text:p text:style-name="P178"><text:span text:style-name="Strong_20_Emphasis"><text:span text:style-name="T221">aime</text:span></text:span></text:p>
          </table:table-cell>
          <table:table-cell table:style-name="Table13.A1" office:value-type="string">
            <text:p text:style-name="P178"><text:span text:style-name="Strong_20_Emphasis"><text:span text:style-name="T221">[il / el / qu em]</text:span></text:span></text:p>
          </table:table-cell>
        </table:table-row>
        <table:table-row>
          <table:table-cell table:style-name="Table13.A1" office:value-type="string">
            <text:p text:style-name="P178"><text:span text:style-name="Strong_20_Emphasis"><text:span text:style-name="T221">Nous</text:span></text:span></text:p>
          </table:table-cell>
          <table:table-cell table:style-name="Table13.A1" office:value-type="string">
            <text:p text:style-name="P178"><text:span text:style-name="Strong_20_Emphasis"><text:span text:style-name="T221">aimons</text:span></text:span></text:p>
          </table:table-cell>
          <table:table-cell table:style-name="Table13.A1" office:value-type="string">
            <text:p text:style-name="P178"><text:span text:style-name="Strong_20_Emphasis"><text:span text:style-name="T221">[nu ż_em</text:span></text:span><text:span text:style-name="Strong_20_Emphasis"><text:span text:style-name="T222">o</text:span></text:span><text:span text:style-name="Strong_20_Emphasis"><text:span text:style-name="T221">]</text:span></text:span></text:p>
          </table:table-cell>
        </table:table-row>
        <table:table-row>
          <table:table-cell table:style-name="Table13.A1" office:value-type="string">
            <text:p text:style-name="P178"><text:span text:style-name="Strong_20_Emphasis"><text:span text:style-name="T221">Vous</text:span></text:span></text:p>
          </table:table-cell>
          <table:table-cell table:style-name="Table13.A1" office:value-type="string">
            <text:p text:style-name="P178"><text:span text:style-name="Strong_20_Emphasis"><text:span text:style-name="T221">aimez</text:span></text:span></text:p>
          </table:table-cell>
          <table:table-cell table:style-name="Table13.A1" office:value-type="string">
            <text:p text:style-name="P178"><text:span text:style-name="Strong_20_Emphasis"><text:span text:style-name="T221">[vu ż_eme]</text:span></text:span></text:p>
          </table:table-cell>
        </table:table-row>
        <table:table-row>
          <table:table-cell table:style-name="Table13.A1" office:value-type="string">
            <text:p text:style-name="P178"><text:span text:style-name="Strong_20_Emphasis"><text:span text:style-name="T221">Ils / Elles</text:span></text:span></text:p>
          </table:table-cell>
          <table:table-cell table:style-name="Table13.A1" office:value-type="string">
            <text:p text:style-name="P178"><text:span text:style-name="Strong_20_Emphasis"><text:span text:style-name="T221">aiment</text:span></text:span></text:p>
          </table:table-cell>
          <table:table-cell table:style-name="Table13.A1" office:value-type="string">
            <text:p text:style-name="P178"><text:span text:style-name="Strong_20_Emphasis"><text:span text:style-name="T221">[il / el ż_em]</text:span></text:span></text:p>
          </table:table-cell>
        </table:table-row>
      </table:table>
      <text:p text:style-name="P178"><text:span text:style-name="Strong_20_Emphasis"><text:span text:style-name="T221"/></text:span></text:p>
      <text:p text:style-name="P178"><text:span text:style-name="Strong_20_Emphasis"><text:span text:style-name="T228">Lire (to read) → [lir]</text:span></text:span></text:p>
      <table:table table:name="Table14" table:style-name="Table14">
        <table:table-column table:style-name="Table14.A" table:number-columns-repeated="3"/>
        <table:table-header-rows>
          <table:table-row>
            <table:table-cell table:style-name="Table14.A1" office:value-type="string">
              <text:p text:style-name="P178"><text:span text:style-name="Strong_20_Emphasis"><text:span text:style-name="T228">Subject</text:span></text:span></text:p>
            </table:table-cell>
            <table:table-cell table:style-name="Table14.A1" office:value-type="string">
              <text:p text:style-name="P178"><text:span text:style-name="Strong_20_Emphasis"><text:span text:style-name="T228">Conjugation</text:span></text:span></text:p>
            </table:table-cell>
            <table:table-cell table:style-name="Table14.A1" office:value-type="string">
              <text:p text:style-name="P178"><text:span text:style-name="Strong_20_Emphasis"><text:span text:style-name="T228">Pronunciation</text:span></text:span></text:p>
            </table:table-cell>
          </table:table-row>
        </table:table-header-rows>
        <table:table-row>
          <table:table-cell table:style-name="Table14.A1" office:value-type="string">
            <text:p text:style-name="P178"><text:span text:style-name="Strong_20_Emphasis"><text:span text:style-name="T221">Je</text:span></text:span></text:p>
          </table:table-cell>
          <table:table-cell table:style-name="Table14.A1" office:value-type="string">
            <text:p text:style-name="P178"><text:span text:style-name="Strong_20_Emphasis"><text:span text:style-name="T221">lis</text:span></text:span></text:p>
          </table:table-cell>
          <table:table-cell table:style-name="Table14.A1" office:value-type="string">
            <text:p text:style-name="P178"><text:span text:style-name="Strong_20_Emphasis"><text:span text:style-name="T221">[xġ li]</text:span></text:span></text:p>
          </table:table-cell>
        </table:table-row>
        <table:table-row>
          <table:table-cell table:style-name="Table14.A1" office:value-type="string">
            <text:p text:style-name="P178"><text:span text:style-name="Strong_20_Emphasis"><text:span text:style-name="T221">Tu</text:span></text:span></text:p>
          </table:table-cell>
          <table:table-cell table:style-name="Table14.A1" office:value-type="string">
            <text:p text:style-name="P178"><text:span text:style-name="Strong_20_Emphasis"><text:span text:style-name="T221">lis</text:span></text:span></text:p>
          </table:table-cell>
          <table:table-cell table:style-name="Table14.A1" office:value-type="string">
            <text:p text:style-name="P178"><text:span text:style-name="Strong_20_Emphasis"><text:span text:style-name="T221">[tu li]</text:span></text:span></text:p>
          </table:table-cell>
        </table:table-row>
        <table:table-row>
          <table:table-cell table:style-name="Table14.A1" office:value-type="string">
            <text:p text:style-name="P178"><text:span text:style-name="Strong_20_Emphasis"><text:span text:style-name="T221">Il / Elle / On</text:span></text:span></text:p>
          </table:table-cell>
          <table:table-cell table:style-name="Table14.A1" office:value-type="string">
            <text:p text:style-name="P178"><text:span text:style-name="Strong_20_Emphasis"><text:span text:style-name="T221">lit</text:span></text:span></text:p>
          </table:table-cell>
          <table:table-cell table:style-name="Table14.A1" office:value-type="string">
            <text:p text:style-name="P178"><text:span text:style-name="Strong_20_Emphasis"><text:span text:style-name="T221">[il / el / qu li]</text:span></text:span></text:p>
          </table:table-cell>
        </table:table-row>
        <table:table-row>
          <table:table-cell table:style-name="Table14.A1" office:value-type="string">
            <text:p text:style-name="P178"><text:span text:style-name="Strong_20_Emphasis"><text:span text:style-name="T221">Nous</text:span></text:span></text:p>
          </table:table-cell>
          <table:table-cell table:style-name="Table14.A1" office:value-type="string">
            <text:p text:style-name="P178"><text:span text:style-name="Strong_20_Emphasis"><text:span text:style-name="T221">lisons</text:span></text:span></text:p>
          </table:table-cell>
          <table:table-cell table:style-name="Table14.A1" office:value-type="string">
            <text:p text:style-name="P178"><text:span text:style-name="Strong_20_Emphasis"><text:span text:style-name="T221">[nu li</text:span></text:span><text:span text:style-name="Strong_20_Emphasis"><text:span text:style-name="T223">żo</text:span></text:span><text:span text:style-name="Strong_20_Emphasis"><text:span text:style-name="T221">]</text:span></text:span></text:p>
          </table:table-cell>
        </table:table-row>
        <table:table-row>
          <table:table-cell table:style-name="Table14.A1" office:value-type="string">
            <text:p text:style-name="P178"><text:span text:style-name="Strong_20_Emphasis"><text:span text:style-name="T221">Vous</text:span></text:span></text:p>
          </table:table-cell>
          <table:table-cell table:style-name="Table14.A1" office:value-type="string">
            <text:p text:style-name="P178"><text:span text:style-name="Strong_20_Emphasis"><text:span text:style-name="T221">lisez</text:span></text:span></text:p>
          </table:table-cell>
          <table:table-cell table:style-name="Table14.A1" office:value-type="string">
            <text:p text:style-name="P178"><text:span text:style-name="Strong_20_Emphasis"><text:span text:style-name="T221">[vu li</text:span></text:span><text:span text:style-name="Strong_20_Emphasis"><text:span text:style-name="T223">ż</text:span></text:span><text:span text:style-name="Strong_20_Emphasis"><text:span text:style-name="T221">e]</text:span></text:span></text:p>
          </table:table-cell>
        </table:table-row>
        <table:table-row>
          <table:table-cell table:style-name="Table14.A1" office:value-type="string">
            <text:p text:style-name="P178"><text:span text:style-name="Strong_20_Emphasis"><text:span text:style-name="T221">Ils / Elles</text:span></text:span></text:p>
          </table:table-cell>
          <table:table-cell table:style-name="Table14.A1" office:value-type="string">
            <text:p text:style-name="P178"><text:span text:style-name="Strong_20_Emphasis"><text:span text:style-name="T221">lisent</text:span></text:span></text:p>
          </table:table-cell>
          <table:table-cell table:style-name="Table14.A1" office:value-type="string">
            <text:p text:style-name="P178"><text:span text:style-name="Strong_20_Emphasis"><text:span text:style-name="T221">[il / el </text:span></text:span><text:span text:style-name="Strong_20_Emphasis"><text:span text:style-name="T223">liż</text:span></text:span><text:span text:style-name="Strong_20_Emphasis"><text:span text:style-name="T221">]</text:span></text:span></text:p>
          </table:table-cell>
        </table:table-row>
      </table:table>
      <text:p text:style-name="P173"><text:span text:style-name="Strong_20_Emphasis"><text:span text:style-name="T132"/></text:span></text:p>
      <text:p text:style-name="P179"><text:span text:style-name="Strong_20_Emphasis"><text:span text:style-name="T21">Using lire as an infinitive (to read), as in:</text:span></text:span></text:p>
      <text:p text:style-name="P181"><text:span text:style-name="Strong_20_Emphasis"><text:span text:style-name="T21">Oui, j’aime lire.</text:span></text:span><text:span text:style-name="Strong_20_Emphasis"><text:span text:style-name="T98"><text:tab/><text:tab/>Yes, I like to read.</text:span></text:span></text:p>
      <text:p text:style-name="P181"><text:span text:style-name="Strong_20_Emphasis"><text:span text:style-name="T21">Tu veux lire ce livre ?<text:tab/></text:span></text:span><text:span text:style-name="Strong_20_Emphasis"><text:span text:style-name="T98"><text:tab/>Do you want to read this book?<text:tab/><text:tab/></text:span></text:span><text:span text:style-name="Strong_20_Emphasis"><text:span text:style-name="T99">[ tu v lirr ce livr ? ]</text:span></text:span></text:p>
      <text:p text:style-name="P181"><text:span text:style-name="Strong_20_Emphasis"><text:span text:style-name="T21">J’adore lire le soir.</text:span></text:span><text:span text:style-name="Strong_20_Emphasis"><text:span text:style-name="T98"><text:tab/><text:tab/>I love to read in the evening.<text:tab/><text:tab/><text:tab/></text:span></text:span><text:span text:style-name="Strong_20_Emphasis"><text:span text:style-name="T99">[ xador lirr le swar ]</text:span></text:span></text:p>
      <text:p text:style-name="P181"><text:span text:style-name="Strong_20_Emphasis"><text:span text:style-name="T21">Il préfère lire en silence.</text:span></text:span><text:span text:style-name="Strong_20_Emphasis"><text:span text:style-name="T98"><text:tab/>He prefers to read in silence.<text:tab/><text:tab/><text:tab/></text:span></text:span><text:span text:style-name="Strong_20_Emphasis"><text:span text:style-name="T99">[ il prefer lirr <text:s/>on silans <text:s/>]</text:span></text:span></text:p>
      <text:p text:style-name="P181"><text:span text:style-name="Strong_20_Emphasis"><text:span text:style-name="T21">Nous allons lire ensemble.</text:span></text:span><text:span text:style-name="Strong_20_Emphasis"><text:span text:style-name="T98"><text:tab/>We are going to read together.<text:tab/><text:tab/></text:span></text:span><text:span text:style-name="Strong_20_Emphasis"><text:span text:style-name="T99">[ nu żalo lirr </text:span></text:span><text:span text:style-name="Strong_20_Emphasis"><text:span text:style-name="T100">qon-sambl</text:span></text:span><text:span text:style-name="Strong_20_Emphasis"><text:span text:style-name="T99"> ]</text:span></text:span><text:span text:style-name="Strong_20_Emphasis"><text:span text:style-name="T98"><text:line-break/></text:span></text:span></text:p>
      <text:p text:style-name="P178"><text:span text:style-name="Strong_20_Emphasis"><text:span text:style-name="T98"/></text:span></text:p>
      <text:p text:style-name="P178"><text:span text:style-name="Strong_20_Emphasis"><text:span text:style-name="T228">Vouloir (to want) → [vulwar]</text:span></text:span></text:p>
      <table:table table:name="Table19" table:style-name="Table19">
        <table:table-column table:style-name="Table19.A" table:number-columns-repeated="3"/>
        <table:table-header-rows>
          <table:table-row>
            <table:table-cell table:style-name="Table19.A1" office:value-type="string">
              <text:p text:style-name="P178"><text:span text:style-name="Strong_20_Emphasis"><text:span text:style-name="T228">Subject</text:span></text:span></text:p>
            </table:table-cell>
            <table:table-cell table:style-name="Table19.A1" office:value-type="string">
              <text:p text:style-name="P178"><text:span text:style-name="Strong_20_Emphasis"><text:span text:style-name="T228">French</text:span></text:span></text:p>
            </table:table-cell>
            <table:table-cell table:style-name="Table19.A1" office:value-type="string">
              <text:p text:style-name="P178"><text:span text:style-name="Strong_20_Emphasis"><text:span text:style-name="T228">Pronunciation</text:span></text:span></text:p>
            </table:table-cell>
          </table:table-row>
        </table:table-header-rows>
        <table:table-row>
          <table:table-cell table:style-name="Table19.A1" office:value-type="string">
            <text:p text:style-name="P178"><text:span text:style-name="Strong_20_Emphasis"><text:span text:style-name="T221">Je</text:span></text:span></text:p>
          </table:table-cell>
          <table:table-cell table:style-name="Table19.A1" office:value-type="string">
            <text:p text:style-name="P178"><text:span text:style-name="Strong_20_Emphasis"><text:span text:style-name="T221">veux</text:span></text:span></text:p>
          </table:table-cell>
          <table:table-cell table:style-name="Table19.A1" office:value-type="string">
            <text:p text:style-name="P178"><text:span text:style-name="Strong_20_Emphasis"><text:span text:style-name="T221">[xġ v]</text:span></text:span></text:p>
          </table:table-cell>
        </table:table-row>
        <table:table-row>
          <table:table-cell table:style-name="Table19.A1" office:value-type="string">
            <text:p text:style-name="P178"><text:span text:style-name="Strong_20_Emphasis"><text:span text:style-name="T221">Tu</text:span></text:span></text:p>
          </table:table-cell>
          <table:table-cell table:style-name="Table19.A1" office:value-type="string">
            <text:p text:style-name="P178"><text:span text:style-name="Strong_20_Emphasis"><text:span text:style-name="T221">veux</text:span></text:span></text:p>
          </table:table-cell>
          <table:table-cell table:style-name="Table19.A1" office:value-type="string">
            <text:p text:style-name="P178"><text:span text:style-name="Strong_20_Emphasis"><text:span text:style-name="T221">[tu v]</text:span></text:span></text:p>
          </table:table-cell>
        </table:table-row>
        <table:table-row>
          <table:table-cell table:style-name="Table19.A1" office:value-type="string">
            <text:p text:style-name="P178"><text:span text:style-name="Strong_20_Emphasis"><text:span text:style-name="T221">Il / Elle / On</text:span></text:span></text:p>
          </table:table-cell>
          <table:table-cell table:style-name="Table19.A1" office:value-type="string">
            <text:p text:style-name="P178"><text:span text:style-name="Strong_20_Emphasis"><text:span text:style-name="T221">veut</text:span></text:span></text:p>
          </table:table-cell>
          <table:table-cell table:style-name="Table19.A1" office:value-type="string">
            <text:p text:style-name="P178"><text:span text:style-name="Strong_20_Emphasis"><text:span text:style-name="T221">[il / el / qu v]</text:span></text:span></text:p>
          </table:table-cell>
        </table:table-row>
        <table:table-row>
          <table:table-cell table:style-name="Table19.A1" office:value-type="string">
            <text:p text:style-name="P178"><text:span text:style-name="Strong_20_Emphasis"><text:span text:style-name="T221">Nous</text:span></text:span></text:p>
          </table:table-cell>
          <table:table-cell table:style-name="Table19.A1" office:value-type="string">
            <text:p text:style-name="P178"><text:span text:style-name="Strong_20_Emphasis"><text:span text:style-name="T221">voulons</text:span></text:span></text:p>
          </table:table-cell>
          <table:table-cell table:style-name="Table19.A1" office:value-type="string">
            <text:p text:style-name="P178"><text:span text:style-name="Strong_20_Emphasis"><text:span text:style-name="T221">[nu vul</text:span></text:span><text:span text:style-name="Strong_20_Emphasis"><text:span text:style-name="T224">o</text:span></text:span><text:span text:style-name="Strong_20_Emphasis"><text:span text:style-name="T221">]</text:span></text:span></text:p>
          </table:table-cell>
        </table:table-row>
        <table:table-row>
          <table:table-cell table:style-name="Table19.A1" office:value-type="string">
            <text:p text:style-name="P178"><text:span text:style-name="Strong_20_Emphasis"><text:span text:style-name="T221">Vous</text:span></text:span></text:p>
          </table:table-cell>
          <table:table-cell table:style-name="Table19.A1" office:value-type="string">
            <text:p text:style-name="P178"><text:span text:style-name="Strong_20_Emphasis"><text:span text:style-name="T221">voulez</text:span></text:span></text:p>
          </table:table-cell>
          <table:table-cell table:style-name="Table19.A1" office:value-type="string">
            <text:p text:style-name="P178"><text:span text:style-name="Strong_20_Emphasis"><text:span text:style-name="T221">[vu vule]</text:span></text:span></text:p>
          </table:table-cell>
        </table:table-row>
        <table:table-row>
          <table:table-cell table:style-name="Table19.A1" office:value-type="string">
            <text:p text:style-name="P178"><text:span text:style-name="Strong_20_Emphasis"><text:span text:style-name="T221">Ils / Elles</text:span></text:span></text:p>
          </table:table-cell>
          <table:table-cell table:style-name="Table19.A1" office:value-type="string">
            <text:p text:style-name="P178"><text:span text:style-name="Strong_20_Emphasis"><text:span text:style-name="T221">veulent</text:span></text:span></text:p>
          </table:table-cell>
          <table:table-cell table:style-name="Table19.A1" office:value-type="string">
            <text:p text:style-name="P178"><text:span text:style-name="Strong_20_Emphasis"><text:span text:style-name="T221">[il / el v</text:span></text:span><text:span text:style-name="Strong_20_Emphasis"><text:span text:style-name="T224">ell</text:span></text:span><text:span text:style-name="Strong_20_Emphasis"><text:span text:style-name="T221">]</text:span></text:span></text:p>
          </table:table-cell>
        </table:table-row>
      </table:table>
      <text:p text:style-name="P178"><text:span text:style-name="Strong_20_Emphasis"><text:span text:style-name="T98"/></text:span></text:p>
      <text:p text:style-name="P178"><text:span text:style-name="Strong_20_Emphasis"><text:span text:style-name="T98"/></text:span></text:p>
      <text:p text:style-name="P178"><text:span text:style-name="Strong_20_Emphasis"><text:span text:style-name="T16">Travail and Travaille.</text:span></text:span></text:p>
      <text:p text:style-name="P178"><text:span text:style-name="Strong_20_Emphasis"><text:span text:style-name="T98">The difference between </text:span></text:span><text:span text:style-name="Strong_20_Emphasis"><text:span text:style-name="T16">travail</text:span></text:span><text:span text:style-name="Strong_20_Emphasis"><text:span text:style-name="T98"> and </text:span></text:span><text:span text:style-name="Strong_20_Emphasis"><text:span text:style-name="T16">travaille</text:span></text:span><text:span text:style-name="Strong_20_Emphasis"><text:span text:style-name="T98"> in French is:</text:span></text:span></text:p>
      <text:list text:style-name="L20">
        <text:list-item>
          <text:p text:style-name="P252"><text:span text:style-name="Strong_20_Emphasis"><text:span text:style-name="T162">travail</text:span></text:span><text:span text:style-name="T162"> </text:span><text:span text:style-name="Emphasis"><text:span text:style-name="T162">(noun)</text:span></text:span><text:span text:style-name="T162">: means </text:span><text:span text:style-name="Strong_20_Emphasis"><text:span text:style-name="T162">work</text:span></text:span><text:span text:style-name="T162"> or </text:span><text:span text:style-name="Strong_20_Emphasis"><text:span text:style-name="T162">job</text:span></text:span><text:span text:style-name="T162">.<text:line-break/>Example: </text:span><text:span text:style-name="Emphasis"><text:span text:style-name="T162">J'ai beaucoup de travail.</text:span></text:span><text:span text:style-name="T162"> (I have a lot of work.)</text:span></text:p>
        </text:list-item>
        <text:list-item>
          <text:p text:style-name="P252"><text:soft-page-break/><text:span text:style-name="Strong_20_Emphasis"><text:span text:style-name="T162">travaille</text:span></text:span><text:span text:style-name="T162"> </text:span><text:span text:style-name="Emphasis"><text:span text:style-name="T162">(verb form)</text:span></text:span><text:span text:style-name="T162">: is the conjugation of the verb </text:span><text:span text:style-name="Strong_20_Emphasis"><text:span text:style-name="T162">travailler</text:span></text:span><text:span text:style-name="T162"> (to work) in the present tense, used with </text:span><text:span text:style-name="Strong_20_Emphasis"><text:span text:style-name="T162">je</text:span></text:span><text:span text:style-name="T162">, </text:span><text:span text:style-name="Strong_20_Emphasis"><text:span text:style-name="T162">il</text:span></text:span><text:span text:style-name="T162">, </text:span><text:span text:style-name="Strong_20_Emphasis"><text:span text:style-name="T162">elle</text:span></text:span><text:span text:style-name="T162">, and </text:span><text:span text:style-name="Strong_20_Emphasis"><text:span text:style-name="T162">on</text:span></text:span><text:span text:style-name="T162">.<text:line-break/>Example: </text:span><text:span text:style-name="Emphasis"><text:span text:style-name="T162">Elle travaille à Paris.</text:span></text:span><text:span text:style-name="T162"> (She works in Paris.)</text:span></text:p>
        </text:list-item>
      </text:list>
      <text:p text:style-name="Text_20_body"><text:span text:style-name="Strong_20_Emphasis"><text:span text:style-name="T162">Summary:</text:span></text:span></text:p>
      <text:list text:style-name="L21">
        <text:list-item>
          <text:p text:style-name="P253"><text:span text:style-name="Strong_20_Emphasis"><text:span text:style-name="T162">travail</text:span></text:span><text:span text:style-name="T162"> = noun (work/job)</text:span></text:p>
        </text:list-item>
        <text:list-item>
          <text:p text:style-name="P253"><text:span text:style-name="Strong_20_Emphasis"><text:span text:style-name="T162">travaille</text:span></text:span><text:span text:style-name="T162"> = verb form (he/she/I work)</text:span></text:p>
        </text:list-item>
      </text:list>
      <text:p text:style-name="P178"><text:span text:style-name="Strong_20_Emphasis"><text:span text:style-name="T98"/></text:span></text:p>
      <text:p text:style-name="P178"><text:span text:style-name="Strong_20_Emphasis"><text:span text:style-name="T98"/></text:span></text:p>
      <text:p text:style-name="P184"><text:span text:style-name="Strong_20_Emphasis"><text:span text:style-name="T103">Vail <text:tab/>→<text:tab/>[vaj]</text:span></text:span></text:p>
      <text:p text:style-name="P98"><text:span text:style-name="Strong_20_Emphasis"><text:span text:style-name="T23">é è à ù â ê î ô û ë ï ü ç œ æ É È À Ù Â Ê Î Ô Û Ë Ï Ü Ç Œ Æ</text:span></text:span></text:p>
      <text:p text:style-name="P98"><text:span text:style-name="Strong_20_Emphasis"><text:span text:style-name="T23"/></text:span></text:p>
      <text:p text:style-name="P98"><text:span text:style-name="Strong_20_Emphasis"><text:span text:style-name="T23"/></text:span></text:p>
      <text:p text:style-name="P190"><text:span text:style-name="Strong_20_Emphasis"><text:span text:style-name="T125">Je suis fatigué</text:span></text:span></text:p>
      <text:p text:style-name="P190"><text:span text:style-name="Strong_20_Emphasis"><text:span text:style-name="T110"/></text:span></text:p>
      <text:p text:style-name="P190"><text:span text:style-name="Strong_20_Emphasis"><text:span text:style-name="T183">Eddy sighs as he sees his son, Junior, playing video games on the couch. He decides to convince him to go outside.</text:span></text:span></text:p>
      <text:p text:style-name="P190"><text:span text:style-name="Strong_20_Emphasis"><text:span text:style-name="T110"/></text:span></text:p>
      <text:p text:style-name="P190"><text:span text:style-name="Strong_20_Emphasis"><text:span text:style-name="T110">Nous allons au parc ?</text:span></text:span></text:p>
      <text:p text:style-name="P190"><text:span text:style-name="Strong_20_Emphasis"><text:span text:style-name="T110"/></text:span></text:p>
      <text:p text:style-name="P190"><text:span text:style-name="Strong_20_Emphasis"><text:span text:style-name="T183">Junior doesn't reply. He looks uninterested.</text:span></text:span></text:p>
      <text:p text:style-name="P190"><text:span text:style-name="Strong_20_Emphasis"><text:span text:style-name="T110"/></text:span></text:p>
      <text:p text:style-name="P190"><text:span text:style-name="Strong_20_Emphasis"><text:span text:style-name="T110">… au zoo ?<text:tab/></text:span></text:span></text:p>
      <text:p text:style-name="P190"><text:span text:style-name="Strong_20_Emphasis"><text:span text:style-name="T110"><text:tab/>Je suis <text:s/>fatigué…</text:span></text:span></text:p>
      <text:p text:style-name="P190"><text:span text:style-name="Strong_20_Emphasis"><text:span text:style-name="T110">Nous allons au parc en métro ?</text:span></text:span></text:p>
      <text:p text:style-name="P190"><text:span text:style-name="Strong_20_Emphasis"><text:span text:style-name="T110"/></text:span></text:p>
      <text:p text:style-name="P190"><text:span text:style-name="Strong_20_Emphasis"><text:span text:style-name="T183">Junior shakes his head and yawns. Eddy decides to change his approach.</text:span></text:span></text:p>
      <text:p text:style-name="P190"><text:span text:style-name="Strong_20_Emphasis"><text:span text:style-name="T110"/></text:span></text:p>
      <text:p text:style-name="P190"><text:span text:style-name="Strong_20_Emphasis"><text:span text:style-name="T110">Et à la boulangerie ?</text:span></text:span></text:p>
      <text:p text:style-name="P190"><text:span text:style-name="Strong_20_Emphasis"><text:span text:style-name="T110"/></text:span></text:p>
      <text:p text:style-name="P190"><text:span text:style-name="Strong_20_Emphasis"><text:span text:style-name="T183">Junior's face lights up. He loves food.</text:span></text:span></text:p>
      <text:p text:style-name="P190"><text:span text:style-name="Strong_20_Emphasis"><text:span text:style-name="T110"/></text:span></text:p>
      <text:p text:style-name="P190"><text:span text:style-name="Strong_20_Emphasis"><text:span text:style-name="T110"><text:tab/>J'aime les croissants…</text:span></text:span></text:p>
      <text:p text:style-name="P190"><text:span text:style-name="Strong_20_Emphasis"><text:span text:style-name="T110"/></text:span></text:p>
      <text:p text:style-name="P190"><text:span text:style-name="Strong_20_Emphasis"><text:span text:style-name="T110">Ah! Nous mangeons un croissant au parc !</text:span></text:span></text:p>
      <text:p text:style-name="P190"><text:span text:style-name="Strong_20_Emphasis"><text:span text:style-name="T110"/></text:span></text:p>
      <text:h text:style-name="P201" text:outline-level="1"><text:span text:style-name="Strong_20_Emphasis"><text:span text:style-name="T133">Unit </text:span></text:span><text:span text:style-name="Strong_20_Emphasis"><text:span text:style-name="T134">8</text:span></text:span><text:span text:style-name="Strong_20_Emphasis"><text:span text:style-name="T133"> – Form the plural, use the present tense</text:span></text:span></text:h>
      <text:p text:style-name="P171"/>
      <text:p text:style-name="P105"><text:span text:style-name="Strong_20_Emphasis"><text:span text:style-name="T59">Les Chats.</text:span></text:span></text:p>
      <text:p text:style-name="P105"><text:span text:style-name="Strong_20_Emphasis"><text:span text:style-name="T59">Les filles.</text:span></text:span></text:p>
      <text:p text:style-name="P105"><text:span text:style-name="Strong_20_Emphasis"><text:span text:style-name="T59">Deux filles.</text:span></text:span></text:p>
      <text:p text:style-name="P105"><text:span text:style-name="Strong_20_Emphasis"><text:span text:style-name="T59">Trois chats.</text:span></text:span></text:p>
      <text:p text:style-name="P105"><text:soft-page-break/><text:span text:style-name="Strong_20_Emphasis"><text:span text:style-name="T59">Deux ou trois croissants, madame ? </text:span></text:span></text:p>
      <text:p text:style-name="P105"><text:span text:style-name="Strong_20_Emphasis"><text:span text:style-name="T59">Deux croissants, s'il vous plaît.</text:span></text:span></text:p>
      <text:p text:style-name="P105"><text:span text:style-name="Strong_20_Emphasis"><text:span text:style-name="T59">Je mange avec Duo.</text:span></text:span></text:p>
      <text:p text:style-name="P105"><text:span text:style-name="Strong_20_Emphasis"><text:span text:style-name="T59">Je mange beaucoup.</text:span></text:span></text:p>
      <text:p text:style-name="P110"><text:span text:style-name="Strong_20_Emphasis"><text:span text:style-name="T60">Les garçons.</text:span></text:span></text:p>
      <text:p text:style-name="P110"><text:span text:style-name="Strong_20_Emphasis"><text:span text:style-name="T60">Les femmes.</text:span></text:span></text:p>
      <text:p text:style-name="P112"><text:span text:style-name="Strong_20_Emphasis"><text:span text:style-name="T62">Les homms.</text:span></text:span></text:p>
      <text:p text:style-name="P113"><text:span text:style-name="Strong_20_Emphasis"><text:span text:style-name="T64">Les chiens.</text:span></text:span></text:p>
      <text:p text:style-name="P113"><text:span text:style-name="Strong_20_Emphasis"><text:span text:style-name="T64">Les trains.</text:span></text:span></text:p>
      <text:p text:style-name="P112"><text:span text:style-name="Strong_20_Emphasis"><text:span text:style-name="T62">Ils sont trois : deux hommes et une femme.</text:span></text:span></text:p>
      <text:p text:style-name="P112"><text:span text:style-name="Strong_20_Emphasis"><text:span text:style-name="T62">Les oranges.</text:span></text:span></text:p>
      <text:p text:style-name="P112"><text:span text:style-name="Strong_20_Emphasis"><text:span text:style-name="T62">Où sont les filles ? Elles sont là avec moi. Elles mangent.</text:span></text:span></text:p>
      <text:p text:style-name="P112"><text:span text:style-name="Strong_20_Emphasis"><text:span text:style-name="T62">Ils travaillent.</text:span></text:span></text:p>
      <text:p text:style-name="P112"><text:span text:style-name="Strong_20_Emphasis"><text:span text:style-name="T62">Elles travaillent en Angleterre.</text:span></text:span></text:p>
      <text:p text:style-name="P112"><text:span text:style-name="Strong_20_Emphasis"><text:span text:style-name="T62">Ils parlent anglais .</text:span></text:span></text:p>
      <text:p text:style-name="P112"><text:span text:style-name="Strong_20_Emphasis"><text:span text:style-name="T62">Les garcons parlent espagnol.</text:span></text:span></text:p>
      <text:p text:style-name="P110"><text:span text:style-name="Strong_20_Emphasis"><text:span text:style-name="T60"/></text:span></text:p>
      <text:p text:style-name="P110"><text:span text:style-name="Strong_20_Emphasis"><text:span text:style-name="T60">Le<text:tab/>→<text:tab/>[ l ]</text:span></text:span></text:p>
      <text:p text:style-name="P110"><text:span text:style-name="Strong_20_Emphasis"><text:span text:style-name="T60">Les<text:tab/>→<text:tab/>[ le ]</text:span></text:span></text:p>
      <text:p text:style-name="P110"><text:span text:style-name="Strong_20_Emphasis"><text:span text:style-name="T60">La<text:tab/>→<text:tab/>[ la ]</text:span></text:span></text:p>
      <text:p text:style-name="P110"><text:span text:style-name="Strong_20_Emphasis"><text:span text:style-name="T60">Lent<text:tab/>→<text:tab/>[ lo ]</text:span></text:span></text:p>
      <text:p text:style-name="P110"><text:span text:style-name="Strong_20_Emphasis"><text:span text:style-name="T60"/></text:span></text:p>
      <text:p text:style-name="P110"><text:span text:style-name="Strong_20_Emphasis"><text:span text:style-name="T60">Les chats.</text:span></text:span></text:p>
      <text:p text:style-name="P110"><text:span text:style-name="Strong_20_Emphasis"><text:span text:style-name="T60"/></text:span></text:p>
      <text:p text:style-name="P110"><text:span text:style-name="Strong_20_Emphasis"><text:span text:style-name="T60">Ils sont ici.<text:tab/><text:tab/>[ il sont isi ]<text:tab/>They are here.</text:span></text:span></text:p>
      <text:p text:style-name="P110"><text:span text:style-name="Strong_20_Emphasis"><text:span text:style-name="T60">Ils sont là.<text:tab/><text:tab/>[ il son la ]<text:tab/>They are here.</text:span></text:span></text:p>
      <text:p text:style-name="P110"><text:span text:style-name="Strong_20_Emphasis"><text:span text:style-name="T60"/></text:span></text:p>
      <text:p text:style-name="P110"><text:span text:style-name="Strong_20_Emphasis"><text:span text:style-name="T60">Junior et Tom sont deux garçons.</text:span></text:span></text:p>
      <text:p text:style-name="P110"><text:span text:style-name="Strong_20_Emphasis"><text:span text:style-name="T60"/></text:span></text:p>
      <text:p text:style-name="P111"><text:span text:style-name="Strong_20_Emphasis"><text:span text:style-name="T61">Trois femmes sont ici.</text:span></text:span></text:p>
      <text:p text:style-name="P111"><text:span text:style-name="Strong_20_Emphasis"><text:span text:style-name="T61">Ils sont anglais.</text:span></text:span></text:p>
      <text:p text:style-name="P111"><text:span text:style-name="Strong_20_Emphasis"><text:span text:style-name="T61">Elles sont en France.</text:span></text:span></text:p>
      <text:p text:style-name="P111"><text:span text:style-name="Strong_20_Emphasis"><text:span text:style-name="T61">Elles sont ici.</text:span></text:span></text:p>
      <text:p text:style-name="P111"><text:span text:style-name="Strong_20_Emphasis"><text:span text:style-name="T61"/></text:span></text:p>
      <text:p text:style-name="P111"><text:span text:style-name="Strong_20_Emphasis"><text:span text:style-name="T61">Où sont les filles ? <text:s/>Elles sont à l'hôtel.</text:span></text:span></text:p>
      <text:p text:style-name="P111"><text:span text:style-name="Strong_20_Emphasis"><text:span text:style-name="T61">Les Dubois ont trois voitures. Trois voitures ! C'est beaucoup !</text:span></text:span></text:p>
      <text:p text:style-name="P111"><text:span text:style-name="Strong_20_Emphasis"><text:span text:style-name="T61">Ils étudient.</text:span></text:span></text:p>
      <text:p text:style-name="P111"><text:span text:style-name="Strong_20_Emphasis"><text:span text:style-name="T63">Elle</text:span></text:span><text:span text:style-name="Strong_20_Emphasis"><text:span text:style-name="T61">s étudient.</text:span></text:span></text:p>
      <text:p text:style-name="P111"/>
      <text:p text:style-name="P109"><text:span text:style-name="Strong_20_Emphasis"><text:span text:style-name="T59">Elles sont professeurs. Elles travaillent à l' </text:span></text:span><text:span text:style-name="Strong_20_Emphasis"><text:span text:style-name="T63">universite.</text:span></text:span></text:p>
      <text:p text:style-name="P115">Ils habitent ici.</text:p>
      <text:p text:style-name="P115">Ils sont etudiants.</text:p>
      <text:p text:style-name="P115"><text:soft-page-break/>Les studiants etudient beaucoup.</text:p>
      <text:p text:style-name="P115">Le professeur travaille beaucoup, les étudiants, non !</text:p>
      <text:p text:style-name="P125">Les femmes sont étudiantes.</text:p>
      <text:p text:style-name="P125">Les filles sont étudiantes.</text:p>
      <text:p text:style-name="P126">Elles ont trois chiens.</text:p>
      <text:p text:style-name="P126">Les journalistes.</text:p>
      <text:p text:style-name="P126">Les journalistes travaillent à la radio.</text:p>
      <text:p text:style-name="P126">J’ai deux voitures.</text:p>
      <text:p text:style-name="P126">Les Dubois ont trois voitures. Trois voitures ! C'est beaucoup !</text:p>
      <text:p text:style-name="P126">Je mange les pizza.</text:p>
      <text:p text:style-name="P124">Les filles sont étudiantes.</text:p>
      <text:p text:style-name="P124">Elles travaillent en Angleterre.</text:p>
      <text:p text:style-name="P124">Ils étudient.</text:p>
      <text:p text:style-name="P124">Ils sont anglais.</text:p>
      <text:p text:style-name="P124">Les étudiants étudient.</text:p>
      <text:p text:style-name="P124">Ils étudient le français.</text:p>
      <text:p text:style-name="P123"/>
      <text:p text:style-name="P123"/>
      <text:p text:style-name="P118">Let’s talk about Present Tense!</text:p>
      <text:p text:style-name="P118"/>
      <text:p text:style-name="P106">All verbs change depending on if you’re talking about je, tu, and so on!</text:p>
      <text:p text:style-name="P106"/>
      <table:table table:name="Table20" table:style-name="Table20">
        <table:table-column table:style-name="Table20.A" table:number-columns-repeated="2"/>
        <table:table-row>
          <table:table-cell table:style-name="Table20.A1" office:value-type="string">
            <text:p text:style-name="P107">subject</text:p>
          </table:table-cell>
          <table:table-cell table:style-name="Table20.A1" office:value-type="string">
            <text:p text:style-name="P107">verb (parler)</text:p>
          </table:table-cell>
        </table:table-row>
        <table:table-row>
          <table:table-cell table:style-name="Table20.A1" office:value-type="string">
            <text:p text:style-name="P107">je</text:p>
          </table:table-cell>
          <table:table-cell table:style-name="Table20.A1" office:value-type="string">
            <text:p text:style-name="P107">parle</text:p>
          </table:table-cell>
        </table:table-row>
        <table:table-row>
          <table:table-cell table:style-name="Table20.A1" office:value-type="string">
            <text:p text:style-name="P107">tu</text:p>
          </table:table-cell>
          <table:table-cell table:style-name="Table20.A1" office:value-type="string">
            <text:p text:style-name="P107">parles</text:p>
          </table:table-cell>
        </table:table-row>
        <table:table-row>
          <table:table-cell table:style-name="Table20.A1" office:value-type="string">
            <text:p text:style-name="P107"><text:span text:style-name="T231">i</text:span>l / <text:s/>elle</text:p>
          </table:table-cell>
          <table:table-cell table:style-name="Table20.A1" office:value-type="string">
            <text:p text:style-name="P107">parle</text:p>
          </table:table-cell>
        </table:table-row>
        <table:table-row>
          <table:table-cell table:style-name="Table20.A1" office:value-type="string">
            <text:p text:style-name="P107">nous</text:p>
          </table:table-cell>
          <table:table-cell table:style-name="Table20.A1" office:value-type="string">
            <text:p text:style-name="P107">parlons</text:p>
          </table:table-cell>
        </table:table-row>
        <table:table-row>
          <table:table-cell table:style-name="Table20.A1" office:value-type="string">
            <text:p text:style-name="P107">vous</text:p>
          </table:table-cell>
          <table:table-cell table:style-name="Table20.A1" office:value-type="string">
            <text:p text:style-name="P107">parlez</text:p>
          </table:table-cell>
        </table:table-row>
        <table:table-row>
          <table:table-cell table:style-name="Table20.A1" office:value-type="string">
            <text:p text:style-name="P107">ils / elles</text:p>
          </table:table-cell>
          <table:table-cell table:style-name="Table20.A1" office:value-type="string">
            <text:p text:style-name="P107">parlent</text:p>
          </table:table-cell>
        </table:table-row>
      </table:table>
      <text:p text:style-name="P105"/>
      <text:p text:style-name="P108"><text:span text:style-name="T193">Je</text:span> <text:span text:style-name="T193">parle</text:span> <text:span text:style-name="T193">français.</text:span></text:p>
      <text:p text:style-name="P127">Tu parles anglais ?</text:p>
      <text:p text:style-name="P127">Il mange une orange.</text:p>
      <text:p text:style-name="P127">Tu aimes lire ?</text:p>
      <text:p text:style-name="P127">Je travaille à Paris.</text:p>
      <text:p text:style-name="P127">j' étudie, tu étudies, il / elle étudie.</text:p>
      <text:p text:style-name="P127">Tu étudies avec Duo.</text:p>
      <text:p text:style-name="P127">J'habite à Paris.</text:p>
      <text:p text:style-name="P114"><text:span text:style-name="T193">Nous habitons <text:s/></text:span><text:span text:style-name="T195">à </text:span><text:span text:style-name="T193">Paris.</text:span></text:p>
      <text:p text:style-name="P128"><text:soft-page-break/>Ils habitent ici.</text:p>
      <text:p text:style-name="P128">Elles mangent les croissants.</text:p>
      <text:p text:style-name="P128">Nous aimons le chocolat.</text:p>
      <text:p text:style-name="P128">Nous aimons lire.</text:p>
      <text:p text:style-name="P128">Nous mangeons une pizza.</text:p>
      <text:p text:style-name="P128">Nous habitons à Montréal.</text:p>
      <text:p text:style-name="P127">Elle est française.</text:p>
      <text:p text:style-name="P108"><text:span text:style-name="T193"/></text:p>
      <text:p text:style-name="P129"/>
      <text:p text:style-name="P129">Tu vas à la gare ?</text:p>
      <text:p text:style-name="P129">Je vais à New York.</text:p>
      <text:p text:style-name="P129">Elle va à l'hôtel.</text:p>
      <text:p text:style-name="P129"/>
      <text:p text:style-name="P129">J'ai un frère.</text:p>
      <text:p text:style-name="P129">Tu as une voiture ?</text:p>
      <text:p text:style-name="P129">Tu as une sœur ?</text:p>
      <text:p text:style-name="P129">Elle a un passeport.</text:p>
      <text:p text:style-name="P129">Nous sommes ici.</text:p>
      <text:p text:style-name="P130">Nous  sommes à l'école.</text:p>
      <text:p text:style-name="P130">Ils sont en France.</text:p>
      <text:p text:style-name="P202"><text:span text:style-name="T203">Nous </text:span><text:span text:style-name="T202">som</text:span><text:span text:style-name="T203">mes anglais.</text:span></text:p>
      <text:p text:style-name="P203"><text:span text:style-name="T203">E</text:span><text:span text:style-name="T200">lles sont au parc.</text:span></text:p>
      <text:p text:style-name="P132">Nous avons un cheval.</text:p>
      <text:p text:style-name="P132">Elles ont deux chats.</text:p>
      <text:p text:style-name="P132">Ils ont deux voitures.</text:p>
      <text:p text:style-name="P132">Nous avons un chien.</text:p>
      <text:p text:style-name="P132">Nous allons a la banque.</text:p>
      <text:p text:style-name="P134">Ou sont les filles ?</text:p>
      <text:p text:style-name="P134">Les professeurs sont français.</text:p>
      <text:p text:style-name="P134"/>
      <text:p text:style-name="P131">Pauline a trois filles et deux garçons. Les filles sont en France. Les garçons sont en Italie.</text:p>
      <text:p text:style-name="P131">Les hommes parlent espagnol et je parle français.</text:p>
      <text:p text:style-name="P131">Ils parlent français et tu parles anglais.</text:p>
      <text:p text:style-name="P131"/>
      <text:p text:style-name="P131">Les étudiants habitent à Bordeaux. Le professeur habitent à Bordeaux aussi. </text:p>
      <text:p text:style-name="P131">Les étudiants résident à Bordeaux. Le professeur réside également à Bordeaux.</text:p>
      <text:p text:style-name="P131"/>
      <text:p text:style-name="P135">[ o-si ]<text:tab/><text:tab/>[e-gal-mo]</text:p>
      <text:p text:style-name="P135"/>
      <text:p text:style-name="P131"><text:soft-page-break/>Les filles sont étudiantes. Elles habitent et elles étudient à Berlin, à l'université.</text:p>
      <text:p text:style-name="P131">Où habitent les filles ?</text:p>
      <text:p text:style-name="P131"/>
      <text:p text:style-name="P131">Les journalistes ont  une voiture et j' ai  un taxi.</text:p>
      <text:p text:style-name="P131">Émile et Louis ont  deux chiens, Hélène a  un chat.</text:p>
      <text:p text:style-name="P135"/>
      <text:p text:style-name="P133">Les hommes travaillent et les garçons étudient. Les hommes sont journalistes et les garçons sont </text:p>
      <text:p text:style-name="P133">étudiant<text:span text:style-name="T232">s</text:span>.</text:p>
      <text:p text:style-name="P133"/>
      <text:p text:style-name="P131">Les trains sont à la gare.</text:p>
      <text:p text:style-name="P130"/>
      <text:p text:style-name="P130">Je vais.<text:tab/><text:tab/><text:tab/>Tu vas.<text:tab/><text:tab/><text:tab/>il/elle va.</text:p>
      <text:p text:style-name="P130">j' ai,<text:tab/> <text:tab/><text:tab/>tu as, <text:tab/><text:tab/><text:tab/>il / elle a</text:p>
      <text:p text:style-name="P132">nous sommes<text:tab/><text:tab/>Vous êtes<text:tab/><text:tab/>ils /elles sont</text:p>
      <text:p text:style-name="P132">nous avons<text:tab/><text:tab/>Vous avez<text:tab/><text:tab/>ils /elles ont</text:p>
      <text:p text:style-name="P132">nous allons<text:tab/><text:tab/>Vous allez<text:tab/><text:tab/>ils /elles vont</text:p>
      <text:p text:style-name="P132"/>
      <text:p text:style-name="P137">Elle est anglaise ?</text:p>
      <text:p text:style-name="P137">Une femme americaine.</text:p>
      <text:p text:style-name="P137">Et comment tu t’appelles ?</text:p>
      <text:p text:style-name="P137">Elle s'appelle Charlotte. Comment tu t'appelles ?</text:p>
      <text:p text:style-name="P137">Elle est anglaise et il est anglais.</text:p>
      <text:p text:style-name="P137">Il est espagnol et elle est espagnole.</text:p>
      <text:p text:style-name="P137">Je parle espagnol.</text:p>
      <text:p text:style-name="P137">Il est espagnol et elle est espagnole.</text:p>
      <text:p text:style-name="P136">Duo parle français et anglais.</text:p>
      <text:p text:style-name="P136">Je parle espagnol.</text:p>
      <text:p text:style-name="P136">Émile étudie avec deux filles, Marie et Elsa.</text:p>
      <text:p text:style-name="P136">Je mange les croissants et tu manges les oranges, OK ?</text:p>
      <text:p text:style-name="P136">Les journalistes ont une voiture et j'ai un taxi.</text:p>
      <text:p text:style-name="P136">Les femmes sont étudiantes.</text:p>
      <text:p text:style-name="P136">Ils sont en France.</text:p>
      <text:p text:style-name="P136">Ma famille habite dans une maison.</text:p>
      <text:p text:style-name="P136">Ton mari va bien ?</text:p>
      <text:p text:style-name="P136">la voiture de mon frère</text:p>
      <text:p text:style-name="P136">Paul parle avec sa sœur.</text:p>
      <text:p text:style-name="P136">les étudiants et les professeurs</text:p>
      <text:p text:style-name="P136">J'ai deux voitures.</text:p>
      <text:p text:style-name="P204"/>
      <text:p text:style-name="P204"/>
      <text:p text:style-name="P204"/>
      <text:p text:style-name="P254"><text:span text:style-name="T204"/></text:p>
      <text:p text:style-name="P255"><text:soft-page-break/><text:span text:style-name="T204">Au parc</text:span></text:p>
      <text:p text:style-name="P190"><text:span text:style-name="Strong_20_Emphasis"><text:span text:style-name="T183">Béa and her friend Lin are people-watching at the park. They are trying to guess which job each person has.</text:span></text:span></text:p>
      <text:p text:style-name="P137">Ces femmes sont étudiantes .</text:p>
      <text:p text:style-name="P137">Elles parlent de l'université  !</text:p>
      <text:p text:style-name="P137"><text:tab/><text:tab/>Non, elles sont professeurs !</text:p>
      <text:p text:style-name="P137">Elles travaillent à la banque.</text:p>
      <text:p text:style-name="P137"><text:tab/><text:tab/>J'ai une idée…</text:p>
      <text:p text:style-name="P190"><text:span text:style-name="Strong_20_Emphasis"><text:span text:style-name="T183">Lin suddenly gets up and walks towards the women. She comes back a while later. Béa stares at her in surprise.</text:span></text:span></text:p>
      <text:p text:style-name="P137"><text:tab/><text:tab/>Elles sont journalistes !</text:p>
      <text:p text:style-name="P137"><text:tab/><text:tab/>Elles habitent dans un appartement et ont deux chats.</text:p>
      <text:p text:style-name="P137">Béa is stunned.</text:p>
      <text:p text:style-name="P137"><text:tab/><text:tab/>Nous allons au restaurant. Tu viens ?</text:p>
      <text:p text:style-name="P137"/>
      <text:h text:style-name="P206" text:outline-level="1"><text:span text:style-name="Strong_20_Emphasis"><text:span text:style-name="T135">Unit </text:span></text:span><text:span text:style-name="Strong_20_Emphasis"><text:span text:style-name="T136">9</text:span></text:span><text:span text:style-name="Strong_20_Emphasis"><text:span text:style-name="T135"> –</text:span></text:span><text:span text:style-name="Strong_20_Emphasis"><text:span text:style-name="T137"> Describe your family</text:span></text:span></text:h>
      <text:p text:style-name="P205"/>
      <text:p text:style-name="P138">Mes sœurs aiment le surf.</text:p>
      <text:p text:style-name="P138">Mes frères aiment le chocolat.</text:p>
      <text:p text:style-name="P138">Les parents.</text:p>
      <text:p text:style-name="P138">tes parents.</text:p>
      <text:p text:style-name="P138">tes sœurs.</text:p>
      <text:p text:style-name="P138">mes voitures.</text:p>
      <text:p text:style-name="P138">C'est ma famille. Mes parents sont ici.</text:p>
      <text:p text:style-name="P138">Ils aiment Paris.</text:p>
      <text:p text:style-name="P138">Jardin..</text:p>
      <text:p text:style-name="P138">ton.</text:p>
      <text:p text:style-name="P138">Mari.</text:p>
      <text:p text:style-name="P138">Mes.</text:p>
      <text:p text:style-name="P138">Mes parents ont trois chiens.</text:p>
      <text:p text:style-name="P242">Elle a un fils.</text:p>
      <text:p text:style-name="P242">J’ai deux b<text:span text:style-name="Strong_20_Emphasis"><text:span text:style-name="T127">é</text:span></text:span>b<text:span text:style-name="Strong_20_Emphasis"><text:span text:style-name="T127">é</text:span></text:span>s.</text:p>
      <text:p text:style-name="P242">Tes <text:span text:style-name="Strong_20_Emphasis"><text:span text:style-name="T141">b</text:span></text:span><text:span text:style-name="Strong_20_Emphasis"><text:span text:style-name="T127">é</text:span></text:span><text:span text:style-name="Strong_20_Emphasis"><text:span text:style-name="T141">b</text:span></text:span><text:span text:style-name="Strong_20_Emphasis"><text:span text:style-name="T127">é</text:span></text:span><text:span text:style-name="Strong_20_Emphasis"><text:span text:style-name="T141">s mangent.</text:span></text:span></text:p>
      <text:p text:style-name="P242"><text:span text:style-name="Strong_20_Emphasis"><text:span text:style-name="T141">J’ai trois filles.</text:span></text:span></text:p>
      <text:p text:style-name="P242"><text:span text:style-name="Strong_20_Emphasis"><text:span text:style-name="T141">Marc et Patricia ont un fils et deux filles.</text:span></text:span></text:p>
      <text:p text:style-name="P242"><text:span text:style-name="Strong_20_Emphasis"><text:span text:style-name="T141">Ce sont mes sœurs.</text:span></text:span></text:p>
      <text:p text:style-name="P242"><text:span text:style-name="Strong_20_Emphasis"><text:span text:style-name="T141">Ce sont mes filles.</text:span></text:span></text:p>
      <text:p text:style-name="P242"><text:soft-page-break/><text:span text:style-name="Strong_20_Emphasis"><text:span text:style-name="T141">Ce sont les fils de ta sœur ? Non, ce sont mes gar</text:span></text:span><text:span text:style-name="Strong_20_Emphasis"><text:span text:style-name="T127">ç</text:span></text:span><text:span text:style-name="Strong_20_Emphasis"><text:span text:style-name="T141">ons.</text:span></text:span></text:p>
      <text:p text:style-name="P242"><text:span text:style-name="Strong_20_Emphasis"><text:span text:style-name="T141">Ce sont tes filles ?</text:span></text:span></text:p>
      <text:p text:style-name="P242"><text:span text:style-name="Strong_20_Emphasis"><text:span text:style-name="T141">La fille et ses fr</text:span></text:span><text:span text:style-name="Strong_20_Emphasis"><text:span text:style-name="T127">è</text:span></text:span><text:span text:style-name="Strong_20_Emphasis"><text:span text:style-name="T126">res.</text:span></text:span></text:p>
      <text:p text:style-name="P243"><text:span text:style-name="Strong_20_Emphasis"><text:span text:style-name="T128">la femme et ses bébés.</text:span></text:span></text:p>
      <text:p text:style-name="P243"><text:span text:style-name="Strong_20_Emphasis"><text:span text:style-name="T128">le garçon et ses parents</text:span></text:span></text:p>
      <text:p text:style-name="P244">Le est content.</text:p>
      <text:p text:style-name="P244">Elle est contente.</text:p>
      <text:p text:style-name="P244">Le <text:s/><text:span text:style-name="Strong_20_Emphasis"><text:span text:style-name="T126">bébés est content.</text:span></text:span></text:p>
      <text:p text:style-name="P244"><text:span text:style-name="Strong_20_Emphasis"><text:span text:style-name="T126">Le est amusant.</text:span></text:span></text:p>
      <text:p text:style-name="P244"><text:span text:style-name="Strong_20_Emphasis"><text:span text:style-name="T126">Ma mère est très amusante !</text:span></text:span></text:p>
      <text:p text:style-name="P256"><text:span text:style-name="Strong_20_Emphasis"><text:span text:style-name="T120">Ma mère est amusante.</text:span></text:span></text:p>
      <text:p text:style-name="P243"><text:span text:style-name="Strong_20_Emphasis"><text:span text:style-name="T128">Où sont les fils de Monsieur Dubois ? Ses fils sont en Espagne.</text:span></text:span></text:p>
      <text:p text:style-name="P243"><text:span text:style-name="Strong_20_Emphasis"><text:span text:style-name="T128">Ta sœur va en Europe ? Oui, elle est tr </text:span></text:span><text:span text:style-name="Strong_20_Emphasis"><text:span text:style-name="T127">è</text:span></text:span><text:span text:style-name="Strong_20_Emphasis"><text:span text:style-name="T128">s contents !</text:span></text:span></text:p>
      <text:p text:style-name="P256"><text:span text:style-name="Strong_20_Emphasis"><text:span text:style-name="T120">Il est intelligent.</text:span></text:span></text:p>
      <text:p text:style-name="P256"><text:span text:style-name="Strong_20_Emphasis"><text:span text:style-name="T120">Elle est intelligente.</text:span></text:span></text:p>
      <text:p text:style-name="P256"><text:span text:style-name="Strong_20_Emphasis"><text:span text:style-name="T121">J</text:span></text:span><text:span text:style-name="Strong_20_Emphasis"><text:span text:style-name="T120">ulia est intelligent</text:span></text:span><text:span text:style-name="Strong_20_Emphasis"><text:span text:style-name="T121">e</text:span></text:span></text:p>
      <text:p text:style-name="P246"><text:span text:style-name="Strong_20_Emphasis"><text:span text:style-name="T23">É</text:span></text:span><text:span text:style-name="Strong_20_Emphasis"><text:span text:style-name="T65">cole.</text:span></text:span></text:p>
      <text:p text:style-name="P246"><text:span text:style-name="Strong_20_Emphasis"><text:span text:style-name="T65">Chouette.</text:span></text:span></text:p>
      <text:p text:style-name="P246"><text:span text:style-name="Strong_20_Emphasis"><text:span text:style-name="T65">Banque.</text:span></text:span></text:p>
      <text:p text:style-name="P245"><text:span text:style-name="Strong_20_Emphasis"><text:span text:style-name="T23">é è à ù â ê î ô û ë ï ü ç œ æ É È À Ù Â Ê Î Ô Û Ë Ï Ü Ç Œ Æ</text:span></text:span></text:p>
      <text:p text:style-name="P13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Corbel1" svg:font-family="Corbel, sans-serif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5f_20_5f_1" style:display-name="ListLabel_20_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5f_20_5f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7:52:13.216822075</meta:creation-date>
    <dc:date>2025-08-17T11:12:09.331190185</dc:date>
    <meta:editing-duration>P1DT2H16M58S</meta:editing-duration>
    <meta:editing-cycles>138</meta:editing-cycles>
    <meta:generator>LibreOffice/24.2.7.2$Linux_X86_64 LibreOffice_project/420$Build-2</meta:generator>
    <meta:document-statistic meta:table-count="20" meta:image-count="0" meta:object-count="0" meta:page-count="37" meta:paragraph-count="1344" meta:word-count="7136" meta:character-count="34229" meta:non-whitespace-character-count="27800"/>
  </office:meta>
</office:document-meta>
</file>